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media-type="application/vnd.oasis.opendocument.formula"/>
  <manifest:file-entry manifest:full-path="Object 3/content.xml" manifest:media-type="text/xml"/>
  <manifest:file-entry manifest:full-path="Object 3/settings.xml" manifest:media-type="text/xml"/>
  <manifest:file-entry manifest:full-path="Object 3/"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media-type="application/vnd.oasis.opendocument.formula"/>
  <manifest:file-entry manifest:full-path="Object 12/content.xml" manifest:media-type="text/xml"/>
  <manifest:file-entry manifest:full-path="Object 12/settings.xml" manifest:media-type="text/xml"/>
  <manifest:file-entry manifest:full-path="Object 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media-type="application/vnd.oasis.opendocument.formula"/>
  <manifest:file-entry manifest:full-path="styles.xml" manifest:media-type="text/xml"/>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media-type="application/vnd.oasis.opendocument.formula"/>
  <manifest:file-entry manifest:full-path="Object 44/settings.xml" manifest:media-type="text/xml"/>
  <manifest:file-entry manifest:full-path="Object 44/content.xml" manifest:media-type="text/xml"/>
  <manifest:file-entry manifest:full-path="Object 44/"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media-type="application/vnd.oasis.opendocument.formula"/>
  <manifest:file-entry manifest:full-path="content.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62000000587CE155E8D689C890.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5"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entury Schoolbook" svg:font-family="'Century Schoolbook'"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pitch="variable"/>
    <style:font-face style:name="Lucida Sans Unicode1" svg:font-family="'Lucida Sans Unicode'" style:font-family-generic="system" style:font-pitch="variable"/>
    <style:font-face style:name="Lucida Sans1" svg:font-family="'Lucida Sans'" style:font-family-generic="roman" style:font-pitch="variable"/>
    <style:font-face style:name="Lucida Sans2" svg:font-family="'Lucida Sans'" style:font-family-generic="swiss" style:font-pitch="variable"/>
    <style:font-face style:name="Lucida Sans3" svg:font-family="'Lucida 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pitch="variable" style:font-charset="x-symbol"/>
    <style:font-face style:name="OpenSymbol1" svg:font-family="OpenSymbol" style:font-adornments="Oblique" style:font-pitch="variable" style:font-charset="x-symbol"/>
    <style:font-face style:name="SimSun" svg:font-family="SimSun" style:font-pitch="variable"/>
    <style:font-face style:name="SimSun1" svg:font-family="SimSun" style:font-family-generic="roman" style:font-pitch="variable"/>
    <style:font-face style:name="SimSun2" svg:font-family="SimSun" style:font-family-generic="swiss" style:font-pitch="variable"/>
    <style:font-face style:name="SimSun3"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Italique" style:font-family-generic="roman" style:font-pitch="variable"/>
  </office:font-face-decls>
  <office:automatic-styles>
    <style:style style:name="Tableau10" style:family="table">
      <style:table-properties style:width="9.151cm" table:align="margins"/>
    </style:style>
    <style:style style:name="Tableau10.A" style:family="table-column">
      <style:table-column-properties style:column-width="9.151cm" style:rel-column-width="65535*"/>
    </style:style>
    <style:style style:name="Tableau10.1" style:family="table-row">
      <style:table-row-properties style:min-row-height="4.099cm"/>
    </style:style>
    <style:style style:name="Tableau12" style:family="table">
      <style:table-properties style:width="9.149cm" table:align="left"/>
    </style:style>
    <style:style style:name="Tableau12.A" style:family="table-column">
      <style:table-column-properties style:column-width="3.048cm"/>
    </style:style>
    <style:style style:name="Tableau12.C" style:family="table-column">
      <style:table-column-properties style:column-width="3.053cm"/>
    </style:style>
    <style:style style:name="Tableau12.1" style:family="table-row">
      <style:table-row-properties style:min-row-height="3cm"/>
    </style:style>
    <style:style style:name="Tableau12.A1" style:family="table-cell">
      <style:table-cell-properties style:vertical-align="" fo:padding="0.097cm" fo:border-left="0.5pt solid #000000" fo:border-right="none" fo:border-top="0.5pt solid #000000" fo:border-bottom="0.5pt solid #000000"/>
    </style:style>
    <style:style style:name="Tableau12.C1" style:family="table-cell">
      <style:table-cell-properties style:vertical-align="" fo:padding="0.097cm" fo:border="0.5pt solid #000000"/>
    </style:style>
    <style:style style:name="Tableau7" style:family="table">
      <style:table-properties style:width="9.149cm" table:align="left"/>
    </style:style>
    <style:style style:name="Tableau7.A" style:family="table-column">
      <style:table-column-properties style:column-width="3.048cm"/>
    </style:style>
    <style:style style:name="Tableau7.C" style:family="table-column">
      <style:table-column-properties style:column-width="3.053cm"/>
    </style:style>
    <style:style style:name="Tableau7.1" style:family="table-row">
      <style:table-row-properties style:min-row-height="3cm"/>
    </style:style>
    <style:style style:name="Tableau7.A1" style:family="table-cell">
      <style:table-cell-properties style:vertical-align="" fo:padding="0.097cm" fo:border-left="0.5pt solid #000000" fo:border-right="none" fo:border-top="0.5pt solid #000000" fo:border-bottom="0.5pt solid #000000"/>
    </style:style>
    <style:style style:name="Tableau7.C1" style:family="table-cell">
      <style:table-cell-properties style:vertical-align="" fo:padding="0.097cm" fo:border="0.5pt solid #000000"/>
    </style:style>
    <style:style style:name="Tableau14" style:family="table">
      <style:table-properties style:width="9.176cm" fo:margin-left="-0.025cm" fo:margin-right="0cm" table:align="margins"/>
    </style:style>
    <style:style style:name="Tableau14.A" style:family="table-column">
      <style:table-column-properties style:column-width="9.176cm" style:rel-column-width="65535*"/>
    </style:style>
    <style:style style:name="Tableau14.1" style:family="table-row">
      <style:table-row-properties style:min-row-height="3.9cm"/>
    </style:style>
    <style:style style:name="Tableau14.A1" style:family="table-cell">
      <style:table-cell-properties style:vertical-align="middle"/>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P2"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3"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4"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10"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11"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Standard">
      <style:text-properties fo:font-size="2pt" style:font-size-asian="2pt" style:font-size-complex="2pt"/>
    </style:style>
    <style:style style:name="P13" style:family="paragraph" style:parent-style-name="Header">
      <style:text-properties fo:font-size="3pt" style:font-size-asian="4pt" style:font-size-complex="4pt"/>
    </style:style>
    <style:style style:name="P14"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P15"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P16"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17"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19" style:family="paragraph" style:parent-style-name="Standard">
      <style:text-properties fo:font-size="6pt" style:font-size-asian="6pt" style:font-size-complex="6pt"/>
    </style:style>
    <style:style style:name="P20" style:family="paragraph" style:parent-style-name="_5f_En-tête">
      <style:text-properties fo:font-size="16pt" fo:letter-spacing="-0.007cm" style:font-size-asian="16pt" style:font-size-complex="16pt"/>
    </style:style>
    <style:style style:name="P21" style:family="paragraph" style:parent-style-name="Folio">
      <style:paragraph-properties fo:text-align="center" style:justify-single-word="false"/>
      <style:text-properties fo:font-size="8pt" style:font-size-asian="8pt" style:font-size-complex="8pt"/>
    </style:style>
    <style:style style:name="P22" style:family="paragraph" style:parent-style-name="Header">
      <style:text-properties fo:font-size="14pt" style:font-size-asian="14pt" style:font-size-complex="14pt"/>
    </style:style>
    <style:style style:name="P23" style:family="paragraph" style:parent-style-name="Header">
      <style:paragraph-properties fo:text-align="end" style:justify-single-word="false"/>
      <style:text-properties fo:font-size="12pt" style:font-size-asian="12pt" style:font-size-complex="12pt"/>
    </style:style>
    <style:style style:name="P24" style:family="paragraph" style:parent-style-name="_5f_Paragraphe_20_livret_20_">
      <style:paragraph-properties fo:margin-top="0cm" fo:margin-bottom="0cm" style:contextual-spacing="false"/>
    </style:style>
    <style:style style:name="P25" style:family="paragraph" style:parent-style-name="_5f_Paragraphe_20_livret_20_">
      <style:paragraph-properties fo:margin-top="0cm" fo:margin-bottom="0cm" style:contextual-spacing="false"/>
      <style:text-properties fo:font-style="normal" style:font-style-asian="normal" style:font-style-complex="normal"/>
    </style:style>
    <style:style style:name="P26" style:family="paragraph" style:parent-style-name="_5f_Paragraphe_20_livret_20_">
      <style:paragraph-properties fo:margin-top="0.199cm" fo:margin-bottom="0.199cm" style:contextual-spacing="false"/>
    </style:style>
    <style:style style:name="P27" style:family="paragraph" style:parent-style-name="_5f_Paragraphe_20_livret_20_">
      <style:paragraph-properties fo:margin-top="0.199cm" fo:margin-bottom="0.199cm" style:contextual-spacing="false"/>
      <style:text-properties fo:font-style="italic" style:font-style-asian="italic" style:font-style-complex="italic"/>
    </style:style>
    <style:style style:name="P28" style:family="paragraph" style:parent-style-name="Table_20_Contents">
      <style:paragraph-properties fo:text-align="justify" style:justify-single-word="false"/>
    </style:style>
    <style:style style:name="P29" style:family="paragraph" style:parent-style-name="Exo_5f_Num" style:master-page-name="_5f_Fiche_20_éditeur_20_série_20_2_20_une_20_colonne_20_impaire_20__28_G_29_">
      <style:paragraph-properties style:page-number="99"/>
    </style:style>
    <style:style style:name="P30" style:family="paragraph" style:parent-style-name="Exo_5f_Num">
      <style:text-properties fo:font-style="italic" style:font-style-asian="italic" style:font-style-complex="italic"/>
    </style:style>
    <style:style style:name="P31" style:family="paragraph" style:parent-style-name="Exo_5f_Num" style:master-page-name="_5f_Fiche_20_éditeur_20_série_20_2_20_une_20_colonne_20_impaire_20__28_G_29_">
      <style:paragraph-properties style:page-number="auto"/>
    </style:style>
    <style:style style:name="P32" style:family="paragraph" style:parent-style-name="Exo_5f_Num">
      <style:paragraph-properties fo:margin-top="0.399cm" fo:margin-bottom="0cm" style:contextual-spacing="false"/>
    </style:style>
    <style:style style:name="P33" style:family="paragraph" style:parent-style-name="Standard" style:list-style-name="_5f_Numérotation_20_des_20_exercices_20_livrets"/>
    <style:style style:name="P34" style:family="paragraph" style:parent-style-name="Standard" style:list-style-name="_5f_Numérotation_20_des_20_exercices_20_livrets">
      <style:paragraph-properties fo:margin-top="0cm" fo:margin-bottom="0cm" style:contextual-spacing="false" style:line-height-at-least="0cm" fo:text-align="center" style:justify-single-word="false"/>
      <style:text-properties fo:color="#cccccc" loext:opacity="100%" style:font-name="Bitstream Vera Sans4" fo:font-weight="normal" style:font-weight-asian="normal" style:font-weight-complex="normal"/>
    </style:style>
    <style:style style:name="P35" style:family="paragraph" style:parent-style-name="Standard" style:list-style-name="_5f_Numérotation_20_des_20_exercices_20_livrets">
      <style:paragraph-properties fo:margin-top="0cm" fo:margin-bottom="0.199cm" style:contextual-spacing="false" style:line-height-at-least="0cm" fo:text-align="justify" style:justify-single-word="false"/>
      <style:text-properties fo:color="#cccccc" loext:opacity="100%" style:font-name="Bitstream Vera Sans4" fo:font-weight="normal" style:font-weight-asian="normal" style:font-weight-complex="normal"/>
    </style:style>
    <style:style style:name="P36" style:family="paragraph" style:parent-style-name="Table_20_Contents" style:list-style-name="liste_5f_abc">
      <style:paragraph-properties fo:text-align="justify" style:justify-single-word="false"/>
    </style:style>
    <style:style style:name="P37" style:family="paragraph" style:parent-style-name="Table_20_Contents" style:list-style-name="liste_5f_abc">
      <style:paragraph-properties fo:margin-top="0.199cm" fo:margin-bottom="0.21cm" style:contextual-spacing="false" fo:text-align="justify" style:justify-single-word="false"/>
    </style:style>
    <style:style style:name="P38" style:family="paragraph" style:parent-style-name="Table_20_Contents" style:list-style-name="_5f_Numérotation_20_des_20_exercices_20_livrets">
      <style:paragraph-properties fo:text-align="justify" style:justify-single-word="false"/>
    </style:style>
    <style:style style:name="P39" style:family="paragraph" style:parent-style-name="Table_20_Contents" style:list-style-name="_5f_Numérotation_20_des_20_exercices_20_livrets">
      <style:paragraph-properties fo:margin-top="0cm" fo:margin-bottom="0.4cm" style:contextual-spacing="false" fo:text-align="justify" style:justify-single-word="false"/>
    </style:style>
    <style:style style:name="P40" style:family="paragraph" style:parent-style-name="Text_20_body" style:list-style-name="liste_5f_abc">
      <style:paragraph-properties fo:margin-top="0.199cm" fo:margin-bottom="0.199cm" style:contextual-spacing="false" fo:text-align="justify" style:justify-single-word="false">
        <style:tab-stops>
          <style:tab-stop style:position="1.109cm" style:type="right"/>
          <style:tab-stop style:position="1.161cm"/>
        </style:tab-stops>
      </style:paragraph-properties>
    </style:style>
    <style:style style:name="P41" style:family="paragraph" style:parent-style-name="Text_20_body" style:list-style-name="liste_5f_abc">
      <style:paragraph-properties fo:margin-top="0.199cm" fo:margin-bottom="0.199cm" style:contextual-spacing="false" fo:text-align="justify" style:justify-single-word="false">
        <style:tab-stops>
          <style:tab-stop style:position="1.109cm" style:type="right"/>
          <style:tab-stop style:position="1.157cm"/>
        </style:tab-stops>
      </style:paragraph-properties>
    </style:style>
    <style:style style:name="P42" style:family="paragraph" style:parent-style-name="Text_20_body" style:list-style-name="liste_5f_abc">
      <style:paragraph-properties fo:margin-top="0.199cm" fo:margin-bottom="0.3cm" style:contextual-spacing="false" fo:text-align="justify" style:justify-single-word="false">
        <style:tab-stops>
          <style:tab-stop style:position="1.109cm" style:type="right"/>
          <style:tab-stop style:position="1.157cm"/>
        </style:tab-stops>
      </style:paragraph-properties>
    </style:style>
    <style:style style:name="P43" style:family="paragraph" style:parent-style-name="Text_20_body" style:list-style-name="liste_5f_abc">
      <style:paragraph-properties fo:margin-top="0cm" fo:margin-bottom="0cm" style:contextual-spacing="false" fo:text-align="justify" style:justify-single-word="false">
        <style:tab-stops>
          <style:tab-stop style:position="1.109cm" style:type="right"/>
          <style:tab-stop style:position="1.161cm"/>
        </style:tab-stops>
      </style:paragraph-properties>
      <style:text-properties style:font-name="Bitstream Vera Sans1" fo:font-size="10pt" style:font-size-asian="10pt" style:font-size-complex="10pt"/>
    </style:style>
    <style:style style:name="P44" style:family="paragraph" style:parent-style-name="Text_20_body" style:list-style-name="liste_5f_abc">
      <style:paragraph-properties fo:margin-top="0cm" fo:margin-bottom="0cm" style:contextual-spacing="false" fo:text-align="justify" style:justify-single-word="false">
        <style:tab-stops>
          <style:tab-stop style:position="1.109cm" style:type="right"/>
          <style:tab-stop style:position="1.157cm"/>
        </style:tab-stops>
      </style:paragraph-properties>
      <style:text-properties style:font-name="Bitstream Vera Sans1" fo:font-size="10pt" style:font-size-asian="10pt" style:font-size-complex="10pt"/>
    </style:style>
    <style:style style:name="P45" style:family="paragraph" style:parent-style-name="_5f_Paragraphe_20_livret_20_" style:master-page-name="Standard">
      <style:paragraph-properties style:page-number="auto" fo:break-before="column"/>
      <style:text-properties fo:font-style="normal" style:font-style-asian="normal" style:font-style-complex="normal"/>
    </style:style>
    <style:style style:name="P46" style:family="paragraph" style:parent-style-name="_5f_Paragraphe_20_livret_20_" style:list-style-name="liste_5f_abc"/>
    <style:style style:name="P47" style:family="paragraph" style:parent-style-name="_5f_Paragraphe_20_livret_20_" style:list-style-name="liste_5f_abc">
      <style:paragraph-properties fo:margin-top="0.199cm" fo:margin-bottom="0.101cm" style:contextual-spacing="false"/>
    </style:style>
    <style:style style:name="P48" style:family="paragraph" style:parent-style-name="_5f_Paragraphe_20_livret_20_" style:list-style-name="liste_5f_abc">
      <style:paragraph-properties fo:margin-top="0.199cm" fo:margin-bottom="0.199cm" style:contextual-spacing="false"/>
    </style:style>
    <style:style style:name="P49" style:family="paragraph" style:parent-style-name="_5f_Paragraphe_20_livret_20_" style:list-style-name="liste_5f_abc">
      <style:paragraph-properties fo:margin-top="0.199cm" fo:margin-bottom="0cm" style:contextual-spacing="false"/>
    </style:style>
    <style:style style:name="P50" style:family="paragraph" style:parent-style-name="_5f_Paragraphe_20_livret_20_" style:list-style-name="liste_5f_abc">
      <style:paragraph-properties fo:text-align="justify" style:justify-single-word="false"/>
    </style:style>
    <style:style style:name="P51" style:family="paragraph" style:parent-style-name="_5f_Paragraphe_20_livret_20_" style:list-style-name="liste_5f_abc">
      <style:paragraph-properties fo:margin-top="0.199cm" fo:margin-bottom="0.101cm" style:contextual-spacing="false" fo:text-align="justify" style:justify-single-word="false"/>
    </style:style>
    <style:style style:name="P52" style:family="paragraph" style:parent-style-name="_5f_Paragraphe_20_livret_20_" style:list-style-name="_5f_Numérotation_20_des_20_exercices_20_livrets">
      <style:paragraph-properties fo:text-align="justify" style:justify-single-word="false"/>
    </style:style>
    <style:style style:name="P53" style:family="paragraph" style:parent-style-name="_5f_Paragraphe_20_livret_20_" style:list-style-name="_5f_Numérotation_20_des_20_exercices_20_livrets"/>
    <style:style style:name="P54" style:family="paragraph" style:parent-style-name="_5f_Paragraphe_20_livret_20_" style:list-style-name="_5f_Numérotation_20_des_20_exercices_20_livrets">
      <style:paragraph-properties fo:text-align="end" style:justify-single-word="false"/>
      <style:text-properties officeooo:paragraph-rsid="001cc453"/>
    </style:style>
    <style:style style:name="P55" style:family="paragraph" style:parent-style-name="_5f_Paragraphe_20_livret_20_" style:list-style-name="_5f_Numérotation_20_des_20_exercices_20_livrets">
      <style:paragraph-properties fo:text-align="end" style:justify-single-word="false"/>
    </style:style>
    <style:style style:name="P56" style:family="paragraph" style:parent-style-name="_5f_Paragraphe_20_livret_20_" style:list-style-name="_5f_Numérotation_20_des_20_exercices_20_livrets">
      <style:paragraph-properties fo:text-align="center" style:justify-single-word="false"/>
    </style:style>
    <style:style style:name="P57" style:family="paragraph" style:parent-style-name="_5f_Paragraphe_20_livret_20_" style:list-style-name="_5f_Numérotation_20_des_20_exercices_20_livrets">
      <style:paragraph-properties fo:margin-top="0cm" fo:margin-bottom="0cm" style:contextual-spacing="false" style:line-height-at-least="0.801cm"/>
    </style:style>
    <style:style style:name="P58" style:family="paragraph" style:parent-style-name="_5f_Paragraphe_20_livret_20_" style:list-style-name="liste_5f_abc">
      <style:paragraph-properties fo:margin-top="0.199cm" fo:margin-bottom="0.199cm" style:contextual-spacing="false"/>
      <style:text-properties style:font-name="Bitstream Vera Sans1" fo:font-size="10pt" style:font-size-asian="10pt" style:font-size-complex="10pt"/>
    </style:style>
    <style:style style:name="P59" style:family="paragraph" style:parent-style-name="_5f_Paragraphe_20_livret_20_" style:list-style-name="liste_5f_abc">
      <style:paragraph-properties fo:margin-top="0.199cm" fo:margin-bottom="0.3cm" style:contextual-spacing="false"/>
      <style:text-properties style:font-name="Bitstream Vera Sans1" fo:font-size="10pt" style:font-size-asian="10pt" style:font-size-complex="10pt"/>
    </style:style>
    <style:style style:name="P60" style:family="paragraph" style:parent-style-name="_5f_Paragraphe_20_livret_20_" style:list-style-name="_5f_Numérotation_20_des_20_exercices_20_livrets">
      <style:paragraph-properties fo:margin-top="0cm" fo:margin-bottom="0cm" style:contextual-spacing="false" fo:line-height="150%" fo:text-align="justify" style:justify-single-word="false"/>
      <style:text-properties fo:color="#cccccc" loext:opacity="100%" style:font-name="Bitstream Vera Sans4" fo:font-style="normal" fo:font-weight="normal" style:font-style-asian="normal" style:font-weight-asian="normal" style:font-style-complex="normal" style:font-weight-complex="normal"/>
    </style:style>
    <style:style style:name="P61" style:family="paragraph" style:parent-style-name="_5f_Paragraphe_20_livret_20_" style:list-style-name="liste_5f_abc">
      <style:paragraph-properties fo:margin-top="0.3cm" fo:margin-bottom="0.199cm" style:contextual-spacing="false" style:line-height-at-least="0cm" fo:text-align="justify" style:justify-single-word="false"/>
    </style:style>
    <style:style style:name="P62" style:family="paragraph" style:parent-style-name="_5f_Paragraphe_20_livret_20_réponse_20_élève" style:list-style-name="_5f_Numérotation_20_des_20_exercices_20_livrets">
      <style:paragraph-properties fo:line-height="100%"/>
    </style:style>
    <style:style style:name="P63" style:family="paragraph" style:parent-style-name="_5f_Pied_20_de_20_page" style:list-style-name=""/>
    <style:style style:name="P64" style:family="paragraph" style:parent-style-name="_5f_Pied_20_de_20_page" style:list-style-name="">
      <style:paragraph-properties fo:text-align="end" style:justify-single-word="false"/>
    </style:style>
    <style:style style:name="P65" style:family="paragraph" style:parent-style-name="_5f_Pied_20_de_20_page">
      <style:paragraph-properties fo:text-align="end" style:justify-single-word="false"/>
    </style:style>
    <style:style style:name="P66"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67" style:family="paragraph" style:parent-style-name="_5f_Titre_20_d_27_exercices_20_livret" style:list-style-name="_5f_Numérotation_20_des_20_exercices_20_livrets"/>
    <style:style style:name="P68" style:family="paragraph" style:parent-style-name="_5f_Titre_20_d_27_exercices_20_livret" style:list-style-name="_5f_Numérotation_20_des_20_exercices_20_livrets">
      <style:text-properties fo:font-style="normal" style:font-style-asian="normal" style:font-style-complex="normal"/>
    </style:style>
    <style:style style:name="P69" style:family="paragraph">
      <loext:graphic-properties draw:fill="solid" draw:fill-color="#ffff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letter-kerning="true" style:font-name-asian="SimSun3"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indent="0cm" style:writing-mode="lr-tb"/>
    </style:style>
    <style:style style:name="P7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1" fo:font-size="5pt" fo:font-style="normal" fo:text-shadow="none" style:text-underline-style="none" fo:font-weight="normal" style:letter-kerning="true" style:font-name-asian="Lucida Sans Unicode1"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72" style:family="paragraph">
      <loext:graphic-properties draw:fill="none" draw:fill-color="#ffff00" draw:fill-image-width="0cm" draw:fill-image-height="0cm"/>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SimSun3"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73" style:family="paragraph">
      <loext:graphic-properties draw:fill="none" draw:fill-color="#ffff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SimSun3"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74" style:family="paragraph">
      <loext:graphic-properties draw:fill="solid" draw:fill-color="#ffff00" draw:fill-image-width="0cm" draw:fill-image-height="0cm"/>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SimSun3"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75"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18pt" style:language-asian="zh" style:country-asian="CN" style:font-style-asian="normal" style:font-weight-asian="normal" style:font-name-complex="Tahoma2"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6"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77" style:family="paragraph">
      <loext:graphic-properties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Bitstream Vera Sans5"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3" style:font-size-asian="18pt" style:language-asian="zh" style:country-asian="CN" style:font-style-asian="normal" style:font-weight-asian="normal" style:font-name-complex="Tahoma2"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8"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Bitstream Vera Sans1" fo:font-size="5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18pt" style:language-asian="zh" style:country-asian="CN" style:font-style-asian="normal" style:font-weight-asian="normal" style:font-name-complex="Tahoma2"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1" fo:font-size="10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3" style:font-size-complex="18pt" style:font-style-complex="normal" style:font-weight-complex="normal" style:text-emphasize="none" style:font-relief="none" style:text-overline-style="none" style:text-overline-color="font-color"/>
    </style:style>
    <style:style style:name="P81" style:family="paragraph">
      <style:paragraph-properties fo:margin-left="0cm" fo:margin-right="0cm" fo:margin-top="0cm" fo:margin-bottom="0cm" fo:line-height="100%" fo:text-indent="0cm"/>
    </style:style>
    <style:style style:name="P82" style:family="paragraph">
      <loext:graphic-properties draw:fill="none" draw:fill-color="#ffffff"/>
      <style:paragraph-properties fo:margin-left="0cm" fo:margin-right="0cm" fo:margin-top="0cm" fo:margin-bottom="0cm" fo:line-height="100%" fo:text-indent="0cm" style:writing-mode="lr-tb"/>
      <style:text-properties fo:color="#000000" loext:opacity="100%" loext:color-lum-mod="100%" loext:color-lum-off="0%" style:text-outline="false" style:text-line-through-style="none" style:text-line-through-type="none" style:font-name="Bitstream Vera Sans1" fo:font-size="9pt" fo:font-style="normal" fo:text-shadow="none" style:text-underline-style="none" fo:font-weight="normal" style:text-underline-mode="continuous" style:text-overline-mode="continuous" style:text-line-through-mode="continuous" style:letter-kerning="false" style:font-name-asian="Times New Roman" style:font-size-asian="9pt" style:font-style-asian="normal" style:font-weight-asian="normal" style:font-name-complex="Times New Roman" style:font-size-complex="9pt" style:font-style-complex="normal" style:font-weight-complex="normal" style:text-emphasize="none" style:text-scale="100%" style:font-relief="none" style:text-overline-style="none" style:text-overline-color="font-color"/>
    </style:style>
    <style:style style:name="P83"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4" style:family="paragraph">
      <loext:graphic-properties draw:fill="none" draw:fill-color="#ffffff"/>
      <style:paragraph-properties fo:margin-left="0cm" fo:margin-right="0cm" fo:margin-top="0cm" fo:margin-bottom="0cm" fo:line-height="100%" fo:text-indent="0cm" style:writing-mode="lr-tb"/>
      <style:text-properties fo:color="#000000" loext:opacity="100%" loext:color-lum-mod="100%" loext:color-lum-off="0%" style:text-outline="false" style:text-line-through-style="none" style:text-line-through-type="none" style:font-name="Bitstream Vera Sans1" fo:font-size="10pt" fo:font-style="normal" fo:text-shadow="none" style:text-underline-style="none" fo:font-weight="normal" style:text-underline-mode="continuous" style:text-overline-mode="continuous" style:text-line-through-mode="continuous" style:letter-kerning="false" style:font-name-asian="Times New Roman" style:font-size-asian="21.6000003814697pt" style:font-style-asian="normal" style:font-weight-asian="normal" style:font-name-complex="Times New Roman" style:font-size-complex="21.6000003814697pt" style:font-style-complex="normal" style:font-weight-complex="normal" style:text-emphasize="none" style:text-scale="100%" style:font-relief="none" style:text-overline-style="none" style:text-overline-color="font-color"/>
    </style:style>
    <style:style style:name="P85" style:family="paragraph">
      <loext:graphic-properties draw:fill="none" draw:fill-color="#ffffff"/>
      <style:paragraph-properties fo:margin-left="0cm" fo:margin-right="0cm" fo:margin-top="0cm" fo:margin-bottom="0cm" fo:line-height="100%" fo:text-indent="0cm" style:writing-mode="lr-tb"/>
      <style:text-properties fo:color="#000000" loext:opacity="100%" loext:color-lum-mod="100%" loext:color-lum-off="0%" style:text-outline="false" style:text-line-through-style="none" style:text-line-through-type="none" style:font-name="Bitstream Vera Sans1" fo:font-size="11pt" fo:font-style="normal" fo:text-shadow="none" style:text-underline-style="none" fo:font-weight="normal" style:text-underline-mode="continuous" style:text-overline-mode="continuous" style:text-line-through-mode="continuous" style:letter-kerning="false" style:font-name-asian="Times New Roman" style:font-size-asian="21.6000003814697pt" style:font-style-asian="normal" style:font-weight-asian="normal" style:font-name-complex="Times New Roman" style:font-size-complex="21.6000003814697pt" style:font-style-complex="normal" style:font-weight-complex="normal" style:text-emphasize="none" style:text-scale="100%" style:font-relief="none" style:text-overline-style="none" style:text-overline-color="font-color"/>
    </style:style>
    <style:style style:name="P86"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87" style:family="paragraph">
      <loext:graphic-properties draw:fill="none" draw:fill-color="#ffffff"/>
      <style:paragraph-properties fo:margin-left="0cm" fo:margin-right="0cm" fo:margin-top="0cm" fo:margin-bottom="0cm" fo:line-height="100%" fo:text-indent="0cm" style:writing-mode="lr-tb"/>
      <style:text-properties fo:color="#000000" loext:opacity="100%" loext:color-lum-mod="100%" loext:color-lum-off="0%" style:text-outline="false" style:text-line-through-style="none" style:text-line-through-type="none" style:font-name="Bitstream Vera Sans1" fo:font-size="9pt" fo:font-style="normal" fo:text-shadow="none" style:text-underline-style="none" fo:font-weight="normal" style:text-underline-mode="continuous" style:text-overline-mode="continuous" style:text-line-through-mode="continuous" style:letter-kerning="false" style:font-name-asian="Times New Roman" style:font-size-asian="9pt" style:font-style-asian="normal" style:font-weight-asian="normal" style:font-name-complex="Times New Roman" style:font-size-complex="9pt" style:font-style-complex="normal" style:font-weight-complex="normal" style:text-emphasize="none" style:text-scale="100%" style:font-relief="none"/>
    </style:style>
    <style:style style:name="P88" style:family="paragraph">
      <loext:graphic-properties draw:fill="none" draw:fill-color="#ffffff"/>
      <style:paragraph-properties fo:margin-left="0cm" fo:margin-right="0cm" fo:margin-top="0cm" fo:margin-bottom="0cm" fo:line-height="100%" fo:text-indent="0cm" style:writing-mode="lr-tb"/>
      <style:text-properties fo:color="#000000" loext:opacity="100%" loext:color-lum-mod="100%" loext:color-lum-off="0%" style:text-outline="false" style:text-line-through-style="none" style:text-line-through-type="none" style:font-name="Bitstream Vera Sans1" fo:font-size="10pt" fo:font-style="normal" fo:text-shadow="none" style:text-underline-style="none" fo:font-weight="normal" style:text-underline-mode="continuous" style:text-overline-mode="continuous" style:text-line-through-mode="continuous" style:letter-kerning="false" style:font-name-asian="Times New Roman" style:font-size-asian="21.6000003814697pt" style:font-style-asian="normal" style:font-weight-asian="normal" style:font-name-complex="Times New Roman" style:font-size-complex="21.6000003814697pt" style:font-style-complex="normal" style:font-weight-complex="normal" style:text-emphasize="none" style:text-scale="100%" style:font-relief="none"/>
    </style:style>
    <style:style style:name="P89" style:family="paragraph">
      <loext:graphic-properties draw:fill="none" draw:fill-color="#ffffff"/>
      <style:paragraph-properties fo:margin-left="0cm" fo:margin-right="0cm" fo:margin-top="0cm" fo:margin-bottom="0cm" fo:line-height="100%" fo:text-indent="0cm" style:writing-mode="lr-tb"/>
      <style:text-properties fo:color="#000000" loext:opacity="100%" loext:color-lum-mod="100%" loext:color-lum-off="0%" style:text-outline="false" style:text-line-through-style="none" style:text-line-through-type="none" style:font-name="Bitstream Vera Sans1" fo:font-size="11pt" fo:font-style="normal" fo:text-shadow="none" style:text-underline-style="none" fo:font-weight="normal" style:text-underline-mode="continuous" style:text-overline-mode="continuous" style:text-line-through-mode="continuous" style:letter-kerning="false" style:font-name-asian="Times New Roman" style:font-size-asian="21.6000003814697pt" style:font-style-asian="normal" style:font-weight-asian="normal" style:font-name-complex="Times New Roman" style:font-size-complex="21.6000003814697pt" style:font-style-complex="normal" style:font-weight-complex="normal" style:text-emphasize="none" style:text-scale="100%" style:font-relief="none"/>
    </style:style>
    <style:style style:name="P90" style:family="paragraph">
      <loext:graphic-properties draw:fill="solid" draw:fill-color="#ffff00" draw:fill-image-width="0cm" draw:fill-image-height="0cm"/>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SimSun3" style:font-size-asian="18pt" style:font-style-asian="normal" style:font-weight-asian="normal" style:font-name-complex="Tahoma2" style:font-size-complex="18pt" style:font-style-complex="normal" style:font-weight-complex="normal" style:text-emphasize="none" style:font-relief="none"/>
    </style:style>
    <style:style style:name="P91" style:family="paragraph">
      <loext:graphic-properties draw:fill="none" draw:fill-color="#99cc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5" fo:font-size="10pt" fo:font-style="normal" fo:text-shadow="none" style:text-underline-style="none" fo:font-weight="normal" style:letter-kerning="true" style:font-name-asian="SimSun3" style:font-size-asian="18pt" style:font-style-asian="normal" style:font-weight-asian="normal" style:font-name-complex="Tahoma2" style:font-size-complex="18pt" style:font-style-complex="normal" style:font-weight-complex="normal" style:text-emphasize="none" style:font-relief="none"/>
    </style:style>
    <style:style style:name="P92" style:family="paragraph">
      <loext:graphic-properties draw:fill="solid" draw:fill-color="#000000" draw:opacity="0%"/>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2" style:font-size-complex="18pt" style:font-style-complex="normal" style:font-weight-complex="normal" style:text-emphasize="none" style:font-relief="none"/>
    </style:style>
    <style:style style:name="P93" style:family="paragraph">
      <loext:graphic-properties draw:fill="none" draw:fill-color="#ffff00" draw:fill-image-width="0cm" draw:fill-image-height="0cm"/>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SimSun3" style:font-size-asian="18pt" style:font-style-asian="normal" style:font-weight-asian="normal" style:font-name-complex="Tahoma2" style:font-size-complex="18pt" style:font-style-complex="normal" style:font-weight-complex="normal" style:text-emphasize="none" style:font-relief="none"/>
    </style:style>
    <style:style style:name="P94" style:family="paragraph">
      <loext:graphic-properties draw:fill="solid" draw:fill-color="#ffff00"/>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letter-kerning="true" style:font-name-asian="SimSun3" style:font-size-asian="18pt" style:font-style-asian="normal" style:font-weight-asian="normal" style:font-name-complex="Tahoma2" style:font-size-complex="18pt" style:font-style-complex="normal" style:font-weight-complex="normal" style:text-emphasize="none" style:font-relief="none"/>
    </style:style>
    <style:style style:name="P95" style:family="paragraph">
      <loext:graphic-properties draw:fill="none" draw:fill-color="#99ccff" draw:fill-image-width="0cm" draw:fill-image-height="0cm"/>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5" fo:font-size="10pt" fo:font-style="normal" fo:text-shadow="none" style:text-underline-style="none" fo:font-weight="normal" style:letter-kerning="true" style:font-name-asian="SimSun3" style:font-size-asian="18pt" style:font-style-asian="normal" style:font-weight-asian="normal" style:font-name-complex="Tahoma2" style:font-size-complex="18pt" style:font-style-complex="normal" style:font-weight-complex="normal" style:text-emphasize="none" style:font-relief="none"/>
    </style:style>
    <style:style style:name="P96" style:family="paragraph">
      <style:paragraph-properties fo:margin-left="0cm" fo:margin-right="0cm" fo:margin-top="0cm" fo:margin-bottom="0cm" fo:line-height="100%" fo:text-indent="0cm">
        <style:tab-stops/>
      </style:paragraph-properties>
    </style:style>
    <style:style style:name="P97" style:family="paragraph">
      <loext:graphic-properties draw:fill="none" draw:fill-color="#ffffff" draw:fill-image-width="0cm" draw:fill-image-height="0cm"/>
      <style:paragraph-properties fo:margin-left="0cm" fo:margin-right="0cm" fo:margin-top="0cm" fo:margin-bottom="0cm" fo:line-height="100%" fo:text-indent="0cm" style:writing-mode="lr-tb">
        <style:tab-stops/>
      </style:paragraph-properties>
      <style:text-properties style:use-window-font-color="true" loext:opacity="0%" loext:color-lum-mod="100%" loext:color-lum-off="0%" style:text-outline="false" style:text-line-through-style="none" style:text-line-through-type="none" style:font-name="Bitstream Vera Sans1" fo:font-size="5pt" fo:font-style="normal" fo:text-shadow="none" style:text-underline-style="none" fo:font-weight="normal" style:letter-kerning="true" style:font-name-asian="Lucida Sans Unicode1" style:font-size-asian="18pt" style:font-style-asian="normal" style:font-weight-asian="normal" style:font-name-complex="Tahoma2" style:font-size-complex="18pt" style:font-style-complex="normal" style:font-weight-complex="normal" style:text-emphasize="none" style:font-relief="none"/>
    </style:style>
    <style:style style:name="P98" style:family="paragraph">
      <loext:graphic-properties draw:fill="none" draw:fill-color="#ffffff"/>
      <style:paragraph-properties fo:margin-left="0cm" fo:margin-right="0cm" fo:margin-top="0cm" fo:margin-bottom="0cm" fo:line-height="100%" fo:text-indent="0cm" style:writing-mode="lr-tb"/>
      <style:text-properties fo:color="#000000" loext:opacity="100%" loext:color-lum-mod="100%" loext:color-lum-off="0%" style:text-outline="false" style:text-line-through-style="none" style:text-line-through-type="none" style:font-name="Bitstream Vera Sans1" fo:font-size="9.89999961853027pt" fo:font-style="normal" fo:text-shadow="none" style:text-underline-style="none" fo:font-weight="normal" style:text-underline-mode="continuous" style:text-overline-mode="continuous" style:text-line-through-mode="continuous" style:letter-kerning="false" style:font-name-asian="Bitstream Vera Sans1" style:font-size-asian="9.89999961853027pt" style:font-style-asian="normal" style:font-weight-asian="normal" style:font-name-complex="Bitstream Vera Sans1" style:font-size-complex="9.89999961853027pt" style:font-style-complex="normal" style:font-weight-complex="normal" style:text-emphasize="none" style:text-scale="100%" style:font-relief="none"/>
    </style:style>
    <style:style style:name="P99"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00" style:family="paragraph">
      <loext:graphic-properties draw:fill="none" draw:fill-color="#ffffff" draw:fill-image-width="0cm" draw:fill-image-height="0cm"/>
      <style:paragraph-properties fo:margin-left="0cm" fo:margin-right="0cm" fo:margin-top="0cm" fo:margin-bottom="0cm" fo:line-height="100%" fo:text-indent="0cm" style:writing-mode="lr-tb">
        <style:tab-stops/>
      </style:paragraph-properties>
      <style:text-properties style:use-window-font-color="true" loext:opacity="0%" loext:color-lum-mod="100%" loext:color-lum-off="0%" style:text-outline="false" style:text-line-through-style="none" style:text-line-through-type="none" style:font-name="Bitstream Vera Sans1" fo:font-size="5pt" fo:font-style="normal" fo:text-shadow="none" style:text-underline-style="none" fo:font-weight="normal" style:text-underline-mode="continuous" style:text-overline-mode="continuous" style:text-line-through-mode="continuous" style:letter-kerning="true" style:font-name-asian="Lucida Sans Unicode1" style:font-size-asian="18pt" style:font-style-asian="normal" style:font-weight-asian="normal" style:font-name-complex="Tahoma2" style:font-size-complex="18pt" style:font-style-complex="normal" style:font-weight-complex="normal" style:text-emphasize="none" style:text-scale="100%" style:font-relief="none"/>
    </style:style>
    <style:style style:name="P101" style:family="paragraph">
      <loext:graphic-properties draw:fill="none" draw:fill-color="#ffffff"/>
      <style:paragraph-properties fo:margin-left="0cm" fo:margin-right="0cm" fo:margin-top="0cm" fo:margin-bottom="0cm" fo:line-height="100%" fo:text-indent="0cm" style:writing-mode="lr-tb"/>
      <style:text-properties fo:color="#000000" loext:opacity="100%" loext:color-lum-mod="100%" loext:color-lum-off="0%" style:text-outline="false" style:text-line-through-style="none" style:text-line-through-type="none" style:font-name="Times New Roman1" fo:font-size="8.80000019073486pt" fo:font-style="normal" fo:text-shadow="none" style:text-underline-style="none" fo:font-weight="normal" style:text-underline-mode="continuous" style:text-overline-mode="continuous" style:text-line-through-mode="continuous" style:letter-kerning="false" style:font-name-asian="Times New Roman1" style:font-size-asian="8.80000019073486pt" style:font-style-asian="normal" style:font-weight-asian="normal" style:font-name-complex="Times New Roman1" style:font-size-complex="8.80000019073486pt" style:font-style-complex="normal" style:font-weight-complex="normal" style:text-emphasize="none" style:text-scale="100%" style:font-relief="none"/>
    </style:style>
    <style:style style:name="P102"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03"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2" style:font-size-complex="18pt" style:font-style-complex="normal" style:font-weight-complex="normal" style:text-emphasize="none" style:font-relief="none"/>
    </style:style>
    <style:style style:name="P104" style:family="paragraph">
      <loext:graphic-properties draw:fill="none" draw:fill-color="#99cc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5" fo:font-size="10pt" fo:font-style="normal" fo:text-shadow="none" style:text-underline-style="none" fo:font-weight="normal" style:text-underline-mode="continuous" style:text-overline-mode="continuous" style:text-line-through-mode="continuous" style:letter-kerning="true" style:font-name-asian="SimSun3" style:font-size-asian="18pt" style:font-style-asian="normal" style:font-weight-asian="normal" style:font-name-complex="Tahoma2" style:font-size-complex="18pt" style:font-style-complex="normal" style:font-weight-complex="normal" style:text-emphasize="none" style:text-scale="100%" style:font-relief="none"/>
    </style:style>
    <style:style style:name="P105"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SimSun3" style:font-size-asian="18pt" style:font-style-asian="normal" style:font-weight-asian="normal" style:font-name-complex="Tahoma2" style:font-size-complex="18pt" style:font-style-complex="normal" style:font-weight-complex="normal" style:text-emphasize="none" style:font-relief="none"/>
    </style:style>
    <style:style style:name="P106"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SimSun3" style:font-size-asian="18pt" style:language-asian="zh" style:country-asian="CN" style:font-style-asian="normal" style:font-weight-asian="normal" style:font-name-complex="Tahoma2"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7"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108" style:family="paragraph">
      <loext:graphic-properties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Bitstream Vera Sans5"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3" style:font-size-asian="18pt" style:language-asian="zh" style:country-asian="CN" style:font-style-asian="normal" style:font-weight-asian="normal" style:font-name-complex="Tahoma2"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9"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loext:color-lum-mod="100%" loext:color-lum-off="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SimSun3" style:font-size-asian="18pt" style:language-asian="zh" style:country-asian="CN" style:font-style-asian="normal" style:font-weight-asian="normal" style:font-name-complex="Tahoma2" style:font-size-complex="18pt" style:language-complex="hi" style:country-complex="IN" style:font-style-complex="normal" style:font-weight-complex="normal" style:text-emphasize="none" style:text-scale="100%" style:font-relief="none" fo:hyphenate="false"/>
    </style:style>
    <style:style style:name="P110" style:family="paragraph">
      <loext:graphic-properties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loext:opacity="0%" loext:color-lum-mod="100%" loext:color-lum-off="0%" style:text-outline="false" style:text-line-through-style="none" style:text-line-through-type="none" style:text-position="0% 100%" style:font-name="Bitstream Vera Sans5"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3" style:font-size-asian="18pt" style:language-asian="zh" style:country-asian="CN" style:font-style-asian="normal" style:font-weight-asian="normal" style:font-name-complex="Tahoma2" style:font-size-complex="18pt" style:language-complex="hi" style:country-complex="IN" style:font-style-complex="normal" style:font-weight-complex="normal" style:text-emphasize="none" style:text-scale="100%" style:font-relief="none" fo:hyphenate="false"/>
    </style:style>
    <style:style style:name="P111"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1" fo:font-size="5pt" fo:font-style="normal" fo:text-shadow="none" style:text-underline-style="none" fo:font-weight="normal" style:letter-kerning="true" style:font-name-asian="Lucida Sans Unicode1" style:font-size-asian="18pt" style:font-style-asian="normal" style:font-weight-asian="normal" style:font-name-complex="Tahoma2" style:font-size-complex="18pt" style:font-style-complex="normal" style:font-weight-complex="normal" style:text-emphasize="none" style:font-relief="none"/>
    </style:style>
    <style:style style:name="P112"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loext:color-lum-mod="100%" loext:color-lum-off="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18pt" style:language-asian="zh" style:country-asian="CN" style:font-style-asian="normal" style:font-weight-asian="normal" style:font-name-complex="Tahoma2" style:font-size-complex="18pt" style:language-complex="hi" style:country-complex="IN" style:font-style-complex="normal" style:font-weight-complex="normal" style:text-emphasize="none" style:text-scale="100%" style:font-relief="none" fo:hyphenate="false"/>
    </style:style>
    <style:style style:name="P113"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1" fo:font-size="10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14" style:family="paragraph">
      <loext:graphic-properties draw:fill="solid" draw:fill-color="#ffff00"/>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SimSun3" style:font-size-asian="18pt" style:font-style-asian="normal" style:font-weight-asian="normal" style:font-name-complex="Tahoma2" style:font-size-complex="18pt" style:font-style-complex="normal" style:font-weight-complex="normal" style:text-emphasize="none" style:font-relief="none"/>
    </style:style>
    <style:style style:name="P115"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16" style:family="paragraph">
      <loext:graphic-properties draw:fill="none" draw:fill-color="#ffffff"/>
      <style:paragraph-properties fo:margin-left="0cm" fo:margin-right="0cm" fo:margin-top="0cm" fo:margin-bottom="0cm" fo:line-height="100%" fo:text-indent="0cm" style:writing-mode="lr-tb"/>
      <style:text-properties fo:color="#000000" loext:opacity="100%" loext:color-lum-mod="100%" loext:color-lum-off="0%" style:text-outline="false" style:text-line-through-style="none" style:text-line-through-type="none" style:font-name="Bitstream Vera Sans1" fo:font-size="10pt" fo:font-style="normal" fo:text-shadow="none" style:text-underline-style="none" fo:font-weight="normal" style:text-underline-mode="continuous" style:text-overline-mode="continuous" style:text-line-through-mode="continuous" style:letter-kerning="false" style:font-name-asian="Bitstream Vera Sans1" style:font-size-asian="17.7000007629395pt" style:font-style-asian="normal" style:font-weight-asian="normal" style:font-name-complex="Bitstream Vera Sans1" style:font-size-complex="17.7000007629395pt" style:font-style-complex="normal" style:font-weight-complex="normal" style:text-emphasize="none" style:text-scale="100%" style:font-relief="none"/>
    </style:style>
    <style:style style:name="P117" style:family="paragraph">
      <loext:graphic-properties draw:fill="none" draw:fill-color="#ffffff"/>
      <style:paragraph-properties fo:margin-left="0cm" fo:margin-right="0cm" fo:margin-top="0cm" fo:margin-bottom="0cm" fo:line-height="100%" fo:text-indent="0cm" style:writing-mode="lr-tb"/>
      <style:text-properties fo:color="#000000" loext:opacity="100%" loext:color-lum-mod="100%" loext:color-lum-off="0%" style:text-outline="false" style:text-line-through-style="none" style:text-line-through-type="none" style:font-name="Times New Roman1" fo:font-size="12pt" fo:font-style="normal" fo:text-shadow="none" style:text-underline-style="none" fo:font-weight="normal" style:text-underline-mode="continuous" style:text-overline-mode="continuous" style:text-line-through-mode="continuous" style:letter-kerning="false" style:font-name-asian="Times New Roman1" style:font-size-asian="12pt" style:font-style-asian="normal" style:font-weight-asian="normal" style:font-name-complex="Times New Roman1" style:font-size-complex="12pt" style:font-style-complex="normal" style:font-weight-complex="normal" style:text-emphasize="none" style:text-scale="100%" style:font-relief="none"/>
    </style:style>
    <style:style style:name="P118"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1" fo:font-size="10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19"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1" fo:font-size="11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20" style:family="paragraph">
      <loext:graphic-properties draw:fill="none" draw:fill-color="#ffffff"/>
      <style:paragraph-properties fo:margin-left="0cm" fo:margin-right="0cm" fo:margin-top="0cm" fo:margin-bottom="0cm" fo:line-height="100%" fo:text-indent="0cm" style:writing-mode="lr-tb"/>
      <style:text-properties fo:color="#000000" loext:opacity="100%" loext:color-lum-mod="100%" loext:color-lum-off="0%" style:text-outline="false" style:text-line-through-style="none" style:text-line-through-type="none" style:font-name="Bitstream Vera Sans1" fo:font-size="10pt" fo:font-style="normal" fo:text-shadow="none" style:text-underline-style="none" fo:font-weight="normal" style:text-underline-mode="continuous" style:text-overline-mode="continuous" style:text-line-through-mode="continuous" style:letter-kerning="false" style:font-name-asian="Century Schoolbook" style:font-size-asian="12pt" style:font-style-asian="normal" style:font-weight-asian="normal" style:font-name-complex="Century Schoolbook" style:font-size-complex="12pt" style:font-style-complex="normal" style:font-weight-complex="normal" style:text-emphasize="none" style:text-scale="100%" style:font-relief="none"/>
    </style:style>
    <style:style style:name="P121" style:family="paragraph">
      <loext:graphic-properties draw:fill="none" draw:fill-color="#ffffff"/>
      <style:paragraph-properties fo:margin-left="0cm" fo:margin-right="0cm" fo:margin-top="0cm" fo:margin-bottom="0cm" fo:line-height="100%" fo:text-indent="0cm" style:writing-mode="lr-tb"/>
      <style:text-properties fo:color="#000000" loext:opacity="100%" loext:color-lum-mod="100%" loext:color-lum-off="0%" style:text-outline="false" style:text-line-through-style="none" style:text-line-through-type="none" style:font-name="Century Schoolbook" fo:font-size="12pt" fo:font-style="normal" fo:text-shadow="none" style:text-underline-style="none" fo:font-weight="normal" style:text-underline-mode="continuous" style:text-overline-mode="continuous" style:text-line-through-mode="continuous" style:letter-kerning="false" style:font-name-asian="Century Schoolbook" style:font-size-asian="12pt" style:font-style-asian="normal" style:font-weight-asian="normal" style:font-name-complex="Century Schoolbook" style:font-size-complex="12pt" style:font-style-complex="normal" style:font-weight-complex="normal" style:text-emphasize="none" style:text-scale="100%" style:font-relief="none"/>
    </style:style>
    <style:style style:name="P122" style:family="paragraph">
      <loext:graphic-properties draw:fill="none" draw:fill-color="#ffffff"/>
      <style:paragraph-properties fo:margin-left="0cm" fo:margin-right="0cm" fo:margin-top="0cm" fo:margin-bottom="0cm" fo:line-height="100%" fo:text-indent="0cm" style:writing-mode="lr-tb"/>
      <style:text-properties fo:color="#000000" loext:opacity="100%" loext:color-lum-mod="100%" loext:color-lum-off="0%" style:text-outline="false" style:text-line-through-style="none" style:text-line-through-type="none" style:font-name="Bitstream Vera Sans1" fo:font-size="11pt" fo:font-style="normal" fo:text-shadow="none" style:text-underline-style="none" fo:font-weight="normal" style:text-underline-mode="continuous" style:text-overline-mode="continuous" style:text-line-through-mode="continuous" style:letter-kerning="false" style:font-name-asian="Century Schoolbook" style:font-size-asian="12pt" style:font-style-asian="normal" style:font-weight-asian="normal" style:font-name-complex="Century Schoolbook" style:font-size-complex="12pt" style:font-style-complex="normal" style:font-weight-complex="normal" style:text-emphasize="none" style:text-scale="100%" style:font-relief="none"/>
    </style:style>
    <style:style style:name="P123" style:family="paragraph">
      <loext:graphic-properties draw:fill="none" draw:fill-color="#ffffff"/>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24"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1" fo:font-size="10.5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25" style:family="paragraph">
      <style:paragraph-properties fo:text-align="center"/>
    </style:style>
    <style:style style:name="P126"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P127" style:family="paragraph">
      <loext:graphic-properties draw:fill="solid" draw:fill-color="#1ca2b8"/>
    </style:style>
    <style:style style:name="P128" style:family="paragraph">
      <loext:graphic-properties draw:fill="none" draw:fill-color="#ffffff"/>
      <style:paragraph-properties fo:margin-left="0cm" fo:margin-right="0cm" fo:margin-top="0cm" fo:margin-bottom="0cm" fo:line-height="100%" fo:text-indent="0cm" style:writing-mode="lr-tb"/>
      <style:text-properties fo:color="#000000" loext:opacity="100%" loext:color-lum-mod="100%" loext:color-lum-off="0%" style:text-outline="false" style:text-line-through-style="none" style:text-line-through-type="none" style:font-name="Bitstream Vera Sans1" fo:font-size="10pt" fo:font-style="normal" fo:text-shadow="none" style:text-underline-style="none" fo:font-weight="normal" style:text-underline-mode="continuous" style:text-overline-mode="continuous" style:text-line-through-mode="continuous" style:letter-kerning="false" style:font-name-asian="Times New Roman1" style:font-size-asian="12pt" style:font-style-asian="normal" style:font-weight-asian="normal" style:font-name-complex="Times New Roman1" style:font-size-complex="12pt" style:font-style-complex="normal" style:font-weight-complex="normal" style:text-emphasize="none" style:text-scale="100%" style:font-relief="none"/>
    </style:style>
    <style:style style:name="P129" style:family="paragraph">
      <loext:graphic-properties draw:fill="none" draw:fill-color="#ffffff"/>
      <style:paragraph-properties fo:margin-left="0cm" fo:margin-right="0cm" fo:margin-top="0cm" fo:margin-bottom="0cm" fo:line-height="100%" fo:text-indent="0cm" style:writing-mode="lr-tb"/>
      <style:text-properties fo:color="#000000" loext:opacity="100%" loext:color-lum-mod="100%" loext:color-lum-off="0%" style:text-outline="false" style:text-line-through-style="none" style:text-line-through-type="none" style:font-name="Bitstream Vera Sans1" fo:font-size="10pt" fo:font-style="normal" fo:text-shadow="none" style:text-underline-style="none" fo:font-weight="normal" style:text-underline-mode="continuous" style:text-overline-mode="continuous" style:text-line-through-mode="continuous" style:letter-kerning="false" style:font-name-asian="Bitstream Vera Sans1" style:font-size-asian="9.89999961853027pt" style:font-style-asian="normal" style:font-weight-asian="normal" style:font-name-complex="Bitstream Vera Sans1" style:font-size-complex="9.89999961853027pt" style:font-style-complex="normal" style:font-weight-complex="normal" style:text-emphasize="none" style:text-scale="100%" style:font-relief="none"/>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size="12pt" style:font-size-asian="12pt" style:font-size-complex="12pt"/>
    </style:style>
    <style:style style:name="T4" style:family="text">
      <style:text-properties style:font-name="Bitstream Vera Sans1" fo:font-size="10pt" fo:font-style="normal" style:font-size-asian="10pt" style:font-style-asian="normal" style:font-size-complex="10pt" style:font-style-complex="normal"/>
    </style:style>
    <style:style style:name="T5" style:family="text">
      <style:text-properties style:font-name="Bitstream Vera Sans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Bitstream Vera Sans1" fo:font-size="10pt" style:font-size-asian="10pt" style:font-size-complex="10pt"/>
    </style:style>
    <style:style style:name="T7" style:family="text">
      <style:text-properties style:font-name="Bitstream Vera Sans1" fo:font-size="10pt" fo:font-weight="normal" style:font-size-asian="10pt" style:font-weight-asian="normal" style:font-size-complex="10pt" style:font-weight-complex="normal"/>
    </style:style>
    <style:style style:name="T8" style:family="text">
      <style:text-properties style:font-name="OpenSymbol"/>
    </style:style>
    <style:style style:name="T9" style:family="text">
      <style:text-properties style:font-name="OpenSymbol" fo:font-style="normal" style:font-style-asian="normal" style:font-style-complex="normal"/>
    </style:style>
    <style:style style:name="T10" style:family="text">
      <style:text-properties style:font-name="OpenSymbol" fo:font-style="normal" fo:font-weight="normal" style:font-style-asian="normal" style:font-weight-asian="normal" style:font-style-complex="normal" style:font-weight-complex="normal"/>
    </style:style>
    <style:style style:name="T11" style:family="text">
      <style:text-properties style:font-name="OpenSymbol" fo:font-size="10pt" fo:font-style="normal" style:font-size-asian="10pt" style:font-style-asian="normal" style:font-size-complex="10pt" style:font-style-complex="normal"/>
    </style:style>
    <style:style style:name="T12" style:family="text">
      <style:text-properties style:font-name="OpenSymbol"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OpenSymbol" fo:font-size="10pt" style:font-size-asian="10pt" style:font-size-complex="10pt"/>
    </style:style>
    <style:style style:name="T14" style:family="text">
      <style:text-properties style:font-name="OpenSymbol" fo:font-size="10pt" fo:font-weight="normal" style:font-size-asian="10pt" style:font-weight-asian="normal" style:font-size-complex="10pt" style:font-weight-complex="normal"/>
    </style:style>
    <style:style style:name="T15" style:family="text">
      <style:text-properties style:font-name="OpenSymbol" fo:font-weight="normal" style:font-weight-asian="normal" style:font-weight-complex="normal"/>
    </style:style>
    <style:style style:name="T16" style:family="text">
      <style:text-properties style:font-name="OpenSymbol" fo:letter-spacing="-0.004cm"/>
    </style:style>
    <style:style style:name="T17" style:family="text">
      <style:text-properties fo:color="#000000" loext:opacity="100%" fo:font-size="10pt" fo:font-style="normal" style:font-size-asian="10pt" style:font-style-asian="normal" style:font-size-complex="10pt" style:font-style-complex="normal"/>
    </style:style>
    <style:style style:name="T18" style:family="text">
      <style:text-properties fo:color="#000000" loext:opacity="100%"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fo:color="#b3b3b3" loext:opacity="100%" fo:font-size="10pt" fo:font-style="normal" style:font-size-asian="10pt" style:font-style-asian="normal" style:font-size-complex="10pt" style:font-style-complex="normal"/>
    </style:style>
    <style:style style:name="T20" style:family="text">
      <style:text-properties fo:color="#b3b3b3" loext:opacity="100%" fo:font-size="10pt" fo:font-style="normal" style:font-style-asian="normal" style:font-style-complex="normal"/>
    </style:style>
    <style:style style:name="T21" style:family="text">
      <style:text-properties fo:color="#b3b3b3" loext:opacity="100%" fo:font-size="10pt" style:font-size-asian="10pt" style:font-size-complex="10pt"/>
    </style:style>
    <style:style style:name="T22" style:family="text">
      <style:text-properties fo:color="#b3b3b3" loext:opacity="100%" fo:font-style="normal" style:font-size-asian="10pt" style:font-style-asian="normal" style:font-size-complex="10pt" style:font-style-complex="normal"/>
    </style:style>
    <style:style style:name="T23" style:family="text">
      <style:text-properties fo:font-style="normal"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style:font-size-asian="10pt" style:font-style-asian="normal" style:font-size-complex="10pt" style:font-style-complex="normal"/>
    </style:style>
    <style:style style:name="T26" style:family="text">
      <style:text-properties fo:font-weight="normal" style:font-weight-asian="normal" style:font-weight-complex="normal"/>
    </style:style>
    <style:style style:name="T27" style:family="text">
      <style:text-properties fo:font-style="italic" style:font-style-asian="italic" style:font-style-complex="italic"/>
    </style:style>
    <style:style style:name="T28" style:family="text">
      <style:text-properties style:font-name="Bitstream Vera Sans4"/>
    </style:style>
    <style:style style:name="T29" style:family="text">
      <style:text-properties fo:letter-spacing="-0.018cm"/>
    </style:style>
    <style:style style:name="T30" style:family="text">
      <style:text-properties style:use-window-font-color="true" loext:opacity="0%" fo:font-style="normal" fo:font-weight="bold" style:font-size-asian="10pt" style:font-style-asian="normal" style:font-weight-asian="bold" style:font-size-complex="10pt" style:font-style-complex="normal" style:font-weight-complex="bold"/>
    </style:style>
    <style:style style:name="T31" style:family="text">
      <style:text-properties style:use-window-font-color="true" loext:opacity="0%" fo:font-style="normal" style:font-style-asian="normal" style:font-style-complex="normal"/>
    </style:style>
    <style:style style:name="T32" style:family="text">
      <style:text-properties style:use-window-font-color="true" loext:opacity="0%" style:font-style-asian="normal" style:font-style-complex="normal"/>
    </style:style>
    <style:style style:name="T33" style:family="text">
      <style:text-properties style:use-window-font-color="true" loext:opacity="0%" style:font-name="OpenSymbol" fo:font-style="normal" style:font-style-asian="normal" style:font-style-complex="normal"/>
    </style:style>
    <style:style style:name="T34" style:family="text">
      <style:text-properties style:use-window-font-color="true" loext:opacity="0%" style:font-size-asian="10pt" style:font-size-complex="10pt"/>
    </style:style>
    <style:style style:name="T35" style:family="text">
      <style:text-properties style:font-name="OpenSymbol1" fo:font-style="normal" style:font-name-asian="OpenSymbol1" style:font-size-asian="10pt" style:font-style-asian="normal" style:font-name-complex="OpenSymbol1" style:font-size-complex="10pt" style:font-style-complex="normal"/>
    </style:style>
    <style:style style:name="T36" style:family="text">
      <style:text-properties style:font-size-asian="10pt" style:font-size-complex="10pt"/>
    </style:style>
    <style:style style:name="T37" style:family="text">
      <style:text-properties fo:font-weight="bold" style:font-size-asian="10pt" style:font-weight-asian="bold" style:font-size-complex="10pt" style:font-weight-complex="bold"/>
    </style:style>
    <style:style style:name="T38" style:family="text">
      <style:text-properties fo:letter-spacing="-0.004cm"/>
    </style:style>
    <style:style style:name="T39" style:family="text">
      <style:text-properties fo:font-variant="normal" fo:text-transform="none" style:use-window-font-color="true" loext:opacity="0%" style:text-outline="false" style:text-line-through-style="none" style:text-line-through-type="none" style:font-name="Bitstream Vera Sans1" fo:font-size="5pt" fo:font-style="normal" fo:text-shadow="none" style:text-underline-style="none" fo:font-weight="normal" style:letter-kerning="true" style:font-name-asian="Lucida Sans Unicode1"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loext:opacity="0%" style:text-outline="false" style:text-line-through-style="none" style:text-line-through-type="none" style:text-position="0% 100%" style:font-name="Bitstream Vera Sans5"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18pt" style:language-asian="zh" style:country-asian="CN" style:font-style-asian="normal" style:font-weight-asian="normal" style:font-name-complex="Tahoma2"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fo:font-variant="normal" fo:text-transform="none" style:use-window-font-color="true" loext:opacity="0%" style:text-outline="false" style:text-line-through-style="none" style:text-line-through-type="none" style:text-position="0% 100%" style:font-name="Bitstream Vera Sans1" fo:font-size="5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18pt" style:language-asian="zh" style:country-asian="CN" style:font-style-asian="normal" style:font-weight-asian="normal" style:font-name-complex="Tahoma2"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43" style:family="text">
      <style:text-properties fo:color="#000000" loext:opacity="100%" style:text-outline="false" style:text-line-through-style="none" style:text-line-through-type="none" style:font-name="Bitstream Vera Sans1" fo:font-size="9pt" fo:font-style="normal" fo:text-shadow="none" style:text-underline-style="none" fo:font-weight="normal" style:text-underline-mode="continuous" style:text-overline-mode="continuous" style:text-line-through-mode="continuous" style:letter-kerning="false" style:font-name-asian="Times New Roman" style:font-size-asian="9pt" style:font-style-asian="normal" style:font-weight-asian="normal" style:font-name-complex="Times New Roman" style:font-size-complex="9pt" style:font-style-complex="normal" style:font-weight-complex="normal" style:text-emphasize="none" style:text-scale="100%" style:font-relief="none" style:text-overline-style="none" style:text-overline-color="font-color"/>
    </style:style>
    <style:style style:name="T44" style:family="text">
      <style:text-properties fo:color="#000000" loext:opacity="100%" style:text-outline="false" style:text-line-through-style="none" style:text-line-through-type="none" style:font-name="Bitstream Vera Sans1" fo:font-size="10pt" fo:font-style="normal" fo:text-shadow="none" style:text-underline-style="none" fo:font-weight="normal" style:text-underline-mode="continuous" style:text-overline-mode="continuous" style:text-line-through-mode="continuous" style:letter-kerning="false" style:font-name-asian="Times New Roman" style:font-size-asian="21.6000003814697pt" style:font-style-asian="normal" style:font-weight-asian="normal" style:font-name-complex="Times New Roman" style:font-size-complex="21.6000003814697pt" style:font-style-complex="normal" style:font-weight-complex="normal" style:text-emphasize="none" style:text-scale="100%" style:font-relief="none" style:text-overline-style="none" style:text-overline-color="font-color"/>
    </style:style>
    <style:style style:name="T45" style:family="text">
      <style:text-properties fo:color="#000000" loext:opacity="100%" style:text-outline="false" style:text-line-through-style="none" style:text-line-through-type="none" style:font-name="Bitstream Vera Sans1" fo:font-size="11pt" fo:font-style="normal" fo:text-shadow="none" style:text-underline-style="none" fo:font-weight="normal" style:text-underline-mode="continuous" style:text-overline-mode="continuous" style:text-line-through-mode="continuous" style:letter-kerning="false" style:font-name-asian="Times New Roman" style:font-size-asian="21.6000003814697pt" style:font-style-asian="normal" style:font-weight-asian="normal" style:font-name-complex="Times New Roman" style:font-size-complex="21.6000003814697pt" style:font-style-complex="normal" style:font-weight-complex="normal" style:text-emphasize="none" style:text-scale="100%" style:font-relief="none" style:text-overline-style="none" style:text-overline-color="font-color"/>
    </style:style>
    <style:style style:name="T46" style:family="text">
      <style:text-properties fo:color="#000000" loext:opacity="100%" style:text-outline="false" style:text-line-through-style="none" style:text-line-through-type="none" style:font-name="Bitstream Vera Sans1" fo:font-size="9pt" fo:font-style="normal" fo:text-shadow="none" style:text-underline-style="none" fo:font-weight="normal" style:text-underline-mode="continuous" style:text-overline-mode="continuous" style:text-line-through-mode="continuous" style:letter-kerning="false" style:font-name-asian="Times New Roman" style:font-size-asian="9pt" style:font-style-asian="normal" style:font-weight-asian="normal" style:font-name-complex="Times New Roman" style:font-size-complex="9pt" style:font-style-complex="normal" style:font-weight-complex="normal" style:text-emphasize="none" style:text-scale="100%" style:font-relief="none"/>
    </style:style>
    <style:style style:name="T47" style:family="text">
      <style:text-properties fo:color="#000000" loext:opacity="100%" style:text-outline="false" style:text-line-through-style="none" style:text-line-through-type="none" style:font-name="Bitstream Vera Sans1" fo:font-size="10pt" fo:font-style="normal" fo:text-shadow="none" style:text-underline-style="none" fo:font-weight="normal" style:text-underline-mode="continuous" style:text-overline-mode="continuous" style:text-line-through-mode="continuous" style:letter-kerning="false" style:font-name-asian="Times New Roman" style:font-size-asian="21.6000003814697pt" style:font-style-asian="normal" style:font-weight-asian="normal" style:font-name-complex="Times New Roman" style:font-size-complex="21.6000003814697pt" style:font-style-complex="normal" style:font-weight-complex="normal" style:text-emphasize="none" style:text-scale="100%" style:font-relief="none"/>
    </style:style>
    <style:style style:name="T48" style:family="text">
      <style:text-properties fo:color="#000000" loext:opacity="100%" style:text-outline="false" style:text-line-through-style="none" style:text-line-through-type="none" style:font-name="Bitstream Vera Sans1" fo:font-size="11pt" fo:font-style="normal" fo:text-shadow="none" style:text-underline-style="none" fo:font-weight="normal" style:text-underline-mode="continuous" style:text-overline-mode="continuous" style:text-line-through-mode="continuous" style:letter-kerning="false" style:font-name-asian="Times New Roman" style:font-size-asian="21.6000003814697pt" style:font-style-asian="normal" style:font-weight-asian="normal" style:font-name-complex="Times New Roman" style:font-size-complex="21.6000003814697pt" style:font-style-complex="normal" style:font-weight-complex="normal" style:text-emphasize="none" style:text-scale="100%" style:font-relief="none"/>
    </style:style>
    <style:style style:name="T49" style:family="text">
      <style:text-properties fo:color="#000000" loext:opacity="100%" style:text-outline="false" style:text-line-through-style="none" style:text-line-through-type="none" style:font-name="Bitstream Vera Sans5" fo:font-size="10pt" fo:font-style="normal" fo:text-shadow="none" style:text-underline-style="none" fo:font-weight="normal" style:letter-kerning="true" style:font-name-asian="MS Gothic" style:font-size-asian="18pt" style:font-style-asian="normal" style:font-weight-asian="normal" style:font-name-complex="Tahoma2" style:font-size-complex="18pt" style:font-style-complex="normal" style:font-weight-complex="normal" style:text-emphasize="none" style:font-relief="none"/>
    </style:style>
    <style:style style:name="T50" style:family="text">
      <style:text-properties style:use-window-font-color="true" loext:opacity="0%" style:text-outline="false" style:text-line-through-style="none" style:text-line-through-type="none" style:font-name="Bitstream Vera Sans5" fo:font-size="10pt" fo:font-style="normal" fo:text-shadow="none" style:text-underline-style="none" fo:font-weight="normal" style:letter-kerning="true" style:font-name-asian="SimSun3" style:font-size-asian="18pt" style:font-style-asian="normal" style:font-weight-asian="normal" style:font-name-complex="Tahoma2" style:font-size-complex="18pt" style:font-style-complex="normal" style:font-weight-complex="normal" style:text-emphasize="none" style:font-relief="none"/>
    </style:style>
    <style:style style:name="T51" style:family="text">
      <style:text-properties style:use-window-font-color="true" loext:opacity="0%" style:text-outline="false" style:text-line-through-style="none" style:text-line-through-type="none" style:font-name="Bitstream Vera Sans1" fo:font-size="5pt" fo:font-style="normal" fo:text-shadow="none" style:text-underline-style="none" fo:font-weight="normal" style:letter-kerning="true" style:font-name-asian="Lucida Sans Unicode1" style:font-size-asian="18pt" style:font-style-asian="normal" style:font-weight-asian="normal" style:font-name-complex="Tahoma2" style:font-size-complex="18pt" style:font-style-complex="normal" style:font-weight-complex="normal" style:text-emphasize="none" style:font-relief="none"/>
    </style:style>
    <style:style style:name="T52" style:family="text">
      <style:text-properties fo:color="#000000" loext:opacity="100%" style:text-outline="false" style:text-line-through-style="none" style:text-line-through-type="none" style:font-name="Bitstream Vera Sans1" fo:font-size="9.89999961853027pt" fo:font-style="normal" fo:text-shadow="none" style:text-underline-style="none" fo:font-weight="normal" style:text-underline-mode="continuous" style:text-overline-mode="continuous" style:text-line-through-mode="continuous" style:letter-kerning="false" style:font-name-asian="Bitstream Vera Sans1" style:font-size-asian="9.89999961853027pt" style:font-style-asian="normal" style:font-weight-asian="normal" style:font-name-complex="Bitstream Vera Sans1" style:font-size-complex="9.89999961853027pt" style:font-style-complex="normal" style:font-weight-complex="normal" style:text-emphasize="none" style:text-scale="100%" style:font-relief="none"/>
    </style:style>
    <style:style style:name="T53" style:family="text">
      <style:text-properties style:use-window-font-color="true" loext:opacity="0%" style:text-outline="false" style:text-line-through-style="none" style:text-line-through-type="none" style:font-name="Bitstream Vera Sans1" fo:font-size="5pt" fo:font-style="normal" fo:text-shadow="none" style:text-underline-style="none" fo:font-weight="normal" style:text-underline-mode="continuous" style:text-overline-mode="continuous" style:text-line-through-mode="continuous" style:letter-kerning="false" style:font-name-asian="Lucida Sans Unicode1" style:font-size-asian="18pt" style:font-style-asian="normal" style:font-weight-asian="normal" style:font-name-complex="Tahoma2" style:font-size-complex="18pt" style:font-style-complex="normal" style:font-weight-complex="normal" style:text-emphasize="none" style:text-scale="100%" style:font-relief="none"/>
    </style:style>
    <style:style style:name="T54" style:family="text">
      <style:text-properties fo:color="#000000" loext:opacity="100%" style:text-outline="false" style:text-line-through-style="none" style:text-line-through-type="none" style:font-name="Times New Roman1" fo:font-size="8.80000019073486pt" fo:font-style="normal" fo:text-shadow="none" style:text-underline-style="none" fo:font-weight="normal" style:text-underline-mode="continuous" style:text-overline-mode="continuous" style:text-line-through-mode="continuous" style:letter-kerning="false" style:font-name-asian="Times New Roman1" style:font-size-asian="8.80000019073486pt" style:font-style-asian="normal" style:font-weight-asian="normal" style:font-name-complex="Times New Roman1" style:font-size-complex="8.80000019073486pt" style:font-style-complex="normal" style:font-weight-complex="normal" style:text-emphasize="none" style:text-scale="100%" style:font-relief="none"/>
    </style:style>
    <style:style style:name="T55" style:family="text">
      <style:text-properties style:use-window-font-color="true" loext:opacity="0%" style:text-outline="false" style:text-line-through-style="none" style:text-line-through-type="none" style:font-name="Bitstream Vera Sans5" fo:font-size="10pt" fo:font-style="normal" fo:text-shadow="none" style:text-underline-style="none" fo:font-weight="normal" style:letter-kerning="true" style:font-name-asian="Lucida Sans Unicode1" style:font-size-asian="18pt" style:font-style-asian="normal" style:font-weight-asian="normal" style:font-name-complex="Tahoma2" style:font-size-complex="18pt" style:font-style-complex="normal" style:font-weight-complex="normal" style:text-emphasize="none" style:font-relief="none"/>
    </style:style>
    <style:style style:name="T56" style:family="text">
      <style:text-properties style:use-window-font-color="true" loext:opacity="0%" style:text-outline="false" style:text-line-through-style="none" style:text-line-through-type="none" style:font-name="Bitstream Vera Sans5" fo:font-size="10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57" style:family="text">
      <style:text-properties fo:color="#000000" loext:opacity="100%" style:text-outline="false" style:text-line-through-style="none" style:text-line-through-type="none" style:font-name="Bitstream Vera Sans5" fo:font-size="10pt" fo:font-style="normal" fo:text-shadow="none" style:text-underline-style="none" fo:font-weight="normal" style:text-underline-mode="continuous" style:text-overline-mode="continuous" style:text-line-through-mode="continuous" style:letter-kerning="false" style:font-name-asian="Times New Roman1" style:font-size-asian="8.80000019073486pt" style:font-style-asian="normal" style:font-weight-asian="normal" style:font-name-complex="Times New Roman1" style:font-size-complex="8.80000019073486pt" style:font-style-complex="normal" style:font-weight-complex="normal" style:text-emphasize="none" style:text-scale="100%" style:font-relief="none"/>
    </style:style>
    <style:style style:name="T58" style:family="text">
      <style:text-properties fo:font-variant="normal" fo:text-transform="none" style:use-window-font-color="true" loext:opacity="0%" style:text-outline="false" style:text-line-through-style="none" style:text-line-through-type="none" style:text-position="0% 100%" style:font-name="Bitstream Vera Sans5"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3" style:font-size-asian="18pt" style:language-asian="zh" style:country-asian="CN" style:font-style-asian="normal" style:font-weight-asian="normal" style:font-name-complex="Tahoma2"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59" style:family="text">
      <style:text-properties style:use-window-font-color="true" loext:opacity="0%" style:text-outline="false" style:text-line-through-style="none" style:text-line-through-type="none" style:text-position="0% 100%" style:font-name="Bitstream Vera Sans5"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3" style:font-size-asian="18pt" style:language-asian="zh" style:country-asian="CN" style:font-style-asian="normal" style:font-weight-asian="normal" style:font-name-complex="Tahoma2" style:font-size-complex="18pt" style:language-complex="hi" style:country-complex="IN" style:font-style-complex="normal" style:font-weight-complex="normal" style:text-emphasize="none" style:text-scale="100%" style:font-relief="none"/>
    </style:style>
    <style:style style:name="T60" style:family="text">
      <style:text-properties style:use-window-font-color="true" loext:opacity="0%" style:text-outline="false" style:text-line-through-style="none" style:text-line-through-type="none" style:text-position="0% 100%" style:font-name="Bitstream Vera Sans5"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18pt" style:language-asian="zh" style:country-asian="CN" style:font-style-asian="normal" style:font-weight-asian="normal" style:font-name-complex="Tahoma2" style:font-size-complex="18pt" style:language-complex="hi" style:country-complex="IN" style:font-style-complex="normal" style:font-weight-complex="normal" style:text-emphasize="none" style:text-scale="100%" style:font-relief="none"/>
    </style:style>
    <style:style style:name="T61"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62" style:family="text">
      <style:text-properties fo:color="#000000" loext:opacity="100%" style:text-outline="false" style:text-line-through-style="none" style:text-line-through-type="none" style:font-name="Bitstream Vera Sans5" fo:font-size="10pt" fo:font-style="normal" fo:text-shadow="none" style:text-underline-style="none" fo:font-weight="normal" style:text-underline-mode="continuous" style:text-overline-mode="continuous" style:text-line-through-mode="continuous" style:letter-kerning="false" style:font-name-asian="Bitstream Vera Sans1" style:font-size-asian="9.89999961853027pt" style:font-style-asian="normal" style:font-weight-asian="normal" style:font-name-complex="Bitstream Vera Sans1" style:font-size-complex="9.89999961853027pt" style:font-style-complex="normal" style:font-weight-complex="normal" style:text-emphasize="none" style:text-scale="100%" style:font-relief="none"/>
    </style:style>
    <style:style style:name="T63" style:family="text">
      <style:text-properties fo:color="#000000" loext:opacity="100%" style:text-outline="false" style:text-line-through-style="none" style:text-line-through-type="none" style:font-name="Bitstream Vera Sans1" fo:font-size="10pt" fo:font-style="normal" fo:text-shadow="none" style:text-underline-style="none" fo:font-weight="normal" style:text-underline-mode="continuous" style:text-overline-mode="continuous" style:text-line-through-mode="continuous" style:letter-kerning="false" style:font-name-asian="Bitstream Vera Sans1" style:font-size-asian="17.7000007629395pt" style:font-style-asian="normal" style:font-weight-asian="normal" style:font-name-complex="Bitstream Vera Sans1" style:font-size-complex="17.7000007629395pt" style:font-style-complex="normal" style:font-weight-complex="normal" style:text-emphasize="none" style:text-scale="100%" style:font-relief="none"/>
    </style:style>
    <style:style style:name="T64" style:family="text">
      <style:text-properties fo:color="#000000" loext:opacity="100%" style:text-outline="false" style:text-line-through-style="none" style:text-line-through-type="none" style:font-name="Times New Roman1" fo:font-size="12pt" fo:font-style="normal" fo:text-shadow="none" style:text-underline-style="none" fo:font-weight="normal" style:text-underline-mode="continuous" style:text-overline-mode="continuous" style:text-line-through-mode="continuous" style:letter-kerning="false" style:font-name-asian="Times New Roman1" style:font-size-asian="12pt" style:font-style-asian="normal" style:font-weight-asian="normal" style:font-name-complex="Times New Roman1" style:font-size-complex="12pt" style:font-style-complex="normal" style:font-weight-complex="normal" style:text-emphasize="none" style:text-scale="100%" style:font-relief="none"/>
    </style:style>
    <style:style style:name="T65"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66" style:family="text">
      <style:text-properties style:use-window-font-color="true" loext:opacity="0%" style:text-outline="false" style:text-line-through-style="none" style:text-line-through-type="none" style:font-name="Bitstream Vera Sans1" fo:font-size="11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67" style:family="text">
      <style:text-properties fo:color="#000000" loext:opacity="100%" style:text-outline="false" style:text-line-through-style="none" style:text-line-through-type="none" style:font-name="Bitstream Vera Sans1" fo:font-size="10pt" fo:font-style="normal" fo:text-shadow="none" style:text-underline-style="none" fo:font-weight="normal" style:text-underline-mode="continuous" style:text-overline-mode="continuous" style:text-line-through-mode="continuous" style:letter-kerning="false" style:font-name-asian="Century Schoolbook" style:font-size-asian="12pt" style:font-style-asian="normal" style:font-weight-asian="normal" style:font-name-complex="Century Schoolbook" style:font-size-complex="12pt" style:font-style-complex="normal" style:font-weight-complex="normal" style:text-emphasize="none" style:text-scale="100%" style:font-relief="none"/>
    </style:style>
    <style:style style:name="T68" style:family="text">
      <style:text-properties fo:color="#000000" loext:opacity="100%" style:text-outline="false" style:text-line-through-style="none" style:text-line-through-type="none" style:font-name="Century Schoolbook" fo:font-size="12pt" fo:font-style="normal" fo:text-shadow="none" style:text-underline-style="none" fo:font-weight="normal" style:text-underline-mode="continuous" style:text-overline-mode="continuous" style:text-line-through-mode="continuous" style:letter-kerning="false" style:font-name-asian="Century Schoolbook" style:font-size-asian="12pt" style:font-style-asian="normal" style:font-weight-asian="normal" style:font-name-complex="Century Schoolbook" style:font-size-complex="12pt" style:font-style-complex="normal" style:font-weight-complex="normal" style:text-emphasize="none" style:text-scale="100%" style:font-relief="none"/>
    </style:style>
    <style:style style:name="T69" style:family="text">
      <style:text-properties fo:color="#000000" loext:opacity="100%" style:text-outline="false" style:text-line-through-style="none" style:text-line-through-type="none" style:font-name="Bitstream Vera Sans1" fo:font-size="11pt" fo:font-style="normal" fo:text-shadow="none" style:text-underline-style="none" fo:font-weight="normal" style:text-underline-mode="continuous" style:text-overline-mode="continuous" style:text-line-through-mode="continuous" style:letter-kerning="false" style:font-name-asian="Century Schoolbook" style:font-size-asian="12pt" style:font-style-asian="normal" style:font-weight-asian="normal" style:font-name-complex="Century Schoolbook" style:font-size-complex="12pt" style:font-style-complex="normal" style:font-weight-complex="normal" style:text-emphasize="none" style:text-scale="100%" style:font-relief="none"/>
    </style:style>
    <style:style style:name="T70" style:family="text">
      <style:text-properties style:use-window-font-color="true" loext:opacity="0%" style:text-outline="false" style:text-line-through-style="none" style:text-line-through-type="none" style:font-name="Bitstream Vera Sans1" fo:font-size="10.5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71" style:family="text">
      <style:text-properties fo:color="#ffffff" loext:opacity="100%" style:font-name="Bitstream Vera Sans1" fo:font-size="16pt" fo:font-weight="bold" style:font-size-asian="16pt" style:font-weight-asian="bold" style:font-size-complex="16pt" style:font-weight-complex="bold"/>
    </style:style>
    <style:style style:name="T72" style:family="text">
      <style:text-properties fo:color="#000000" loext:opacity="100%" style:text-outline="false" style:text-line-through-style="none" style:text-line-through-type="none" style:font-name="Bitstream Vera Sans1" fo:font-size="10pt" fo:font-style="normal" fo:text-shadow="none" style:text-underline-style="none" fo:font-weight="normal" style:text-underline-mode="continuous" style:text-overline-mode="continuous" style:text-line-through-mode="continuous" style:letter-kerning="false" style:font-name-asian="Times New Roman1" style:font-size-asian="12pt" style:font-style-asian="normal" style:font-weight-asian="normal" style:font-name-complex="Times New Roman1" style:font-size-complex="12pt" style:font-style-complex="normal" style:font-weight-complex="normal" style:text-emphasize="none" style:text-scale="100%" style:font-relief="none"/>
    </style:style>
    <style:style style:name="T73" style:family="text">
      <style:text-properties fo:color="#000000" loext:opacity="100%" style:text-outline="false" style:text-line-through-style="none" style:text-line-through-type="none" style:font-name="Bitstream Vera Sans1" fo:font-size="10pt" fo:font-style="normal" fo:text-shadow="none" style:text-underline-style="none" fo:font-weight="normal" style:text-underline-mode="continuous" style:text-overline-mode="continuous" style:text-line-through-mode="continuous" style:letter-kerning="false" style:font-name-asian="Bitstream Vera Sans1" style:font-size-asian="9.89999961853027pt" style:font-style-asian="normal" style:font-weight-asian="normal" style:font-name-complex="Bitstream Vera Sans1" style:font-size-complex="9.89999961853027pt" style:font-style-complex="normal" style:font-weight-complex="normal" style:text-emphasize="none" style:text-scale="100%" style:font-relief="none"/>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ffffff"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style:style>
    <style:style style:name="fr3" style:family="graphic" style:parent-style-name="Formula">
      <style:graphic-properties fo:margin-left="0cm" fo:margin-right="0cm" style:vertical-pos="middle" style:vertical-rel="text" style:horizontal-pos="from-left" style:horizontal-rel="paragraph-content" fo:background-color="#ffff00" style:background-transparency="0%" draw:fill="solid" draw:fill-color="#ffff00" draw:opacity="100%" draw:ole-draw-aspect="1"/>
    </style:style>
    <style:style style:name="fr4"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00" style:background-transparency="0%" draw:fill="solid" draw:fill-color="#ffff00" draw:opacity="100%" draw:ole-draw-aspect="1"/>
    </style:style>
    <style:style style:name="fr5"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000000" draw:marker-start="" draw:marker-start-width="0.3cm" draw:marker-start-center="false" draw:marker-end="" draw:marker-end-width="0.3cm" draw:marker-end-center="false" draw:fill="solid" draw:fill-color="#ffff00" draw:textarea-horizontal-align="center" draw:textarea-vertical-align="middle" fo:padding-top="0.125cm" fo:padding-bottom="0.125cm" fo:padding-left="0.25cm" fo:padding-right="0.25cm" fo:wrap-option="wrap"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middle" draw:auto-grow-height="true" draw:auto-grow-width="true" fo:min-height="0.268cm" fo:min-width="0.563cm" fo:padding-top="0cm" fo:padding-bottom="0cm" fo:padding-left="0cm" fo:padding-right="0cm" fo:wrap-option="wrap" draw:shadow="hidden" draw:shadow-offset-x="0.3cm" draw:shadow-offset-y="0.3cm" draw:shadow-color="#808080" style:run-through="foreground"/>
      <style:paragraph-properties style:writing-mode="lr-tb"/>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middle" draw:auto-grow-height="true" draw:auto-grow-width="true" fo:min-height="0.208cm" fo:min-width="0.397cm" fo:padding-top="0cm" fo:padding-bottom="0cm" fo:padding-left="0cm" fo:padding-right="0cm" fo:wrap-option="wrap" draw:shadow="hidden" draw:shadow-offset-x="0.3cm" draw:shadow-offset-y="0.3cm" draw:shadow-color="#808080" style:run-through="foreground"/>
      <style:paragraph-properties style:writing-mode="lr-tb"/>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middle" draw:auto-grow-height="true" draw:auto-grow-width="true" fo:min-height="0.273cm" fo:min-width="0.273cm" fo:padding-top="0cm" fo:padding-bottom="0cm" fo:padding-left="0cm" fo:padding-right="0cm" fo:wrap-option="wrap" draw:shadow="hidden" draw:shadow-offset-x="0.3cm" draw:shadow-offset-y="0.3cm" draw:shadow-color="#808080" style:run-through="foreground"/>
      <style:paragraph-properties style:writing-mode="lr-tb"/>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middle" draw:auto-grow-height="true" draw:auto-grow-width="true" fo:min-height="0.208cm" fo:min-width="0.115cm" fo:padding-top="0cm" fo:padding-bottom="0cm" fo:padding-left="0cm" fo:padding-right="0cm" fo:wrap-option="wrap" draw:shadow="hidden" draw:shadow-offset-x="0.3cm" draw:shadow-offset-y="0.3cm" draw:shadow-color="#808080" style:run-through="foreground"/>
      <style:paragraph-properties style:writing-mode="lr-tb"/>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middle" draw:auto-grow-height="true" draw:auto-grow-width="true" fo:min-height="0.208cm" fo:min-width="0.116cm" fo:padding-top="0cm" fo:padding-bottom="0cm" fo:padding-left="0cm" fo:padding-right="0cm" fo:wrap-option="wrap" draw:shadow="hidden" draw:shadow-offset-x="0.3cm" draw:shadow-offset-y="0.3cm" draw:shadow-color="#808080" style:run-through="foreground"/>
      <style:paragraph-properties style:writing-mode="lr-tb"/>
    </style:style>
    <style:style style:name="gr8" style:family="graphic">
      <style:graphic-properties style:run-through="foreground"/>
    </style:style>
    <style:style style:name="gr9" style:family="graphic">
      <style:graphic-properties draw:stroke="solid" svg:stroke-width="0.019cm" svg:stroke-color="#000000" draw:marker-start="" draw:marker-start-width="0.33cm" draw:marker-start-center="false" draw:marker-end="" draw:marker-end-width="0.33cm" draw:marker-end-center="false" draw:fill="none" draw:fill-color="#ffff00" draw:fill-image-width="0cm" draw:fill-image-height="0cm" draw:textarea-horizontal-align="center" draw:textarea-vertical-align="middle" fo:padding-top="0.136cm" fo:padding-bottom="0.136cm" fo:padding-left="0.259cm" fo:padding-right="0.259cm" fo:wrap-option="wrap" draw:shadow="hidden" draw:shadow-offset-x="0.3cm" draw:shadow-offset-y="0.3cm" draw:shadow-color="#808080" style:run-through="foreground"/>
    </style:style>
    <style:style style:name="gr10" style:family="graphic">
      <style:graphic-properties draw:stroke="solid" svg:stroke-width="0.019cm" svg:stroke-color="#000000" draw:marker-start="" draw:marker-start-width="0.33cm" draw:marker-start-center="false" draw:marker-end="" draw:marker-end-width="0.33cm" draw:marker-end-center="false" draw:fill="none" draw:fill-color="#ffff00" draw:fill-image-width="0cm" draw:fill-image-height="0cm" draw:textarea-horizontal-align="center" draw:textarea-vertical-align="middle" fo:padding-top="0.136cm" fo:padding-bottom="0.136cm" fo:padding-left="0.259cm" fo:padding-right="0.259cm" fo:wrap-option="wrap" draw:shadow="hidden" draw:shadow-offset-x="0.3cm" draw:shadow-offset-y="0.3cm" draw:shadow-color="#808080" style:run-through="foreground"/>
    </style:style>
    <style:style style:name="gr11" style:family="graphic">
      <style:graphic-properties draw:stroke="solid" svg:stroke-width="0.019cm" svg:stroke-color="#000000" draw:marker-start="" draw:marker-start-width="0.33cm" draw:marker-start-center="false" draw:marker-end="" draw:marker-end-width="0.33cm" draw:marker-end-center="false" draw:fill="none" draw:fill-color="#ffff00" draw:fill-image-width="0cm" draw:fill-image-height="0cm" draw:textarea-horizontal-align="center" draw:textarea-vertical-align="middle" fo:padding-top="0.136cm" fo:padding-bottom="0.136cm" fo:padding-left="0.259cm" fo:padding-right="0.259cm" fo:wrap-option="wrap" draw:shadow="hidden" draw:shadow-offset-x="0.3cm" draw:shadow-offset-y="0.3cm" draw:shadow-color="#808080" style:run-through="foreground"/>
    </style:style>
    <style:style style:name="gr12" style:family="graphic">
      <style:graphic-properties draw:stroke="solid" svg:stroke-width="0.019cm" svg:stroke-color="#000000" draw:marker-start="" draw:marker-start-width="0.33cm" draw:marker-start-center="false" draw:marker-end="" draw:marker-end-width="0.33cm" draw:marker-end-center="false" draw:fill="none" draw:fill-color="#ffff00" draw:fill-image-width="0cm" draw:fill-image-height="0cm" draw:textarea-horizontal-align="center" draw:textarea-vertical-align="middle" fo:padding-top="0.136cm" fo:padding-bottom="0.136cm" fo:padding-left="0.259cm" fo:padding-right="0.259cm" fo:wrap-option="wrap" draw:shadow="hidden" draw:shadow-offset-x="0.3cm" draw:shadow-offset-y="0.3cm" draw:shadow-color="#808080" style:run-through="foreground"/>
    </style:style>
    <style:style style:name="gr13" style:family="graphic">
      <style:graphic-properties draw:stroke="solid" svg:stroke-width="0.019cm" svg:stroke-color="#000000" draw:marker-start="" draw:marker-start-width="0.33cm" draw:marker-start-center="false" draw:marker-end="" draw:marker-end-width="0.33cm" draw:marker-end-center="false" draw:fill="none" draw:fill-color="#ffff00" draw:fill-image-width="0cm" draw:fill-image-height="0cm" draw:textarea-horizontal-align="center" draw:textarea-vertical-align="middle" fo:padding-top="0.136cm" fo:padding-bottom="0.136cm" fo:padding-left="0.259cm" fo:padding-right="0.259cm" fo:wrap-option="wrap" draw:shadow="hidden" draw:shadow-offset-x="0.3cm" draw:shadow-offset-y="0.3cm" draw:shadow-color="#808080" style:run-through="foreground"/>
    </style:style>
    <style:style style:name="gr14" style:family="graphic">
      <style:graphic-properties draw:stroke="solid" svg:stroke-width="0.019cm" svg:stroke-color="#000000" draw:marker-start="" draw:marker-start-width="0.33cm" draw:marker-start-center="false" draw:marker-end="" draw:marker-end-width="0.33cm" draw:marker-end-center="false" draw:fill="none" draw:fill-color="#ffff00" draw:fill-image-width="0cm" draw:fill-image-height="0cm" draw:textarea-horizontal-align="center" draw:textarea-vertical-align="middle" fo:padding-top="0.136cm" fo:padding-bottom="0.136cm" fo:padding-left="0.259cm" fo:padding-right="0.259cm" fo:wrap-option="wrap" draw:shadow="hidden" draw:shadow-offset-x="0.3cm" draw:shadow-offset-y="0.3cm" draw:shadow-color="#808080" style:run-through="foreground"/>
    </style:style>
    <style:style style:name="gr15" style:family="graphic">
      <style:graphic-properties draw:stroke="solid" svg:stroke-width="0.019cm" svg:stroke-color="#000000" draw:marker-start="" draw:marker-start-width="0.33cm" draw:marker-start-center="false" draw:marker-end="" draw:marker-end-width="0.33cm" draw:marker-end-center="false" draw:fill="none" draw:fill-color="#ffff00" draw:fill-image-width="0cm" draw:fill-image-height="0cm" draw:textarea-horizontal-align="center" draw:textarea-vertical-align="middle" fo:padding-top="0.136cm" fo:padding-bottom="0.136cm" fo:padding-left="0.259cm" fo:padding-right="0.259cm" fo:wrap-option="wrap" draw:shadow="hidden" draw:shadow-offset-x="0.3cm" draw:shadow-offset-y="0.3cm" draw:shadow-color="#808080" style:run-through="foreground"/>
    </style:style>
    <style:style style:name="gr16" style:family="graphic">
      <style:graphic-properties draw:stroke="solid" svg:stroke-width="0.019cm" svg:stroke-color="#000000" draw:marker-start="" draw:marker-start-width="0.33cm" draw:marker-start-center="false" draw:marker-end="" draw:marker-end-width="0.33cm" draw:marker-end-center="false" draw:fill="none" draw:fill-color="#ffff00" draw:textarea-horizontal-align="center" draw:textarea-vertical-align="middle" fo:padding-top="0.136cm" fo:padding-bottom="0.136cm" fo:padding-left="0.259cm" fo:padding-right="0.259cm" fo:wrap-option="wrap" draw:shadow="hidden" draw:shadow-offset-x="0.3cm" draw:shadow-offset-y="0.3cm" draw:shadow-color="#808080" style:run-through="foreground"/>
    </style:style>
    <style:style style:name="gr17"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width="0.019cm" svg:stroke-color="#000000" draw:marker-start="" draw:marker-start-width="0.33cm" draw:marker-start-center="false" draw:marker-end="" draw:marker-end-width="0.33cm" draw:marker-end-center="false" draw:fill="solid" draw:fill-color="#ffff00" draw:fill-image-width="0cm" draw:fill-image-height="0cm"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9" style:family="graphic">
      <style:graphic-properties draw:stroke="solid" draw:stroke-dash="Dashed_20__28_var_29__20_7338"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 style:family="graphic">
      <style:graphic-properties draw:stroke="none" draw:stroke-dash="Dashed_20__28_var_29__20_7339"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25cm" fo:min-width="0.891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1" style:family="graphic">
      <style:graphic-properties draw:stroke="none" draw:stroke-dash="Dashed_20__28_var_29__20_7340"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23cm" fo:min-width="0.891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2" style:family="graphic">
      <style:graphic-properties draw:stroke="none" draw:stroke-dash="Dashed_20__28_var_29__20_7341"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25cm" fo:min-width="0.891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3" style:family="graphic">
      <style:graphic-properties draw:stroke="none" draw:stroke-dash="Dashed_20__28_var_29__20_7342"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25cm" fo:min-width="0.261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 style:family="graphic">
      <style:graphic-properties draw:stroke="none" svg:stroke-width="0cm" svg:stroke-color="#000000" draw:marker-start="" draw:marker-start-width="0.3cm" draw:marker-start-center="false" draw:marker-end="" draw:marker-end-width="0.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21cm" fo:min-width="0.436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5" style:family="graphic">
      <style:graphic-properties draw:stroke="none" svg:stroke-width="0cm" svg:stroke-color="#000000" draw:marker-start="" draw:marker-start-width="0.3cm" draw:marker-start-center="false" draw:marker-end="" draw:marker-end-width="0.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212cm" fo:min-width="0.445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6" style:family="graphic">
      <style:graphic-properties draw:stroke="none" svg:stroke-width="0cm" svg:stroke-color="#000000" draw:marker-start="" draw:marker-start-width="0.3cm" draw:marker-start-center="false" draw:marker-end="" draw:marker-end-width="0.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21cm" fo:min-width="0.445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7" style:family="graphic">
      <style:graphic-properties draw:stroke="none" svg:stroke-width="0cm" svg:stroke-color="#000000" draw:marker-start="" draw:marker-start-width="0.3cm" draw:marker-start-center="false" draw:marker-end="" draw:marker-end-width="0.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21cm" fo:min-width="0.139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8" style:family="graphic">
      <style:graphic-properties draw:stroke="none" svg:stroke-width="0cm" svg:stroke-color="#000000" draw:marker-start="" draw:marker-start-width="0.3cm" draw:marker-start-center="false" draw:marker-end="" draw:marker-end-width="0.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21cm" fo:min-width="0.134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9" style:family="graphic">
      <style:graphic-properties draw:stroke="none" svg:stroke-width="0cm" svg:stroke-color="#000000" draw:marker-start="" draw:marker-start-width="0.3cm" draw:marker-start-center="false" draw:marker-end="" draw:marker-end-width="0.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21cm" fo:min-width="0.113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0" style:family="graphic">
      <style:graphic-properties draw:stroke="solid" svg:stroke-width="0.019cm" svg:stroke-color="#000000" draw:marker-start="" draw:marker-start-width="0.33cm" draw:marker-start-center="false" draw:marker-end="" draw:marker-end-width="0.33cm" draw:marker-end-center="false" draw:fill="none" draw:fill-color="#ffff00" draw:fill-image-width="0cm" draw:fill-image-height="0cm"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fo:min-height="0.476cm" fo:padding-top="0.125cm" fo:padding-bottom="0.125cm" fo:padding-left="0.25cm" fo:padding-right="0.25cm" draw:shadow="hidden" draw:shadow-offset-x="0.3cm" draw:shadow-offset-y="0.3cm" draw:shadow-color="#808080" style:run-through="foreground"/>
      <style:paragraph-properties style:writing-mode="lr-tb"/>
    </style:style>
    <style:style style:name="gr32" style:family="graphic">
      <style:graphic-properties draw:stroke="solid" svg:stroke-width="0.019cm" svg:stroke-color="#000000" draw:marker-start="" draw:marker-start-width="0.229cm" draw:marker-start-center="false" draw:marker-end="" draw:marker-end-width="0.229cm" draw:marker-end-center="false" draw:fill="solid"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33" style:family="graphic">
      <style:graphic-properties draw:stroke="none" svg:stroke-width="0.019cm" svg:stroke-color="#ff3333" draw:marker-start="" draw:marker-start-width="0.3cm" draw:marker-start-center="false" draw:marker-end="" draw:marker-end-width="0.3cm" draw:marker-end-center="false" draw:fill="none" draw:fill-color="#ffffff" draw:textarea-horizontal-align="left" draw:auto-grow-width="true" fo:min-height="0.758cm" fo:min-width="1.58cm" fo:padding-top="0.125cm" fo:padding-bottom="0.125cm" fo:padding-left="0.25cm" fo:padding-right="0.25cm" draw:shadow="hidden" draw:shadow-offset-x="0.3cm" draw:shadow-offset-y="0.3cm" draw:shadow-color="#808080" style:run-through="foreground"/>
      <style:paragraph-properties style:writing-mode="lr-tb"/>
    </style:style>
    <style:style style:name="gr34" style:family="graphic">
      <style:graphic-properties draw:stroke="solid" svg:stroke-width="0.019cm" svg:stroke-color="#ff333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5" style:family="graphic">
      <style:graphic-properties draw:stroke="none" svg:stroke-width="0.019cm" svg:stroke-color="#ff3333" draw:marker-start="" draw:marker-start-width="0.3cm" draw:marker-start-center="false" draw:marker-end="" draw:marker-end-width="0.3cm" draw:marker-end-center="false" draw:fill="none" draw:fill-color="#ffffff" draw:textarea-horizontal-align="left" draw:auto-grow-width="true" fo:min-height="0.757cm" fo:min-width="1.582cm" fo:padding-top="0.125cm" fo:padding-bottom="0.125cm" fo:padding-left="0.25cm" fo:padding-right="0.25cm" draw:shadow="hidden" draw:shadow-offset-x="0.3cm" draw:shadow-offset-y="0.3cm" draw:shadow-color="#808080" style:run-through="foreground"/>
      <style:paragraph-properties style:writing-mode="lr-tb"/>
    </style:style>
    <style:style style:name="gr36" style:family="graphic">
      <style:graphic-properties draw:stroke="none" svg:stroke-width="0.019cm" svg:stroke-color="#ff3333" draw:marker-start="" draw:marker-start-width="0.3cm" draw:marker-start-center="false" draw:marker-end="" draw:marker-end-width="0.3cm" draw:marker-end-center="false" draw:fill="none" draw:fill-color="#ffffff" draw:textarea-horizontal-align="left" draw:auto-grow-width="true" fo:min-height="0.758cm" fo:min-width="1.224cm" fo:padding-top="0.125cm" fo:padding-bottom="0.125cm" fo:padding-left="0.25cm" fo:padding-right="0.25cm" draw:shadow="hidden" draw:shadow-offset-x="0.3cm" draw:shadow-offset-y="0.3cm" draw:shadow-color="#808080" style:run-through="foreground"/>
      <style:paragraph-properties style:writing-mode="lr-tb"/>
    </style:style>
    <style:style style:name="gr37" style:family="graphic">
      <style:graphic-properties draw:stroke="none" svg:stroke-width="0.019cm" svg:stroke-color="#ff3333" draw:marker-start="" draw:marker-start-width="0.3cm" draw:marker-start-center="false" draw:marker-end="" draw:marker-end-width="0.3cm" draw:marker-end-center="false" draw:fill="none" draw:fill-color="#ffffff" draw:textarea-horizontal-align="left" draw:auto-grow-width="true" fo:min-height="0.66cm" fo:min-width="1.224cm" fo:padding-top="0.125cm" fo:padding-bottom="0.125cm" fo:padding-left="0.25cm" fo:padding-right="0.25cm" draw:shadow="hidden" draw:shadow-offset-x="0.3cm" draw:shadow-offset-y="0.3cm" draw:shadow-color="#808080" style:run-through="foreground"/>
      <style:paragraph-properties style:writing-mode="lr-tb"/>
    </style:style>
    <style:style style:name="gr38" style:family="graphic">
      <style:graphic-properties draw:stroke="none" svg:stroke-width="0.019cm" svg:stroke-color="#ff3333" draw:marker-start="" draw:marker-start-width="0.3cm" draw:marker-start-center="false" draw:marker-end="" draw:marker-end-width="0.3cm" draw:marker-end-center="false" draw:fill="none" draw:fill-color="#ffffff" draw:textarea-horizontal-align="left" draw:auto-grow-width="true" fo:min-height="0.82cm" fo:min-width="0.734cm" fo:padding-top="0.125cm" fo:padding-bottom="0.125cm" fo:padding-left="0.25cm" fo:padding-right="0.25cm" draw:shadow="hidden" draw:shadow-offset-x="0.3cm" draw:shadow-offset-y="0.3cm" draw:shadow-color="#808080" style:run-through="foreground"/>
      <style:paragraph-properties style:writing-mode="lr-tb"/>
    </style:style>
    <style:style style:name="gr39" style:family="graphic">
      <style:graphic-properties draw:stroke="none" svg:stroke-width="0.019cm" svg:stroke-color="#ff3333" draw:marker-start="" draw:marker-start-width="0.3cm" draw:marker-start-center="false" draw:marker-end="" draw:marker-end-width="0.3cm" draw:marker-end-center="false" draw:fill="none" draw:fill-color="#ffffff" draw:textarea-horizontal-align="left" draw:auto-grow-width="true" fo:min-height="0.82cm" fo:min-width="0.753cm" fo:padding-top="0.125cm" fo:padding-bottom="0.125cm" fo:padding-left="0.25cm" fo:padding-right="0.25cm" draw:shadow="hidden" draw:shadow-offset-x="0.3cm" draw:shadow-offset-y="0.3cm" draw:shadow-color="#808080" style:run-through="foreground"/>
      <style:paragraph-properties style:writing-mode="lr-tb"/>
    </style:style>
    <style:style style:name="gr40" style:family="graphic">
      <style:graphic-properties draw:stroke="none" svg:stroke-width="0.019cm" svg:stroke-color="#ff3333" draw:marker-start="" draw:marker-start-width="0.3cm" draw:marker-start-center="false" draw:marker-end="" draw:marker-end-width="0.3cm" draw:marker-end-center="false" draw:fill="none" draw:fill-color="#ffffff" draw:textarea-horizontal-align="left" draw:auto-grow-width="true" fo:min-height="0.82cm" fo:min-width="0.653cm" fo:padding-top="0.125cm" fo:padding-bottom="0.125cm" fo:padding-left="0.25cm" fo:padding-right="0.25cm" draw:shadow="hidden" draw:shadow-offset-x="0.3cm" draw:shadow-offset-y="0.3cm" draw:shadow-color="#808080" style:run-through="foreground"/>
      <style:paragraph-properties style:writing-mode="lr-tb"/>
    </style:style>
    <style:style style:name="gr41" style:family="graphic">
      <style:graphic-properties draw:stroke="none" svg:stroke-width="0.019cm" svg:stroke-color="#ff3333" draw:marker-start="" draw:marker-start-width="0.3cm" draw:marker-start-center="false" draw:marker-end="" draw:marker-end-width="0.3cm" draw:marker-end-center="false" draw:fill="none" draw:fill-color="#ffffff" draw:textarea-horizontal-align="left" draw:auto-grow-width="true" fo:min-height="0.887cm" fo:min-width="0.748cm" fo:padding-top="0.125cm" fo:padding-bottom="0.125cm" fo:padding-left="0.25cm" fo:padding-right="0.25cm" draw:shadow="hidden" draw:shadow-offset-x="0.3cm" draw:shadow-offset-y="0.3cm" draw:shadow-color="#808080" style:run-through="foreground"/>
      <style:paragraph-properties style:writing-mode="lr-tb"/>
    </style:style>
    <style:style style:name="gr42" style:family="graphic">
      <style:graphic-properties draw:stroke="none" svg:stroke-width="0.019cm" svg:stroke-color="#ff3333" draw:marker-start="" draw:marker-start-width="0.3cm" draw:marker-start-center="false" draw:marker-end="" draw:marker-end-width="0.3cm" draw:marker-end-center="false" draw:fill="none" draw:fill-color="#ffffff" draw:textarea-horizontal-align="left" draw:auto-grow-width="true" fo:min-height="0.82cm" fo:min-width="0.803cm" fo:padding-top="0.125cm" fo:padding-bottom="0.125cm" fo:padding-left="0.25cm" fo:padding-right="0.25cm" draw:shadow="hidden" draw:shadow-offset-x="0.3cm" draw:shadow-offset-y="0.3cm" draw:shadow-color="#808080" style:run-through="foreground"/>
      <style:paragraph-properties style:writing-mode="lr-tb"/>
    </style:style>
    <style:style style:name="gr43" style:family="graphic">
      <style:graphic-properties style:run-through="foreground" style:vertical-pos="from-top" style:horizontal-pos="from-left" style:horizontal-rel="paragraph" draw:wrap-influence-on-position="once-concurrent" loext:allow-overlap="true" style:flow-with-text="false"/>
    </style:style>
    <style:style style:name="gr44" style:family="graphic">
      <style:graphic-properties draw:stroke="solid"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5"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76cm" fo:min-width="1.007cm" draw:shadow="hidden" draw:shadow-offset-x="0.3cm" draw:shadow-offset-y="0.3cm" draw:shadow-color="#808080" style:run-through="foreground"/>
      <style:paragraph-properties style:writing-mode="lr-tb"/>
    </style:style>
    <style:style style:name="gr46"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76cm" fo:min-width="0.827cm" draw:shadow="hidden" draw:shadow-offset-x="0.3cm" draw:shadow-offset-y="0.3cm" draw:shadow-color="#808080" style:run-through="foreground"/>
      <style:paragraph-properties style:writing-mode="lr-tb"/>
    </style:style>
    <style:style style:name="gr47"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76cm" fo:min-width="0.781cm" draw:shadow="hidden" draw:shadow-offset-x="0.3cm" draw:shadow-offset-y="0.3cm" draw:shadow-color="#808080" style:run-through="foreground"/>
      <style:paragraph-properties style:writing-mode="lr-tb"/>
    </style:style>
    <style:style style:name="gr48"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76cm" fo:min-width="0.45cm" draw:shadow="hidden" draw:shadow-offset-x="0.3cm" draw:shadow-offset-y="0.3cm" draw:shadow-color="#808080" style:run-through="foreground"/>
      <style:paragraph-properties style:writing-mode="lr-tb"/>
    </style:style>
    <style:style style:name="gr49"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76cm" fo:min-width="0.275cm" draw:shadow="hidden" draw:shadow-offset-x="0.3cm" draw:shadow-offset-y="0.3cm" draw:shadow-color="#808080" style:run-through="foreground"/>
      <style:paragraph-properties style:writing-mode="lr-tb"/>
    </style:style>
    <style:style style:name="gr50"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1" style:family="graphic">
      <style:graphic-properties draw:stroke="none" draw:stroke-dash="Dashed_20__28_var_29__20_6022"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245cm" fo:padding-top="0cm" fo:padding-bottom="0cm" fo:padding-left="0cm" fo:padding-right="0cm" draw:shadow="hidden" draw:shadow-offset-x="0.3cm" draw:shadow-offset-y="0.3cm" draw:shadow-color="#808080" style:run-through="foreground"/>
      <style:paragraph-properties style:writing-mode="lr-tb"/>
    </style:style>
    <style:style style:name="gr52" style:family="graphic">
      <style:graphic-properties draw:stroke="none" draw:stroke-dash="Dashed_20__28_var_29__20_6023"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245cm" fo:padding-top="0cm" fo:padding-bottom="0cm" fo:padding-left="0cm" fo:padding-right="0cm" draw:shadow="hidden" draw:shadow-offset-x="0.3cm" draw:shadow-offset-y="0.3cm" draw:shadow-color="#808080" style:run-through="foreground"/>
      <style:paragraph-properties style:writing-mode="lr-tb"/>
    </style:style>
    <style:style style:name="gr53" style:family="graphic">
      <style:graphic-properties draw:stroke="none" draw:stroke-dash="Dashed_20__28_var_29__20_6024"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249cm" fo:padding-top="0cm" fo:padding-bottom="0cm" fo:padding-left="0cm" fo:padding-right="0cm" draw:shadow="hidden" draw:shadow-offset-x="0.3cm" draw:shadow-offset-y="0.3cm" draw:shadow-color="#808080" style:run-through="foreground"/>
      <style:paragraph-properties style:writing-mode="lr-tb"/>
    </style:style>
    <style:style style:name="gr54" style:family="graphic">
      <style:graphic-properties draw:stroke="solid" svg:stroke-width="0.025cm" svg:stroke-color="#000000" draw:marker-start="" draw:marker-start-width="0.3cm" draw:marker-start-center="false" draw:marker-end="" draw:marker-end-width="0.3cm" draw:marker-end-center="false" draw:fill="solid" draw:fill-color="#000000" draw:opacity="0%" draw:textarea-horizontal-align="center" draw:textarea-vertical-align="middle" fo:padding-top="0.138cm" fo:padding-bottom="0.138cm" fo:padding-left="0.263cm" fo:padding-right="0.263cm" draw:shadow="hidden" draw:shadow-offset-x="0.3cm" draw:shadow-offset-y="0.3cm" draw:shadow-color="#808080" style:run-through="foreground"/>
    </style:style>
    <style:style style:name="gr55" style:family="graphic">
      <style:graphic-properties draw:stroke="none" draw:stroke-dash="Dashed_20__28_var_29__20_6025"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275cm" fo:padding-top="0cm" fo:padding-bottom="0cm" fo:padding-left="0cm" fo:padding-right="0cm" draw:shadow="hidden" draw:shadow-offset-x="0.3cm" draw:shadow-offset-y="0.3cm" draw:shadow-color="#808080" style:run-through="foreground"/>
      <style:paragraph-properties style:writing-mode="lr-tb"/>
    </style:style>
    <style:style style:name="gr56" style:family="graphic">
      <style:graphic-properties draw:stroke="solid" svg:stroke-width="0.019cm" svg:stroke-color="#000000" draw:marker-start="" draw:marker-start-width="0.33cm" draw:marker-start-center="false" draw:marker-end="" draw:marker-end-width="0.33cm" draw:marker-end-center="false" draw:fill="solid" draw:fill-color="#ffff00" draw:fill-image-width="0cm" draw:fill-image-height="0cm"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7" style:family="graphic">
      <style:graphic-properties draw:stroke="none" draw:stroke-dash="Dashed_20__28_var_29__20_6026"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88cm" fo:padding-top="0cm" fo:padding-bottom="0cm" fo:padding-left="0cm" fo:padding-right="0cm" draw:shadow="hidden" draw:shadow-offset-x="0.3cm" draw:shadow-offset-y="0.3cm" draw:shadow-color="#808080" style:run-through="foreground"/>
      <style:paragraph-properties style:writing-mode="lr-tb"/>
    </style:style>
    <style:style style:name="gr58" style:family="graphic">
      <style:graphic-properties draw:stroke="none" draw:stroke-dash="Dashed_20__28_var_29__20_6027"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854cm" fo:padding-top="0cm" fo:padding-bottom="0cm" fo:padding-left="0cm" fo:padding-right="0cm" draw:shadow="hidden" draw:shadow-offset-x="0.3cm" draw:shadow-offset-y="0.3cm" draw:shadow-color="#808080" style:run-through="foreground"/>
      <style:paragraph-properties style:writing-mode="lr-tb"/>
    </style:style>
    <style:style style:name="gr59"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60" style:family="graphic">
      <style:graphic-properties draw:stroke="none" svg:stroke-width="0.019cm" svg:stroke-color="#000000" draw:marker-start="" draw:marker-start-width="0.33cm" draw:marker-start-center="false" draw:marker-end="" draw:marker-end-width="0.33cm" draw:marker-end-center="false" draw:fill="solid" draw:fill-color="#ffff00"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1" style:family="graphic">
      <style:graphic-properties draw:stroke="none" draw:stroke-dash="Dashed_20__28_var_29__20_5966" svg:stroke-width="0cm" svg:stroke-color="#000000" draw:marker-start="" draw:marker-start-width="0.3cm" draw:marker-start-center="false" draw:marker-end="" draw:marker-end-width="0.3cm" draw:marker-end-center="false" draw:fill="none" draw:fill-color="#99ccff" draw:fill-image-width="0cm" draw:fill-image-height="0cm" draw:textarea-vertical-align="middle" draw:auto-grow-width="true" fo:min-height="0.413cm" fo:min-width="0.249cm" fo:padding-top="0cm" fo:padding-bottom="0cm" fo:padding-left="0cm" fo:padding-right="0cm" draw:shadow="hidden" draw:shadow-offset-x="0.3cm" draw:shadow-offset-y="0.3cm" draw:shadow-color="#808080" style:run-through="foreground"/>
      <style:paragraph-properties style:writing-mode="lr-tb"/>
    </style:style>
    <style:style style:name="gr62" style:family="graphic">
      <style:graphic-properties draw:stroke="none" draw:stroke-dash="Dashed_20__28_var_29__20_5967" svg:stroke-width="0cm" svg:stroke-color="#000000" draw:marker-start="" draw:marker-start-width="0.3cm" draw:marker-start-center="false" draw:marker-end="" draw:marker-end-width="0.3cm" draw:marker-end-center="false" draw:fill="none" draw:fill-color="#99ccff" draw:fill-image-width="0cm" draw:fill-image-height="0cm" draw:textarea-vertical-align="middle" draw:auto-grow-width="true" fo:min-height="0.413cm" fo:min-width="0.236cm" fo:padding-top="0cm" fo:padding-bottom="0cm" fo:padding-left="0cm" fo:padding-right="0cm" draw:shadow="hidden" draw:shadow-offset-x="0.3cm" draw:shadow-offset-y="0.3cm" draw:shadow-color="#808080" style:run-through="foreground"/>
      <style:paragraph-properties style:writing-mode="lr-tb"/>
    </style:style>
    <style:style style:name="gr63" style:family="graphic">
      <style:graphic-properties draw:stroke="none" draw:stroke-dash="Dashed_20__28_var_29__20_5968" svg:stroke-width="0cm" svg:stroke-color="#000000" draw:marker-start="" draw:marker-start-width="0.3cm" draw:marker-start-center="false" draw:marker-end="" draw:marker-end-width="0.3cm" draw:marker-end-center="false" draw:fill="none" draw:fill-color="#99ccff" draw:fill-image-width="0cm" draw:fill-image-height="0cm" draw:textarea-vertical-align="middle" draw:auto-grow-width="true" fo:min-height="0.413cm" fo:min-width="0.206cm" fo:padding-top="0cm" fo:padding-bottom="0cm" fo:padding-left="0cm" fo:padding-right="0cm" draw:shadow="hidden" draw:shadow-offset-x="0.3cm" draw:shadow-offset-y="0.3cm" draw:shadow-color="#808080" style:run-through="foreground"/>
      <style:paragraph-properties style:writing-mode="lr-tb"/>
    </style:style>
    <style:style style:name="gr64" style:family="graphic">
      <style:graphic-properties draw:stroke="none" draw:stroke-dash="Dashed_20__28_var_29__20_5969" svg:stroke-width="0cm" svg:stroke-color="#000000" draw:marker-start="" draw:marker-start-width="0.3cm" draw:marker-start-center="false" draw:marker-end="" draw:marker-end-width="0.3cm" draw:marker-end-center="false" draw:fill="none" draw:fill-color="#ffffff" draw:fill-image-width="0cm" draw:fill-image-height="0cm" draw:textarea-vertical-align="middle" draw:auto-grow-height="true" draw:auto-grow-width="true" fo:min-height="0.21cm" fo:min-width="0.127cm" fo:padding-top="0cm" fo:padding-bottom="0cm" fo:padding-left="0cm" fo:padding-right="0cm" draw:shadow="hidden" draw:shadow-offset-x="0.3cm" draw:shadow-offset-y="0.3cm" draw:shadow-color="#808080" style:run-through="foreground"/>
      <style:paragraph-properties style:writing-mode="lr-tb"/>
    </style:style>
    <style:style style:name="gr65" style:family="graphic">
      <style:graphic-properties draw:stroke="none" draw:stroke-dash="Dashed_20__28_var_29__20_5970" svg:stroke-width="0cm" svg:stroke-color="#000000" draw:marker-start="" draw:marker-start-width="0.3cm" draw:marker-start-center="false" draw:marker-end="" draw:marker-end-width="0.3cm" draw:marker-end-center="false" draw:fill="none" draw:fill-color="#ffffff" draw:fill-image-width="0cm" draw:fill-image-height="0cm" draw:textarea-vertical-align="middle" draw:auto-grow-height="true" draw:auto-grow-width="true" fo:min-height="0.21cm" fo:min-width="0.122cm" fo:padding-top="0cm" fo:padding-bottom="0cm" fo:padding-left="0cm" fo:padding-right="0cm" draw:shadow="hidden" draw:shadow-offset-x="0.3cm" draw:shadow-offset-y="0.3cm" draw:shadow-color="#808080" style:run-through="foreground"/>
      <style:paragraph-properties style:writing-mode="lr-tb"/>
    </style:style>
    <style:style style:name="gr66" style:family="graphic">
      <style:graphic-properties draw:stroke="none" draw:stroke-dash="Dashed_20__28_var_29__20_5971" svg:stroke-width="0cm" svg:stroke-color="#000000" draw:marker-start="" draw:marker-start-width="0.3cm" draw:marker-start-center="false" draw:marker-end="" draw:marker-end-width="0.3cm" draw:marker-end-center="false" draw:fill="none" draw:fill-color="#ffffff" draw:fill-image-width="0cm" draw:fill-image-height="0cm" draw:textarea-vertical-align="middle" draw:auto-grow-height="true" draw:auto-grow-width="true" fo:min-height="0.21cm" fo:min-width="0.106cm" fo:padding-top="0cm" fo:padding-bottom="0cm" fo:padding-left="0cm" fo:padding-right="0cm" draw:shadow="hidden" draw:shadow-offset-x="0.3cm" draw:shadow-offset-y="0.3cm" draw:shadow-color="#808080" style:run-through="foreground"/>
      <style:paragraph-properties style:writing-mode="lr-tb"/>
    </style:style>
    <style:style style:name="gr67" style:family="graphic">
      <style:graphic-properties draw:stroke="none" draw:stroke-dash="Dashed_20__28_var_29__20_5972" svg:stroke-width="0cm" svg:stroke-color="#000000" draw:marker-start="" draw:marker-start-width="0.3cm" draw:marker-start-center="false" draw:marker-end="" draw:marker-end-width="0.3cm" draw:marker-end-center="false" draw:fill="none" draw:fill-color="#ffffff" draw:fill-image-width="0cm" draw:fill-image-height="0cm" draw:textarea-vertical-align="middle" draw:auto-grow-height="true" draw:auto-grow-width="true" fo:min-height="0.21cm" fo:min-width="0.614cm" fo:padding-top="0cm" fo:padding-bottom="0cm" fo:padding-left="0cm" fo:padding-right="0cm" draw:shadow="hidden" draw:shadow-offset-x="0.3cm" draw:shadow-offset-y="0.3cm" draw:shadow-color="#808080" style:run-through="foreground"/>
      <style:paragraph-properties style:writing-mode="lr-tb"/>
    </style:style>
    <style:style style:name="gr68" style:family="graphic">
      <style:graphic-properties draw:stroke="none" draw:stroke-dash="Dashed_20__28_var_29__20_5973" svg:stroke-width="0cm" svg:stroke-color="#000000" draw:marker-start="" draw:marker-start-width="0.3cm" draw:marker-start-center="false" draw:marker-end="" draw:marker-end-width="0.3cm" draw:marker-end-center="false" draw:fill="none" draw:fill-color="#99ccff" draw:textarea-vertical-align="middle" draw:auto-grow-width="true" fo:min-height="0.413cm" fo:min-width="1.214cm" fo:padding-top="0cm" fo:padding-bottom="0cm" fo:padding-left="0cm" fo:padding-right="0cm" draw:shadow="hidden" draw:shadow-offset-x="0.3cm" draw:shadow-offset-y="0.3cm" draw:shadow-color="#808080" style:run-through="foreground"/>
      <style:paragraph-properties style:writing-mode="lr-tb"/>
    </style:style>
    <style:style style:name="gr69" style:family="graphic">
      <style:graphic-properties draw:stroke="none" svg:stroke-width="0.019cm" svg:stroke-color="#ff0000" draw:marker-start="" draw:marker-start-width="0.3cm" draw:marker-start-center="false" draw:marker-end="" draw:marker-end-width="0.3cm" draw:marker-end-center="false" draw:fill="none" draw:fill-color="#ffffff" draw:textarea-horizontal-align="left" draw:auto-grow-width="true" fo:min-height="0.737cm" fo:min-width="0.201cm" fo:padding-top="0.125cm" fo:padding-bottom="0.125cm" fo:padding-left="0.25cm" fo:padding-right="0.25cm" draw:shadow="hidden" draw:shadow-offset-x="0.3cm" draw:shadow-offset-y="0.3cm" draw:shadow-color="#808080" style:run-through="foreground"/>
      <style:paragraph-properties style:writing-mode="lr-tb"/>
    </style:style>
    <style:style style:name="gr70" style:family="graphic">
      <style:graphic-properties draw:stroke="solid" svg:stroke-width="0.019cm" svg:stroke-color="#000000" draw:marker-start="" draw:marker-start-width="0.03cm" draw:marker-start-center="false" draw:marker-end="" draw:marker-end-width="0.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1" style:family="graphic">
      <style:graphic-properties draw:stroke="none" draw:stroke-dash="Dashed_20__28_var_29__20_5958"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textarea-vertical-align="middle" draw:auto-grow-height="true" draw:auto-grow-width="true" fo:min-height="0.21cm" fo:min-width="0.113cm" fo:padding-top="0cm" fo:padding-bottom="0cm" fo:padding-left="0cm" fo:padding-right="0cm" draw:shadow="hidden" draw:shadow-offset-x="0.3cm" draw:shadow-offset-y="0.3cm" draw:shadow-color="#808080" style:run-through="foreground"/>
      <style:paragraph-properties style:writing-mode="lr-tb"/>
    </style:style>
    <style:style style:name="gr72" style:family="graphic">
      <style:graphic-properties draw:stroke="none" draw:stroke-dash="Dashed_20__28_var_29__20_5959"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textarea-vertical-align="middle" draw:auto-grow-height="true" draw:auto-grow-width="true" fo:min-height="0.21cm" fo:min-width="0.127cm" fo:padding-top="0cm" fo:padding-bottom="0cm" fo:padding-left="0cm" fo:padding-right="0cm" draw:shadow="hidden" draw:shadow-offset-x="0.3cm" draw:shadow-offset-y="0.3cm" draw:shadow-color="#808080" style:run-through="foreground"/>
      <style:paragraph-properties style:writing-mode="lr-tb"/>
    </style:style>
    <style:style style:name="gr73" style:family="graphic">
      <style:graphic-properties draw:stroke="none" svg:stroke-width="0.019cm" svg:stroke-color="#ff0000" draw:marker-start="" draw:marker-start-width="0.03cm" draw:marker-start-center="false" draw:marker-end="" draw:marker-end-width="0.03cm" draw:marker-end-center="false" draw:fill="none" draw:fill-color="#ffffff" draw:textarea-horizontal-align="left" draw:auto-grow-width="true" fo:min-height="0.63cm" fo:min-width="0.141cm" fo:padding-top="0.125cm" fo:padding-bottom="0.125cm" fo:padding-left="0.25cm" fo:padding-right="0.25cm" draw:shadow="hidden" draw:shadow-offset-x="0.3cm" draw:shadow-offset-y="0.3cm" draw:shadow-color="#808080" style:run-through="foreground"/>
      <style:paragraph-properties style:writing-mode="lr-tb"/>
    </style:style>
    <style:style style:name="gr74" style:family="graphic">
      <style:graphic-properties draw:stroke="solid" svg:stroke-width="0.019cm" svg:stroke-color="#000000" draw:marker-start="" draw:marker-start-width="0.03cm" draw:marker-start-center="false" draw:marker-end="" draw:marker-end-width="0.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5" style:family="graphic">
      <style:graphic-properties draw:stroke="none" draw:stroke-dash="Dashed_20__28_var_29__20_5960"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textarea-vertical-align="middle" draw:auto-grow-height="true" draw:auto-grow-width="true" fo:min-height="0.21cm" fo:min-width="0.118cm" fo:padding-top="0cm" fo:padding-bottom="0cm" fo:padding-left="0cm" fo:padding-right="0cm" draw:shadow="hidden" draw:shadow-offset-x="0.3cm" draw:shadow-offset-y="0.3cm" draw:shadow-color="#808080" style:run-through="foreground"/>
      <style:paragraph-properties style:writing-mode="lr-tb"/>
    </style:style>
    <style:style style:name="gr76" style:family="graphic">
      <style:graphic-properties draw:stroke="none" draw:stroke-dash="Dashed_20__28_var_29__20_596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textarea-vertical-align="middle" draw:auto-grow-height="true" draw:auto-grow-width="true" fo:min-height="0.21cm" fo:min-width="0.321cm" fo:padding-top="0cm" fo:padding-bottom="0cm" fo:padding-left="0cm" fo:padding-right="0cm" draw:shadow="hidden" draw:shadow-offset-x="0.3cm" draw:shadow-offset-y="0.3cm" draw:shadow-color="#808080" style:run-through="foreground"/>
      <style:paragraph-properties style:writing-mode="lr-tb"/>
    </style:style>
    <style:style style:name="gr77" style:family="graphic">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2cm" fo:padding-bottom="0.132cm" fo:padding-left="0.258cm" fo:padding-right="0.258cm" draw:shadow="hidden" draw:shadow-offset-x="0.3cm" draw:shadow-offset-y="0.3cm" draw:shadow-color="#808080" style:run-through="foreground"/>
    </style:style>
    <style:style style:name="gr78" style:family="graphic">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79" style:family="graphic">
      <style:graphic-properties draw:stroke="none" draw:stroke-dash="Dashed_20__28_var_29__20_5962"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739cm" fo:padding-top="0cm" fo:padding-bottom="0cm" fo:padding-left="0cm" fo:padding-right="0cm" draw:shadow="hidden" draw:shadow-offset-x="0.3cm" draw:shadow-offset-y="0.3cm" draw:shadow-color="#808080" style:run-through="foreground"/>
      <style:paragraph-properties style:writing-mode="lr-tb"/>
    </style:style>
    <style:style style:name="gr80"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1" style:family="graphic">
      <style:graphic-properties draw:stroke="none" draw:stroke-dash="Dashed_20__28_var_29__20_5963" svg:stroke-width="0cm" svg:stroke-color="#000000" draw:marker-start="" draw:marker-start-width="0.3cm" draw:marker-start-center="false" draw:marker-end="" draw:marker-end-width="0.3cm" draw:marker-end-center="false" draw:fill="none" draw:fill-color="#99ccff" draw:textarea-vertical-align="middle" draw:auto-grow-width="true" fo:min-height="0.474cm" fo:min-width="0.219cm" fo:padding-top="0cm" fo:padding-bottom="0cm" fo:padding-left="0cm" fo:padding-right="0cm" draw:shadow="hidden" draw:shadow-offset-x="0.3cm" draw:shadow-offset-y="0.3cm" draw:shadow-color="#808080" style:run-through="foreground"/>
      <style:paragraph-properties style:writing-mode="lr-tb"/>
    </style:style>
    <style:style style:name="gr82" style:family="graphic">
      <style:graphic-properties draw:stroke="none" draw:stroke-dash="Dashed_20__28_var_29__20_5964" svg:stroke-width="0cm" svg:stroke-color="#000000" draw:marker-start="" draw:marker-start-width="0.3cm" draw:marker-start-center="false" draw:marker-end="" draw:marker-end-width="0.3cm" draw:marker-end-center="false" draw:fill="none" draw:fill-color="#99ccff" draw:textarea-vertical-align="middle" draw:auto-grow-width="true" fo:min-height="0.474cm" fo:min-width="0.228cm" fo:padding-top="0cm" fo:padding-bottom="0cm" fo:padding-left="0cm" fo:padding-right="0cm" draw:shadow="hidden" draw:shadow-offset-x="0.3cm" draw:shadow-offset-y="0.3cm" draw:shadow-color="#808080" style:run-through="foreground"/>
      <style:paragraph-properties style:writing-mode="lr-tb"/>
    </style:style>
    <style:style style:name="gr83" style:family="graphic">
      <style:graphic-properties draw:stroke="none" draw:stroke-dash="Dashed_20__28_var_29__20_5965" svg:stroke-width="0cm" svg:stroke-color="#000000" draw:marker-start="" draw:marker-start-width="0.3cm" draw:marker-start-center="false" draw:marker-end="" draw:marker-end-width="0.3cm" draw:marker-end-center="false" draw:fill="none" draw:fill-color="#99ccff" draw:textarea-horizontal-align="left" draw:textarea-vertical-align="middle" draw:auto-grow-width="true" fo:min-height="0.413cm" fo:min-width="0.288cm" fo:padding-top="0cm" fo:padding-bottom="0cm" fo:padding-left="0cm" fo:padding-right="0cm" draw:shadow="hidden" draw:shadow-offset-x="0.3cm" draw:shadow-offset-y="0.3cm" draw:shadow-color="#808080" style:run-through="foreground"/>
      <style:paragraph-properties style:writing-mode="lr-tb"/>
    </style:style>
    <style:style style:name="gr84" style:family="graphic">
      <style:graphic-properties draw:stroke="none" draw:stroke-dash="Dashed_20__28_var_29__20_5950"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textarea-vertical-align="middle" draw:auto-grow-height="true" draw:auto-grow-width="true" fo:min-height="0.21cm" fo:min-width="0.113cm" fo:padding-top="0cm" fo:padding-bottom="0cm" fo:padding-left="0cm" fo:padding-right="0cm" draw:shadow="hidden" draw:shadow-offset-x="0.3cm" draw:shadow-offset-y="0.3cm" draw:shadow-color="#808080" style:run-through="foreground"/>
      <style:paragraph-properties style:writing-mode="lr-tb"/>
    </style:style>
    <style:style style:name="gr85" style:family="graphic">
      <style:graphic-properties draw:stroke="none" draw:stroke-dash="Dashed_20__28_var_29__20_595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textarea-vertical-align="middle" draw:auto-grow-height="true" draw:auto-grow-width="true" fo:min-height="0.21cm" fo:min-width="0.113cm" fo:padding-top="0cm" fo:padding-bottom="0cm" fo:padding-left="0cm" fo:padding-right="0cm" draw:shadow="hidden" draw:shadow-offset-x="0.3cm" draw:shadow-offset-y="0.3cm" draw:shadow-color="#808080" style:run-through="foreground"/>
      <style:paragraph-properties style:writing-mode="lr-tb"/>
    </style:style>
    <style:style style:name="gr86" style:family="graphic">
      <style:graphic-properties draw:stroke="none" draw:stroke-dash="Dashed_20__28_var_29__20_5952"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textarea-vertical-align="middle" draw:auto-grow-height="true" draw:auto-grow-width="true" fo:min-height="0.21cm" fo:min-width="0.143cm" fo:padding-top="0cm" fo:padding-bottom="0cm" fo:padding-left="0cm" fo:padding-right="0cm" draw:shadow="hidden" draw:shadow-offset-x="0.3cm" draw:shadow-offset-y="0.3cm" draw:shadow-color="#808080" style:run-through="foreground"/>
      <style:paragraph-properties style:writing-mode="lr-tb"/>
    </style:style>
    <style:style style:name="gr87" style:family="graphic">
      <style:graphic-properties draw:stroke="none" draw:stroke-dash="Dashed_20__28_var_29__20_5953" svg:stroke-width="0cm" svg:stroke-color="#000000" draw:marker-start="" draw:marker-start-width="0.3cm" draw:marker-start-center="false" draw:marker-end="" draw:marker-end-width="0.3cm" draw:marker-end-center="false" draw:fill="none" draw:fill-color="#99ccff" draw:textarea-vertical-align="middle" draw:auto-grow-width="true" fo:min-height="0.413cm" fo:min-width="1.214cm" fo:padding-top="0cm" fo:padding-bottom="0cm" fo:padding-left="0cm" fo:padding-right="0cm" draw:shadow="hidden" draw:shadow-offset-x="0.3cm" draw:shadow-offset-y="0.3cm" draw:shadow-color="#808080" style:run-through="foreground"/>
      <style:paragraph-properties style:writing-mode="lr-tb"/>
    </style:style>
    <style:style style:name="gr88" style:family="graphic">
      <style:graphic-properties draw:stroke="none" draw:stroke-dash="Dashed_20__28_var_29__20_5954" svg:stroke-width="0cm" svg:stroke-color="#000000" draw:marker-start="" draw:marker-start-width="0.3cm" draw:marker-start-center="false" draw:marker-end="" draw:marker-end-width="0.3cm" draw:marker-end-center="false" draw:fill="none" draw:fill-color="#99ccff" draw:textarea-vertical-align="middle" draw:auto-grow-width="true" fo:min-height="0.474cm" fo:min-width="0.279cm" fo:padding-top="0cm" fo:padding-bottom="0cm" fo:padding-left="0cm" fo:padding-right="0cm" draw:shadow="hidden" draw:shadow-offset-x="0.3cm" draw:shadow-offset-y="0.3cm" draw:shadow-color="#808080" style:run-through="foreground"/>
      <style:paragraph-properties style:writing-mode="lr-tb"/>
    </style:style>
    <style:style style:name="gr89" style:family="graphic">
      <style:graphic-properties draw:stroke="none" draw:stroke-dash="Dashed_20__28_var_29__20_7442" svg:stroke-width="0cm" svg:stroke-color="#000000" draw:marker-start="" draw:marker-start-width="0.3cm" draw:marker-start-center="false" draw:marker-end="" draw:marker-end-width="0.3cm" draw:marker-end-center="false" draw:fill="none" draw:fill-color="#99ccff" draw:textarea-vertical-align="middle" draw:auto-grow-width="true" fo:min-height="0.474cm" fo:min-width="0.219cm" fo:padding-top="0cm" fo:padding-bottom="0cm" fo:padding-left="0cm" fo:padding-right="0cm" draw:shadow="hidden" draw:shadow-offset-x="0.3cm" draw:shadow-offset-y="0.3cm" draw:shadow-color="#808080" style:run-through="foreground"/>
      <style:paragraph-properties style:writing-mode="lr-tb"/>
    </style:style>
    <style:style style:name="gr90" style:family="graphic">
      <style:graphic-properties draw:stroke="solid"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1" style:family="graphic">
      <style:graphic-properties draw:stroke="none" draw:stroke-dash="Dashed_20__28_var_29__20_5956" svg:stroke-width="0cm" svg:stroke-color="#000000" draw:marker-start="" draw:marker-start-width="0.3cm" draw:marker-start-center="false" draw:marker-end="" draw:marker-end-width="0.3cm" draw:marker-end-center="false" draw:fill="none" draw:fill-color="#99ccff" draw:textarea-vertical-align="middle" draw:auto-grow-width="true" fo:min-height="0.474cm" fo:min-width="0.219cm" fo:padding-top="0cm" fo:padding-bottom="0cm" fo:padding-left="0cm" fo:padding-right="0cm" draw:shadow="hidden" draw:shadow-offset-x="0.3cm" draw:shadow-offset-y="0.3cm" draw:shadow-color="#808080" style:run-through="foreground"/>
      <style:paragraph-properties style:writing-mode="lr-tb"/>
    </style:style>
    <style:style style:name="gr92" style:family="graphic">
      <style:graphic-properties draw:stroke="none" draw:stroke-dash="Dashed_20__28_var_29__20_7443" svg:stroke-width="0cm" svg:stroke-color="#000000" draw:marker-start="" draw:marker-start-width="0.3cm" draw:marker-start-center="false" draw:marker-end="" draw:marker-end-width="0.3cm" draw:marker-end-center="false" draw:fill="none" draw:fill-color="#ffffff" draw:fill-image-width="0cm" draw:fill-image-height="0cm" draw:textarea-vertical-align="middle" draw:auto-grow-height="true" draw:auto-grow-width="true" fo:min-height="0.21cm" fo:min-width="0.614cm" fo:padding-top="0cm" fo:padding-bottom="0cm" fo:padding-left="0cm" fo:padding-right="0cm" draw:shadow="hidden" draw:shadow-offset-x="0.3cm" draw:shadow-offset-y="0.3cm" draw:shadow-color="#808080" style:run-through="foreground"/>
      <style:paragraph-properties style:writing-mode="lr-tb"/>
    </style:style>
    <style:style style:name="gr93" style:family="graphic">
      <style:graphic-properties draw:stroke="none" svg:stroke-width="0cm" svg:stroke-color="#000000" draw:marker-start="" draw:marker-start-width="0.3cm" draw:marker-start-center="false" draw:marker-end="" draw:marker-end-width="0.3cm" draw:marker-end-center="false" draw:fill="solid" draw:fill-color="#ffff00" draw:textarea-horizontal-align="center" draw:textarea-vertical-align="middle" fo:padding-top="0.125cm" fo:padding-bottom="0.125cm" fo:padding-left="0.25cm" fo:padding-right="0.25cm" fo:wrap-option="wrap" draw:shadow="hidden" draw:shadow-offset-x="0.3cm" draw:shadow-offset-y="0.3cm" draw:shadow-color="#808080" style:run-through="foreground"/>
    </style:style>
    <style:style style:name="gr94" style:family="graphic">
      <style:graphic-properties draw:stroke="solid" draw:stroke-dash="Dashed_20__28_var_29__20_5918"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5" style:family="graphic">
      <style:graphic-properties draw:stroke="solid" draw:stroke-dash="Dashed_20__28_var_29__20_5919"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6" style:family="graphic">
      <style:graphic-properties draw:stroke="solid" draw:stroke-dash="Dashed_20__28_var_29__20_5920"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7" style:family="graphic">
      <style:graphic-properties draw:stroke="solid" draw:stroke-dash="Dashed_20__28_var_29__20_5921"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8" style:family="graphic">
      <style:graphic-properties draw:stroke="solid" draw:stroke-dash="Dashed_20__28_var_29__20_5922"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9" style:family="graphic">
      <style:graphic-properties draw:stroke="none" draw:stroke-dash="Dashed_20__28_var_29__20_5923"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09cm" fo:min-width="1.229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00" style:family="graphic">
      <style:graphic-properties draw:stroke="none" draw:stroke-dash="Dashed_20__28_var_29__20_5924"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07cm" fo:min-width="0.256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01" style:family="graphic">
      <style:graphic-properties draw:stroke="none" draw:stroke-dash="Dashed_20__28_var_29__20_5925"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07cm" fo:min-width="0.256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02" style:family="graphic">
      <style:graphic-properties draw:stroke="none" draw:stroke-dash="Dashed_20__28_var_29__20_5926"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07cm" fo:min-width="0.277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03" style:family="graphic">
      <style:graphic-properties draw:stroke="solid" svg:stroke-width="0.019cm" svg:stroke-color="#000000" draw:marker-start="" draw:marker-start-width="0.33cm" draw:marker-start-center="false" draw:marker-end="" draw:marker-end-width="0.33cm" draw:marker-end-center="false" draw:fill="solid" draw:fill-color="#ffff00" draw:fill-image-width="0cm" draw:fill-image-height="0cm" draw:textarea-horizontal-align="center" draw:textarea-vertical-align="middle" fo:padding-top="0.136cm" fo:padding-bottom="0.136cm" fo:padding-left="0.259cm" fo:padding-right="0.259cm" fo:wrap-option="wrap" draw:shadow="hidden" draw:shadow-offset-x="0.3cm" draw:shadow-offset-y="0.3cm" draw:shadow-color="#808080" style:run-through="foreground"/>
    </style:style>
    <style:style style:name="gr104" style:family="graphic">
      <style:graphic-properties draw:stroke="solid" svg:stroke-width="0.019cm" svg:stroke-color="#000000" draw:marker-start="" draw:marker-start-width="0.33cm" draw:marker-start-center="false" draw:marker-end="" draw:marker-end-width="0.33cm" draw:marker-end-center="false" draw:fill="solid" draw:fill-color="#ffff00" draw:fill-image-width="0cm" draw:fill-image-height="0cm" draw:textarea-horizontal-align="center" draw:textarea-vertical-align="middle" fo:padding-top="0.136cm" fo:padding-bottom="0.136cm" fo:padding-left="0.259cm" fo:padding-right="0.259cm" fo:wrap-option="wrap" draw:shadow="hidden" draw:shadow-offset-x="0.3cm" draw:shadow-offset-y="0.3cm" draw:shadow-color="#808080" style:run-through="foreground"/>
    </style:style>
    <style:style style:name="gr105" style:family="graphic">
      <style:graphic-properties draw:stroke="solid" svg:stroke-width="0.019cm" svg:stroke-color="#000000" draw:marker-start="" draw:marker-start-width="0.33cm" draw:marker-start-center="false" draw:marker-end="" draw:marker-end-width="0.33cm" draw:marker-end-center="false" draw:fill="solid" draw:fill-color="#ffff00" draw:fill-image-width="0cm" draw:fill-image-height="0cm" draw:textarea-horizontal-align="center" draw:textarea-vertical-align="middle" fo:padding-top="0.136cm" fo:padding-bottom="0.136cm" fo:padding-left="0.259cm" fo:padding-right="0.259cm" fo:wrap-option="wrap" draw:shadow="hidden" draw:shadow-offset-x="0.3cm" draw:shadow-offset-y="0.3cm" draw:shadow-color="#808080" style:run-through="foreground"/>
    </style:style>
    <style:style style:name="gr106" style:family="graphic">
      <style:graphic-properties draw:stroke="solid" svg:stroke-width="0.019cm" svg:stroke-color="#000000" draw:marker-start="" draw:marker-start-width="0.33cm" draw:marker-start-center="false" draw:marker-end="" draw:marker-end-width="0.33cm" draw:marker-end-center="false" draw:fill="solid" draw:fill-color="#ffff00" draw:fill-image-width="0cm" draw:fill-image-height="0cm" draw:textarea-horizontal-align="center" draw:textarea-vertical-align="middle" fo:padding-top="0.136cm" fo:padding-bottom="0.136cm" fo:padding-left="0.259cm" fo:padding-right="0.259cm" fo:wrap-option="wrap" draw:shadow="hidden" draw:shadow-offset-x="0.3cm" draw:shadow-offset-y="0.3cm" draw:shadow-color="#808080" style:run-through="foreground"/>
    </style:style>
    <style:style style:name="gr107" style:family="graphic">
      <style:graphic-properties draw:stroke="none" svg:stroke-width="0cm" svg:stroke-color="#000000" draw:marker-start="" draw:marker-start-width="0.3cm" draw:marker-start-center="false" draw:marker-end="" draw:marker-end-width="0.3cm" draw:marker-end-center="false" draw:fill="solid" draw:fill-color="#ffff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8" style:family="graphic">
      <style:graphic-properties draw:stroke="solid" draw:stroke-dash="Dashed_20__28_var_29__20_7430"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9" style:family="graphic">
      <style:graphic-properties draw:stroke="solid" draw:stroke-dash="Dashed_20__28_var_29__20_7431"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0" style:family="graphic">
      <style:graphic-properties draw:stroke="solid" draw:stroke-dash="Dashed_20__28_var_29__20_7432"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1" style:family="graphic">
      <style:graphic-properties draw:stroke="solid" draw:stroke-dash="Dashed_20__28_var_29__20_7433"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2" style:family="graphic">
      <style:graphic-properties draw:stroke="solid" draw:stroke-dash="Dashed_20__28_var_29__20_7434"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3" style:family="graphic">
      <style:graphic-properties draw:stroke="solid" draw:stroke-dash="Dashed_20__28_var_29__20_7435"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4" style:family="graphic">
      <style:graphic-properties draw:stroke="solid" draw:stroke-dash="Dashed_20__28_var_29__20_7436"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5" style:family="graphic">
      <style:graphic-properties draw:stroke="none" draw:stroke-dash="Dashed_20__28_var_29__20_7437"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741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16" style:family="graphic">
      <style:graphic-properties draw:stroke="none" draw:stroke-dash="Dashed_20__28_var_29__20_7438"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88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17" style:family="graphic">
      <style:graphic-properties draw:stroke="none" draw:stroke-dash="Dashed_20__28_var_29__20_7439"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249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18" style:family="graphic">
      <style:graphic-properties draw:stroke="none" draw:stroke-dash="Dashed_20__28_var_29__20_7440"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215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19" style:family="graphic">
      <style:graphic-properties draw:stroke="none" draw:stroke-dash="Dashed_20__28_var_29__20_7441"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228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20" style:family="graphic">
      <style:graphic-properties draw:stroke="solid" draw:stroke-dash="Dashed_20__28_var_29__20_5866"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1" style:family="graphic">
      <style:graphic-properties draw:stroke="solid" draw:stroke-dash="Dashed_20__28_var_29__20_5867"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2" style:family="graphic">
      <style:graphic-properties draw:stroke="solid" draw:stroke-dash="Dashed_20__28_var_29__20_5868"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3" style:family="graphic">
      <style:graphic-properties draw:stroke="solid" draw:stroke-dash="Dashed_20__28_var_29__20_5869"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4" style:family="graphic">
      <style:graphic-properties draw:stroke="solid" draw:stroke-dash="Dashed_20__28_var_29__20_5870"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5" style:family="graphic">
      <style:graphic-properties draw:stroke="none" draw:stroke-dash="Dashed_20__28_var_29__20_5871"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875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26" style:family="graphic">
      <style:graphic-properties draw:stroke="none" draw:stroke-dash="Dashed_20__28_var_29__20_5872"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1.21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27" style:family="graphic">
      <style:graphic-properties draw:stroke="none" draw:stroke-dash="Dashed_20__28_var_29__20_5873" svg:stroke-width="0cm" svg:stroke-color="#000000" draw:marker-start="" draw:marker-start-width="0.3cm" draw:marker-start-center="false" draw:marker-end="" draw:marker-end-width="0.3cm" draw:marker-end-center="false" draw:fill="none" draw:fill-color="#99ccff" draw:fill-image-width="0cm" draw:fill-image-height="0cm" draw:textarea-vertical-align="middle" draw:auto-grow-width="true" fo:min-height="0.413cm" fo:min-width="0.309cm" fo:padding-top="0cm" fo:padding-bottom="0cm" fo:padding-left="0cm" fo:padding-right="0cm" draw:shadow="hidden" draw:shadow-offset-x="0.3cm" draw:shadow-offset-y="0.3cm" draw:shadow-color="#808080" style:run-through="foreground"/>
      <style:paragraph-properties style:writing-mode="lr-tb"/>
    </style:style>
    <style:style style:name="gr128" style:family="graphic">
      <style:graphic-properties draw:stroke="none" draw:stroke-dash="Dashed_20__28_var_29__20_5874" svg:stroke-width="0cm" svg:stroke-color="#000000" draw:marker-start="" draw:marker-start-width="0.3cm" draw:marker-start-center="false" draw:marker-end="" draw:marker-end-width="0.3cm" draw:marker-end-center="false" draw:fill="none" draw:fill-color="#99ccff" draw:fill-image-width="0cm" draw:fill-image-height="0cm" draw:textarea-vertical-align="middle" draw:auto-grow-width="true" fo:min-height="0.413cm" fo:min-width="0.219cm" fo:padding-top="0cm" fo:padding-bottom="0cm" fo:padding-left="0cm" fo:padding-right="0cm" draw:shadow="hidden" draw:shadow-offset-x="0.3cm" draw:shadow-offset-y="0.3cm" draw:shadow-color="#808080" style:run-through="foreground"/>
      <style:paragraph-properties style:writing-mode="lr-tb"/>
    </style:style>
    <style:style style:name="gr129" style:family="graphic">
      <style:graphic-properties draw:stroke="none" draw:stroke-dash="Dashed_20__28_var_29__20_5875" svg:stroke-width="0cm" svg:stroke-color="#000000" draw:marker-start="" draw:marker-start-width="0.3cm" draw:marker-start-center="false" draw:marker-end="" draw:marker-end-width="0.3cm" draw:marker-end-center="false" draw:fill="none" draw:fill-color="#99ccff" draw:fill-image-width="0cm" draw:fill-image-height="0cm" draw:textarea-vertical-align="middle" draw:auto-grow-width="true" fo:min-height="0.413cm" fo:min-width="0.206cm" fo:padding-top="0cm" fo:padding-bottom="0cm" fo:padding-left="0cm" fo:padding-right="0cm" draw:shadow="hidden" draw:shadow-offset-x="0.3cm" draw:shadow-offset-y="0.3cm" draw:shadow-color="#808080" style:run-through="foreground"/>
      <style:paragraph-properties style:writing-mode="lr-tb"/>
    </style:style>
    <style:style style:name="gr130" style:family="graphic">
      <style:graphic-properties draw:stroke="none" draw:stroke-dash="Dashed_20__28_var_29__20_7428" svg:stroke-width="0cm" svg:stroke-color="#000000" draw:marker-start="" draw:marker-start-width="0.3cm" draw:marker-start-center="false" draw:marker-end="" draw:marker-end-width="0.3cm" draw:marker-end-center="false" draw:fill="none" draw:fill-color="#ffffff" draw:fill-image-width="0cm" draw:fill-image-height="0cm" draw:textarea-vertical-align="middle" draw:auto-grow-height="true" draw:auto-grow-width="true" fo:min-height="0.21cm" fo:min-width="0.445cm" fo:padding-top="0cm" fo:padding-bottom="0cm" fo:padding-left="0cm" fo:padding-right="0cm" draw:shadow="hidden" draw:shadow-offset-x="0.3cm" draw:shadow-offset-y="0.3cm" draw:shadow-color="#808080" style:run-through="foreground"/>
      <style:paragraph-properties style:writing-mode="lr-tb"/>
    </style:style>
    <style:style style:name="gr131" style:family="graphic">
      <style:graphic-properties draw:stroke="none" draw:stroke-dash="Dashed_20__28_var_29__20_7429" svg:stroke-width="0cm" svg:stroke-color="#000000" draw:marker-start="" draw:marker-start-width="0.3cm" draw:marker-start-center="false" draw:marker-end="" draw:marker-end-width="0.3cm" draw:marker-end-center="false" draw:fill="none" draw:fill-color="#ffffff" draw:fill-image-width="0cm" draw:fill-image-height="0cm" draw:textarea-vertical-align="middle" draw:auto-grow-height="true" draw:auto-grow-width="true" fo:min-height="0.21cm" fo:min-width="0.106cm" fo:padding-top="0cm" fo:padding-bottom="0cm" fo:padding-left="0cm" fo:padding-right="0cm" draw:shadow="hidden" draw:shadow-offset-x="0.3cm" draw:shadow-offset-y="0.3cm" draw:shadow-color="#808080" style:run-through="foreground"/>
      <style:paragraph-properties style:writing-mode="lr-tb"/>
    </style:style>
    <style:style style:name="gr132" style:family="graphic">
      <style:graphic-properties draw:stroke="none" draw:stroke-dash="Dashed_20__28_var_29__20_5864" svg:stroke-width="0cm" svg:stroke-color="#000000" draw:marker-start="" draw:marker-start-width="0.3cm" draw:marker-start-center="false" draw:marker-end="" draw:marker-end-width="0.3cm" draw:marker-end-center="false" draw:fill="none" draw:fill-color="#ffffff" draw:fill-image-width="0cm" draw:fill-image-height="0cm" draw:textarea-vertical-align="middle" draw:auto-grow-height="true" draw:auto-grow-width="true" fo:min-height="0.21cm" fo:min-width="0.134cm" fo:padding-top="0cm" fo:padding-bottom="0cm" fo:padding-left="0cm" fo:padding-right="0cm" draw:shadow="hidden" draw:shadow-offset-x="0.3cm" draw:shadow-offset-y="0.3cm" draw:shadow-color="#808080" style:run-through="foreground"/>
      <style:paragraph-properties style:writing-mode="lr-tb"/>
    </style:style>
    <style:style style:name="gr133" style:family="graphic">
      <style:graphic-properties draw:stroke="none" draw:stroke-dash="Dashed_20__28_var_29__20_5865" svg:stroke-width="0cm" svg:stroke-color="#000000" draw:marker-start="" draw:marker-start-width="0.3cm" draw:marker-start-center="false" draw:marker-end="" draw:marker-end-width="0.3cm" draw:marker-end-center="false" draw:fill="none" draw:fill-color="#ffffff" draw:fill-image-width="0cm" draw:fill-image-height="0cm" draw:textarea-vertical-align="middle" draw:auto-grow-height="true" draw:auto-grow-width="true" fo:min-height="0.21cm" fo:min-width="0.134cm" fo:padding-top="0cm" fo:padding-bottom="0cm" fo:padding-left="0cm" fo:padding-right="0cm" draw:shadow="hidden" draw:shadow-offset-x="0.3cm" draw:shadow-offset-y="0.3cm" draw:shadow-color="#808080" style:run-through="foreground"/>
      <style:paragraph-properties style:writing-mode="lr-tb"/>
    </style:style>
    <style:style style:name="gr134" style:family="graphic">
      <style:graphic-properties draw:stroke="none" draw:stroke-dash="Dashed_20__28_var_29__20_7422" svg:stroke-width="0cm" svg:stroke-color="#000000" draw:marker-start="" draw:marker-start-width="0.3cm" draw:marker-start-center="false" draw:marker-end="" draw:marker-end-width="0.3cm" draw:marker-end-center="false" draw:fill="none" draw:fill-color="#ffffff" draw:fill-image-width="0cm" draw:fill-image-height="0cm" draw:textarea-vertical-align="middle" draw:auto-grow-height="true" draw:auto-grow-width="true" fo:min-height="0.21cm" fo:min-width="0.376cm" fo:padding-top="0cm" fo:padding-bottom="0cm" fo:padding-left="0cm" fo:padding-right="0cm" draw:shadow="hidden" draw:shadow-offset-x="0.3cm" draw:shadow-offset-y="0.3cm" draw:shadow-color="#808080" style:run-through="foreground"/>
      <style:paragraph-properties style:writing-mode="lr-tb"/>
    </style:style>
    <style:style style:name="gr135" style:family="graphic">
      <style:graphic-properties draw:stroke="none" draw:stroke-dash="Dashed_20__28_var_29__20_7423" svg:stroke-width="0cm" svg:stroke-color="#000000" draw:marker-start="" draw:marker-start-width="0.3cm" draw:marker-start-center="false" draw:marker-end="" draw:marker-end-width="0.3cm" draw:marker-end-center="false" draw:fill="none" draw:fill-color="#ffffff" draw:fill-image-width="0cm" draw:fill-image-height="0cm" draw:textarea-vertical-align="middle" draw:auto-grow-height="true" draw:auto-grow-width="true" fo:min-height="0.21cm" fo:min-width="0.376cm" fo:padding-top="0cm" fo:padding-bottom="0cm" fo:padding-left="0cm" fo:padding-right="0cm" draw:shadow="hidden" draw:shadow-offset-x="0.3cm" draw:shadow-offset-y="0.3cm" draw:shadow-color="#808080" style:run-through="foreground"/>
      <style:paragraph-properties style:writing-mode="lr-tb"/>
    </style:style>
    <style:style style:name="gr136" style:family="graphic">
      <style:graphic-properties draw:stroke="none" draw:stroke-dash="Dashed_20__28_var_29__20_7424" svg:stroke-width="0cm" svg:stroke-color="#000000" draw:marker-start="" draw:marker-start-width="0.3cm" draw:marker-start-center="false" draw:marker-end="" draw:marker-end-width="0.3cm" draw:marker-end-center="false" draw:fill="none" draw:fill-color="#ffffff" draw:fill-image-width="0cm" draw:fill-image-height="0cm" draw:textarea-vertical-align="middle" draw:auto-grow-height="true" draw:auto-grow-width="true" fo:min-height="0.21cm" fo:min-width="0.445cm" fo:padding-top="0cm" fo:padding-bottom="0cm" fo:padding-left="0cm" fo:padding-right="0cm" draw:shadow="hidden" draw:shadow-offset-x="0.3cm" draw:shadow-offset-y="0.3cm" draw:shadow-color="#808080" style:run-through="foreground"/>
      <style:paragraph-properties style:writing-mode="lr-tb"/>
    </style:style>
    <style:style style:name="gr137" style:family="graphic">
      <style:graphic-properties draw:stroke="none" draw:stroke-dash="Dashed_20__28_var_29__20_7425" svg:stroke-width="0cm" svg:stroke-color="#000000" draw:marker-start="" draw:marker-start-width="0.3cm" draw:marker-start-center="false" draw:marker-end="" draw:marker-end-width="0.3cm" draw:marker-end-center="false" draw:fill="none" draw:fill-color="#ffffff" draw:fill-image-width="0cm" draw:fill-image-height="0cm" draw:textarea-vertical-align="middle" draw:auto-grow-height="true" draw:auto-grow-width="true" fo:min-height="0.21cm" fo:min-width="0.155cm" fo:padding-top="0cm" fo:padding-bottom="0cm" fo:padding-left="0cm" fo:padding-right="0cm" draw:shadow="hidden" draw:shadow-offset-x="0.3cm" draw:shadow-offset-y="0.3cm" draw:shadow-color="#808080" style:run-through="foreground"/>
      <style:paragraph-properties style:writing-mode="lr-tb"/>
    </style:style>
    <style:style style:name="gr138" style:family="graphic">
      <style:graphic-properties draw:stroke="none" draw:stroke-dash="Dashed_20__28_var_29__20_7426" svg:stroke-width="0cm" svg:stroke-color="#000000" draw:marker-start="" draw:marker-start-width="0.3cm" draw:marker-start-center="false" draw:marker-end="" draw:marker-end-width="0.3cm" draw:marker-end-center="false" draw:fill="none" draw:fill-color="#ffffff" draw:fill-image-width="0cm" draw:fill-image-height="0cm" draw:textarea-vertical-align="middle" draw:auto-grow-height="true" draw:auto-grow-width="true" fo:min-height="0.21cm" fo:min-width="0.118cm" fo:padding-top="0cm" fo:padding-bottom="0cm" fo:padding-left="0cm" fo:padding-right="0cm" draw:shadow="hidden" draw:shadow-offset-x="0.3cm" draw:shadow-offset-y="0.3cm" draw:shadow-color="#808080" style:run-through="foreground"/>
      <style:paragraph-properties style:writing-mode="lr-tb"/>
    </style:style>
    <style:style style:name="gr139" style:family="graphic">
      <style:graphic-properties draw:stroke="none" draw:stroke-dash="Dashed_20__28_var_29__20_7427" svg:stroke-width="0cm" svg:stroke-color="#000000" draw:marker-start="" draw:marker-start-width="0.3cm" draw:marker-start-center="false" draw:marker-end="" draw:marker-end-width="0.3cm" draw:marker-end-center="false" draw:fill="none" draw:fill-color="#ffffff" draw:fill-image-width="0cm" draw:fill-image-height="0cm" draw:textarea-vertical-align="middle" draw:auto-grow-height="true" draw:auto-grow-width="true" fo:min-height="0.21cm" fo:min-width="0.113cm" fo:padding-top="0cm" fo:padding-bottom="0cm" fo:padding-left="0cm" fo:padding-right="0cm" draw:shadow="hidden" draw:shadow-offset-x="0.3cm" draw:shadow-offset-y="0.3cm" draw:shadow-color="#808080" style:run-through="foreground"/>
      <style:paragraph-properties style:writing-mode="lr-tb"/>
    </style:style>
    <style:style style:name="gr140" style:family="graphic">
      <style:graphic-properties draw:stroke="none" draw:stroke-dash="Dashed_20__28_var_29__20_7414" svg:stroke-width="0cm" svg:stroke-color="#000000" draw:marker-start="" draw:marker-start-width="0.3cm" draw:marker-start-center="false" draw:marker-end="" draw:marker-end-width="0.3cm" draw:marker-end-center="false" draw:fill="none" draw:fill-color="#ffffff" draw:fill-image-width="0cm" draw:fill-image-height="0cm" draw:textarea-vertical-align="middle" draw:auto-grow-height="true" draw:auto-grow-width="true" fo:min-height="0.21cm" fo:min-width="0.445cm" fo:padding-top="0cm" fo:padding-bottom="0cm" fo:padding-left="0cm" fo:padding-right="0cm" draw:shadow="hidden" draw:shadow-offset-x="0.3cm" draw:shadow-offset-y="0.3cm" draw:shadow-color="#808080" style:run-through="foreground"/>
      <style:paragraph-properties style:writing-mode="lr-tb"/>
    </style:style>
    <style:style style:name="gr141" style:family="graphic">
      <style:graphic-properties draw:stroke="none" draw:stroke-dash="Dashed_20__28_var_29__20_7415" svg:stroke-width="0cm" svg:stroke-color="#000000" draw:marker-start="" draw:marker-start-width="0.3cm" draw:marker-start-center="false" draw:marker-end="" draw:marker-end-width="0.3cm" draw:marker-end-center="false" draw:fill="none" draw:fill-color="#ffffff" draw:fill-image-width="0cm" draw:fill-image-height="0cm" draw:textarea-vertical-align="middle" draw:auto-grow-height="true" draw:auto-grow-width="true" fo:min-height="0.21cm" fo:min-width="0.127cm" fo:padding-top="0cm" fo:padding-bottom="0cm" fo:padding-left="0cm" fo:padding-right="0cm" draw:shadow="hidden" draw:shadow-offset-x="0.3cm" draw:shadow-offset-y="0.3cm" draw:shadow-color="#808080" style:run-through="foreground"/>
      <style:paragraph-properties style:writing-mode="lr-tb"/>
    </style:style>
    <style:style style:name="gr142" style:family="graphic">
      <style:graphic-properties draw:stroke="none" draw:stroke-dash="Dashed_20__28_var_29__20_7416" svg:stroke-width="0cm" svg:stroke-color="#000000" draw:marker-start="" draw:marker-start-width="0.3cm" draw:marker-start-center="false" draw:marker-end="" draw:marker-end-width="0.3cm" draw:marker-end-center="false" draw:fill="none" draw:fill-color="#ffffff" draw:fill-image-width="0cm" draw:fill-image-height="0cm" draw:textarea-vertical-align="middle" draw:auto-grow-height="true" draw:auto-grow-width="true" fo:min-height="0.21cm" fo:min-width="0.127cm" fo:padding-top="0cm" fo:padding-bottom="0cm" fo:padding-left="0cm" fo:padding-right="0cm" draw:shadow="hidden" draw:shadow-offset-x="0.3cm" draw:shadow-offset-y="0.3cm" draw:shadow-color="#808080" style:run-through="foreground"/>
      <style:paragraph-properties style:writing-mode="lr-tb"/>
    </style:style>
    <style:style style:name="gr143" style:family="graphic">
      <style:graphic-properties draw:stroke="none" draw:stroke-dash="Dashed_20__28_var_29__20_7417" svg:stroke-width="0cm" svg:stroke-color="#000000" draw:marker-start="" draw:marker-start-width="0.3cm" draw:marker-start-center="false" draw:marker-end="" draw:marker-end-width="0.3cm" draw:marker-end-center="false" draw:fill="none" draw:fill-color="#ffffff" draw:fill-image-width="0cm" draw:fill-image-height="0cm" draw:textarea-vertical-align="middle" draw:auto-grow-height="true" draw:auto-grow-width="true" fo:min-height="0.21cm" fo:min-width="0.122cm" fo:padding-top="0cm" fo:padding-bottom="0cm" fo:padding-left="0cm" fo:padding-right="0cm" draw:shadow="hidden" draw:shadow-offset-x="0.3cm" draw:shadow-offset-y="0.3cm" draw:shadow-color="#808080" style:run-through="foreground"/>
      <style:paragraph-properties style:writing-mode="lr-tb"/>
    </style:style>
    <style:style style:name="gr144" style:family="graphic">
      <style:graphic-properties draw:stroke="none" draw:stroke-dash="Dashed_20__28_var_29__20_7409" svg:stroke-width="0cm" svg:stroke-color="#000000" draw:marker-start="" draw:marker-start-width="0.3cm" draw:marker-start-center="false" draw:marker-end="" draw:marker-end-width="0.3cm" draw:marker-end-center="false" draw:fill="none" draw:fill-color="#ffffff" draw:fill-image-width="0cm" draw:fill-image-height="0cm" draw:textarea-vertical-align="middle" draw:auto-grow-height="true" draw:auto-grow-width="true" fo:min-height="0.21cm" fo:min-width="0.445cm" fo:padding-top="0cm" fo:padding-bottom="0cm" fo:padding-left="0cm" fo:padding-right="0cm" draw:shadow="hidden" draw:shadow-offset-x="0.3cm" draw:shadow-offset-y="0.3cm" draw:shadow-color="#808080" style:run-through="foreground"/>
      <style:paragraph-properties style:writing-mode="lr-tb"/>
    </style:style>
    <style:style style:name="gr145" style:family="graphic">
      <style:graphic-properties draw:stroke="none" draw:stroke-dash="Dashed_20__28_var_29__20_7410" svg:stroke-width="0cm" svg:stroke-color="#000000" draw:marker-start="" draw:marker-start-width="0.3cm" draw:marker-start-center="false" draw:marker-end="" draw:marker-end-width="0.3cm" draw:marker-end-center="false" draw:fill="none" draw:fill-color="#ffffff" draw:fill-image-width="0cm" draw:fill-image-height="0cm" draw:textarea-vertical-align="middle" draw:auto-grow-height="true" draw:auto-grow-width="true" fo:min-height="0.21cm" fo:min-width="0.445cm" fo:padding-top="0cm" fo:padding-bottom="0cm" fo:padding-left="0cm" fo:padding-right="0cm" draw:shadow="hidden" draw:shadow-offset-x="0.3cm" draw:shadow-offset-y="0.3cm" draw:shadow-color="#808080" style:run-through="foreground"/>
      <style:paragraph-properties style:writing-mode="lr-tb"/>
    </style:style>
    <style:style style:name="gr146" style:family="graphic">
      <style:graphic-properties draw:stroke="none" draw:stroke-dash="Dashed_20__28_var_29__20_7411" svg:stroke-width="0cm" svg:stroke-color="#000000" draw:marker-start="" draw:marker-start-width="0.3cm" draw:marker-start-center="false" draw:marker-end="" draw:marker-end-width="0.3cm" draw:marker-end-center="false" draw:fill="none" draw:fill-color="#ffffff" draw:fill-image-width="0cm" draw:fill-image-height="0cm" draw:textarea-vertical-align="middle" draw:auto-grow-height="true" draw:auto-grow-width="true" fo:min-height="0.21cm" fo:min-width="0.127cm" fo:padding-top="0cm" fo:padding-bottom="0cm" fo:padding-left="0cm" fo:padding-right="0cm" draw:shadow="hidden" draw:shadow-offset-x="0.3cm" draw:shadow-offset-y="0.3cm" draw:shadow-color="#808080" style:run-through="foreground"/>
      <style:paragraph-properties style:writing-mode="lr-tb"/>
    </style:style>
    <style:style style:name="gr147" style:family="graphic">
      <style:graphic-properties draw:stroke="none" draw:stroke-dash="Dashed_20__28_var_29__20_7412" svg:stroke-width="0cm" svg:stroke-color="#000000" draw:marker-start="" draw:marker-start-width="0.3cm" draw:marker-start-center="false" draw:marker-end="" draw:marker-end-width="0.3cm" draw:marker-end-center="false" draw:fill="none" draw:fill-color="#ffffff" draw:fill-image-width="0cm" draw:fill-image-height="0cm" draw:textarea-vertical-align="middle" draw:auto-grow-height="true" draw:auto-grow-width="true" fo:min-height="0.21cm" fo:min-width="0.139cm" fo:padding-top="0cm" fo:padding-bottom="0cm" fo:padding-left="0cm" fo:padding-right="0cm" draw:shadow="hidden" draw:shadow-offset-x="0.3cm" draw:shadow-offset-y="0.3cm" draw:shadow-color="#808080" style:run-through="foreground"/>
      <style:paragraph-properties style:writing-mode="lr-tb"/>
    </style:style>
    <style:style style:name="gr148" style:family="graphic">
      <style:graphic-properties draw:stroke="none" draw:stroke-dash="Dashed_20__28_var_29__20_7413" svg:stroke-width="0cm" svg:stroke-color="#000000" draw:marker-start="" draw:marker-start-width="0.3cm" draw:marker-start-center="false" draw:marker-end="" draw:marker-end-width="0.3cm" draw:marker-end-center="false" draw:fill="none" draw:fill-color="#ffffff" draw:fill-image-width="0cm" draw:fill-image-height="0cm" draw:textarea-vertical-align="middle" draw:auto-grow-height="true" draw:auto-grow-width="true" fo:min-height="0.21cm" fo:min-width="0.143cm" fo:padding-top="0cm" fo:padding-bottom="0cm" fo:padding-left="0cm" fo:padding-right="0cm" draw:shadow="hidden" draw:shadow-offset-x="0.3cm" draw:shadow-offset-y="0.3cm" draw:shadow-color="#808080" style:run-through="foreground"/>
      <style:paragraph-properties style:writing-mode="lr-tb"/>
    </style:style>
    <style:style style:name="gr149" style:family="graphic">
      <style:graphic-properties draw:stroke="none" svg:stroke-width="0cm" svg:stroke-color="#000000" draw:marker-start="" draw:marker-start-width="0.3cm" draw:marker-start-center="false" draw:marker-end="" draw:marker-end-width="0.3cm" draw:marker-end-center="false" draw:fill="none" draw:fill-color="#ffffff" draw:textarea-vertical-align="middle" draw:auto-grow-height="true" draw:auto-grow-width="true" fo:min-height="0.21cm" fo:min-width="0.445cm" fo:padding-top="0cm" fo:padding-bottom="0cm" fo:padding-left="0cm" fo:padding-right="0cm" draw:shadow="hidden" draw:shadow-offset-x="0.3cm" draw:shadow-offset-y="0.3cm" draw:shadow-color="#808080" style:run-through="foreground"/>
      <style:paragraph-properties style:writing-mode="lr-tb"/>
    </style:style>
    <style:style style:name="gr150" style:family="graphic">
      <style:graphic-properties draw:stroke="none" svg:stroke-width="0cm" svg:stroke-color="#000000" draw:marker-start="" draw:marker-start-width="0.3cm" draw:marker-start-center="false" draw:marker-end="" draw:marker-end-width="0.3cm" draw:marker-end-center="false" draw:fill="none" draw:fill-color="#ffffff" draw:textarea-vertical-align="middle" draw:auto-grow-height="true" draw:auto-grow-width="true" fo:min-height="0.21cm" fo:min-width="0.143cm" fo:padding-top="0cm" fo:padding-bottom="0cm" fo:padding-left="0cm" fo:padding-right="0cm" draw:shadow="hidden" draw:shadow-offset-x="0.3cm" draw:shadow-offset-y="0.3cm" draw:shadow-color="#808080" style:run-through="foreground"/>
      <style:paragraph-properties style:writing-mode="lr-tb"/>
    </style:style>
    <style:style style:name="gr151" style:family="graphic">
      <style:graphic-properties draw:stroke="none" svg:stroke-width="0cm" svg:stroke-color="#000000" draw:marker-start="" draw:marker-start-width="0.3cm" draw:marker-start-center="false" draw:marker-end="" draw:marker-end-width="0.3cm" draw:marker-end-center="false" draw:fill="none" draw:fill-color="#ffffff" draw:textarea-vertical-align="middle" draw:auto-grow-height="true" draw:auto-grow-width="true" fo:min-height="0.21cm" fo:min-width="0.127cm" fo:padding-top="0cm" fo:padding-bottom="0cm" fo:padding-left="0cm" fo:padding-right="0cm" draw:shadow="hidden" draw:shadow-offset-x="0.3cm" draw:shadow-offset-y="0.3cm" draw:shadow-color="#808080" style:run-through="foreground"/>
      <style:paragraph-properties style:writing-mode="lr-tb"/>
    </style:style>
    <style:style style:name="gr152" style:family="graphic">
      <style:graphic-properties draw:stroke="none" svg:stroke-width="0cm" svg:stroke-color="#000000" draw:marker-start="" draw:marker-start-width="0.3cm" draw:marker-start-center="false" draw:marker-end="" draw:marker-end-width="0.3cm" draw:marker-end-center="false" draw:fill="none" draw:fill-color="#ffffff" draw:textarea-vertical-align="middle" draw:auto-grow-height="true" draw:auto-grow-width="true" fo:min-height="0.21cm" fo:min-width="0.109cm" fo:padding-top="0cm" fo:padding-bottom="0cm" fo:padding-left="0cm" fo:padding-right="0cm" draw:shadow="hidden" draw:shadow-offset-x="0.3cm" draw:shadow-offset-y="0.3cm" draw:shadow-color="#808080" style:run-through="foreground"/>
      <style:paragraph-properties style:writing-mode="lr-tb"/>
    </style:style>
    <style:style style:name="gr153" style:family="graphic">
      <style:graphic-properties draw:stroke="solid" svg:stroke-width="0.026cm" svg:stroke-color="#000000" draw:marker-start="" draw:marker-start-width="0.3cm" draw:marker-start-center="false" draw:marker-end="" draw:marker-end-width="0.3cm" draw:marker-end-center="false" draw:fill="solid" draw:fill-color="#99ccff" draw:textarea-horizontal-align="center" draw:textarea-vertical-align="middle" fo:padding-top="0.138cm" fo:padding-bottom="0.138cm" fo:padding-left="0.263cm" fo:padding-right="0.263cm" draw:shadow="hidden" draw:shadow-offset-x="0.3cm" draw:shadow-offset-y="0.3cm" draw:shadow-color="#808080" style:run-through="foreground"/>
    </style:style>
    <style:style style:name="gr15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5" style:family="graphic">
      <style:graphic-properties draw:stroke="none" draw:stroke-dash="Dashed_20__28_var_29__20_7391"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63cm" fo:padding-top="0cm" fo:padding-bottom="0cm" fo:padding-left="0cm" fo:padding-right="0cm" draw:shadow="hidden" draw:shadow-offset-x="0.3cm" draw:shadow-offset-y="0.3cm" draw:shadow-color="#808080" style:run-through="foreground"/>
      <style:paragraph-properties style:writing-mode="lr-tb"/>
    </style:style>
    <style:style style:name="gr156" style:family="graphic">
      <style:graphic-properties draw:stroke="none" draw:stroke-dash="Dashed_20__28_var_29__20_7392"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88cm" fo:padding-top="0cm" fo:padding-bottom="0cm" fo:padding-left="0cm" fo:padding-right="0cm" draw:shadow="hidden" draw:shadow-offset-x="0.3cm" draw:shadow-offset-y="0.3cm" draw:shadow-color="#808080" style:run-through="foreground"/>
      <style:paragraph-properties style:writing-mode="lr-tb"/>
    </style:style>
    <style:style style:name="gr157" style:family="graphic">
      <style:graphic-properties draw:stroke="none" draw:stroke-dash="Dashed_20__28_var_29__20_7393"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1.214cm" fo:padding-top="0cm" fo:padding-bottom="0cm" fo:padding-left="0cm" fo:padding-right="0cm" draw:shadow="hidden" draw:shadow-offset-x="0.3cm" draw:shadow-offset-y="0.3cm" draw:shadow-color="#808080" style:run-through="foreground"/>
      <style:paragraph-properties style:writing-mode="lr-tb"/>
    </style:style>
    <style:style style:name="gr158" style:family="graphic">
      <style:graphic-properties draw:stroke="none" draw:stroke-dash="Dashed_20__28_var_29__20_7394"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245cm" fo:padding-top="0cm" fo:padding-bottom="0cm" fo:padding-left="0cm" fo:padding-right="0cm" draw:shadow="hidden" draw:shadow-offset-x="0.3cm" draw:shadow-offset-y="0.3cm" draw:shadow-color="#808080" style:run-through="foreground"/>
      <style:paragraph-properties style:writing-mode="lr-tb"/>
    </style:style>
    <style:style style:name="gr159" style:family="graphic">
      <style:graphic-properties draw:stroke="none" draw:stroke-dash="Dashed_20__28_var_29__20_7395"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245cm" fo:padding-top="0cm" fo:padding-bottom="0cm" fo:padding-left="0cm" fo:padding-right="0cm" draw:shadow="hidden" draw:shadow-offset-x="0.3cm" draw:shadow-offset-y="0.3cm" draw:shadow-color="#808080" style:run-through="foreground"/>
      <style:paragraph-properties style:writing-mode="lr-tb"/>
    </style:style>
    <style:style style:name="gr160" style:family="graphic">
      <style:graphic-properties draw:stroke="none" draw:stroke-dash="Dashed_20__28_var_29__20_7396"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249cm" fo:padding-top="0cm" fo:padding-bottom="0cm" fo:padding-left="0cm" fo:padding-right="0cm" draw:shadow="hidden" draw:shadow-offset-x="0.3cm" draw:shadow-offset-y="0.3cm" draw:shadow-color="#808080" style:run-through="foreground"/>
      <style:paragraph-properties style:writing-mode="lr-tb"/>
    </style:style>
    <style:style style:name="gr161" style:family="graphic">
      <style:graphic-properties draw:stroke="none" draw:stroke-dash="Dashed_20__28_var_29__20_7397"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741cm" fo:padding-top="0cm" fo:padding-bottom="0cm" fo:padding-left="0cm" fo:padding-right="0cm" draw:shadow="hidden" draw:shadow-offset-x="0.3cm" draw:shadow-offset-y="0.3cm" draw:shadow-color="#808080" style:run-through="foreground"/>
      <style:paragraph-properties style:writing-mode="lr-tb"/>
    </style:style>
    <style:style style:name="gr162" style:family="graphic">
      <style:graphic-properties draw:stroke="none" draw:stroke-dash="Dashed_20__28_var_29__20_7398"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741cm" fo:padding-top="0cm" fo:padding-bottom="0cm" fo:padding-left="0cm" fo:padding-right="0cm" draw:shadow="hidden" draw:shadow-offset-x="0.3cm" draw:shadow-offset-y="0.3cm" draw:shadow-color="#808080" style:run-through="foreground"/>
      <style:paragraph-properties style:writing-mode="lr-tb"/>
    </style:style>
    <style:style style:name="gr163" style:family="graphic">
      <style:graphic-properties draw:stroke="none" draw:stroke-dash="Dashed_20__28_var_29__20_7399"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1.214cm" fo:padding-top="0cm" fo:padding-bottom="0cm" fo:padding-left="0cm" fo:padding-right="0cm" draw:shadow="hidden" draw:shadow-offset-x="0.3cm" draw:shadow-offset-y="0.3cm" draw:shadow-color="#808080" style:run-through="foreground"/>
      <style:paragraph-properties style:writing-mode="lr-tb"/>
    </style:style>
    <style:style style:name="gr164" style:family="graphic">
      <style:graphic-properties draw:stroke="none" draw:stroke-dash="Dashed_20__28_var_29__20_7400"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109cm" fo:padding-top="0cm" fo:padding-bottom="0cm" fo:padding-left="0cm" fo:padding-right="0cm" draw:shadow="hidden" draw:shadow-offset-x="0.3cm" draw:shadow-offset-y="0.3cm" draw:shadow-color="#808080" style:run-through="foreground"/>
      <style:paragraph-properties style:writing-mode="lr-tb"/>
    </style:style>
    <style:style style:name="gr165" style:family="graphic">
      <style:graphic-properties draw:stroke="none" draw:stroke-dash="Dashed_20__28_var_29__20_7401"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27cm" fo:padding-top="0cm" fo:padding-bottom="0cm" fo:padding-left="0cm" fo:padding-right="0cm" draw:shadow="hidden" draw:shadow-offset-x="0.3cm" draw:shadow-offset-y="0.3cm" draw:shadow-color="#808080" style:run-through="foreground"/>
      <style:paragraph-properties style:writing-mode="lr-tb"/>
    </style:style>
    <style:style style:name="gr166" style:family="graphic">
      <style:graphic-properties draw:stroke="none" draw:stroke-dash="Dashed_20__28_var_29__20_7402"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279cm" fo:padding-top="0cm" fo:padding-bottom="0cm" fo:padding-left="0cm" fo:padding-right="0cm" draw:shadow="hidden" draw:shadow-offset-x="0.3cm" draw:shadow-offset-y="0.3cm" draw:shadow-color="#808080" style:run-through="foreground"/>
      <style:paragraph-properties style:writing-mode="lr-tb"/>
    </style:style>
    <style:style style:name="gr167" style:family="graphic">
      <style:graphic-properties draw:stroke="none" draw:stroke-dash="Dashed_20__28_var_29__20_7403"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1.214cm" fo:padding-top="0cm" fo:padding-bottom="0cm" fo:padding-left="0cm" fo:padding-right="0cm" draw:shadow="hidden" draw:shadow-offset-x="0.3cm" draw:shadow-offset-y="0.3cm" draw:shadow-color="#808080" style:run-through="foreground"/>
      <style:paragraph-properties style:writing-mode="lr-tb"/>
    </style:style>
    <style:style style:name="gr168" style:family="graphic">
      <style:graphic-properties draw:stroke="none" draw:stroke-dash="Dashed_20__28_var_29__20_7404"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88cm" fo:padding-top="0cm" fo:padding-bottom="0cm" fo:padding-left="0cm" fo:padding-right="0cm" draw:shadow="hidden" draw:shadow-offset-x="0.3cm" draw:shadow-offset-y="0.3cm" draw:shadow-color="#808080" style:run-through="foreground"/>
      <style:paragraph-properties style:writing-mode="lr-tb"/>
    </style:style>
    <style:style style:name="gr169" style:family="graphic">
      <style:graphic-properties draw:stroke="none" draw:stroke-dash="Dashed_20__28_var_29__20_7405"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88cm" fo:padding-top="0cm" fo:padding-bottom="0cm" fo:padding-left="0cm" fo:padding-right="0cm" draw:shadow="hidden" draw:shadow-offset-x="0.3cm" draw:shadow-offset-y="0.3cm" draw:shadow-color="#808080" style:run-through="foreground"/>
      <style:paragraph-properties style:writing-mode="lr-tb"/>
    </style:style>
    <style:style style:name="gr170" style:family="graphic">
      <style:graphic-properties draw:stroke="none" draw:stroke-dash="Dashed_20__28_var_29__20_7406"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282cm" fo:padding-top="0cm" fo:padding-bottom="0cm" fo:padding-left="0cm" fo:padding-right="0cm" draw:shadow="hidden" draw:shadow-offset-x="0.3cm" draw:shadow-offset-y="0.3cm" draw:shadow-color="#808080" style:run-through="foreground"/>
      <style:paragraph-properties style:writing-mode="lr-tb"/>
    </style:style>
    <style:style style:name="gr171" style:family="graphic">
      <style:graphic-properties draw:stroke="none" draw:stroke-dash="Dashed_20__28_var_29__20_7407"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309cm" fo:padding-top="0cm" fo:padding-bottom="0cm" fo:padding-left="0cm" fo:padding-right="0cm" draw:shadow="hidden" draw:shadow-offset-x="0.3cm" draw:shadow-offset-y="0.3cm" draw:shadow-color="#808080" style:run-through="foreground"/>
      <style:paragraph-properties style:writing-mode="lr-tb"/>
    </style:style>
    <style:style style:name="gr172" style:family="graphic">
      <style:graphic-properties draw:stroke="none" draw:stroke-dash="Dashed_20__28_var_29__20_7408"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266cm" fo:padding-top="0cm" fo:padding-bottom="0cm" fo:padding-left="0cm" fo:padding-right="0cm" draw:shadow="hidden" draw:shadow-offset-x="0.3cm" draw:shadow-offset-y="0.3cm" draw:shadow-color="#808080" style:run-through="foreground"/>
      <style:paragraph-properties style:writing-mode="lr-tb"/>
    </style:style>
    <style:style style:name="gr173" style:family="graphic">
      <style:graphic-properties draw:stroke="solid" draw:stroke-dash="Dashed_20__28_var_29__20_7364"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4" style:family="graphic">
      <style:graphic-properties draw:stroke="solid" draw:stroke-dash="Dashed_20__28_var_29__20_7365"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5" style:family="graphic">
      <style:graphic-properties draw:stroke="solid" draw:stroke-dash="Dashed_20__28_var_29__20_7366"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6" style:family="graphic">
      <style:graphic-properties draw:stroke="solid" draw:stroke-dash="Dashed_20__28_var_29__20_7367"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7" style:family="graphic">
      <style:graphic-properties draw:stroke="solid" draw:stroke-dash="Dashed_20__28_var_29__20_7368"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8" style:family="graphic">
      <style:graphic-properties draw:stroke="none" draw:stroke-dash="Dashed_20__28_var_29__20_7369"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741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79" style:family="graphic">
      <style:graphic-properties draw:stroke="none" draw:stroke-dash="Dashed_20__28_var_29__20_7370"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965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80" style:family="graphic">
      <style:graphic-properties draw:stroke="none" draw:stroke-dash="Dashed_20__28_var_29__20_7371"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1.214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81" style:family="graphic">
      <style:graphic-properties draw:stroke="none" draw:stroke-dash="Dashed_20__28_var_29__20_7372"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215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82" style:family="graphic">
      <style:graphic-properties draw:stroke="none" draw:stroke-dash="Dashed_20__28_var_29__20_7373"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228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83" style:family="graphic">
      <style:graphic-properties draw:stroke="none" draw:stroke-dash="Dashed_20__28_var_29__20_7374"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249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84" style:family="graphic">
      <style:graphic-properties draw:stroke="none" svg:stroke-width="0cm" svg:stroke-color="#000000" draw:marker-start="" draw:marker-start-width="0.3cm" draw:marker-start-center="false" draw:marker-end="" draw:marker-end-width="0.3cm" draw:marker-end-center="false" draw:fill="none" draw:fill-color="#ffffff" draw:textarea-vertical-align="middle" draw:auto-grow-height="true" draw:auto-grow-width="true" fo:min-height="0.21cm" fo:min-width="0.376cm" fo:padding-top="0cm" fo:padding-bottom="0cm" fo:padding-left="0cm" fo:padding-right="0cm" draw:shadow="hidden" draw:shadow-offset-x="0.3cm" draw:shadow-offset-y="0.3cm" draw:shadow-color="#808080" style:run-through="foreground"/>
      <style:paragraph-properties style:writing-mode="lr-tb"/>
    </style:style>
    <style:style style:name="gr185" style:family="graphic">
      <style:graphic-properties draw:stroke="none" svg:stroke-width="0cm" svg:stroke-color="#000000" draw:marker-start="" draw:marker-start-width="0.3cm" draw:marker-start-center="false" draw:marker-end="" draw:marker-end-width="0.3cm" draw:marker-end-center="false" draw:fill="none" draw:fill-color="#ffffff" draw:textarea-vertical-align="middle" draw:auto-grow-height="true" draw:auto-grow-width="true" fo:min-height="0.21cm" fo:min-width="0.49cm" fo:padding-top="0cm" fo:padding-bottom="0cm" fo:padding-left="0cm" fo:padding-right="0cm" draw:shadow="hidden" draw:shadow-offset-x="0.3cm" draw:shadow-offset-y="0.3cm" draw:shadow-color="#808080" style:run-through="foreground"/>
      <style:paragraph-properties style:writing-mode="lr-tb"/>
    </style:style>
    <style:style style:name="gr186" style:family="graphic">
      <style:graphic-properties draw:stroke="none" svg:stroke-width="0cm" svg:stroke-color="#000000" draw:marker-start="" draw:marker-start-width="0.3cm" draw:marker-start-center="false" draw:marker-end="" draw:marker-end-width="0.3cm" draw:marker-end-center="false" draw:fill="none" draw:fill-color="#ffffff" draw:textarea-vertical-align="middle" draw:auto-grow-height="true" draw:auto-grow-width="true" fo:min-height="0.21cm" fo:min-width="0.614cm" fo:padding-top="0cm" fo:padding-bottom="0cm" fo:padding-left="0cm" fo:padding-right="0cm" draw:shadow="hidden" draw:shadow-offset-x="0.3cm" draw:shadow-offset-y="0.3cm" draw:shadow-color="#808080" style:run-through="foreground"/>
      <style:paragraph-properties style:writing-mode="lr-tb"/>
    </style:style>
    <style:style style:name="gr187" style:family="graphic">
      <style:graphic-properties draw:stroke="none" svg:stroke-width="0cm" svg:stroke-color="#000000" draw:marker-start="" draw:marker-start-width="0.3cm" draw:marker-start-center="false" draw:marker-end="" draw:marker-end-width="0.3cm" draw:marker-end-center="false" draw:fill="none" draw:fill-color="#ffffff" draw:textarea-vertical-align="middle" draw:auto-grow-height="true" draw:auto-grow-width="true" fo:min-height="0.21cm" fo:min-width="0.118cm" fo:padding-top="0cm" fo:padding-bottom="0cm" fo:padding-left="0cm" fo:padding-right="0cm" draw:shadow="hidden" draw:shadow-offset-x="0.3cm" draw:shadow-offset-y="0.3cm" draw:shadow-color="#808080" style:run-through="foreground"/>
      <style:paragraph-properties style:writing-mode="lr-tb"/>
    </style:style>
    <style:style style:name="gr188" style:family="graphic">
      <style:graphic-properties draw:stroke="solid" draw:stroke-dash="Dashed_20__28_var_29__20_7354"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9" style:family="graphic">
      <style:graphic-properties draw:stroke="solid" draw:stroke-dash="Dashed_20__28_var_29__20_7355"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0" style:family="graphic">
      <style:graphic-properties draw:stroke="solid" draw:stroke-dash="Dashed_20__28_var_29__20_7356"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1" style:family="graphic">
      <style:graphic-properties draw:stroke="solid" draw:stroke-dash="Dashed_20__28_var_29__20_7357"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2" style:family="graphic">
      <style:graphic-properties draw:stroke="none" draw:stroke-dash="Dashed_20__28_var_29__20_7358"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63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93" style:family="graphic">
      <style:graphic-properties draw:stroke="none" draw:stroke-dash="Dashed_20__28_var_29__20_7359"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88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94" style:family="graphic">
      <style:graphic-properties draw:stroke="none" draw:stroke-dash="Dashed_20__28_var_29__20_7360"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88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95" style:family="graphic">
      <style:graphic-properties draw:stroke="none" draw:stroke-dash="Dashed_20__28_var_29__20_7361"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198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96" style:family="graphic">
      <style:graphic-properties draw:stroke="none" draw:stroke-dash="Dashed_20__28_var_29__20_7362"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266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97" style:family="graphic">
      <style:graphic-properties draw:stroke="none" draw:stroke-dash="Dashed_20__28_var_29__20_7363"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309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98" style:family="graphic">
      <style:graphic-properties draw:stroke="none" svg:stroke-width="0cm" svg:stroke-color="#000000" draw:marker-start="" draw:marker-start-width="0.3cm" draw:marker-start-center="false" draw:marker-end="" draw:marker-end-width="0.3cm" draw:marker-end-center="false" draw:fill="none" draw:fill-color="#ffffff" draw:textarea-vertical-align="middle" draw:auto-grow-height="true" draw:auto-grow-width="true" fo:min-height="0.21cm" fo:min-width="0.321cm" fo:padding-top="0cm" fo:padding-bottom="0cm" fo:padding-left="0cm" fo:padding-right="0cm" draw:shadow="hidden" draw:shadow-offset-x="0.3cm" draw:shadow-offset-y="0.3cm" draw:shadow-color="#808080" style:run-through="foreground"/>
      <style:paragraph-properties style:writing-mode="lr-tb"/>
    </style:style>
    <style:style style:name="gr199" style:family="graphic">
      <style:graphic-properties draw:stroke="none" svg:stroke-width="0cm" svg:stroke-color="#000000" draw:marker-start="" draw:marker-start-width="0.3cm" draw:marker-start-center="false" draw:marker-end="" draw:marker-end-width="0.3cm" draw:marker-end-center="false" draw:fill="none" draw:fill-color="#ffffff" draw:textarea-vertical-align="middle" draw:auto-grow-height="true" draw:auto-grow-width="true" fo:min-height="0.21cm" fo:min-width="0.101cm" fo:padding-top="0cm" fo:padding-bottom="0cm" fo:padding-left="0cm" fo:padding-right="0cm" draw:shadow="hidden" draw:shadow-offset-x="0.3cm" draw:shadow-offset-y="0.3cm" draw:shadow-color="#808080" style:run-through="foreground"/>
      <style:paragraph-properties style:writing-mode="lr-tb"/>
    </style:style>
    <style:style style:name="gr200" style:family="graphic">
      <style:graphic-properties draw:stroke="none" svg:stroke-width="0cm" svg:stroke-color="#000000" draw:marker-start="" draw:marker-start-width="0.3cm" draw:marker-start-center="false" draw:marker-end="" draw:marker-end-width="0.3cm" draw:marker-end-center="false" draw:fill="none" draw:fill-color="#ffffff" draw:textarea-vertical-align="middle" draw:auto-grow-height="true" draw:auto-grow-width="true" fo:min-height="0.21cm" fo:min-width="0.134cm" fo:padding-top="0cm" fo:padding-bottom="0cm" fo:padding-left="0cm" fo:padding-right="0cm" draw:shadow="hidden" draw:shadow-offset-x="0.3cm" draw:shadow-offset-y="0.3cm" draw:shadow-color="#808080" style:run-through="foreground"/>
      <style:paragraph-properties style:writing-mode="lr-tb"/>
    </style:style>
    <style:style style:name="gr201" style:family="graphic">
      <style:graphic-properties draw:stroke="none" svg:stroke-width="0cm" svg:stroke-color="#000000" draw:marker-start="" draw:marker-start-width="0.3cm" draw:marker-start-center="false" draw:marker-end="" draw:marker-end-width="0.3cm" draw:marker-end-center="false" draw:fill="none" draw:fill-color="#ffffff" draw:textarea-vertical-align="middle" draw:auto-grow-height="true" draw:auto-grow-width="true" fo:min-height="0.21cm" fo:min-width="0.155cm" fo:padding-top="0cm" fo:padding-bottom="0cm" fo:padding-left="0cm" fo:padding-right="0cm" draw:shadow="hidden" draw:shadow-offset-x="0.3cm" draw:shadow-offset-y="0.3cm" draw:shadow-color="#808080" style:run-through="foreground"/>
      <style:paragraph-properties style:writing-mode="lr-tb"/>
    </style:style>
    <style:style style:name="gr202" style:family="graphic">
      <style:graphic-properties draw:stroke="solid" draw:stroke-dash="Dashed_20__28_var_29__20_7343"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3" style:family="graphic">
      <style:graphic-properties draw:stroke="solid" draw:stroke-dash="Dashed_20__28_var_29__20_7344"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4" style:family="graphic">
      <style:graphic-properties draw:stroke="solid" draw:stroke-dash="Dashed_20__28_var_29__20_7345"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5" style:family="graphic">
      <style:graphic-properties draw:stroke="solid" draw:stroke-dash="Dashed_20__28_var_29__20_7346"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6" style:family="graphic">
      <style:graphic-properties draw:stroke="solid" draw:stroke-dash="Dashed_20__28_var_29__20_7347"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7" style:family="graphic">
      <style:graphic-properties draw:stroke="none" draw:stroke-dash="Dashed_20__28_var_29__20_7348"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741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08" style:family="graphic">
      <style:graphic-properties draw:stroke="none" draw:stroke-dash="Dashed_20__28_var_29__20_7349"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741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09" style:family="graphic">
      <style:graphic-properties draw:stroke="none" draw:stroke-dash="Dashed_20__28_var_29__20_7350"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1.214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10" style:family="graphic">
      <style:graphic-properties draw:stroke="none" draw:stroke-dash="Dashed_20__28_var_29__20_7351"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279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11" style:family="graphic">
      <style:graphic-properties draw:stroke="none" draw:stroke-dash="Dashed_20__28_var_29__20_7352"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236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12" style:family="graphic">
      <style:graphic-properties draw:stroke="none" draw:stroke-dash="Dashed_20__28_var_29__20_7353"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282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13" style:family="graphic">
      <style:graphic-properties draw:stroke="none" svg:stroke-width="0cm" svg:stroke-color="#000000" draw:marker-start="" draw:marker-start-width="0.3cm" draw:marker-start-center="false" draw:marker-end="" draw:marker-end-width="0.3cm" draw:marker-end-center="false" draw:fill="none" draw:fill-color="#ffffff" draw:textarea-vertical-align="middle" draw:auto-grow-height="true" draw:auto-grow-width="true" fo:min-height="0.21cm" fo:min-width="0.122cm" fo:padding-top="0cm" fo:padding-bottom="0cm" fo:padding-left="0cm" fo:padding-right="0cm" draw:shadow="hidden" draw:shadow-offset-x="0.3cm" draw:shadow-offset-y="0.3cm" draw:shadow-color="#808080" style:run-through="foreground"/>
      <style:paragraph-properties style:writing-mode="lr-tb"/>
    </style:style>
    <style:style style:name="gr214" style:family="graphic">
      <style:graphic-properties draw:stroke="solid" draw:stroke-dash="Dashed_20__28_var_29__20_7328"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5" style:family="graphic">
      <style:graphic-properties draw:stroke="solid" draw:stroke-dash="Dashed_20__28_var_29__20_7329"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6" style:family="graphic">
      <style:graphic-properties draw:stroke="solid" draw:stroke-dash="Dashed_20__28_var_29__20_7330"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7" style:family="graphic">
      <style:graphic-properties draw:stroke="none" draw:stroke-dash="Dashed_20__28_var_29__20_7331"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1.214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18" style:family="graphic">
      <style:graphic-properties draw:stroke="none" draw:stroke-dash="Dashed_20__28_var_29__20_7332"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88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19" style:family="graphic">
      <style:graphic-properties draw:stroke="none" draw:stroke-dash="Dashed_20__28_var_29__20_7333"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88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20" style:family="graphic">
      <style:graphic-properties draw:stroke="none" draw:stroke-dash="Dashed_20__28_var_29__20_7334"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245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21" style:family="graphic">
      <style:graphic-properties draw:stroke="solid" svg:stroke-width="0.019cm" svg:stroke-color="#000000" draw:marker-start="" draw:marker-start-width="0.229cm" draw:marker-start-center="false" draw:marker-end="" draw:marker-end-width="0.229cm" draw:marker-end-center="false" draw:fill="none" draw:fill-color="#ffff00" draw:fill-image-width="0cm" draw:fill-image-height="0cm"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22" style:family="graphic">
      <style:graphic-properties draw:stroke="none" svg:stroke-width="0cm" svg:stroke-color="#000000" draw:marker-start="" draw:marker-start-width="0.3cm" draw:marker-start-center="false" draw:marker-end="" draw:marker-end-width="0.3cm" draw:marker-end-center="false" draw:fill="none" draw:fill-color="#ffffff" fo:min-height="0.474cm" fo:padding-top="0.125cm" fo:padding-bottom="0.125cm" fo:padding-left="0.25cm" fo:padding-right="0.25cm" draw:shadow="hidden" draw:shadow-offset-x="0.3cm" draw:shadow-offset-y="0.3cm" draw:shadow-color="#808080" style:run-through="foreground"/>
      <style:paragraph-properties style:writing-mode="lr-tb"/>
    </style:style>
    <style:style style:name="gr223" style:family="graphic">
      <style:graphic-properties draw:stroke="solid" draw:stroke-dash="Dashed_20__28_var_29__20_7318"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4" style:family="graphic">
      <style:graphic-properties draw:stroke="solid" draw:stroke-dash="Dashed_20__28_var_29__20_7319"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5" style:family="graphic">
      <style:graphic-properties draw:stroke="solid" draw:stroke-dash="Dashed_20__28_var_29__20_7320"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6" style:family="graphic">
      <style:graphic-properties draw:stroke="solid" draw:stroke-dash="Dashed_20__28_var_29__20_7321"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7" style:family="graphic">
      <style:graphic-properties draw:stroke="none" draw:stroke-dash="Dashed_20__28_var_29__20_7322"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63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28" style:family="graphic">
      <style:graphic-properties draw:stroke="none" draw:stroke-dash="Dashed_20__28_var_29__20_7323"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1.214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29" style:family="graphic">
      <style:graphic-properties draw:stroke="none" draw:stroke-dash="Dashed_20__28_var_29__20_7324"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1.214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30" style:family="graphic">
      <style:graphic-properties draw:stroke="none" draw:stroke-dash="Dashed_20__28_var_29__20_7325"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206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31" style:family="graphic">
      <style:graphic-properties draw:stroke="none" draw:stroke-dash="Dashed_20__28_var_29__20_7326"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266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32" style:family="graphic">
      <style:graphic-properties draw:stroke="none" draw:stroke-dash="Dashed_20__28_var_29__20_7327"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245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33" style:family="graphic">
      <style:graphic-properties draw:stroke="solid" draw:stroke-dash="Dashed_20__28_var_29__20_7308" svg:stroke-width="0.019cm" svg:stroke-color="#000000" draw:marker-start="" draw:marker-start-width="0.291cm" draw:marker-start-center="false" draw:marker-end="" draw:marker-end-width="0.291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4" style:family="graphic">
      <style:graphic-properties draw:stroke="solid" draw:stroke-dash="Dashed_20__28_var_29__20_7309" svg:stroke-width="0.019cm" svg:stroke-color="#000000" draw:marker-start="" draw:marker-start-width="0.291cm" draw:marker-start-center="false" draw:marker-end="" draw:marker-end-width="0.291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5" style:family="graphic">
      <style:graphic-properties draw:stroke="solid" draw:stroke-dash="Dashed_20__28_var_29__20_7310" svg:stroke-width="0.019cm" svg:stroke-color="#000000" draw:marker-start="" draw:marker-start-width="0.291cm" draw:marker-start-center="false" draw:marker-end="" draw:marker-end-width="0.291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6" style:family="graphic">
      <style:graphic-properties draw:stroke="solid" draw:stroke-dash="Dashed_20__28_var_29__20_7311"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7" style:family="graphic">
      <style:graphic-properties draw:stroke="solid" draw:stroke-dash="Dashed_20__28_var_29__20_7312"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8" style:family="graphic">
      <style:graphic-properties draw:stroke="none" draw:stroke-dash="Dashed_20__28_var_29__20_7313" svg:stroke-width="0.019cm" svg:stroke-color="#000000" draw:marker-start="" draw:marker-start-width="0.229cm" draw:marker-start-center="false" draw:marker-end="" draw:marker-end-width="0.229cm" draw:marker-end-center="false" draw:fill="none" draw:fill-color="#99ccff" draw:textarea-vertical-align="middle" draw:auto-grow-height="true" draw:auto-grow-width="true" fo:min-height="0.413cm" fo:min-width="0.741cm" fo:padding-top="0cm" fo:padding-bottom="0cm" fo:padding-left="0cm" fo:padding-right="0cm" draw:shadow="hidden" draw:shadow-offset-x="0.3cm" draw:shadow-offset-y="0.3cm" draw:shadow-color="#808080" style:run-through="foreground"/>
      <style:paragraph-properties style:writing-mode="lr-tb"/>
    </style:style>
    <style:style style:name="gr239" style:family="graphic">
      <style:graphic-properties draw:stroke="none" draw:stroke-dash="Dashed_20__28_var_29__20_7314" svg:stroke-width="0.019cm" svg:stroke-color="#000000" draw:marker-start="" draw:marker-start-width="0.229cm" draw:marker-start-center="false" draw:marker-end="" draw:marker-end-width="0.229cm" draw:marker-end-center="false" draw:fill="none" draw:fill-color="#99ccff" draw:textarea-vertical-align="middle" draw:auto-grow-height="true" draw:auto-grow-width="true" fo:min-height="0.413cm" fo:min-width="0.741cm" fo:padding-top="0cm" fo:padding-bottom="0cm" fo:padding-left="0cm" fo:padding-right="0cm" draw:shadow="hidden" draw:shadow-offset-x="0.3cm" draw:shadow-offset-y="0.3cm" draw:shadow-color="#808080" style:run-through="foreground"/>
      <style:paragraph-properties style:writing-mode="lr-tb"/>
    </style:style>
    <style:style style:name="gr240" style:family="graphic">
      <style:graphic-properties draw:stroke="none" draw:stroke-dash="Dashed_20__28_var_29__20_7315" svg:stroke-width="0.019cm" svg:stroke-color="#000000" draw:marker-start="" draw:marker-start-width="0.229cm" draw:marker-start-center="false" draw:marker-end="" draw:marker-end-width="0.229cm" draw:marker-end-center="false" draw:fill="none" draw:fill-color="#99ccff" draw:textarea-vertical-align="middle" draw:auto-grow-height="true" draw:auto-grow-width="true" fo:min-height="0.413cm" fo:min-width="0.894cm" fo:padding-top="0cm" fo:padding-bottom="0cm" fo:padding-left="0cm" fo:padding-right="0cm" draw:shadow="hidden" draw:shadow-offset-x="0.3cm" draw:shadow-offset-y="0.3cm" draw:shadow-color="#808080" style:run-through="foreground"/>
      <style:paragraph-properties style:writing-mode="lr-tb"/>
    </style:style>
    <style:style style:name="gr241" style:family="graphic">
      <style:graphic-properties draw:stroke="none" draw:stroke-dash="Dashed_20__28_var_29__20_5672" svg:stroke-width="0.019cm" svg:stroke-color="#000000" draw:marker-start="" draw:marker-start-width="0.229cm" draw:marker-start-center="false" draw:marker-end="" draw:marker-end-width="0.229cm" draw:marker-end-center="false" draw:fill="none" draw:fill-color="#99ccff" draw:textarea-vertical-align="middle" draw:auto-grow-height="true" draw:auto-grow-width="true" fo:min-height="0.413cm" fo:min-width="0.219cm" fo:padding-top="0cm" fo:padding-bottom="0cm" fo:padding-left="0cm" fo:padding-right="0cm" draw:shadow="hidden" draw:shadow-offset-x="0.3cm" draw:shadow-offset-y="0.3cm" draw:shadow-color="#808080" style:run-through="foreground"/>
      <style:paragraph-properties style:writing-mode="lr-tb"/>
    </style:style>
    <style:style style:name="gr242" style:family="graphic">
      <style:graphic-properties draw:stroke="none" draw:stroke-dash="Dashed_20__28_var_29__20_7316" svg:stroke-width="0.019cm" svg:stroke-color="#000000" draw:marker-start="" draw:marker-start-width="0.229cm" draw:marker-start-center="false" draw:marker-end="" draw:marker-end-width="0.229cm" draw:marker-end-center="false" draw:fill="none" draw:fill-color="#99ccff" draw:textarea-vertical-align="middle" draw:auto-grow-height="true" draw:auto-grow-width="true" fo:min-height="0.413cm" fo:min-width="0.365cm" fo:padding-top="0cm" fo:padding-bottom="0cm" fo:padding-left="0cm" fo:padding-right="0cm" draw:shadow="hidden" draw:shadow-offset-x="0.3cm" draw:shadow-offset-y="0.3cm" draw:shadow-color="#808080" style:run-through="foreground"/>
      <style:paragraph-properties style:writing-mode="lr-tb"/>
    </style:style>
    <style:style style:name="gr243" style:family="graphic">
      <style:graphic-properties draw:stroke="none" draw:stroke-dash="Dashed_20__28_var_29__20_7317" svg:stroke-width="0.019cm" svg:stroke-color="#000000" draw:marker-start="" draw:marker-start-width="0.229cm" draw:marker-start-center="false" draw:marker-end="" draw:marker-end-width="0.229cm" draw:marker-end-center="false" draw:fill="none" draw:fill-color="#99ccff" draw:textarea-vertical-align="middle" draw:auto-grow-height="true" draw:auto-grow-width="true" fo:min-height="0.413cm" fo:min-width="0.254cm" fo:padding-top="0cm" fo:padding-bottom="0cm" fo:padding-left="0cm" fo:padding-right="0cm" draw:shadow="hidden" draw:shadow-offset-x="0.3cm" draw:shadow-offset-y="0.3cm" draw:shadow-color="#808080" style:run-through="foreground"/>
      <style:paragraph-properties style:writing-mode="lr-tb"/>
    </style:style>
    <style:style style:name="gr244" style:family="graphic">
      <style:graphic-properties draw:stroke="solid" draw:stroke-dash="Dashed_20__28_var_29__20_7300"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45" style:family="graphic">
      <style:graphic-properties draw:stroke="solid" draw:stroke-dash="Dashed_20__28_var_29__20_7301"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46" style:family="graphic">
      <style:graphic-properties draw:stroke="none" draw:stroke-dash="Dashed_20__28_var_29__20_7302" svg:stroke-width="0cm" svg:stroke-color="#000000" draw:marker-start="" draw:marker-start-width="0.3cm" draw:marker-start-center="false" draw:marker-end="" draw:marker-end-width="0.3cm" draw:marker-end-center="false" draw:fill="none" draw:fill-color="#99ccff" draw:auto-grow-height="true" draw:auto-grow-width="true" fo:min-height="0.413cm" fo:min-width="0.741cm" fo:padding-top="0cm" fo:padding-bottom="0cm" fo:padding-left="0cm" fo:padding-right="0cm" draw:shadow="hidden" draw:shadow-offset-x="0.3cm" draw:shadow-offset-y="0.3cm" draw:shadow-color="#808080" style:run-through="foreground"/>
      <style:paragraph-properties style:writing-mode="lr-tb"/>
    </style:style>
    <style:style style:name="gr247" style:family="graphic">
      <style:graphic-properties draw:stroke="none" draw:stroke-dash="Dashed_20__28_var_29__20_7303" svg:stroke-width="0cm" svg:stroke-color="#000000" draw:marker-start="" draw:marker-start-width="0.3cm" draw:marker-start-center="false" draw:marker-end="" draw:marker-end-width="0.3cm" draw:marker-end-center="false" draw:fill="none" draw:fill-color="#99ccff" draw:auto-grow-height="true" draw:auto-grow-width="true" fo:min-height="0.413cm" fo:min-width="0.965cm" fo:padding-top="0cm" fo:padding-bottom="0cm" fo:padding-left="0cm" fo:padding-right="0cm" draw:shadow="hidden" draw:shadow-offset-x="0.3cm" draw:shadow-offset-y="0.3cm" draw:shadow-color="#808080" style:run-through="foreground"/>
      <style:paragraph-properties style:writing-mode="lr-tb"/>
    </style:style>
    <style:style style:name="gr248" style:family="graphic">
      <style:graphic-properties draw:stroke="none" draw:stroke-dash="Dashed_20__28_var_29__20_7304" svg:stroke-width="0cm" svg:stroke-color="#000000" draw:marker-start="" draw:marker-start-width="0.3cm" draw:marker-start-center="false" draw:marker-end="" draw:marker-end-width="0.3cm" draw:marker-end-center="false" draw:fill="none" draw:fill-color="#99ccff" draw:auto-grow-height="true" draw:auto-grow-width="true" fo:min-height="0.413cm" fo:min-width="0.88cm" fo:padding-top="0cm" fo:padding-bottom="0cm" fo:padding-left="0cm" fo:padding-right="0cm" draw:shadow="hidden" draw:shadow-offset-x="0.3cm" draw:shadow-offset-y="0.3cm" draw:shadow-color="#808080" style:run-through="foreground"/>
      <style:paragraph-properties style:writing-mode="lr-tb"/>
    </style:style>
    <style:style style:name="gr249" style:family="graphic">
      <style:graphic-properties draw:stroke="none" draw:stroke-dash="Dashed_20__28_var_29__20_7305" svg:stroke-width="0cm" svg:stroke-color="#000000" draw:marker-start="" draw:marker-start-width="0.3cm" draw:marker-start-center="false" draw:marker-end="" draw:marker-end-width="0.3cm" draw:marker-end-center="false" draw:fill="none" draw:fill-color="#99ccff" draw:auto-grow-height="true" draw:auto-grow-width="true" fo:min-height="0.413cm" fo:min-width="0.228cm" fo:padding-top="0cm" fo:padding-bottom="0cm" fo:padding-left="0cm" fo:padding-right="0cm" draw:shadow="hidden" draw:shadow-offset-x="0.3cm" draw:shadow-offset-y="0.3cm" draw:shadow-color="#808080" style:run-through="foreground"/>
      <style:paragraph-properties style:writing-mode="lr-tb"/>
    </style:style>
    <style:style style:name="gr250" style:family="graphic">
      <style:graphic-properties draw:stroke="none" draw:stroke-dash="Dashed_20__28_var_29__20_7306" svg:stroke-width="0cm" svg:stroke-color="#000000" draw:marker-start="" draw:marker-start-width="0.3cm" draw:marker-start-center="false" draw:marker-end="" draw:marker-end-width="0.3cm" draw:marker-end-center="false" draw:fill="none" draw:fill-color="#99ccff" draw:auto-grow-height="true" draw:auto-grow-width="true" fo:min-height="0.413cm" fo:min-width="0.236cm" fo:padding-top="0cm" fo:padding-bottom="0cm" fo:padding-left="0cm" fo:padding-right="0cm" draw:shadow="hidden" draw:shadow-offset-x="0.3cm" draw:shadow-offset-y="0.3cm" draw:shadow-color="#808080" style:run-through="foreground"/>
      <style:paragraph-properties style:writing-mode="lr-tb"/>
    </style:style>
    <style:style style:name="gr251" style:family="graphic">
      <style:graphic-properties draw:stroke="none" draw:stroke-dash="Dashed_20__28_var_29__20_7307" svg:stroke-width="0cm" svg:stroke-color="#000000" draw:marker-start="" draw:marker-start-width="0.3cm" draw:marker-start-center="false" draw:marker-end="" draw:marker-end-width="0.3cm" draw:marker-end-center="false" draw:fill="none" draw:fill-color="#99ccff" draw:auto-grow-height="true" draw:auto-grow-width="true" fo:min-height="0.413cm" fo:min-width="0.249cm" fo:padding-top="0cm" fo:padding-bottom="0cm" fo:padding-left="0cm" fo:padding-right="0cm" draw:shadow="hidden" draw:shadow-offset-x="0.3cm" draw:shadow-offset-y="0.3cm" draw:shadow-color="#808080" style:run-through="foreground"/>
      <style:paragraph-properties style:writing-mode="lr-tb"/>
    </style:style>
    <style:style style:name="gr252" style:family="graphic">
      <style:graphic-properties draw:stroke="solid" draw:stroke-dash="Dashed_20__28_var_29__20_7291" svg:stroke-width="0.019cm" svg:stroke-color="#000000" draw:marker-start="" draw:marker-start-width="0.291cm" draw:marker-start-center="false" draw:marker-end="" draw:marker-end-width="0.291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53" style:family="graphic">
      <style:graphic-properties draw:stroke="solid" draw:stroke-dash="Dashed_20__28_var_29__20_7292" svg:stroke-width="0.019cm" svg:stroke-color="#000000" draw:marker-start="" draw:marker-start-width="0.291cm" draw:marker-start-center="false" draw:marker-end="" draw:marker-end-width="0.291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54" style:family="graphic">
      <style:graphic-properties draw:stroke="solid" draw:stroke-dash="Dashed_20__28_var_29__20_7293" svg:stroke-width="0.019cm" svg:stroke-color="#000000" draw:marker-start="" draw:marker-start-width="0.291cm" draw:marker-start-center="false" draw:marker-end="" draw:marker-end-width="0.291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55" style:family="graphic">
      <style:graphic-properties draw:stroke="none" draw:stroke-dash="Dashed_20__28_var_29__20_7294" svg:stroke-width="0cm" svg:stroke-color="#000000" draw:marker-start="" draw:marker-start-width="0.3cm" draw:marker-start-center="false" draw:marker-end="" draw:marker-end-width="0.3cm" draw:marker-end-center="false" draw:fill="none" draw:fill-color="#99ccff" draw:auto-grow-height="true" draw:auto-grow-width="true" fo:min-height="0.413cm" fo:min-width="0.88cm" fo:padding-top="0cm" fo:padding-bottom="0cm" fo:padding-left="0cm" fo:padding-right="0cm" draw:shadow="hidden" draw:shadow-offset-x="0.3cm" draw:shadow-offset-y="0.3cm" draw:shadow-color="#808080" style:run-through="foreground"/>
      <style:paragraph-properties style:writing-mode="lr-tb"/>
    </style:style>
    <style:style style:name="gr256" style:family="graphic">
      <style:graphic-properties draw:stroke="none" draw:stroke-dash="Dashed_20__28_var_29__20_7295" svg:stroke-width="0cm" svg:stroke-color="#000000" draw:marker-start="" draw:marker-start-width="0.3cm" draw:marker-start-center="false" draw:marker-end="" draw:marker-end-width="0.3cm" draw:marker-end-center="false" draw:fill="none" draw:fill-color="#99ccff" draw:auto-grow-height="true" draw:auto-grow-width="true" fo:min-height="0.413cm" fo:min-width="1.214cm" fo:padding-top="0cm" fo:padding-bottom="0cm" fo:padding-left="0cm" fo:padding-right="0cm" draw:shadow="hidden" draw:shadow-offset-x="0.3cm" draw:shadow-offset-y="0.3cm" draw:shadow-color="#808080" style:run-through="foreground"/>
      <style:paragraph-properties style:writing-mode="lr-tb"/>
    </style:style>
    <style:style style:name="gr257" style:family="graphic">
      <style:graphic-properties draw:stroke="none" draw:stroke-dash="Dashed_20__28_var_29__20_7296" svg:stroke-width="0cm" svg:stroke-color="#000000" draw:marker-start="" draw:marker-start-width="0.3cm" draw:marker-start-center="false" draw:marker-end="" draw:marker-end-width="0.3cm" draw:marker-end-center="false" draw:fill="none" draw:fill-color="#99ccff" draw:auto-grow-height="true" draw:auto-grow-width="true" fo:min-height="0.413cm" fo:min-width="1.214cm" fo:padding-top="0cm" fo:padding-bottom="0cm" fo:padding-left="0cm" fo:padding-right="0cm" draw:shadow="hidden" draw:shadow-offset-x="0.3cm" draw:shadow-offset-y="0.3cm" draw:shadow-color="#808080" style:run-through="foreground"/>
      <style:paragraph-properties style:writing-mode="lr-tb"/>
    </style:style>
    <style:style style:name="gr258" style:family="graphic">
      <style:graphic-properties draw:stroke="none" draw:stroke-dash="Dashed_20__28_var_29__20_7297" svg:stroke-width="0cm" svg:stroke-color="#000000" draw:marker-start="" draw:marker-start-width="0.3cm" draw:marker-start-center="false" draw:marker-end="" draw:marker-end-width="0.3cm" draw:marker-end-center="false" draw:fill="none" draw:fill-color="#99ccff" draw:textarea-horizontal-align="left" draw:auto-grow-width="true" fo:min-height="0.413cm" fo:min-width="0.249cm" fo:padding-top="0cm" fo:padding-bottom="0cm" fo:padding-left="0cm" fo:padding-right="0cm" draw:shadow="hidden" draw:shadow-offset-x="0.3cm" draw:shadow-offset-y="0.3cm" draw:shadow-color="#808080" style:run-through="foreground"/>
      <style:paragraph-properties style:writing-mode="lr-tb"/>
    </style:style>
    <style:style style:name="gr259" style:family="graphic">
      <style:graphic-properties draw:stroke="solid" svg:stroke-width="0.019cm" svg:stroke-color="#000000" draw:marker-start="Dimension_20_Lines" draw:marker-start-width="0.199cm" draw:marker-start-center="false" draw:marker-end="Dimension_20_Lines" draw:marker-end-width="0.19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60" style:family="graphic">
      <style:graphic-properties draw:stroke="none" draw:stroke-dash="Dashed_20__28_var_29__20_7298" svg:stroke-width="0cm" svg:stroke-color="#000000" draw:marker-start="" draw:marker-start-width="0.3cm" draw:marker-start-center="false" draw:marker-end="" draw:marker-end-width="0.3cm" draw:marker-end-center="false" draw:fill="none" draw:fill-color="#99ccff" draw:textarea-horizontal-align="left" draw:auto-grow-width="true" fo:min-height="0.413cm" fo:min-width="0.18cm" fo:padding-top="0cm" fo:padding-bottom="0cm" fo:padding-left="0cm" fo:padding-right="0cm" draw:shadow="hidden" draw:shadow-offset-x="0.3cm" draw:shadow-offset-y="0.3cm" draw:shadow-color="#808080" style:run-through="foreground"/>
      <style:paragraph-properties style:writing-mode="lr-tb"/>
    </style:style>
    <style:style style:name="gr261" style:family="graphic">
      <style:graphic-properties draw:stroke="none" draw:stroke-dash="Dashed_20__28_var_29__20_7299" svg:stroke-width="0cm" svg:stroke-color="#000000" draw:marker-start="" draw:marker-start-width="0.3cm" draw:marker-start-center="false" draw:marker-end="" draw:marker-end-width="0.3cm" draw:marker-end-center="false" draw:fill="none" draw:fill-color="#99ccff" draw:textarea-horizontal-align="left" draw:auto-grow-width="true" fo:min-height="0.413cm" fo:min-width="0.249cm" fo:padding-top="0cm" fo:padding-bottom="0cm" fo:padding-left="0cm" fo:padding-right="0cm" draw:shadow="hidden" draw:shadow-offset-x="0.3cm" draw:shadow-offset-y="0.3cm" draw:shadow-color="#808080" style:run-through="foreground"/>
      <style:paragraph-properties style:writing-mode="lr-tb"/>
    </style:style>
    <style:style style:name="gr262" style:family="graphic">
      <style:graphic-properties draw:stroke="solid" draw:stroke-dash="Dashed_20__28_var_29__20_7281" svg:stroke-width="0.019cm" svg:stroke-color="#000000" draw:marker-start="" draw:marker-start-width="0.291cm" draw:marker-start-center="false" draw:marker-end="" draw:marker-end-width="0.291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63" style:family="graphic">
      <style:graphic-properties draw:stroke="solid" draw:stroke-dash="Dashed_20__28_var_29__20_7282" svg:stroke-width="0.019cm" svg:stroke-color="#000000" draw:marker-start="" draw:marker-start-width="0.291cm" draw:marker-start-center="false" draw:marker-end="" draw:marker-end-width="0.291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64" style:family="graphic">
      <style:graphic-properties draw:stroke="solid" draw:stroke-dash="Dashed_20__28_var_29__20_7283" svg:stroke-width="0.019cm" svg:stroke-color="#000000" draw:marker-start="" draw:marker-start-width="0.291cm" draw:marker-start-center="false" draw:marker-end="" draw:marker-end-width="0.291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65" style:family="graphic">
      <style:graphic-properties draw:stroke="solid" draw:stroke-dash="Dashed_20__28_var_29__20_7284"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66" style:family="graphic">
      <style:graphic-properties draw:stroke="none" draw:stroke-dash="Dashed_20__28_var_29__20_7285" svg:stroke-width="0cm" svg:stroke-color="#000000" draw:marker-start="" draw:marker-start-width="0.3cm" draw:marker-start-center="false" draw:marker-end="" draw:marker-end-width="0.3cm" draw:marker-end-center="false" draw:fill="none" draw:fill-color="#99ccff" draw:auto-grow-height="true" draw:auto-grow-width="true" fo:min-height="0.413cm" fo:min-width="0.63cm" fo:padding-top="0cm" fo:padding-bottom="0cm" fo:padding-left="0cm" fo:padding-right="0cm" draw:shadow="hidden" draw:shadow-offset-x="0.3cm" draw:shadow-offset-y="0.3cm" draw:shadow-color="#808080" style:run-through="foreground"/>
      <style:paragraph-properties style:writing-mode="lr-tb"/>
    </style:style>
    <style:style style:name="gr267" style:family="graphic">
      <style:graphic-properties draw:stroke="none" draw:stroke-dash="Dashed_20__28_var_29__20_7286" svg:stroke-width="0cm" svg:stroke-color="#000000" draw:marker-start="" draw:marker-start-width="0.3cm" draw:marker-start-center="false" draw:marker-end="" draw:marker-end-width="0.3cm" draw:marker-end-center="false" draw:fill="none" draw:fill-color="#99ccff" draw:auto-grow-height="true" draw:auto-grow-width="true" fo:min-height="0.413cm" fo:min-width="0.88cm" fo:padding-top="0cm" fo:padding-bottom="0cm" fo:padding-left="0cm" fo:padding-right="0cm" draw:shadow="hidden" draw:shadow-offset-x="0.3cm" draw:shadow-offset-y="0.3cm" draw:shadow-color="#808080" style:run-through="foreground"/>
      <style:paragraph-properties style:writing-mode="lr-tb"/>
    </style:style>
    <style:style style:name="gr268" style:family="graphic">
      <style:graphic-properties draw:stroke="none" draw:stroke-dash="Dashed_20__28_var_29__20_7287" svg:stroke-width="0cm" svg:stroke-color="#000000" draw:marker-start="" draw:marker-start-width="0.3cm" draw:marker-start-center="false" draw:marker-end="" draw:marker-end-width="0.3cm" draw:marker-end-center="false" draw:fill="none" draw:fill-color="#99ccff" draw:auto-grow-height="true" draw:auto-grow-width="true" fo:min-height="0.413cm" fo:min-width="0.88cm" fo:padding-top="0cm" fo:padding-bottom="0cm" fo:padding-left="0cm" fo:padding-right="0cm" draw:shadow="hidden" draw:shadow-offset-x="0.3cm" draw:shadow-offset-y="0.3cm" draw:shadow-color="#808080" style:run-through="foreground"/>
      <style:paragraph-properties style:writing-mode="lr-tb"/>
    </style:style>
    <style:style style:name="gr269" style:family="graphic">
      <style:graphic-properties draw:stroke="none" draw:stroke-dash="Dashed_20__28_var_29__20_7288" svg:stroke-width="0cm" svg:stroke-color="#000000" draw:marker-start="" draw:marker-start-width="0.3cm" draw:marker-start-center="false" draw:marker-end=""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paragraph-properties style:writing-mode="lr-tb"/>
    </style:style>
    <style:style style:name="gr270" style:family="graphic">
      <style:graphic-properties draw:stroke="none" draw:stroke-dash="Dashed_20__28_var_29__20_7289" svg:stroke-width="0cm" svg:stroke-color="#000000" draw:marker-start="" draw:marker-start-width="0.3cm" draw:marker-start-center="false" draw:marker-end="" draw:marker-end-width="0.3cm" draw:marker-end-center="false" draw:fill="none" draw:fill-color="#99ccff" draw:textarea-horizontal-align="left" draw:auto-grow-width="true" fo:min-height="0.413cm" fo:min-width="0.215cm" fo:padding-top="0cm" fo:padding-bottom="0cm" fo:padding-left="0cm" fo:padding-right="0cm" draw:shadow="hidden" draw:shadow-offset-x="0.3cm" draw:shadow-offset-y="0.3cm" draw:shadow-color="#808080" style:run-through="foreground"/>
      <style:paragraph-properties style:writing-mode="lr-tb"/>
    </style:style>
    <style:style style:name="gr271" style:family="graphic">
      <style:graphic-properties draw:stroke="none" draw:stroke-dash="Dashed_20__28_var_29__20_7290" svg:stroke-width="0cm" svg:stroke-color="#000000" draw:marker-start="" draw:marker-start-width="0.3cm" draw:marker-start-center="false" draw:marker-end="" draw:marker-end-width="0.3cm" draw:marker-end-center="false" draw:fill="none" draw:fill-color="#99ccff" draw:textarea-horizontal-align="left" draw:auto-grow-width="true" fo:min-height="0.413cm" fo:min-width="0.245cm" fo:padding-top="0cm" fo:padding-bottom="0cm" fo:padding-left="0cm" fo:padding-right="0cm" draw:shadow="hidden" draw:shadow-offset-x="0.3cm" draw:shadow-offset-y="0.3cm" draw:shadow-color="#808080" style:run-through="foreground"/>
      <style:paragraph-properties style:writing-mode="lr-tb"/>
    </style:style>
    <style:style style:name="gr272" style:family="graphic">
      <style:graphic-properties draw:stroke="none" svg:stroke-width="0.019cm" svg:stroke-color="#000000" draw:marker-start-width="0.33cm" draw:marker-start-center="false" draw:marker-end-width="0.33cm" draw:marker-end-center="false" draw:fill="none" draw:fill-color="#00b8ff" draw:textarea-horizontal-align="center" draw:textarea-vertical-align="middle" draw:shadow="hidden" draw:shadow-offset-x="0.3cm" draw:shadow-offset-y="0.3cm" draw:shadow-color="#808080" style:run-through="foreground"/>
    </style:style>
    <style:style style:name="gr273" style:family="graphic">
      <style:graphic-properties draw:stroke="none" svg:stroke-width="0.019cm" svg:stroke-color="#000000" draw:marker-start-width="0.33cm" draw:marker-start-center="false" draw:marker-end-width="0.33cm" draw:marker-end-center="false" draw:fill="none" draw:fill-color="#ffffff" draw:textarea-horizontal-align="left" draw:auto-grow-width="true" fo:min-height="0.415cm" fo:min-width="0.266cm" draw:shadow="hidden" draw:shadow-offset-x="0.3cm" draw:shadow-offset-y="0.3cm" draw:shadow-color="#808080" style:run-through="foreground"/>
      <style:paragraph-properties style:writing-mode="lr-tb"/>
    </style:style>
    <style:style style:name="gr274" style:family="graphic">
      <style:graphic-properties draw:stroke="none" svg:stroke-width="0.019cm" svg:stroke-color="#000000" draw:marker-start-width="0.33cm" draw:marker-start-center="false" draw:marker-end-width="0.33cm" draw:marker-end-center="false" draw:fill="none" draw:fill-color="#ffffff" draw:textarea-horizontal-align="left" draw:auto-grow-width="true" fo:min-height="0.415cm" fo:min-width="0.115cm" draw:shadow="hidden" draw:shadow-offset-x="0.3cm" draw:shadow-offset-y="0.3cm" draw:shadow-color="#808080" style:run-through="foreground"/>
      <style:paragraph-properties style:writing-mode="lr-tb"/>
    </style:style>
    <style:style style:name="gr275" style:family="graphic">
      <style:graphic-properties draw:stroke="none" svg:stroke-width="0.019cm" svg:stroke-color="#000000" draw:marker-start-width="0.33cm" draw:marker-start-center="false" draw:marker-end-width="0.33cm" draw:marker-end-center="false" draw:fill="none" draw:fill-color="#ffffff" draw:textarea-horizontal-align="left" draw:auto-grow-width="true" fo:min-height="0.415cm" fo:min-width="0.249cm" draw:shadow="hidden" draw:shadow-offset-x="0.3cm" draw:shadow-offset-y="0.3cm" draw:shadow-color="#808080" style:run-through="foreground"/>
      <style:paragraph-properties style:writing-mode="lr-tb"/>
    </style:style>
    <style:style style:name="gr276" style:family="graphic">
      <style:graphic-properties draw:stroke="solid"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7" style:family="graphic">
      <style:graphic-properties draw:stroke="solid" svg:stroke-width="0.019cm" svg:stroke-color="#000000" draw:marker-start-width="0.33cm" draw:marker-start-center="false"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8" style:family="graphic">
      <style:graphic-properties draw:stroke="none" svg:stroke-width="0.019cm" svg:stroke-color="#000000" draw:marker-start-width="0.33cm" draw:marker-start-center="false" draw:marker-end-width="0.33cm" draw:marker-end-center="false" draw:fill="none" draw:fill-color="#ffffff" draw:textarea-horizontal-align="left" draw:auto-grow-width="true" fo:min-height="0.415cm" fo:min-width="1.21cm" draw:shadow="hidden" draw:shadow-offset-x="0.3cm" draw:shadow-offset-y="0.3cm" draw:shadow-color="#808080" style:run-through="foreground"/>
      <style:paragraph-properties style:writing-mode="lr-tb"/>
    </style:style>
    <style:style style:name="gr279"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506cm" fo:min-width="0.309cm" draw:shadow="hidden" draw:shadow-offset-x="0.3cm" draw:shadow-offset-y="0.3cm" draw:shadow-color="#808080" style:run-through="foreground"/>
      <style:paragraph-properties style:writing-mode="lr-tb"/>
    </style:style>
    <style:style style:name="gr280" style:family="graphic">
      <style:graphic-properties draw:stroke="none" svg:stroke-width="0.019cm" svg:stroke-color="#000000" draw:marker-start-width="0.33cm" draw:marker-start-center="false" draw:marker-end-width="0.33cm" draw:marker-end-center="false" draw:fill="none" draw:fill-color="#ffffff" draw:textarea-horizontal-align="left" draw:auto-grow-width="true" fo:min-height="0.506cm" fo:min-width="0.275cm" draw:shadow="hidden" draw:shadow-offset-x="0.3cm" draw:shadow-offset-y="0.3cm" draw:shadow-color="#808080" style:run-through="foreground"/>
      <style:paragraph-properties style:writing-mode="lr-tb"/>
    </style:style>
    <style:style style:name="gr281" style:family="graphic">
      <style:graphic-properties draw:stroke="none" svg:stroke-width="0.019cm" svg:stroke-color="#000000" draw:marker-start-width="0.33cm" draw:marker-start-center="false" draw:marker-end-width="0.33cm" draw:marker-end-center="false" draw:fill="none" draw:fill-color="#ffffff" draw:textarea-horizontal-align="left" draw:auto-grow-width="true" fo:min-height="0.506cm" fo:min-width="0.854cm" draw:shadow="hidden" draw:shadow-offset-x="0.3cm" draw:shadow-offset-y="0.3cm" draw:shadow-color="#808080" style:run-through="foreground"/>
      <style:paragraph-properties style:writing-mode="lr-tb"/>
    </style:style>
    <style:style style:name="gr282" style:family="graphic">
      <style:graphic-properties draw:stroke="none" svg:stroke-width="0.019cm" svg:stroke-color="#000000" draw:marker-start-width="0.33cm" draw:marker-start-center="false" draw:marker-end-width="0.33cm" draw:marker-end-center="false" draw:fill="none" draw:fill-color="#ffffff" draw:textarea-horizontal-align="left" draw:auto-grow-width="true" fo:min-height="0.512cm" fo:min-width="1.431cm" draw:shadow="hidden" draw:shadow-offset-x="0.3cm" draw:shadow-offset-y="0.3cm" draw:shadow-color="#808080" style:run-through="foreground"/>
      <style:paragraph-properties style:writing-mode="lr-tb"/>
    </style:style>
    <style:style style:name="gr283" style:family="graphic">
      <style:graphic-properties draw:stroke="none" svg:stroke-width="0.019cm" svg:stroke-color="#000000" draw:marker-start-width="0.33cm" draw:marker-start-center="false" draw:marker-end-width="0.33cm" draw:marker-end-center="false" draw:fill="none" draw:fill-color="#ffffff" draw:textarea-horizontal-align="left" draw:auto-grow-width="true" fo:min-height="0.506cm" fo:min-width="0.397cm" draw:shadow="hidden" draw:shadow-offset-x="0.3cm" draw:shadow-offset-y="0.3cm" draw:shadow-color="#808080" style:run-through="foreground"/>
      <style:paragraph-properties style:writing-mode="lr-tb"/>
    </style:style>
    <style:style style:name="gr284" style:family="graphic">
      <style:graphic-properties draw:stroke="none" svg:stroke-width="0.019cm" svg:stroke-color="#000000" draw:marker-start-width="0.33cm" draw:marker-start-center="false" draw:marker-end-width="0.33cm" draw:marker-end-center="false" draw:fill="none" draw:fill-color="#ffffff" draw:textarea-horizontal-align="left" draw:auto-grow-width="true" fo:min-height="0.504cm" fo:min-width="0.109cm" draw:shadow="hidden" draw:shadow-offset-x="0.3cm" draw:shadow-offset-y="0.3cm" draw:shadow-color="#808080" style:run-through="foreground"/>
      <style:paragraph-properties style:writing-mode="lr-tb"/>
    </style:style>
    <style:style style:name="gr285"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15cm" fo:min-width="0.206cm" draw:shadow="hidden" draw:shadow-offset-x="0.3cm" draw:shadow-offset-y="0.3cm" draw:shadow-color="#808080" style:run-through="foreground"/>
      <style:paragraph-properties style:writing-mode="lr-tb"/>
    </style:style>
    <style:style style:name="gr286"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15cm" fo:min-width="0.115cm" draw:shadow="hidden" draw:shadow-offset-x="0.3cm" draw:shadow-offset-y="0.3cm" draw:shadow-color="#808080" style:run-through="foreground"/>
      <style:paragraph-properties style:writing-mode="lr-tb"/>
    </style:style>
    <style:style style:name="gr287" style:family="graphic">
      <style:graphic-properties draw:stroke="none" svg:stroke-width="0.019cm" svg:stroke-color="#000000" draw:marker-start-width="0.33cm" draw:marker-start-center="false" draw:marker-end-width="0.33cm" draw:marker-end-center="false" draw:fill="none" draw:fill-color="#ffffff" draw:textarea-horizontal-align="left" draw:auto-grow-width="true" fo:min-height="0.415cm" fo:min-width="0.309cm" draw:shadow="hidden" draw:shadow-offset-x="0.3cm" draw:shadow-offset-y="0.3cm" draw:shadow-color="#808080" style:run-through="foreground"/>
      <style:paragraph-properties style:writing-mode="lr-tb"/>
    </style:style>
    <style:style style:name="gr288" style:family="graphic">
      <style:graphic-properties draw:stroke="none" svg:stroke-width="0.019cm" svg:stroke-color="#000000" draw:marker-start-width="0.33cm" draw:marker-start-center="false" draw:marker-end-width="0.33cm" draw:marker-end-center="false" draw:fill="none" draw:fill-color="#ffffff" draw:textarea-horizontal-align="left" draw:auto-grow-width="true" fo:min-height="0.415cm" fo:min-width="0.219cm" draw:shadow="hidden" draw:shadow-offset-x="0.3cm" draw:shadow-offset-y="0.3cm" draw:shadow-color="#808080" style:run-through="foreground"/>
      <style:paragraph-properties style:writing-mode="lr-tb"/>
    </style:style>
    <style:style style:name="gr289"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15cm" fo:min-width="1.21cm" draw:shadow="hidden" draw:shadow-offset-x="0.3cm" draw:shadow-offset-y="0.3cm" draw:shadow-color="#808080" style:run-through="foreground"/>
      <style:paragraph-properties style:writing-mode="lr-tb"/>
    </style:style>
    <style:style style:name="gr290" style:family="graphic">
      <style:graphic-properties draw:stroke="none" svg:stroke-width="0.019cm" svg:stroke-color="#000000" draw:marker-start-width="0.33cm" draw:marker-start-center="false" draw:marker-end-width="0.33cm" draw:marker-end-center="false" draw:fill="none" draw:fill-color="#ffffff" draw:textarea-horizontal-align="left" draw:auto-grow-width="true" fo:min-height="0.415cm" fo:min-width="0.894cm" draw:shadow="hidden" draw:shadow-offset-x="0.3cm" draw:shadow-offset-y="0.3cm" draw:shadow-color="#808080" style:run-through="foreground"/>
      <style:paragraph-properties style:writing-mode="lr-tb"/>
    </style:style>
    <style:style style:name="gr29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292" style:family="graphic">
      <style:graphic-properties draw:stroke="solid" svg:stroke-width="0.019cm" svg:stroke-color="#000000" draw:marker-start-width="0.3cm" draw:marker-start-center="false"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93" style:family="graphic">
      <style:graphic-properties draw:stroke="none" svg:stroke-width="0.019cm" svg:stroke-color="#000000" draw:marker-start-width="0.3cm" draw:marker-start-center="false" draw:marker-end-width="0.3cm" draw:marker-end-center="false" draw:fill="none" draw:fill-color="#ffffff" fo:min-height="0.482cm" draw:shadow="hidden" draw:shadow-offset-x="0.3cm" draw:shadow-offset-y="0.3cm" draw:shadow-color="#808080" style:run-through="foreground"/>
      <style:paragraph-properties style:writing-mode="lr-tb"/>
    </style:style>
    <style:style style:name="gr294" style:family="graphic">
      <style:graphic-properties draw:stroke="none" svg:stroke-width="0.019cm" svg:stroke-color="#000000" draw:marker-start-width="0.3cm" draw:marker-start-center="false" draw:marker-end-width="0.3cm" draw:marker-end-center="false" draw:fill="none" draw:fill-color="#ffffff" fo:min-height="0.573cm" draw:shadow="hidden" draw:shadow-offset-x="0.3cm" draw:shadow-offset-y="0.3cm" draw:shadow-color="#808080" style:run-through="foreground"/>
      <style:paragraph-properties style:writing-mode="lr-tb"/>
    </style:style>
    <style:style style:name="gr295" style:family="graphic">
      <style:graphic-properties draw:stroke="none" svg:stroke-width="0.019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style:run-through="foreground"/>
    </style:style>
    <style:style style:name="gr296"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76cm" fo:min-width="0.296cm" draw:shadow="hidden" draw:shadow-offset-x="0.3cm" draw:shadow-offset-y="0.3cm" draw:shadow-color="#808080" style:run-through="foreground"/>
      <style:paragraph-properties style:writing-mode="lr-tb"/>
    </style:style>
    <style:style style:name="gr297"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529cm" fo:min-width="0.122cm" draw:shadow="hidden" draw:shadow-offset-x="0.3cm" draw:shadow-offset-y="0.3cm" draw:shadow-color="#808080" style:run-through="foreground"/>
      <style:paragraph-properties style:writing-mode="lr-tb"/>
    </style:style>
    <style:style style:name="gr298"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76cm" fo:min-width="0.346cm" draw:shadow="hidden" draw:shadow-offset-x="0.3cm" draw:shadow-offset-y="0.3cm" draw:shadow-color="#808080" style:run-through="foreground"/>
      <style:paragraph-properties style:writing-mode="lr-tb"/>
    </style:style>
    <style:style style:name="gr299"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76cm" fo:min-width="0.974cm" draw:shadow="hidden" draw:shadow-offset-x="0.3cm" draw:shadow-offset-y="0.3cm" draw:shadow-color="#808080" style:run-through="foreground"/>
      <style:paragraph-properties style:writing-mode="lr-tb"/>
    </style:style>
    <style:style style:name="gr300"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76cm" fo:min-width="0.319cm" draw:shadow="hidden" draw:shadow-offset-x="0.3cm" draw:shadow-offset-y="0.3cm" draw:shadow-color="#808080" style:run-through="foreground"/>
      <style:paragraph-properties style:writing-mode="lr-tb"/>
    </style:style>
    <style:style style:name="gr301"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76cm" fo:min-width="1.346cm" draw:shadow="hidden" draw:shadow-offset-x="0.3cm" draw:shadow-offset-y="0.3cm" draw:shadow-color="#808080" style:run-through="foreground"/>
      <style:paragraph-properties style:writing-mode="lr-tb"/>
    </style:style>
    <style:style style:name="gr302" style:family="graphic">
      <style:graphic-properties draw:stroke="none" svg:stroke-width="0.019cm" svg:stroke-color="#000000" draw:marker-start-width="0.3cm" draw:marker-start-center="false" draw:marker-end-width="0.3cm" draw:marker-end-center="false" draw:fill="none" draw:fill-color="#ffffff" fo:min-height="0.542cm" draw:shadow="hidden" draw:shadow-offset-x="0.3cm" draw:shadow-offset-y="0.3cm" draw:shadow-color="#808080" style:run-through="foreground"/>
      <style:paragraph-properties style:writing-mode="lr-tb"/>
    </style:style>
    <style:style style:name="gr303" style:family="graphic">
      <style:graphic-properties draw:stroke="none" svg:stroke-width="0.019cm" svg:stroke-color="#000000" draw:marker-start-width="0.33cm" draw:marker-start-center="false" draw:marker-end-width="0.33cm" draw:marker-end-center="false" draw:fill="none" draw:fill-color="#ffffff" fo:min-height="0.503cm" draw:shadow="hidden" draw:shadow-offset-x="0.3cm" draw:shadow-offset-y="0.3cm" draw:shadow-color="#808080" style:run-through="foreground"/>
    </style:style>
    <style:style style:name="gr304" style:family="graphic">
      <style:graphic-properties draw:stroke="none" svg:stroke-width="0.019cm" svg:stroke-color="#000000" draw:marker-start-width="0.33cm" draw:marker-start-center="false" draw:marker-end-width="0.33cm" draw:marker-end-center="false" draw:fill="none" draw:fill-color="#ffffff" fo:min-height="0.476cm" draw:shadow="hidden" draw:shadow-offset-x="0.3cm" draw:shadow-offset-y="0.3cm" draw:shadow-color="#808080" style:run-through="foreground"/>
      <style:paragraph-properties style:writing-mode="lr-tb"/>
    </style:style>
    <style:style style:name="gr305" style:family="graphic">
      <style:graphic-properties draw:stroke="none" svg:stroke-width="0.019cm" svg:stroke-color="#000000" draw:marker-start-width="0.33cm" draw:marker-start-center="false" draw:marker-end-width="0.33cm" draw:marker-end-center="false" draw:fill="none" draw:fill-color="#ffffff" fo:min-height="0.741cm" draw:shadow="hidden" draw:shadow-offset-x="0.3cm" draw:shadow-offset-y="0.3cm" draw:shadow-color="#808080" style:run-through="foreground"/>
      <style:paragraph-properties style:writing-mode="lr-tb"/>
    </style:style>
    <style:style style:name="gr306" style:family="graphic">
      <style:graphic-properties draw:stroke="none" svg:stroke-width="0.019cm" svg:stroke-color="#000000" draw:marker-start-width="0.33cm" draw:marker-start-center="false" draw:marker-end-width="0.33cm" draw:marker-end-center="false" draw:fill="none" draw:fill-color="#ffffff" draw:textarea-horizontal-align="left" draw:auto-grow-height="true" draw:auto-grow-width="false" fo:min-height="0.476cm" fo:min-width="1.711cm" draw:shadow="hidden" draw:shadow-offset-x="0.3cm" draw:shadow-offset-y="0.3cm" draw:shadow-color="#808080" style:run-through="foreground"/>
      <style:paragraph-properties style:writing-mode="lr-tb"/>
    </style:style>
    <style:style style:name="gr307" style:family="graphic">
      <style:graphic-properties draw:stroke="none" svg:stroke-width="0.019cm" svg:stroke-color="#000000" draw:marker-start-width="0.3cm" draw:marker-start-center="false" draw:marker-end-width="0.3cm" draw:marker-end-center="false" draw:fill="none" draw:fill-color="#ffffff" fo:min-height="0.492cm" draw:shadow="hidden" draw:shadow-offset-x="0.3cm" draw:shadow-offset-y="0.3cm" draw:shadow-color="#808080" style:run-through="foreground"/>
      <style:paragraph-properties style:writing-mode="lr-tb"/>
    </style:style>
    <style:style style:name="gr308"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9"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0"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1"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536cm" fo:min-width="0.122cm" draw:shadow="hidden" draw:shadow-offset-x="0.3cm" draw:shadow-offset-y="0.3cm" draw:shadow-color="#808080" style:run-through="foreground"/>
      <style:paragraph-properties style:writing-mode="lr-tb"/>
    </style:style>
    <style:style style:name="gr312" style:family="graphic">
      <style:graphic-properties draw:stroke="none" svg:stroke-width="0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style:run-through="foreground"/>
    </style:style>
    <style:style style:name="gr313" style:family="graphic">
      <style:graphic-properties draw:stroke="solid" svg:stroke-width="0.019cm" svg:stroke-color="#000000" draw:marker-start-width="0.319cm" draw:marker-start-center="false" draw:marker-end-width="0.31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14"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6cm" fo:min-width="0.258cm" draw:shadow="hidden" draw:shadow-offset-x="0.3cm" draw:shadow-offset-y="0.3cm" draw:shadow-color="#808080" style:run-through="foreground"/>
      <style:paragraph-properties style:writing-mode="lr-tb"/>
    </style:style>
    <style:style style:name="gr315"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5cm" fo:min-width="0.249cm" draw:shadow="hidden" draw:shadow-offset-x="0.3cm" draw:shadow-offset-y="0.3cm" draw:shadow-color="#808080" style:run-through="foreground"/>
      <style:paragraph-properties style:writing-mode="lr-tb"/>
    </style:style>
    <style:style style:name="gr316"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59cm" fo:min-width="0.951cm" draw:shadow="hidden" draw:shadow-offset-x="0.3cm" draw:shadow-offset-y="0.3cm" draw:shadow-color="#808080" style:run-through="foreground"/>
      <style:paragraph-properties style:writing-mode="lr-tb"/>
    </style:style>
    <style:style style:name="gr317"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59cm" fo:min-width="0.699cm" draw:shadow="hidden" draw:shadow-offset-x="0.3cm" draw:shadow-offset-y="0.3cm" draw:shadow-color="#808080" style:run-through="foreground"/>
      <style:paragraph-properties style:writing-mode="lr-tb"/>
    </style:style>
    <style:style style:name="gr318"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5cm" fo:min-width="1.566cm" draw:shadow="hidden" draw:shadow-offset-x="0.3cm" draw:shadow-offset-y="0.3cm" draw:shadow-color="#808080" style:run-through="foreground"/>
      <style:paragraph-properties style:writing-mode="lr-tb"/>
    </style:style>
    <style:style style:name="gr319"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587cm" fo:min-width="0.312cm" draw:shadow="hidden" draw:shadow-offset-x="0.3cm" draw:shadow-offset-y="0.3cm" draw:shadow-color="#808080" style:run-through="foreground"/>
      <style:paragraph-properties style:writing-mode="lr-tb"/>
    </style:style>
    <style:style style:name="gr320"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589cm" fo:min-width="0.323cm" draw:shadow="hidden" draw:shadow-offset-x="0.3cm" draw:shadow-offset-y="0.3cm" draw:shadow-color="#808080" style:run-through="foreground"/>
      <style:paragraph-properties style:writing-mode="lr-tb"/>
    </style:style>
    <style:style style:name="gr321"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589cm" fo:min-width="0.898cm" draw:shadow="hidden" draw:shadow-offset-x="0.3cm" draw:shadow-offset-y="0.3cm" draw:shadow-color="#808080" style:run-through="foreground"/>
      <style:paragraph-properties style:writing-mode="lr-tb"/>
    </style:style>
    <style:style style:name="gr322"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3cm" fo:min-width="1.097cm" draw:shadow="hidden" draw:shadow-offset-x="0.3cm" draw:shadow-offset-y="0.3cm" draw:shadow-color="#808080" style:run-through="foreground"/>
      <style:paragraph-properties style:writing-mode="lr-tb"/>
    </style:style>
    <style:style style:name="gr323"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67cm" fo:min-width="0.728cm" draw:shadow="hidden" draw:shadow-offset-x="0.3cm" draw:shadow-offset-y="0.3cm" draw:shadow-color="#808080" style:run-through="foreground"/>
      <style:paragraph-properties style:writing-mode="lr-tb"/>
    </style:style>
    <style:style style:name="gr324"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55cm" fo:min-width="0.342cm" draw:shadow="hidden" draw:shadow-offset-x="0.3cm" draw:shadow-offset-y="0.3cm" draw:shadow-color="#808080" style:run-through="foreground"/>
      <style:paragraph-properties style:writing-mode="lr-tb"/>
    </style:style>
    <style:style style:name="gr325" style:family="graphic">
      <style:graphic-properties draw:stroke="none" svg:stroke-width="0.019cm" svg:stroke-color="#000000" draw:marker-start-width="0.03cm" draw:marker-start-center="false" draw:marker-end-width="0.03cm" draw:marker-end-center="false" draw:fill="none" draw:fill-color="#00b8ff" draw:textarea-horizontal-align="center" draw:textarea-vertical-align="middle" draw:shadow="hidden" draw:shadow-offset-x="0.3cm" draw:shadow-offset-y="0.3cm" draw:shadow-color="#808080" style:run-through="foreground"/>
    </style:style>
    <style:style style:name="gr326" style:family="graphic">
      <style:graphic-properties draw:stroke="solid" svg:stroke-width="0.019cm" svg:stroke-color="#000000" draw:marker-start-width="0.03cm" draw:marker-start-center="false" draw:marker-end-width="0.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27"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215cm" draw:shadow="hidden" draw:shadow-offset-x="0.3cm" draw:shadow-offset-y="0.3cm" draw:shadow-color="#808080" style:run-through="foreground"/>
      <style:paragraph-properties style:writing-mode="lr-tb"/>
    </style:style>
    <style:style style:name="gr328"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504cm" fo:min-width="0.109cm" draw:shadow="hidden" draw:shadow-offset-x="0.3cm" draw:shadow-offset-y="0.3cm" draw:shadow-color="#808080" style:run-through="foreground"/>
      <style:paragraph-properties style:writing-mode="lr-tb"/>
    </style:style>
    <style:style style:name="gr329"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108cm" draw:shadow="hidden" draw:shadow-offset-x="0.3cm" draw:shadow-offset-y="0.3cm" draw:shadow-color="#808080" style:run-through="foreground"/>
      <style:paragraph-properties style:writing-mode="lr-tb"/>
    </style:style>
    <style:style style:name="gr330"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245cm" draw:shadow="hidden" draw:shadow-offset-x="0.3cm" draw:shadow-offset-y="0.3cm" draw:shadow-color="#808080" style:run-through="foreground"/>
      <style:paragraph-properties style:writing-mode="lr-tb"/>
    </style:style>
    <style:style style:name="gr331" style:family="graphic">
      <style:graphic-properties draw:stroke="solid" svg:stroke-width="0.019cm" svg:stroke-color="#000000" draw:marker-start-width="0.03cm" draw:marker-start-center="false" draw:marker-end-width="0.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32"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63cm" draw:shadow="hidden" draw:shadow-offset-x="0.3cm" draw:shadow-offset-y="0.3cm" draw:shadow-color="#808080" style:run-through="foreground"/>
      <style:paragraph-properties style:writing-mode="lr-tb"/>
    </style:style>
    <style:style style:name="gr333"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877cm" draw:shadow="hidden" draw:shadow-offset-x="0.3cm" draw:shadow-offset-y="0.3cm" draw:shadow-color="#808080" style:run-through="foreground"/>
      <style:paragraph-properties style:writing-mode="lr-tb"/>
    </style:style>
    <style:style style:name="gr334"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504cm" fo:min-width="0.109cm" draw:shadow="hidden" draw:shadow-offset-x="0.3cm" draw:shadow-offset-y="0.3cm" draw:shadow-color="#808080" style:run-through="foreground"/>
      <style:paragraph-properties style:writing-mode="lr-tb"/>
    </style:style>
    <style:style style:name="gr335"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5cm" fo:min-width="0.115cm" draw:shadow="hidden" draw:shadow-offset-x="0.3cm" draw:shadow-offset-y="0.3cm" draw:shadow-color="#808080" style:run-through="foreground"/>
      <style:paragraph-properties style:writing-mode="lr-tb"/>
    </style:style>
    <style:style style:name="gr336"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5cm" fo:min-width="0.108cm" draw:shadow="hidden" draw:shadow-offset-x="0.3cm" draw:shadow-offset-y="0.3cm" draw:shadow-color="#808080" style:run-through="foreground"/>
      <style:paragraph-properties style:writing-mode="lr-tb"/>
    </style:style>
    <style:style style:name="gr337"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5cm" fo:min-width="0.245cm" draw:shadow="hidden" draw:shadow-offset-x="0.3cm" draw:shadow-offset-y="0.3cm" draw:shadow-color="#808080" style:run-through="foreground"/>
      <style:paragraph-properties style:writing-mode="lr-tb"/>
    </style:style>
    <style:style style:name="gr338"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206cm" draw:shadow="hidden" draw:shadow-offset-x="0.3cm" draw:shadow-offset-y="0.3cm" draw:shadow-color="#808080" style:run-through="foreground"/>
      <style:paragraph-properties style:writing-mode="lr-tb"/>
    </style:style>
    <style:style style:name="gr339"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115cm" draw:shadow="hidden" draw:shadow-offset-x="0.3cm" draw:shadow-offset-y="0.3cm" draw:shadow-color="#808080" style:run-through="foreground"/>
      <style:paragraph-properties style:writing-mode="lr-tb"/>
    </style:style>
    <style:style style:name="gr340"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266cm" draw:shadow="hidden" draw:shadow-offset-x="0.3cm" draw:shadow-offset-y="0.3cm" draw:shadow-color="#808080" style:run-through="foreground"/>
      <style:paragraph-properties style:writing-mode="lr-tb"/>
    </style:style>
    <style:style style:name="gr341"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1.212cm" draw:shadow="hidden" draw:shadow-offset-x="0.3cm" draw:shadow-offset-y="0.3cm" draw:shadow-color="#808080" style:run-through="foreground"/>
      <style:paragraph-properties style:writing-mode="lr-tb"/>
    </style:style>
    <style:style style:name="gr342"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5cm" fo:min-width="0.63cm" draw:shadow="hidden" draw:shadow-offset-x="0.3cm" draw:shadow-offset-y="0.3cm" draw:shadow-color="#808080" style:run-through="foreground"/>
      <style:paragraph-properties style:writing-mode="lr-tb"/>
    </style:style>
    <style:style style:name="gr343" style:family="graphic">
      <style:graphic-properties draw:stroke="none" svg:stroke-width="0cm" svg:stroke-color="#000000" draw:marker-start="" draw:marker-start-width="0.3cm" draw:marker-start-center="false" draw:marker-end="" draw:marker-end-width="0.3cm" draw:marker-end-center="false" draw:fill="solid" draw:fill-color="#ffff00" draw:textarea-horizontal-align="center" draw:textarea-vertical-align="middle" fo:padding-top="0.125cm" fo:padding-bottom="0.125cm" fo:padding-left="0.25cm" fo:padding-right="0.25cm" fo:wrap-option="wrap" draw:shadow="hidden" draw:shadow-offset-x="0.3cm" draw:shadow-offset-y="0.3cm" draw:shadow-color="#808080" style:run-through="foreground"/>
    </style:style>
    <style:style style:name="gr34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middle" draw:auto-grow-height="true" draw:auto-grow-width="true" fo:min-height="0.268cm" fo:min-width="0.563cm" fo:padding-top="0cm" fo:padding-bottom="0cm" fo:padding-left="0cm" fo:padding-right="0cm" fo:wrap-option="wrap" draw:shadow="hidden" draw:shadow-offset-x="0.3cm" draw:shadow-offset-y="0.3cm" draw:shadow-color="#808080" style:run-through="foreground"/>
      <style:paragraph-properties style:writing-mode="lr-tb"/>
    </style:style>
    <style:style style:name="gr34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middle" draw:auto-grow-height="true" draw:auto-grow-width="true" fo:min-height="0.208cm" fo:min-width="0.397cm" fo:padding-top="0cm" fo:padding-bottom="0cm" fo:padding-left="0cm" fo:padding-right="0cm" fo:wrap-option="wrap" draw:shadow="hidden" draw:shadow-offset-x="0.3cm" draw:shadow-offset-y="0.3cm" draw:shadow-color="#808080" style:run-through="foreground"/>
      <style:paragraph-properties style:writing-mode="lr-tb"/>
    </style:style>
    <style:style style:name="gr34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middle" draw:auto-grow-height="true" draw:auto-grow-width="true" fo:min-height="0.273cm" fo:min-width="0.273cm" fo:padding-top="0cm" fo:padding-bottom="0cm" fo:padding-left="0cm" fo:padding-right="0cm" fo:wrap-option="wrap" draw:shadow="hidden" draw:shadow-offset-x="0.3cm" draw:shadow-offset-y="0.3cm" draw:shadow-color="#808080" style:run-through="foreground"/>
      <style:paragraph-properties style:writing-mode="lr-tb"/>
    </style:style>
    <style:style style:name="gr34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middle" draw:auto-grow-height="true" draw:auto-grow-width="true" fo:min-height="0.208cm" fo:min-width="0.115cm" fo:padding-top="0cm" fo:padding-bottom="0cm" fo:padding-left="0cm" fo:padding-right="0cm" fo:wrap-option="wrap" draw:shadow="hidden" draw:shadow-offset-x="0.3cm" draw:shadow-offset-y="0.3cm" draw:shadow-color="#808080" style:run-through="foreground"/>
      <style:paragraph-properties style:writing-mode="lr-tb"/>
    </style:style>
    <style:style style:name="gr34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middle" draw:auto-grow-height="true" draw:auto-grow-width="true" fo:min-height="0.208cm" fo:min-width="0.116cm" fo:padding-top="0cm" fo:padding-bottom="0cm" fo:padding-left="0cm" fo:padding-right="0cm" fo:wrap-option="wrap" draw:shadow="hidden" draw:shadow-offset-x="0.3cm" draw:shadow-offset-y="0.3cm" draw:shadow-color="#808080" style:run-through="foreground"/>
      <style:paragraph-properties style:writing-mode="lr-tb"/>
    </style:style>
    <style:style style:name="gr349" style:family="graphic">
      <style:graphic-properties draw:stroke="solid" svg:stroke-width="0.019cm" svg:stroke-color="#000000" draw:marker-start="" draw:marker-start-width="0.33cm" draw:marker-start-center="false" draw:marker-end="" draw:marker-end-width="0.33cm" draw:marker-end-center="false" draw:fill="none" draw:fill-color="#ffff00" draw:fill-image-width="0cm" draw:fill-image-height="0cm" draw:textarea-horizontal-align="center" draw:textarea-vertical-align="middle" fo:padding-top="0.136cm" fo:padding-bottom="0.136cm" fo:padding-left="0.259cm" fo:padding-right="0.259cm" fo:wrap-option="wrap" draw:shadow="hidden" draw:shadow-offset-x="0.3cm" draw:shadow-offset-y="0.3cm" draw:shadow-color="#808080" style:run-through="foreground"/>
    </style:style>
    <style:style style:name="gr350" style:family="graphic">
      <style:graphic-properties draw:stroke="solid" svg:stroke-width="0.019cm" svg:stroke-color="#000000" draw:marker-start="" draw:marker-start-width="0.33cm" draw:marker-start-center="false" draw:marker-end="" draw:marker-end-width="0.33cm" draw:marker-end-center="false" draw:fill="none" draw:fill-color="#ffff00" draw:fill-image-width="0cm" draw:fill-image-height="0cm" draw:textarea-horizontal-align="center" draw:textarea-vertical-align="middle" fo:padding-top="0.136cm" fo:padding-bottom="0.136cm" fo:padding-left="0.259cm" fo:padding-right="0.259cm" fo:wrap-option="wrap" draw:shadow="hidden" draw:shadow-offset-x="0.3cm" draw:shadow-offset-y="0.3cm" draw:shadow-color="#808080" style:run-through="foreground"/>
    </style:style>
    <style:style style:name="gr351" style:family="graphic">
      <style:graphic-properties draw:stroke="solid" svg:stroke-width="0.019cm" svg:stroke-color="#000000" draw:marker-start="" draw:marker-start-width="0.33cm" draw:marker-start-center="false" draw:marker-end="" draw:marker-end-width="0.33cm" draw:marker-end-center="false" draw:fill="none" draw:fill-color="#ffff00" draw:fill-image-width="0cm" draw:fill-image-height="0cm" draw:textarea-horizontal-align="center" draw:textarea-vertical-align="middle" fo:padding-top="0.136cm" fo:padding-bottom="0.136cm" fo:padding-left="0.259cm" fo:padding-right="0.259cm" fo:wrap-option="wrap" draw:shadow="hidden" draw:shadow-offset-x="0.3cm" draw:shadow-offset-y="0.3cm" draw:shadow-color="#808080" style:run-through="foreground"/>
    </style:style>
    <style:style style:name="gr352" style:family="graphic">
      <style:graphic-properties draw:stroke="solid" svg:stroke-width="0.019cm" svg:stroke-color="#000000" draw:marker-start="" draw:marker-start-width="0.33cm" draw:marker-start-center="false" draw:marker-end="" draw:marker-end-width="0.33cm" draw:marker-end-center="false" draw:fill="none" draw:fill-color="#ffff00" draw:fill-image-width="0cm" draw:fill-image-height="0cm" draw:textarea-horizontal-align="center" draw:textarea-vertical-align="middle" fo:padding-top="0.136cm" fo:padding-bottom="0.136cm" fo:padding-left="0.259cm" fo:padding-right="0.259cm" fo:wrap-option="wrap" draw:shadow="hidden" draw:shadow-offset-x="0.3cm" draw:shadow-offset-y="0.3cm" draw:shadow-color="#808080" style:run-through="foreground"/>
    </style:style>
    <style:style style:name="gr353" style:family="graphic">
      <style:graphic-properties draw:stroke="solid" svg:stroke-width="0.019cm" svg:stroke-color="#000000" draw:marker-start="" draw:marker-start-width="0.33cm" draw:marker-start-center="false" draw:marker-end="" draw:marker-end-width="0.33cm" draw:marker-end-center="false" draw:fill="none" draw:fill-color="#ffff00" draw:fill-image-width="0cm" draw:fill-image-height="0cm" draw:textarea-horizontal-align="center" draw:textarea-vertical-align="middle" fo:padding-top="0.136cm" fo:padding-bottom="0.136cm" fo:padding-left="0.259cm" fo:padding-right="0.259cm" fo:wrap-option="wrap" draw:shadow="hidden" draw:shadow-offset-x="0.3cm" draw:shadow-offset-y="0.3cm" draw:shadow-color="#808080" style:run-through="foreground"/>
    </style:style>
    <style:style style:name="gr354" style:family="graphic">
      <style:graphic-properties draw:stroke="solid" svg:stroke-width="0.019cm" svg:stroke-color="#000000" draw:marker-start="" draw:marker-start-width="0.33cm" draw:marker-start-center="false" draw:marker-end="" draw:marker-end-width="0.33cm" draw:marker-end-center="false" draw:fill="none" draw:fill-color="#ffff00" draw:fill-image-width="0cm" draw:fill-image-height="0cm" draw:textarea-horizontal-align="center" draw:textarea-vertical-align="middle" fo:padding-top="0.136cm" fo:padding-bottom="0.136cm" fo:padding-left="0.259cm" fo:padding-right="0.259cm" fo:wrap-option="wrap" draw:shadow="hidden" draw:shadow-offset-x="0.3cm" draw:shadow-offset-y="0.3cm" draw:shadow-color="#808080" style:run-through="foreground"/>
    </style:style>
    <style:style style:name="gr355" style:family="graphic">
      <style:graphic-properties draw:stroke="solid" svg:stroke-width="0.019cm" svg:stroke-color="#000000" draw:marker-start="" draw:marker-start-width="0.33cm" draw:marker-start-center="false" draw:marker-end="" draw:marker-end-width="0.33cm" draw:marker-end-center="false" draw:fill="none" draw:fill-color="#ffff00" draw:fill-image-width="0cm" draw:fill-image-height="0cm" draw:textarea-horizontal-align="center" draw:textarea-vertical-align="middle" fo:padding-top="0.136cm" fo:padding-bottom="0.136cm" fo:padding-left="0.259cm" fo:padding-right="0.259cm" fo:wrap-option="wrap" draw:shadow="hidden" draw:shadow-offset-x="0.3cm" draw:shadow-offset-y="0.3cm" draw:shadow-color="#808080" style:run-through="foreground"/>
    </style:style>
    <style:style style:name="gr356" style:family="graphic">
      <style:graphic-properties draw:stroke="solid" svg:stroke-width="0.019cm" svg:stroke-color="#000000" draw:marker-start="" draw:marker-start-width="0.33cm" draw:marker-start-center="false" draw:marker-end="" draw:marker-end-width="0.33cm" draw:marker-end-center="false" draw:fill="none" draw:fill-color="#ffff00" draw:textarea-horizontal-align="center" draw:textarea-vertical-align="middle" fo:padding-top="0.136cm" fo:padding-bottom="0.136cm" fo:padding-left="0.259cm" fo:padding-right="0.259cm" fo:wrap-option="wrap" draw:shadow="hidden" draw:shadow-offset-x="0.3cm" draw:shadow-offset-y="0.3cm" draw:shadow-color="#808080" style:run-through="foreground"/>
    </style:style>
    <style:style style:name="gr357" style:family="graphic">
      <style:graphic-properties draw:stroke="none" svg:stroke-width="0cm" svg:stroke-color="#000000" draw:marker-start="" draw:marker-start-width="0.3cm" draw:marker-start-center="false" draw:marker-end="" draw:marker-end-width="0.3cm" draw:marker-end-center="false" draw:fill="solid" draw:fill-color="#ffff00" draw:textarea-horizontal-align="center" draw:textarea-vertical-align="middle" fo:padding-top="0.125cm" fo:padding-bottom="0.125cm" fo:padding-left="0.25cm" fo:padding-right="0.25cm" fo:wrap-option="wrap" draw:shadow="hidden" draw:shadow-offset-x="0.3cm" draw:shadow-offset-y="0.3cm" draw:shadow-color="#808080" style:run-through="foreground"/>
    </style:style>
    <style:style style:name="gr358" style:family="graphic">
      <style:graphic-properties draw:stroke="solid" draw:stroke-dash="Dashed_20__28_var_29__20_5918"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59" style:family="graphic">
      <style:graphic-properties draw:stroke="solid" draw:stroke-dash="Dashed_20__28_var_29__20_5919"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60" style:family="graphic">
      <style:graphic-properties draw:stroke="solid" draw:stroke-dash="Dashed_20__28_var_29__20_5920"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61" style:family="graphic">
      <style:graphic-properties draw:stroke="solid" draw:stroke-dash="Dashed_20__28_var_29__20_5921"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62" style:family="graphic">
      <style:graphic-properties draw:stroke="solid" draw:stroke-dash="Dashed_20__28_var_29__20_5922"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63" style:family="graphic">
      <style:graphic-properties draw:stroke="none" draw:stroke-dash="Dashed_20__28_var_29__20_5923"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09cm" fo:min-width="1.229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64" style:family="graphic">
      <style:graphic-properties draw:stroke="none" draw:stroke-dash="Dashed_20__28_var_29__20_5924"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07cm" fo:min-width="0.256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65" style:family="graphic">
      <style:graphic-properties draw:stroke="none" draw:stroke-dash="Dashed_20__28_var_29__20_5925"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07cm" fo:min-width="0.256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66" style:family="graphic">
      <style:graphic-properties draw:stroke="none" draw:stroke-dash="Dashed_20__28_var_29__20_5926"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07cm" fo:min-width="0.277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67" style:family="graphic">
      <style:graphic-properties draw:stroke="solid" svg:stroke-width="0.019cm" svg:stroke-color="#000000" draw:marker-start="" draw:marker-start-width="0.33cm" draw:marker-start-center="false" draw:marker-end="" draw:marker-end-width="0.33cm" draw:marker-end-center="false" draw:fill="solid" draw:fill-color="#ffff00" draw:fill-image-width="0cm" draw:fill-image-height="0cm" draw:textarea-horizontal-align="center" draw:textarea-vertical-align="middle" fo:padding-top="0.136cm" fo:padding-bottom="0.136cm" fo:padding-left="0.259cm" fo:padding-right="0.259cm" fo:wrap-option="wrap" draw:shadow="hidden" draw:shadow-offset-x="0.3cm" draw:shadow-offset-y="0.3cm" draw:shadow-color="#808080" style:run-through="foreground"/>
    </style:style>
    <style:style style:name="gr368" style:family="graphic">
      <style:graphic-properties draw:stroke="solid" svg:stroke-width="0.019cm" svg:stroke-color="#000000" draw:marker-start="" draw:marker-start-width="0.33cm" draw:marker-start-center="false" draw:marker-end="" draw:marker-end-width="0.33cm" draw:marker-end-center="false" draw:fill="solid" draw:fill-color="#ffff00" draw:fill-image-width="0cm" draw:fill-image-height="0cm" draw:textarea-horizontal-align="center" draw:textarea-vertical-align="middle" fo:padding-top="0.136cm" fo:padding-bottom="0.136cm" fo:padding-left="0.259cm" fo:padding-right="0.259cm" fo:wrap-option="wrap" draw:shadow="hidden" draw:shadow-offset-x="0.3cm" draw:shadow-offset-y="0.3cm" draw:shadow-color="#808080" style:run-through="foreground"/>
    </style:style>
    <style:style style:name="gr369" style:family="graphic">
      <style:graphic-properties draw:stroke="solid" svg:stroke-width="0.019cm" svg:stroke-color="#000000" draw:marker-start="" draw:marker-start-width="0.33cm" draw:marker-start-center="false" draw:marker-end="" draw:marker-end-width="0.33cm" draw:marker-end-center="false" draw:fill="solid" draw:fill-color="#ffff00" draw:fill-image-width="0cm" draw:fill-image-height="0cm" draw:textarea-horizontal-align="center" draw:textarea-vertical-align="middle" fo:padding-top="0.136cm" fo:padding-bottom="0.136cm" fo:padding-left="0.259cm" fo:padding-right="0.259cm" fo:wrap-option="wrap" draw:shadow="hidden" draw:shadow-offset-x="0.3cm" draw:shadow-offset-y="0.3cm" draw:shadow-color="#808080" style:run-through="foreground"/>
    </style:style>
    <style:style style:name="gr370" style:family="graphic">
      <style:graphic-properties draw:stroke="solid" svg:stroke-width="0.019cm" svg:stroke-color="#000000" draw:marker-start="" draw:marker-start-width="0.33cm" draw:marker-start-center="false" draw:marker-end="" draw:marker-end-width="0.33cm" draw:marker-end-center="false" draw:fill="solid" draw:fill-color="#ffff00" draw:fill-image-width="0cm" draw:fill-image-height="0cm" draw:textarea-horizontal-align="center" draw:textarea-vertical-align="middle" fo:padding-top="0.136cm" fo:padding-bottom="0.136cm" fo:padding-left="0.259cm" fo:padding-right="0.259cm" fo:wrap-option="wrap"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list xml:id="list1803661924" text:style-name="Num_5f_Exo">
        <text:list-item>
          <text:h text:style-name="P29" text:outline-level="1"><draw:g text:anchor-type="paragraph" draw:z-index="37" draw:name="Forme5" draw:style-name="gr17"><draw:rect draw:style-name="gr107" draw:text-style-name="P114" svg:width="4.222cm" svg:height="4.61cm" svg:x="3.854cm" svg:y="5.039cm"><text:p/></draw:rect><draw:g draw:style-name="gr8"><draw:line draw:style-name="gr252" draw:text-style-name="P109" svg:x1="4.29cm" svg:y1="8.736cm" svg:x2="6.43cm" svg:y2="5.357cm"><text:p/></draw:line><draw:line draw:style-name="gr253" draw:text-style-name="P109" svg:x1="6.43cm" svg:y1="5.357cm" svg:x2="7.736cm" svg:y2="9.349cm"><text:p/></draw:line><draw:line draw:style-name="gr254" draw:text-style-name="P109" svg:x1="7.736cm" svg:y1="9.348cm" svg:x2="4.29cm" svg:y2="8.735cm"><text:p/></draw:line></draw:g><draw:frame draw:style-name="gr255" draw:text-style-name="P91" svg:width="0.881cm" svg:height="0.414cm" draw:transform="rotate (0.973021057986839) translate (4.40266666666667cm 7.51063888888889cm)"><draw:text-box><text:p text:style-name="P81"><text:span text:style-name="T50">4 cm</text:span></text:p></draw:text-box></draw:frame><draw:frame draw:style-name="gr256" draw:text-style-name="P91" svg:width="1.214cm" svg:height="0.414cm" draw:transform="rotate (-1.21649448864005) translate (7.43655555555556cm 6.89504166666667cm)"><draw:text-box><text:p text:style-name="P81"><text:span text:style-name="T50">4,2 cm</text:span></text:p></draw:text-box></draw:frame><draw:frame draw:style-name="gr257" draw:text-style-name="P91" svg:width="1.214cm" svg:height="0.414cm" draw:transform="rotate (-0.164235482612667) translate (5.13997222222222cm 8.94291666666667cm)"><draw:text-box><text:p text:style-name="P81"><text:span text:style-name="T50">3,5 cm</text:span></text:p></draw:text-box></draw:frame><draw:frame draw:style-name="gr258" draw:text-style-name="P104" svg:width="0.249cm" svg:height="0.414cm" svg:x="3.926cm" svg:y="8.533cm"><draw:text-box><text:p text:style-name="P81"><text:span text:style-name="T62">R</text:span></text:p></draw:text-box></draw:frame><draw:line draw:style-name="gr259" draw:text-style-name="P99" svg:x1="4.289cm" svg:y1="8.739cm" svg:x2="7.736cm" svg:y2="9.346cm"><text:p/></draw:line><draw:frame draw:style-name="gr260" draw:text-style-name="P104" svg:width="0.181cm" svg:height="0.414cm" svg:x="7.849cm" svg:y="9.184cm"><draw:text-box><text:p text:style-name="P81"><text:span text:style-name="T62">J</text:span></text:p></draw:text-box></draw:frame><draw:frame draw:style-name="gr261" draw:text-style-name="P104" svg:width="0.249cm" svg:height="0.414cm" svg:x="6.331cm" svg:y="5.011cm"><draw:text-box><text:p text:style-name="P81"><text:span text:style-name="T62">B</text:span></text:p></draw:text-box></draw:frame></draw:g><text:s/>Trace chacun de ces triangles à partir de la figure à main levée proposée.</text:h>
        </text:list-item>
      </text:list>
      <table:table table:name="Tableau10" table:style-name="Tableau10">
        <table:table-column table:style-name="Tableau10.A"/>
        <table:table-row table:style-name="Tableau10.1">
          <table:table-cell office:value-type="string">
            <text:list xml:id="list3961367491" text:style-name="liste_5f_abc">
              <text:list-item>
                <text:list>
                  <text:list-item>
                    <text:p text:style-name="P36"><draw:g text:anchor-type="paragraph" draw:z-index="35" draw:name="Forme6" draw:style-name="gr17"><draw:rect draw:style-name="gr107" draw:text-style-name="P114" svg:width="5.144cm" svg:height="3.405cm" svg:x="3.537cm" svg:y="0.164cm"><text:p/></draw:rect><draw:line draw:style-name="gr262" draw:text-style-name="P109" svg:x1="3.692cm" svg:y1="3.392cm" svg:x2="4.569cm" svg:y2="0.523cm"><text:p/></draw:line><draw:line draw:style-name="gr263" draw:text-style-name="P109" svg:x1="4.567cm" svg:y1="0.523cm" svg:x2="8.614cm" svg:y2="2.524cm"><text:p/></draw:line><draw:line draw:style-name="gr264" draw:text-style-name="P109" svg:x1="8.616cm" svg:y1="2.524cm" svg:x2="3.692cm" svg:y2="3.392cm"><text:p/></draw:line><draw:circle draw:style-name="gr265" draw:text-style-name="P109" svg:width="1.003cm" svg:height="1.003cm" draw:transform="rotate (1.27583568320785) translate (3.06916666666667cm 3.72356944444444cm)" draw:kind="arc" draw:start-angle="-63" draw:end-angle="0"><text:p/></draw:circle><draw:frame draw:style-name="gr266" draw:text-style-name="P91" svg:width="0.63cm" svg:height="0.414cm" svg:x="4.1cm" svg:y="2.634cm"><draw:text-box><text:p text:style-name="P81"><text:span text:style-name="T50">63°</text:span></text:p></draw:text-box></draw:frame><draw:frame draw:style-name="gr267" draw:text-style-name="P91" svg:width="0.881cm" svg:height="0.414cm" draw:transform="rotate (1.27339222225506) translate (3.61068055555556cm 2.14488888888889cm)"><draw:text-box><text:p text:style-name="P81"><text:span text:style-name="T50">3 cm</text:span></text:p></draw:text-box></draw:frame><draw:frame draw:style-name="gr268" draw:text-style-name="P91" svg:width="0.881cm" svg:height="0.414cm" draw:transform="rotate (0.17540558982543) translate (5.40984722222222cm 2.6035cm)"><draw:text-box><text:p text:style-name="P81"><text:span text:style-name="T50">5 cm</text:span></text:p></draw:text-box></draw:frame><draw:frame draw:style-name="gr269" draw:text-style-name="P91" svg:width="0.154cm" svg:height="0.414cm" svg:x="4.505cm" svg:y="0.15cm"><draw:text-box><text:p text:style-name="P81"><text:span text:style-name="T50">I</text:span></text:p></draw:text-box></draw:frame><draw:frame draw:style-name="gr270" draw:text-style-name="P104" svg:width="0.216cm" svg:height="0.414cm" svg:x="3.403cm" svg:y="3.249cm"><draw:text-box><text:p text:style-name="P81"><text:span text:style-name="T62">P</text:span></text:p></draw:text-box></draw:frame><draw:line draw:style-name="gr259" draw:text-style-name="P99" svg:x1="3.683cm" svg:y1="3.398cm" svg:x2="8.608cm" svg:y2="2.528cm"><text:p/></draw:line><draw:frame draw:style-name="gr271" draw:text-style-name="P104" svg:width="0.246cm" svg:height="0.414cm" svg:x="8.696cm" svg:y="2.309cm"><draw:text-box><text:p text:style-name="P81"><text:span text:style-name="T62">A</text:span></text:p></draw:text-box></draw:frame></draw:g></text:p>
                  </text:list-item>
                </text:list>
              </text:list-item>
            </text:list>
            <text:p text:style-name="P28"><draw:g text:anchor-type="as-char" draw:z-index="2" draw:name="Forme7" draw:style-name="gr59"><draw:polygon draw:style-name="gr325" draw:text-style-name="P115" svg:width="2.223cm" svg:height="1.285cm" svg:x="0.325cm" svg:y="0.407cm" svg:viewBox="0 0 2224 1286" draw:points="0,1286 416,0 2224,931"><text:p/></draw:polygon><draw:path draw:style-name="gr326" draw:text-style-name="P86" svg:width="0.242cm" svg:height="0.235cm" svg:x="0.43cm" svg:y="1.402cm" svg:viewBox="0 0 243 236" svg:d="M0 0c127 34 217 125 243 236"><text:p/></draw:path><draw:frame draw:style-name="gr327" draw:text-style-name="P128" svg:width="0.216cm" svg:height="0.415cm" svg:x="0.092cm" svg:y="1.672cm"><draw:text-box><text:p text:style-name="P81"><text:span text:style-name="T72">P</text:span></text:p></draw:text-box></draw:frame><draw:frame draw:style-name="gr328" draw:text-style-name="P117" svg:width="0.11cm" svg:height="0.505cm" svg:x="0.386cm" svg:y="1.639cm"><draw:text-box><text:p text:style-name="P81"><text:span text:style-name="T64"><text:s/></text:span></text:p></draw:text-box></draw:frame><draw:frame draw:style-name="gr329" draw:text-style-name="P128" svg:width="0.108cm" svg:height="0.415cm" svg:x="0.674cm" svg:y="0cm"><draw:text-box><text:p text:style-name="P81"><text:span text:style-name="T72">I</text:span></text:p></draw:text-box></draw:frame><draw:frame draw:style-name="gr330" draw:text-style-name="P128" svg:width="0.246cm" svg:height="0.415cm" svg:x="2.649cm" svg:y="1.185cm"><draw:text-box><text:p text:style-name="P81"><text:span text:style-name="T72">A</text:span></text:p></draw:text-box></draw:frame><draw:path draw:style-name="gr331" draw:text-style-name="P115" svg:width="2.222cm" svg:height="0.358cm" svg:x="0.333cm" svg:y="1.342cm" svg:viewBox="0 0 2223 359" svg:d="M0 355c49 17 79-25 132-18 44 7 81 2 127-27 39-21 88-3 134-15 37-13 83-2 127-7s87-11 127-36 85-24 134-26c39-2 83-11 127-13s85-1 127-15 87-18 131-18 79-35 130-32 90-17 136-28c39-9 83 2 127-12s88-9 131-18 88 7 132-26c35-27 88-11 127-20s88-10 132-18 90 0 127-26h15"><text:p/></draw:path><draw:path draw:style-name="gr331" draw:text-style-name="P115" svg:width="1.805cm" svg:height="0.923cm" svg:x="0.743cm" svg:y="0.416cm" svg:viewBox="0 0 1806 924" svg:d="M1806 924c-44-21-86-44-130-65s-85-41-127-67-87-41-127-64-87-37-127-65-87-42-129-62-83-51-125-72-88-37-131-62-86-40-127-67-83-53-127-74-81-46-130-60-83-42-127-60-83-44-127-60-85-53-127-74-85-44-127-65l-18-7"><text:p/></draw:path><draw:path draw:style-name="gr331" draw:text-style-name="P115" svg:width="0.409cm" svg:height="1.294cm" svg:x="0.33cm" svg:y="0.407cm" svg:viewBox="0 0 410 1295" svg:d="M0 1295c18-43 23-87 39-131s17-88 40-127 27-86 52-127 21-88 30-132 38-85 49-132 39-83 48-127 30-85 38-129 34-88 43-136c12-42 30-85 46-127s31-83 22-127"><text:p/></draw:path><draw:frame draw:style-name="gr332" draw:text-style-name="P128" svg:width="0.63cm" svg:height="0.415cm" svg:x="0.57cm" svg:y="1.062cm"><draw:text-box><text:p text:style-name="P81"><text:span text:style-name="T72">63°</text:span></text:p></draw:text-box></draw:frame><draw:frame draw:style-name="gr333" draw:text-style-name="P128" svg:width="0.877cm" svg:height="0.415cm" draw:transform="rotate (0.174009326423835) translate (0.906638888888889cm 1.6435cm)"><draw:text-box><text:p text:style-name="P81"><text:span text:style-name="T72">5 cm</text:span></text:p></draw:text-box></draw:frame><draw:frame draw:style-name="gr333" draw:text-style-name="P128" svg:width="0.877cm" svg:height="0.415cm" draw:transform="rotate (1.30969507069655) translate (0cm 1.38697222222222cm)"><draw:text-box><text:p text:style-name="P81"><text:span text:style-name="T72">3 cm</text:span></text:p></draw:text-box></draw:frame></draw:g></text:p>
            <text:p text:style-name="P28"/>
            <text:p text:style-name="P28"/>
          </table:table-cell>
        </table:table-row>
        <table:table-row table:style-name="Tableau10.1">
          <table:table-cell office:value-type="string">
            <text:list xml:id="list142010989634817" text:continue-numbering="true" text:style-name="liste_5f_abc">
              <text:list-item>
                <text:list>
                  <text:list-item>
                    <text:p text:style-name="P36"/>
                  </text:list-item>
                </text:list>
              </text:list-item>
            </text:list>
            <text:p text:style-name="P28"><draw:g text:anchor-type="as-char" draw:z-index="1" draw:name="Forme8" draw:style-name="gr59"><draw:frame draw:style-name="gr334" draw:text-style-name="P117" svg:width="0.11cm" svg:height="0.505cm" svg:x="0cm" svg:y="0.593cm"><draw:text-box><text:p text:style-name="P81"><text:span text:style-name="T64"><text:s/></text:span></text:p></draw:text-box></draw:frame><draw:polygon draw:style-name="gr312" draw:text-style-name="P115" svg:width="1.662cm" svg:height="2.569cm" svg:x="0.43cm" svg:y="0.4cm" svg:viewBox="0 0 1663 2570" draw:points="182,0 1663,2570 0,2388"><text:p/></draw:polygon><draw:frame draw:style-name="gr315" draw:text-style-name="P98" svg:width="0.249cm" svg:height="0.415cm" svg:x="0.12cm" svg:y="2.713cm"><draw:text-box><text:p text:style-name="P81"><text:span text:style-name="T52">R</text:span></text:p></draw:text-box></draw:frame><draw:frame draw:style-name="gr335" draw:text-style-name="P98" svg:width="0.115cm" svg:height="0.415cm" svg:x="0.291cm" svg:y="2.713cm"><draw:text-box><text:p text:style-name="P81"><text:span text:style-name="T52"><text:s/></text:span></text:p></draw:text-box></draw:frame><draw:frame draw:style-name="gr336" draw:text-style-name="P98" svg:width="0.108cm" svg:height="0.415cm" svg:x="2.18cm" svg:y="2.865cm"><draw:text-box><text:p text:style-name="P81"><text:span text:style-name="T52">J</text:span></text:p></draw:text-box></draw:frame><draw:frame draw:style-name="gr335" draw:text-style-name="P98" svg:width="0.115cm" svg:height="0.415cm" svg:x="2.228cm" svg:y="2.865cm"><draw:text-box><text:p text:style-name="P81"><text:span text:style-name="T52"><text:s/></text:span></text:p></draw:text-box></draw:frame><draw:path draw:style-name="gr276" draw:text-style-name="P115" svg:width="0.176cm" svg:height="2.398cm" svg:x="0.434cm" svg:y="0.397cm" svg:viewBox="0 0 177 2399" svg:d="M0 2399c4-46 0-92 9-136s3-90 19-136 2-99 14-144 6-94 7-140 0-93 11-139 4-94 9-139 9-94 3-143 2-99 6-148 19-90 14-136 9-88 9-134 14-92 26-136c12-50 4-99 9-147s0-90 5-134 14-91 12-135 0-92 0-136 9-94 20-141-2-89 0-136v-39"><text:p/></draw:path><draw:path draw:style-name="gr276" draw:text-style-name="P115" svg:width="1.654cm" svg:height="0.175cm" svg:x="0.434cm" svg:y="2.796cm" svg:viewBox="0 0 1655 176" svg:d="M0 0c46 9 92 0 136 4s93 1 141 14 95 5 139 19 94 0 141 12 89 11 136 18 88 16 136 23 88 12 134 23 90 2 136 5 90 9 134 18 93 10 141 12 97-2 145 5l46 6 49 17h41"><text:p/></draw:path><draw:path draw:style-name="gr276" draw:text-style-name="P115" svg:width="1.472cm" svg:height="2.571cm" svg:x="0.612cm" svg:y="0.406cm" svg:viewBox="0 0 1473 2572" svg:d="M0 0c65 79 65 198 134 273 78 85 102 173 169 272s127 166 171 281c38 98 92 179 136 273 50 109 161 183 187 300 34 129 133 176 191 282 51 93 72 189 116 282 48 99 115 180 178 272s57 199 127 282l64 55"><text:p/></draw:path><draw:frame draw:style-name="gr318" draw:text-style-name="P129" svg:width="1.567cm" svg:height="0.415cm" draw:transform="rotate (-0.110479341651241) translate (0.562680555555556cm 2.82406944444444cm)"><draw:text-box><text:p text:style-name="P81"><text:span text:style-name="T73">3,5 cm</text:span></text:p></draw:text-box></draw:frame><draw:frame draw:style-name="gr318" draw:text-style-name="P129" svg:width="1.567cm" svg:height="0.415cm" draw:transform="rotate (1.48283173249438) translate (0.0652638888888889cm 2.15379166666667cm)"><draw:text-box><text:p text:style-name="P81"><text:span text:style-name="T73">4 cm</text:span></text:p></draw:text-box></draw:frame><draw:frame draw:style-name="gr318" draw:text-style-name="P129" svg:width="1.567cm" svg:height="0.415cm" draw:transform="rotate (-1.0477211499722) translate (1.508125cm 1.05841666666667cm)"><draw:text-box><text:p text:style-name="P81"><text:span text:style-name="T73">4,2 cm</text:span></text:p></draw:text-box></draw:frame><draw:frame draw:style-name="gr337" draw:text-style-name="P98" svg:width="0.246cm" svg:height="0.415cm" svg:x="0.529cm" svg:y="0cm"><draw:text-box><text:p text:style-name="P81"><text:span text:style-name="T52">B</text:span></text:p></draw:text-box></draw:frame></draw:g></text:p>
            <text:p text:style-name="P28"/>
          </table:table-cell>
        </table:table-row>
        <table:table-row table:style-name="Tableau10.1">
          <table:table-cell office:value-type="string">
            <text:list xml:id="list142010543012310" text:continue-numbering="true" text:style-name="liste_5f_abc">
              <text:list-item>
                <text:list>
                  <text:list-item>
                    <text:p text:style-name="P36"><draw:g text:anchor-type="paragraph" draw:z-index="38" draw:name="Forme9" draw:style-name="gr17"><draw:rect draw:style-name="gr107" draw:text-style-name="P114" svg:width="5.622cm" svg:height="4.522cm" svg:x="3.2cm" svg:y="0.171cm"><text:p/></draw:rect><draw:g draw:style-name="gr8"><draw:line draw:style-name="gr153" draw:text-style-name="P103" svg:x1="3.693cm" svg:y1="4.425cm" svg:x2="7.632cm" svg:y2="3.73cm"><text:p/></draw:line><draw:line draw:style-name="gr153" draw:text-style-name="P103" svg:x1="7.634cm" svg:y1="3.726cm" svg:x2="8.202cm" svg:y2="0.503cm"><text:p/></draw:line><draw:line draw:style-name="gr153" draw:text-style-name="P103" svg:x1="8.204cm" svg:y1="0.503cm" svg:x2="3.697cm" svg:y2="4.419cm"><text:p/></draw:line></draw:g><draw:g draw:style-name="gr8"><draw:circle draw:style-name="gr244" draw:text-style-name="P112" svg:width="1.003cm" svg:height="1.003cm" draw:transform="rotate (0.173485727648236) translate (3.11502777777778cm 4.016375cm)" draw:kind="arc" draw:start-angle="0" draw:end-angle="31"><text:p/></draw:circle></draw:g><draw:g draw:style-name="gr8"><draw:circle draw:style-name="gr245" draw:text-style-name="P112" svg:width="1.003cm" svg:height="1.003cm" draw:transform="skewX (0.00174532925199431) rotate (0.175231056900231) translate (7.05555555555556cm 3.32493055555556cm)" draw:kind="arc" draw:start-angle="70" draw:end-angle="180"><text:p/></draw:circle></draw:g><draw:frame draw:style-name="gr246" draw:text-style-name="P91" svg:width="0.742cm" svg:height="0.414cm" svg:x="4.341cm" svg:y="3.836cm"><draw:text-box><text:p text:style-name="P81"><text:span text:style-name="T55">31 °</text:span></text:p></draw:text-box></draw:frame><draw:frame draw:style-name="gr247" draw:text-style-name="P91" svg:width="0.966cm" svg:height="0.414cm" svg:x="6.468cm" svg:y="3.013cm"><draw:text-box><text:p text:style-name="P81"><text:span text:style-name="T55">110 °</text:span></text:p></draw:text-box></draw:frame><draw:frame draw:style-name="gr248" draw:text-style-name="P91" svg:width="0.881cm" svg:height="0.414cm" svg:x="5.385cm" svg:y="4.163cm"><draw:text-box><text:p text:style-name="P81"><text:span text:style-name="T55">4 cm</text:span></text:p></draw:text-box></draw:frame><draw:frame draw:style-name="gr249" draw:text-style-name="P91" svg:width="0.228cm" svg:height="0.414cm" svg:x="3.412cm" svg:y="4.196cm"><draw:text-box><text:p text:style-name="P81"><text:span text:style-name="T55">S</text:span></text:p></draw:text-box></draw:frame><draw:frame draw:style-name="gr250" draw:text-style-name="P91" svg:width="0.237cm" svg:height="0.414cm" svg:x="7.749cm" svg:y="3.679cm"><draw:text-box><text:p text:style-name="P81"><text:span text:style-name="T55">K</text:span></text:p></draw:text-box></draw:frame><draw:frame draw:style-name="gr251" draw:text-style-name="P91" svg:width="0.249cm" svg:height="0.414cm" svg:x="8.306cm" svg:y="0.339cm"><draw:text-box><text:p text:style-name="P81"><text:span text:style-name="T55">C</text:span></text:p></draw:text-box></draw:frame></draw:g></text:p>
                  </text:list-item>
                </text:list>
              </text:list-item>
            </text:list>
            <text:list xml:id="list3998962132" text:style-name="_5f_Numérotation_20_des_20_exercices_20_livrets">
              <text:list-item>
                <text:list>
                  <text:list-header>
                    <text:p text:style-name="P38"><draw:g text:anchor-type="as-char" draw:z-index="5" draw:name="Forme10" draw:style-name="gr59"><draw:frame draw:style-name="gr311" draw:text-style-name="P117" svg:width="0.122cm" svg:height="0.537cm" draw:transform="rotate (1.20357905217529) translate (0.862541666666667cm 0.983763888888889cm)"><draw:text-box><text:p text:style-name="P81"><text:span text:style-name="T64"><text:s/></text:span></text:p></draw:text-box></draw:frame><draw:polygon draw:style-name="gr312" draw:text-style-name="P115" svg:width="1.091cm" svg:height="3.098cm" svg:x="0.147cm" svg:y="0.416cm" svg:viewBox="0 0 1092 3099" draw:points="50,3099 1092,1301 0,0"><text:p/></draw:polygon><draw:path draw:style-name="gr313" draw:text-style-name="P86" svg:width="0.333cm" svg:height="0.204cm" svg:x="0.203cm" svg:y="2.709cm" svg:viewBox="0 0 334 205" svg:d="M334 205c-81-135-218-223-334-202"><text:p/></draw:path><draw:path draw:style-name="gr313" draw:text-style-name="P86" svg:width="0.121cm" svg:height="0.444cm" svg:x="0.972cm" svg:y="1.506cm" svg:viewBox="0 0 122 445" svg:d="M83 0c-20 10-40 32-59 65-48 142-28 309 98 380"><text:p/></draw:path><draw:frame draw:style-name="gr314" draw:text-style-name="P98" svg:width="0.258cm" svg:height="0.461cm" svg:x="1.318cm" svg:y="1.475cm"><draw:text-box><text:p text:style-name="P81"><text:span text:style-name="T52">K</text:span></text:p></draw:text-box></draw:frame><draw:frame draw:style-name="gr315" draw:text-style-name="P98" svg:width="0.249cm" svg:height="0.415cm" svg:x="0.032cm" svg:y="0cm"><draw:text-box><text:p text:style-name="P81"><text:span text:style-name="T52">C</text:span></text:p></draw:text-box></draw:frame><draw:path draw:style-name="gr276" draw:text-style-name="P115" svg:width="0.071cm" svg:height="3.117cm" svg:x="0.144cm" svg:y="0.4cm" svg:viewBox="0 0 72 3118" svg:d="M54 3118c-15-62 31-107 14-168-18-60 10-96 0-149-16-69-33-123-25-186 9-53 2-109 9-164 6-55-7-104 4-162 12-59-15-112-19-165-3-52 10-103 3-156-7-54 19-108 3-162-17-54-3-107 2-166 4-60-25-98-24-160 0-63-22-109-12-165 11-56 18-116 16-166-2-49-15-114-9-176 1-46 28-98 13-145s16-106-9-163c-25-56 7-113-12-163-18-46-3-100 12-148 17-60 2-116-6-167-7-52-16-102 0-155l-13-32"><text:p/></draw:path><draw:path draw:style-name="gr276" draw:text-style-name="P115" svg:width="1.042cm" svg:height="1.809cm" svg:x="0.198cm" svg:y="1.7cm" svg:viewBox="0 0 1043 1810" svg:d="M0 1810c20-49 38-98 66-135 45-46 60-97 82-123 23-26 61-87 76-135 16-49 51-104 72-136 36-46 70-97 103-128 25-47 33-96 51-139s58-82 83-126c26-44 51-87 73-141 26-52 48-88 75-136s67-70 89-115 52-99 71-137 39-91 73-153c34-61 56-66 81-116l19-47 29-41-5-2"><text:p/></draw:path><draw:path draw:style-name="gr276" draw:text-style-name="P115" svg:width="1.094cm" svg:height="1.302cm" svg:x="0.152cm" svg:y="0.416cm" svg:viewBox="0 0 1095 1303" svg:d="M0 0c40 26 80 76 104 122s78 89 108 132c31 42 92 61 118 111 25 51 64 102 105 144 41 41 64 104 111 141s73 87 106 134 71 82 107 127c35 45 78 81 123 116 44 35 73 79 111 119 37 40 56 104 100 152l2 5"><text:p/></draw:path><draw:frame draw:style-name="gr316" draw:text-style-name="P98" svg:width="0.952cm" svg:height="0.459cm" svg:x="0.166cm" svg:y="1.478cm"><draw:text-box><text:p text:style-name="P81"><text:span text:style-name="T52">110°</text:span></text:p></draw:text-box></draw:frame><draw:frame draw:style-name="gr317" draw:text-style-name="P98" svg:width="0.699cm" svg:height="0.459cm" draw:transform="rotate (1.22260314102203) translate (0.197555555555556cm 2.65593055555556cm)"><draw:text-box><text:p text:style-name="P81"><text:span text:style-name="T52">31°</text:span></text:p></draw:text-box></draw:frame><draw:frame draw:style-name="gr318" draw:text-style-name="P98" svg:width="1.567cm" svg:height="0.415cm" draw:transform="rotate (1.0471975511966) translate (0.555625cm 2.98677777777778cm)"><draw:text-box><text:p text:style-name="P81"><text:span text:style-name="T52">4 cm</text:span></text:p></draw:text-box></draw:frame><draw:frame draw:style-name="gr314" draw:text-style-name="P98" svg:width="0.258cm" svg:height="0.461cm" svg:x="0cm" svg:y="3.535cm"><draw:text-box><text:p text:style-name="P81"><text:span text:style-name="T52">S</text:span></text:p></draw:text-box></draw:frame></draw:g></text:p>
                    <text:p text:style-name="P38"/>
                  </text:list-header>
                </text:list>
              </text:list-item>
            </text:list>
          </table:table-cell>
        </table:table-row>
        <table:table-row table:style-name="Tableau10.1">
          <table:table-cell office:value-type="string">
            <text:list xml:id="list142011478622134" text:continue-list="list142010543012310" text:style-name="liste_5f_abc">
              <text:list-item>
                <text:list>
                  <text:list-item>
                    <text:p text:style-name="P36"/>
                  </text:list-item>
                </text:list>
              </text:list-item>
            </text:list>
            <text:list xml:id="list142010547711206" text:continue-list="list3998962132" text:style-name="_5f_Numérotation_20_des_20_exercices_20_livrets">
              <text:list-item>
                <text:list>
                  <text:list-header>
                    <text:p text:style-name="P38"><draw:g text:anchor-type="paragraph" draw:z-index="39" draw:name="Forme11" draw:style-name="gr17"><draw:rect draw:style-name="gr107" draw:text-style-name="P114" svg:width="6.501cm" svg:height="2.945cm" svg:x="2.549cm" svg:y="1.166cm"><text:p/></draw:rect><draw:g draw:style-name="gr8"><draw:line draw:style-name="gr233" draw:text-style-name="P112" svg:x1="2.792cm" svg:y1="3.676cm" svg:x2="8.699cm" svg:y2="2.632cm"><text:p/></draw:line><draw:line draw:style-name="gr234" draw:text-style-name="P112" svg:x1="8.701cm" svg:y1="2.635cm" svg:x2="2.792cm" svg:y2="1.594cm"><text:p/></draw:line><draw:line draw:style-name="gr235" draw:text-style-name="P112" svg:x1="2.794cm" svg:y1="1.594cm" svg:x2="2.792cm" svg:y2="3.675cm"><text:p/></draw:line></draw:g><draw:g draw:style-name="gr8"><draw:circle draw:style-name="gr236" draw:text-style-name="P112" svg:width="1.003cm" svg:height="1.003cm" draw:transform="rotate (0.173485727648236) translate (2.21191666666667cm 3.26672222222222cm)" draw:kind="arc" draw:start-angle="0" draw:end-angle="80"><text:p/></draw:circle></draw:g><draw:g draw:style-name="gr8"><draw:circle draw:style-name="gr237" draw:text-style-name="P112" svg:width="1.003cm" svg:height="1.003cm" draw:transform="skewX (0.00174532925199431) rotate (0.175231056900231) translate (8.11565277777778cm 2.22426388888889cm)" draw:kind="arc" draw:start-angle="160" draw:end-angle="180"><text:p/></draw:circle></draw:g><draw:frame draw:style-name="gr238" draw:text-style-name="P91" svg:width="0.742cm" svg:height="0.414cm" svg:x="2.923cm" svg:y="2.762cm"><draw:text-box><text:p text:style-name="P81"><text:span text:style-name="T50">80 °</text:span></text:p></draw:text-box></draw:frame><draw:frame draw:style-name="gr239" draw:text-style-name="P91" svg:width="0.742cm" svg:height="0.414cm" svg:x="7.072cm" svg:y="2.445cm"><draw:text-box><text:p text:style-name="P81"><text:span text:style-name="T50">20 °</text:span></text:p></draw:text-box></draw:frame><draw:frame draw:style-name="gr240" draw:text-style-name="P91" svg:width="0.895cm" svg:height="0.414cm" svg:x="4.988cm" svg:y="3.35cm"><draw:text-box><text:p text:style-name="P81"><text:span text:style-name="T50">6 cm</text:span></text:p></draw:text-box></draw:frame><draw:frame draw:style-name="gr241" draw:text-style-name="P91" svg:width="0.219cm" svg:height="0.414cm" svg:x="2.563cm" svg:y="3.697cm"><draw:text-box><text:p text:style-name="P81"><text:span text:style-name="T50">T</text:span></text:p></draw:text-box></draw:frame><draw:frame draw:style-name="gr242" draw:text-style-name="P91" svg:width="0.366cm" svg:height="0.414cm" svg:x="8.731cm" svg:y="2.417cm"><draw:text-box><text:p text:style-name="P81"><text:span text:style-name="T50">M</text:span></text:p></draw:text-box></draw:frame><draw:frame draw:style-name="gr243" draw:text-style-name="P91" svg:width="0.255cm" svg:height="0.414cm" svg:x="2.575cm" svg:y="1.171cm"><draw:text-box><text:p text:style-name="P81"><text:span text:style-name="T50">E</text:span></text:p></draw:text-box></draw:frame></draw:g><draw:g text:anchor-type="as-char" draw:z-index="4" draw:name="Forme12" draw:style-name="gr59"><draw:polygon draw:style-name="gr312" draw:text-style-name="P115" svg:width="1.668cm" svg:height="2.808cm" svg:x="0.308cm" svg:y="0.426cm" svg:viewBox="0 0 1669 2809" draw:points="0,426 1669,2809 919,0"><text:p/></draw:polygon><draw:path draw:style-name="gr313" draw:text-style-name="P86" svg:width="0.236cm" svg:height="0.421cm" svg:x="0.489cm" svg:y="0.679cm" svg:viewBox="0 0 237 422" svg:d="M0 422c225-96 295-275 187-422"><text:p/></draw:path><draw:path draw:style-name="gr313" draw:text-style-name="P86" svg:width="0.467cm" svg:height="0.15cm" svg:x="1.175cm" svg:y="1.91cm" svg:viewBox="0 0 468 151" svg:d="M468 0c-179 36-328 87-468 151"><text:p/></draw:path><draw:frame draw:style-name="gr319" draw:text-style-name="P98" svg:width="0.313cm" svg:height="0.588cm" svg:x="0cm" svg:y="0.631cm"><draw:text-box><text:p text:style-name="P81"><text:span text:style-name="T52">T</text:span></text:p></draw:text-box></draw:frame><draw:frame draw:style-name="gr320" draw:text-style-name="P98" svg:width="0.324cm" svg:height="0.59cm" svg:x="1.191cm" svg:y="0cm"><draw:text-box><text:p text:style-name="P81"><text:span text:style-name="T52">E</text:span></text:p></draw:text-box></draw:frame><draw:path draw:style-name="gr276" draw:text-style-name="P115" svg:width="0.915cm" svg:height="0.433cm" svg:x="0.312cm" svg:y="0.423cm" svg:viewBox="0 0 916 434" svg:d="M0 434c42-25 91-51 136-64s91-36 130-64c38-28 99-50 140-61 42-12 96-38 145-61s81-49 124-71c46-26 96-41 139-62l44-21 38-24 20-6"><text:p/></draw:path><draw:path draw:style-name="gr276" draw:text-style-name="P115" svg:width="0.753cm" svg:height="2.821cm" svg:x="1.224cm" svg:y="0.427cm" svg:viewBox="0 0 754 2822" svg:d="M0 0c34 34 41 96 45 147s22 92 31 158c-4 54 25 96 52 142 26 46 34 101 46 151 9 61 39 101 40 160-9 48 16 101 37 151 21 51 30 110 30 169s40 100 47 150c7 49 47 92 51 149 4 56 49 98 36 160-8 54 31 100 43 154s60 90 60 145c-9 63 3 111 18 161s45 94 58 140c14 46 2 113 31 162 34 54-8 116 30 163 21 44 35 85 55 137 23 45 30 105 39 163l5 47v13"><text:p/></draw:path><draw:path draw:style-name="gr276" draw:text-style-name="P115" svg:width="1.677cm" svg:height="2.389cm" svg:x="0.305cm" svg:y="0.853cm" svg:viewBox="0 0 1678 2390" svg:d="M0 0c21 47 57 74 88 108 32 35 56 72 83 116 28 43 41 90 75 129 33 39 60 77 88 118 27 40 51 88 83 126 32 37 60 73 82 118 21 45 49 91 80 134 32 44 61 81 88 129 24 37 60 71 92 114 33 42 68 59 91 95 24 36 59 79 88 117 29 39 57 75 80 123 24 47 48 74 71 119s65 75 90 117c21 37 47 76 75 114 28 39 66 72 87 119 21 46 51 84 69 128s45 92 88 120c42 28 70 67 87 110 31 38 55 89 88 127l5 9"><text:p/></draw:path><draw:frame draw:style-name="gr321" draw:text-style-name="P98" svg:width="0.899cm" svg:height="0.59cm" svg:x="0.949cm" svg:y="1.536cm"><draw:text-box><text:p text:style-name="P81"><text:span text:style-name="T52">20°</text:span></text:p></draw:text-box></draw:frame><draw:frame draw:style-name="gr322" draw:text-style-name="P98" svg:width="1.098cm" svg:height="0.414cm" draw:transform="rotate (-0.87423542232396) translate (0.689680555555556cm 1.63504166666667cm)"><draw:text-box><text:p text:style-name="P81"><text:span text:style-name="T52">6 cm</text:span></text:p></draw:text-box></draw:frame><draw:frame draw:style-name="gr323" draw:text-style-name="P98" svg:width="0.729cm" svg:height="0.468cm" svg:x="0.75cm" svg:y="0.778cm"><draw:text-box><text:p text:style-name="P81"><text:span text:style-name="T52">80°</text:span></text:p></draw:text-box></draw:frame><draw:frame draw:style-name="gr324" draw:text-style-name="P98" svg:width="0.343cm" svg:height="0.456cm" svg:x="1.96cm" svg:y="3.247cm"><draw:text-box><text:p text:style-name="P81"><text:span text:style-name="T52">M</text:span></text:p></draw:text-box></draw:frame><draw:path draw:style-name="gr313" draw:text-style-name="P86" svg:width="0.397cm" svg:height="0.15cm" svg:x="1.258cm" svg:y="2.012cm" svg:viewBox="0 0 398 151" svg:d="M398 0c-151 35-277 87-398 151"><text:p/></draw:path></draw:g></text:p>
                    <text:p text:style-name="P38"/>
                  </text:list-header>
                </text:list>
              </text:list-item>
            </text:list>
            <text:p text:style-name="P28"><draw:g text:anchor-type="paragraph" draw:z-index="40" draw:name="Forme13" draw:style-name="gr17"><draw:rect draw:style-name="gr107" draw:text-style-name="P114" svg:width="3.887cm" svg:height="4.836cm" svg:x="4.304cm" svg:y="0.455cm"><text:p/></draw:rect><draw:g draw:style-name="gr8"><draw:line draw:style-name="gr223" draw:text-style-name="P112" svg:x1="4.66cm" svg:y1="4.96cm" svg:x2="5.388cm" svg:y2="0.824cm"><text:p/></draw:line><draw:line draw:style-name="gr224" draw:text-style-name="P112" svg:x1="5.389cm" svg:y1="0.824cm" svg:x2="7.811cm" svg:y2="4.403cm"><text:p/></draw:line><draw:line draw:style-name="gr225" draw:text-style-name="P112" svg:x1="7.811cm" svg:y1="4.404cm" svg:x2="4.662cm" svg:y2="4.96cm"><text:p/></draw:line></draw:g><draw:g draw:style-name="gr8"><draw:circle draw:style-name="gr226" draw:text-style-name="P112" svg:width="1.003cm" svg:height="1.003cm" draw:transform="rotate (1.39731059914666) translate (4.08340277777778cm 5.37104166666667cm)" draw:kind="arc" draw:start-angle="-70" draw:end-angle="0"><text:p/></draw:circle></draw:g><draw:frame draw:style-name="gr227" draw:text-style-name="P110" svg:width="0.63cm" svg:height="0.414cm" svg:x="5.045cm" svg:y="4.085cm"><draw:text-box><text:p text:style-name="P76"><text:span text:style-name="T60">70°</text:span></text:p></draw:text-box></draw:frame><draw:frame draw:style-name="gr228" draw:text-style-name="P110" svg:width="1.214cm" svg:height="0.414cm" draw:transform="rotate (1.39748513207186) translate (4.47851388888889cm 3.13972222222222cm)"><draw:text-box><text:p text:style-name="P76"><text:span text:style-name="T60">4,2 cm</text:span></text:p></draw:text-box></draw:frame><draw:frame draw:style-name="gr229" draw:text-style-name="P110" svg:width="1.214cm" svg:height="0.414cm" draw:transform="rotate (0.173311194723037) translate (5.84376388888889cm 4.78895833333333cm)"><draw:text-box><text:p text:style-name="P76"><text:span text:style-name="T60">3,2 cm</text:span></text:p></draw:text-box></draw:frame><draw:frame draw:style-name="gr230" draw:text-style-name="P110" svg:width="0.207cm" svg:height="0.414cm" svg:x="4.403cm" svg:y="4.824cm"><draw:text-box><text:p text:style-name="P76"><text:span text:style-name="T60">F</text:span></text:p></draw:text-box></draw:frame><draw:frame draw:style-name="gr231" draw:text-style-name="P110" svg:width="0.267cm" svg:height="0.414cm" svg:x="5.267cm" svg:y="0.457cm"><draw:text-box><text:p text:style-name="P76"><text:span text:style-name="T60">N</text:span></text:p></draw:text-box></draw:frame><draw:frame draw:style-name="gr232" draw:text-style-name="P110" svg:width="0.246cm" svg:height="0.414cm" svg:x="7.872cm" svg:y="4.207cm"><draw:text-box><text:p text:style-name="P76"><text:span text:style-name="T60">V</text:span></text:p></draw:text-box></draw:frame></draw:g></text:p>
          </table:table-cell>
        </table:table-row>
        <table:table-row table:style-name="Tableau10.1">
          <table:table-cell office:value-type="string">
            <text:list xml:id="list142011276518825" text:continue-list="list142011478622134" text:style-name="liste_5f_abc">
              <text:list-item>
                <text:list>
                  <text:list-item>
                    <text:p text:style-name="P36"/>
                  </text:list-item>
                </text:list>
              </text:list-item>
            </text:list>
            <text:list xml:id="list142011716557129" text:continue-list="list142010547711206" text:style-name="_5f_Numérotation_20_des_20_exercices_20_livrets">
              <text:list-item>
                <text:list>
                  <text:list-header>
                    <text:p text:style-name="P38"><draw:g text:anchor-type="as-char" draw:z-index="0" draw:name="Forme14" draw:style-name="gr59"><draw:frame draw:style-name="gr338" draw:text-style-name="P98" svg:width="0.207cm" svg:height="0.415cm" svg:x="0.092cm" svg:y="2.951cm"><draw:text-box><text:p text:style-name="P81"><text:span text:style-name="T52">F</text:span></text:p></draw:text-box></draw:frame><draw:polygon draw:style-name="gr325" draw:text-style-name="P115" svg:width="1.971cm" svg:height="2.59cm" svg:x="0.335cm" svg:y="0.362cm" svg:viewBox="0 0 1972 2591" draw:points="0,2591 459,0 1972,2245"><text:p/></draw:polygon><draw:path draw:style-name="gr326" draw:text-style-name="P86" svg:width="0.267cm" svg:height="0.267cm" svg:x="0.397cm" svg:y="2.628cm" svg:viewBox="0 0 268 268" svg:d="M0 0c138 26 242 134 268 268"><text:p/></draw:path><draw:frame draw:style-name="gr339" draw:text-style-name="P98" svg:width="0.115cm" svg:height="0.415cm" svg:x="0.492cm" svg:y="2.875cm"><draw:text-box><text:p text:style-name="P81"><text:span text:style-name="T52"><text:s/></text:span></text:p></draw:text-box></draw:frame><draw:frame draw:style-name="gr340" draw:text-style-name="P98" svg:width="0.267cm" svg:height="0.415cm" svg:x="0.676cm" svg:y="0cm"><draw:text-box><text:p text:style-name="P81"><text:span text:style-name="T52">N</text:span></text:p></draw:text-box></draw:frame><draw:frame draw:style-name="gr330" draw:text-style-name="P98" svg:width="0.246cm" svg:height="0.415cm" svg:x="2.413cm" svg:y="2.482cm"><draw:text-box><text:p text:style-name="P81"><text:span text:style-name="T52">V</text:span></text:p></draw:text-box></draw:frame><draw:path draw:style-name="gr331" draw:text-style-name="P115" svg:width="0.46cm" svg:height="2.592cm" svg:x="0.335cm" svg:y="0.376cm" svg:viewBox="0 0 461 2593" svg:d="M460 0c11 64-53 115-35 176 21 71-42 108-35 179 5 58-2 121-18 178s-3 123-28 176c-32 60-32 118-42 178s-6 122-25 178-27 115-41 177-14 114-35 180c-19 56-18 118-30 176s-40 115-40 176-20 120-36 179 4 121-12 178-28 113-42 176-32 115-25 178l-11 60-5 48"><text:p/></draw:path><draw:path draw:style-name="gr331" draw:text-style-name="P115" svg:width="1.541cm" svg:height="2.223cm" svg:x="0.797cm" svg:y="0.376cm" svg:viewBox="0 0 1542 2224" svg:d="M0 0c25 67 88 111 118 176s78 113 99 177c25 74 101 111 148 167 41 46 25 134 81 175 64 44 110 104 143 171s80 113 101 178c19 73 76 125 127 178s77 113 118 177 115 83 129 164c12 69 74 114 123 166 48 45 44 134 95 176 62 55 32 150 110 178s53 140 150 141"><text:p/></draw:path><draw:path draw:style-name="gr331" draw:text-style-name="P115" svg:width="1.987cm" svg:height="0.349cm" svg:x="0.34cm" svg:y="2.609cm" svg:viewBox="0 0 1988 350" svg:d="M0 346c65 16 120-28 182-21s116-25 180-30 120-18 178-41 120-5 183-19 120-22 178-39 124-21 187-30 117-35 177-35 127-27 192-38c60-8 125-1 182-22s120-16 178-37l60-4 60-14 51-16"><text:p/></draw:path><draw:frame draw:style-name="gr341" draw:text-style-name="P98" svg:width="1.213cm" svg:height="0.415cm" draw:transform="rotate (0.260926723173152) translate (0.73025cm 2.94241666666667cm)"><draw:text-box><text:p text:style-name="P81"><text:span text:style-name="T52">3,2 cm</text:span></text:p></draw:text-box></draw:frame><draw:frame draw:style-name="gr341" draw:text-style-name="P98" svg:width="1.213cm" svg:height="0.415cm" draw:transform="rotate (1.39661246744586) translate (0cm 2.26508333333333cm)"><draw:text-box><text:p text:style-name="P81"><text:span text:style-name="T52">4,2 cm</text:span></text:p></draw:text-box></draw:frame><draw:frame draw:style-name="gr342" draw:text-style-name="P98" svg:width="0.63cm" svg:height="0.415cm" svg:x="0.573cm" svg:y="2.342cm"><draw:text-box><text:p text:style-name="P81"><text:span text:style-name="T52">70°</text:span></text:p></draw:text-box></draw:frame></draw:g></text:p>
                  </text:list-header>
                </text:list>
              </text:list-item>
            </text:list>
          </table:table-cell>
        </table:table-row>
      </table:table>
      <text:list xml:id="list142010030287456" text:continue-list="list1803661924" text:style-name="Num_5f_Exo">
        <text:list-item>
          <text:h text:style-name="P30" text:outline-level="1"><text:s/>Pour chaque triangle, trace d'abord une figure à main levée puis en vraie grandeur.</text:h>
        </text:list-item>
      </text:list>
      <text:list xml:id="list142010840271703" text:continue-list="list142011276518825" text:style-name="liste_5f_abc">
        <text:list-item text:start-value="1">
          <text:p text:style-name="P50"><draw:g text:anchor-type="paragraph" draw:z-index="41" draw:name="Forme15" draw:style-name="gr17"><draw:rect draw:style-name="gr18" draw:text-style-name="P90" svg:width="8.626cm" svg:height="3.442cm" svg:x="0.132cm" svg:y="1.27cm"><text:p/></draw:rect><draw:g draw:style-name="gr8"><draw:line draw:style-name="gr214" draw:text-style-name="P112" svg:x1="2.646cm" svg:y1="4.608cm" svg:x2="4.579cm" svg:y2="1.692cm"><text:p/></draw:line><draw:line draw:style-name="gr215" draw:text-style-name="P112" svg:x1="4.58cm" svg:y1="1.692cm" svg:x2="8.646cm" svg:y2="4.604cm"><text:p/></draw:line><draw:line draw:style-name="gr216" draw:text-style-name="P112" svg:x1="8.647cm" svg:y1="4.608cm" svg:x2="2.646cm" svg:y2="4.61cm"><text:p/></draw:line></draw:g><draw:frame draw:style-name="gr217" draw:text-style-name="P110" svg:width="1.214cm" svg:height="0.414cm" draw:transform="rotate (0.9848892969004) translate (2.91747222222222cm 3.38666666666667cm)"><draw:text-box><text:p text:style-name="P76"><text:span text:style-name="T60">3,5 cm</text:span></text:p></draw:text-box></draw:frame><draw:frame draw:style-name="gr218" draw:text-style-name="P110" svg:width="0.881cm" svg:height="0.414cm" draw:transform="rotate (-0.621511746635181) translate (6.23534722222222cm 2.35655555555556cm)"><draw:text-box><text:p text:style-name="P76"><text:span text:style-name="T60">5 cm</text:span></text:p></draw:text-box></draw:frame><draw:frame draw:style-name="gr219" draw:text-style-name="P110" svg:width="0.881cm" svg:height="0.414cm" svg:x="4.97cm" svg:y="4.143cm"><draw:text-box><text:p text:style-name="P76"><text:span text:style-name="T60">6 cm</text:span></text:p></draw:text-box></draw:frame><draw:frame draw:style-name="gr220" draw:text-style-name="P110" svg:width="0.246cm" svg:height="0.414cm" svg:x="4.468cm" svg:y="1.304cm"><draw:text-box><text:p text:style-name="P76"><text:span text:style-name="T60">B</text:span></text:p></draw:text-box></draw:frame><draw:frame draw:style-name="gr186" draw:text-style-name="P111" svg:width="0.615cm" svg:height="0.211cm" draw:transform="rotate (0.985238362750799) translate (0.291041666666667cm 3.14677777777778cm)"><draw:text-box><text:p text:style-name="P81"><text:span text:style-name="T51">3,5 cm</text:span></text:p></draw:text-box></draw:frame><draw:frame draw:style-name="gr149" draw:text-style-name="P111" svg:width="0.445cm" svg:height="0.211cm" draw:transform="rotate (-0.62168627956038) translate (1.75506944444444cm 2.67758333333333cm)"><draw:text-box><text:p text:style-name="P81"><text:span text:style-name="T51">5 cm</text:span></text:p></draw:text-box></draw:frame><draw:frame draw:style-name="gr149" draw:text-style-name="P111" svg:width="0.445cm" svg:height="0.211cm" svg:x="1.152cm" svg:y="3.32cm"><draw:text-box><text:p text:style-name="P81"><text:span text:style-name="T51">6 cm</text:span></text:p></draw:text-box></draw:frame><draw:frame draw:style-name="gr151" draw:text-style-name="P111" svg:width="0.128cm" svg:height="0.211cm" svg:x="0.975cm" svg:y="2.221cm"><draw:text-box><text:p text:style-name="P81"><text:span text:style-name="T51">B</text:span></text:p></draw:text-box></draw:frame><draw:path draw:style-name="gr221" draw:text-style-name="P93" svg:width="0.738cm" svg:height="1.122cm" svg:x="0.313cm" svg:y="2.438cm" svg:viewBox="0 0 739 1123" svg:d="M739 0c-68 65-93 162-154 231-62 70-93 154-138 231-48 82-121 149-170 231-47 78-103 152-138 238l-39 77-69 77-31 38"><text:p/></draw:path><draw:path draw:style-name="gr30" draw:text-style-name="P93" svg:width="2.291cm" svg:height="0.027cm" svg:x="0.315cm" svg:y="3.541cm" svg:viewBox="0 0 2292 28" svg:d="M0 17c38 4 78 3 116-4 42-8 79-4 119-4 39 0 79 5 119 4 39-1 79 7 119 8 39 1 80 4 119-4s80-2 120-8c38-6 80-11 119-8s79 8 119 12c38 4 80 16 119 8s80-6 120-8c38-2 76-5 115-4 40 1 78-10 119-8 38 2 76 6 115 8 37 2 77 10 116 8 37-2 77 0 115 0s78-1 116 0c40 1 80-9 119-12 37-3 76 3 115 4 43 1 80 23 123 19l39-11 11-4"><text:p/></draw:path><draw:path draw:style-name="gr30" draw:text-style-name="P93" svg:width="1.56cm" svg:height="1.111cm" svg:x="1.046cm" svg:y="2.438cm" svg:viewBox="0 0 1561 1112" svg:d="M0 0c48 11 68 69 119 74 46 5 81 32 119 57 41 28 82 51 120 85 33 29 80 43 115 73 35 29 77 58 115 88 36 28 75 58 116 81 41 25 75 62 119 86 43 21 80 59 119 92 35 28 78 54 115 85 38 31 74 70 116 102 37 28 86 47 107 93 20 45 71 60 112 81 40 19 82 39 115 73l39 35 15 7"><text:p/></draw:path><draw:frame draw:style-name="gr151" draw:text-style-name="P111" svg:width="0.128cm" svg:height="0.211cm" svg:x="0.169cm" svg:y="3.549cm"><draw:text-box><text:p text:style-name="P81"><text:span text:style-name="T51">A</text:span></text:p></draw:text-box></draw:frame><draw:frame draw:style-name="gr151" draw:text-style-name="P111" svg:width="0.128cm" svg:height="0.211cm" svg:x="2.644cm" svg:y="3.537cm"><draw:text-box><text:p text:style-name="P81"><text:span text:style-name="T51">C</text:span></text:p></draw:text-box></draw:frame><draw:g draw:style-name="gr8"><draw:g draw:style-name="gr8"><draw:line draw:style-name="gr80" draw:text-style-name="P99" svg:x1="2.652cm" svg:y1="4.611cm" svg:x2="8.653cm" svg:y2="4.611cm"><text:p/></draw:line><draw:line draw:style-name="gr80" draw:text-style-name="P99" svg:x1="2.652cm" svg:y1="4.466cm" svg:x2="2.652cm" svg:y2="4.785cm"><text:p/></draw:line><draw:line draw:style-name="gr80" draw:text-style-name="P99" svg:x1="8.652cm" svg:y1="4.468cm" svg:x2="8.652cm" svg:y2="4.786cm"><text:p/></draw:line></draw:g><draw:frame draw:style-name="gr222" draw:text-style-name="P113" svg:width="0.29cm" svg:height="0.726cm" svg:x="2.363cm" svg:y="4.404cm"><draw:text-box><text:p text:style-name="P81"><text:span text:style-name="T61">A</text:span></text:p></draw:text-box></draw:frame><draw:frame draw:style-name="gr222" draw:text-style-name="P113" svg:width="0.359cm" svg:height="0.726cm" svg:x="8.719cm" svg:y="4.399cm"><draw:text-box><text:p text:style-name="P81"><text:span text:style-name="T61">C</text:span></text:p></draw:text-box></draw:frame></draw:g></draw:g>Un triangle ABC tel que :<text:line-break/>AB <text:span text:style-name="T8">=</text:span> 3,5 cm, BC <text:span text:style-name="T8">=</text:span> 5 cm et AC <text:span text:style-name="T8">=</text:span> 6 cm.<text:line-break/><text:line-break/><text:line-break/><text:line-break/></text:p>
        </text:list-item>
      </text:list>
      <text:list xml:id="list142010915380262" text:continue-list="list142011716557129" text:style-name="_5f_Numérotation_20_des_20_exercices_20_livrets">
        <text:list-item>
          <text:list>
            <text:list-header>
              <text:p text:style-name="P54"><text:line-break/></text:p>
              <text:p text:style-name="P54"><text:line-break/><text:line-break/></text:p>
            </text:list-header>
          </text:list>
        </text:list-item>
      </text:list>
      <text:list xml:id="list142010610278937" text:continue-list="list142010840271703" text:style-name="liste_5f_abc">
        <text:list-item>
          <text:p text:style-name="P51"><draw:g text:anchor-type="paragraph" draw:z-index="62" draw:name="Forme2" draw:style-name="gr17"><draw:rect draw:style-name="gr18" draw:text-style-name="P74" svg:width="8.49cm" svg:height="2.8cm" svg:x="0.146cm" svg:y="1.228cm"><text:p/></draw:rect><draw:g draw:style-name="gr8"><draw:ellipse draw:style-name="gr19" draw:text-style-name="P75" svg:width="1.006cm" svg:height="1.003cm" draw:transform="rotate (1.74550378491953) translate (2.99055555555556cm 4.09045833333333cm)" draw:kind="arc" draw:start-angle="-100" draw:end-angle="0"><text:p/></draw:ellipse></draw:g><draw:frame draw:style-name="gr20" draw:text-style-name="P77" svg:width="0.892cm" svg:height="0.426cm" svg:x="3.764cm" svg:y="2.824cm"><draw:text-box><text:p text:style-name="P76"><text:span text:style-name="T40">100°</text:span></text:p></draw:text-box></draw:frame><draw:frame draw:style-name="gr21" draw:text-style-name="P77" svg:width="0.892cm" svg:height="0.424cm" draw:transform="rotate (1.74602738369513) translate (2.85926388888889cm 3.09386111111111cm)"><draw:text-box><text:p text:style-name="P76"><text:span text:style-name="T40">2 cm</text:span></text:p></draw:text-box></draw:frame><draw:frame draw:style-name="gr22" draw:text-style-name="P77" svg:width="0.892cm" svg:height="0.426cm" draw:transform="rotate (0.0218166156499291) translate (4.83129166666667cm 3.508375cm)"><draw:text-box><text:p text:style-name="P76"><text:span text:style-name="T40">5 cm</text:span></text:p></draw:text-box></draw:frame><draw:frame draw:style-name="gr23" draw:text-style-name="P77" svg:width="0.262cm" svg:height="0.426cm" svg:x="2.751cm" svg:y="1.286cm"><draw:text-box><text:p text:style-name="P76"><text:span text:style-name="T40">U</text:span></text:p></draw:text-box></draw:frame><draw:frame draw:style-name="gr24" draw:text-style-name="P78" svg:width="0.436cm" svg:height="0.211cm" svg:x="0.74cm" svg:y="2.516cm"><draw:text-box><text:p text:style-name="P76"><text:span text:style-name="T41">100°</text:span></text:p></draw:text-box></draw:frame><draw:frame draw:style-name="gr25" draw:text-style-name="P78" svg:width="0.445cm" svg:height="0.212cm" draw:transform="rotate (1.7542304311795) translate (0.328083333333333cm 2.77636111111111cm)"><draw:text-box><text:p text:style-name="P76"><text:span text:style-name="T41">2 cm</text:span></text:p></draw:text-box></draw:frame><draw:frame draw:style-name="gr26" draw:text-style-name="P78" svg:width="0.445cm" svg:height="0.211cm" svg:x="1.236cm" svg:y="2.928cm"><draw:text-box><text:p text:style-name="P76"><text:span text:style-name="T41">5 cm</text:span></text:p></draw:text-box></draw:frame><draw:frame draw:style-name="gr27" draw:text-style-name="P78" svg:width="0.14cm" svg:height="0.211cm" svg:x="0.559cm" svg:y="2.895cm"><draw:text-box><text:p text:style-name="P76"><text:span text:style-name="T41">H</text:span></text:p></draw:text-box></draw:frame><draw:frame draw:style-name="gr28" draw:text-style-name="P78" svg:width="0.135cm" svg:height="0.211cm" svg:x="0.395cm" svg:y="1.801cm"><draw:text-box><text:p text:style-name="P76"><text:span text:style-name="T41">U</text:span></text:p></draw:text-box></draw:frame><draw:frame draw:style-name="gr29" draw:text-style-name="P78" svg:width="0.114cm" svg:height="0.211cm" svg:x="2.577cm" svg:y="2.927cm"><draw:text-box><text:p text:style-name="P76"><text:span text:style-name="T41">T</text:span></text:p></draw:text-box></draw:frame><draw:path draw:style-name="gr30" draw:text-style-name="P72" svg:width="0.147cm" svg:height="0.824cm" svg:x="0.474cm" svg:y="2.039cm" svg:viewBox="0 0 148 825" svg:d="M0 0c11 31 29 62 33 97 1 31-5 64-8 96s11 64 10 96c-1 35 11 63 16 96s27 64 34 97c8 31 10 63 14 96 3 31 8 63 10 97 2 33 14 63 13 96l9 32 17 22"><text:p/></draw:path><draw:path draw:style-name="gr30" draw:text-style-name="P72" svg:width="2.018cm" svg:height="0cm" svg:x="0.61cm" svg:y="2.854cm" svg:viewBox="0 0 2019 0" svg:d="M0 0c34 0 67 0 101 0 30 0 64 0 97 0 34 0 66 0 100 0 31 0 61 0 94 0 34 0 70 0 104 0 32 0 66 0 100 0 31 0 61 0 94 0 31 0 64 0 94 0s64 0 98 0c29 0 61 0 93 0s64 0 97 0c32 0 66 0 101 0 33 0 70 0 103 0 32 0 63 0 94 0 32 0 60 0 94 0s69 0 104 0c32 0 65 0 97 0s67 0 100 0 66 0 98 0c31 0 61 0 94 0h31 31"><text:p/></draw:path><draw:path draw:style-name="gr30" draw:text-style-name="P72" svg:width="2.204cm" svg:height="0.821cm" draw:transform="rotate (-0.00157079632679504) translate (0.478728523205116cm 2.02553878410253cm)" svg:viewBox="0 0 2205 822" svg:d="M0 0c30 20 67 34 103 35 35 1 62 28 96 37 36 8 63 33 97 51 33 16 62 17 98 29 37 11 64 24 104 29 34 4 61 37 96 45 36 7 67 32 102 42 35 8 60 40 96 45 38 5 72 29 110 35 37 5 72 17 109 20 33 4 68 11 100 21s69 26 95 51c28 25 67 34 100 48 33 13 65 30 100 36 36 6 68 28 102 41 32 11 66 20 97 36 30 16 67 8 100 25 31 16 66 60 97 42 40-24 65-8 89 20 22 24 61 29 97 38 32 9 62 29 96 42 30 12 59 36 95 41l26 13"><text:p/></draw:path><draw:path draw:style-name="gr30" draw:text-style-name="P72" svg:width="0.237cm" svg:height="0.221cm" svg:x="0.573cm" svg:y="2.644cm" svg:viewBox="0 0 238 222" svg:d="M0 3c32 1 68-10 97 4 33 16 73 28 96 61 19 28 29 64 38 99l7 32v23"><text:p/></draw:path><draw:frame draw:style-name="gr31" draw:text-style-name="P79" svg:width="0.249cm" svg:height="0.727cm" svg:x="2.988cm" svg:y="3.159cm"><draw:text-box><text:p text:style-name="P70"><text:span text:style-name="T42">H</text:span></text:p></draw:text-box></draw:frame><draw:frame draw:style-name="gr31" draw:text-style-name="P79" svg:width="0.311cm" svg:height="0.727cm" svg:x="8.325cm" svg:y="3.128cm"><draw:text-box><text:p text:style-name="P70"><text:span text:style-name="T42">T</text:span></text:p></draw:text-box></draw:frame><draw:line draw:style-name="gr32" draw:text-style-name="P80" svg:x1="3.376cm" svg:y1="3.496cm" svg:x2="8.376cm" svg:y2="3.496cm"><text:p/></draw:line><draw:line draw:style-name="gr32" draw:text-style-name="P80" svg:x1="3.384cm" svg:y1="3.501cm" svg:x2="3.037cm" svg:y2="1.531cm"><text:p/></draw:line><draw:line draw:style-name="gr32" draw:text-style-name="P80" svg:x1="8.327cm" svg:y1="3.495cm" svg:x2="3.038cm" svg:y2="1.532cm"><text:p/></draw:line></draw:g>Un triangle HTU tel que :<text:line-break/>HT <text:span text:style-name="T8">=</text:span> 5 cm, HU <text:span text:style-name="T8">=</text:span> 2 cm et<draw:frame draw:style-name="fr5" draw:name="Objet43" text:anchor-type="as-char" svg:y="-0.39cm" svg:width="0.958cm" svg:height="0.459cm" draw:z-index="3"><draw:object xlink:href="./Object 1" xlink:type="simple" xlink:show="embed" xlink:actuate="onLoad"/><draw:image xlink:href="./ObjectReplacements/Object 1" xlink:type="simple" xlink:show="embed" xlink:actuate="onLoad"/><svg:desc>formule</svg:desc></draw:frame><text:span text:style-name="T8">=</text:span> 100°.<text:line-break/><text:line-break/></text:p>
        </text:list-item>
      </text:list>
      <text:list xml:id="list142011248370599" text:continue-list="list142010915380262" text:style-name="_5f_Numérotation_20_des_20_exercices_20_livrets">
        <text:list-item>
          <text:list>
            <text:list-header>
              <text:p text:style-name="P52"><text:line-break/></text:p>
              <text:p text:style-name="P52"><text:line-break/></text:p>
              <text:p text:style-name="P55"/>
            </text:list-header>
          </text:list>
        </text:list-item>
      </text:list>
      <text:list xml:id="list142011716834733" text:continue-list="list142010610278937" text:style-name="liste_5f_abc">
        <text:list-item>
          <text:p text:style-name="P47"><draw:g text:anchor-type="paragraph" draw:z-index="42" draw:name="Forme16" draw:style-name="gr17"><draw:rect draw:style-name="gr18" draw:text-style-name="P90" svg:width="7.827cm" svg:height="3.308cm" svg:x="0.379cm" svg:y="1.314cm"><text:p/></draw:rect><draw:g draw:style-name="gr8"><draw:line draw:style-name="gr202" draw:text-style-name="P112" svg:x1="2.188cm" svg:y1="4.089cm" svg:x2="7.69cm" svg:y2="4.107cm"><text:p/></draw:line><draw:line draw:style-name="gr203" draw:text-style-name="P112" svg:x1="7.691cm" svg:y1="4.105cm" svg:x2="5.433cm" svg:y2="1.835cm"><text:p/></draw:line><draw:line draw:style-name="gr204" draw:text-style-name="P112" svg:x1="5.433cm" svg:y1="1.835cm" svg:x2="2.191cm" svg:y2="4.087cm"><text:p/></draw:line></draw:g><draw:g draw:style-name="gr8"><draw:ellipse draw:style-name="gr205" draw:text-style-name="P112" svg:width="1.003cm" svg:height="0.854cm" draw:transform="rotate (-0.00174532925199447) translate (1.59279166666667cm 3.67770833333333cm)" draw:kind="arc" draw:start-angle="0" draw:end-angle="35"><text:p/></draw:ellipse></draw:g><draw:g draw:style-name="gr8"><draw:circle draw:style-name="gr206" draw:text-style-name="P112" svg:width="1.001cm" svg:height="1.001cm" draw:transform="skewX (-0.00174532925199433) rotate (-0.00349065850398869) translate (7.18784722222222cm 3.60538888888889cm)" draw:kind="arc" draw:start-angle="135" draw:end-angle="180"><text:p/></draw:circle></draw:g><draw:frame draw:style-name="gr207" draw:text-style-name="P110" svg:width="0.742cm" svg:height="0.414cm" svg:x="2.993cm" svg:y="3.635cm"><draw:text-box><text:p text:style-name="P76"><text:span text:style-name="T60">35 °</text:span></text:p></draw:text-box></draw:frame><draw:frame draw:style-name="gr208" draw:text-style-name="P110" svg:width="0.742cm" svg:height="0.414cm" svg:x="6.503cm" svg:y="3.651cm"><draw:text-box><text:p text:style-name="P76"><text:span text:style-name="T60">45 °</text:span></text:p></draw:text-box></draw:frame><draw:frame draw:style-name="gr209" draw:text-style-name="P110" svg:width="1.214cm" svg:height="0.414cm" svg:x="4.372cm" svg:y="4.269cm"><draw:text-box><text:p text:style-name="P76"><text:span text:style-name="T60">5,5 cm</text:span></text:p></draw:text-box></draw:frame><draw:frame draw:style-name="gr210" draw:text-style-name="P110" svg:width="0.279cm" svg:height="0.414cm" svg:x="1.88cm" svg:y="3.925cm"><draw:text-box><text:p text:style-name="P76"><text:span text:style-name="T60">G</text:span></text:p></draw:text-box></draw:frame><draw:frame draw:style-name="gr211" draw:text-style-name="P110" svg:width="0.237cm" svg:height="0.414cm" svg:x="7.745cm" svg:y="3.903cm"><draw:text-box><text:p text:style-name="P76"><text:span text:style-name="T60">K</text:span></text:p></draw:text-box></draw:frame><draw:frame draw:style-name="gr212" draw:text-style-name="P110" svg:width="0.283cm" svg:height="0.414cm" svg:x="5.304cm" svg:y="1.473cm"><draw:text-box><text:p text:style-name="P76"><text:span text:style-name="T60">O</text:span></text:p></draw:text-box></draw:frame><draw:frame draw:style-name="gr184" draw:text-style-name="P111" svg:width="0.376cm" svg:height="0.211cm" svg:x="0.986cm" svg:y="2.843cm"><draw:text-box><text:p text:style-name="P81"><text:span text:style-name="T51">35 °</text:span></text:p></draw:text-box></draw:frame><draw:frame draw:style-name="gr184" draw:text-style-name="P111" svg:width="0.376cm" svg:height="0.211cm" svg:x="1.672cm" svg:y="2.648cm"><draw:text-box><text:p text:style-name="P81"><text:span text:style-name="T51">45 °</text:span></text:p></draw:text-box></draw:frame><draw:frame draw:style-name="gr186" draw:text-style-name="P111" svg:width="0.615cm" svg:height="0.211cm" svg:x="1.252cm" svg:y="3.06cm"><draw:text-box><text:p text:style-name="P81"><text:span text:style-name="T51">5,5 cm</text:span></text:p></draw:text-box></draw:frame><draw:frame draw:style-name="gr150" draw:text-style-name="P111" svg:width="0.144cm" svg:height="0.211cm" svg:x="0.508cm" svg:y="3.073cm"><draw:text-box><text:p text:style-name="P81"><text:span text:style-name="T51">G</text:span></text:p></draw:text-box></draw:frame><draw:frame draw:style-name="gr213" draw:text-style-name="P111" svg:width="0.122cm" svg:height="0.211cm" svg:x="2.365cm" svg:y="2.648cm"><draw:text-box><text:p text:style-name="P81"><text:span text:style-name="T51">K</text:span></text:p></draw:text-box></draw:frame><draw:frame draw:style-name="gr150" draw:text-style-name="P111" svg:width="0.144cm" svg:height="0.211cm" svg:x="1.462cm" svg:y="2.074cm"><draw:text-box><text:p text:style-name="P81"><text:span text:style-name="T51">O</text:span></text:p></draw:text-box></draw:frame><draw:path draw:style-name="gr30" draw:text-style-name="P93" svg:width="0.832cm" svg:height="0.832cm" svg:x="0.678cm" svg:y="2.3cm" svg:viewBox="0 0 833 833" svg:d="M833 0c-1 49-61 50-80 85-20 39-57 65-91 86-37 22-65 54-90 85-25 34-54 68-89 96-35 27-70 50-98 82-31 34-55 62-83 99-28 36-57 68-95 96-34 23-71 40-102 66-34 27-33 79-75 102l-26 36h-4"><text:p/></draw:path><draw:path draw:style-name="gr30" draw:text-style-name="P93" svg:width="1.615cm" svg:height="0.293cm" svg:x="0.685cm" svg:y="2.843cm" svg:viewBox="0 0 1616 294" svg:d="M0 294c31-11 66-8 99-10 34-3 69 3 102-13 32-16 67-26 102-34 34-7 69-21 105-23 34-1 64-14 99-15 34-2 69-16 105-18 33-3 70 3 102-10s67 0 99-13c34-14 66-36 103-46 31-9 66-8 101-7 33 1 70-16 105-13 32 2 64-3 99-6 34-3 65-7 99-20 32-13 70-13 104-20 33-6 66-14 100-20l33-3 36-16 23-7"><text:p/></draw:path><draw:path draw:style-name="gr30" draw:text-style-name="P93" svg:width="0.788cm" svg:height="0.549cm" svg:x="1.51cm" svg:y="2.3cm" svg:viewBox="0 0 789 550" svg:d="M0 0c34 27 65 64 109 76s59 51 101 59c47 9 40 69 86 83 35 10 67 35 99 55 34 23 66 50 99 77 32 24 67 51 105 65 36 13 67 37 102 56l32 26 34 33 22 20"><text:p/></draw:path><draw:path draw:style-name="gr30" draw:text-style-name="P93" svg:width="0.065cm" svg:height="0.108cm" svg:x="0.774cm" svg:y="3.011cm" svg:viewBox="0 0 66 109" svg:d="M0 0c35 16 56 54 63 92l3 17"><text:p/></draw:path><draw:path draw:style-name="gr30" draw:text-style-name="P93" svg:width="0.032cm" svg:height="0.128cm" svg:x="2.131cm" svg:y="2.748cm" svg:viewBox="0 0 33 129" svg:d="M33 0c-6 35-26 66-33 102l4 27"><text:p/></draw:path></draw:g>Un triangle GKO tel que :<text:line-break/>GK <text:span text:style-name="T8">=</text:span> 5,5 cm,<draw:frame draw:style-name="fr5" draw:name="Objet36" text:anchor-type="as-char" svg:y="-0.39cm" svg:width="0.975cm" svg:height="0.466cm" draw:z-index="27"><draw:object xlink:href="./Object 2" xlink:type="simple" xlink:show="embed" xlink:actuate="onLoad"/><draw:image xlink:href="./ObjectReplacements/Object 2" xlink:type="simple" xlink:show="embed" xlink:actuate="onLoad"/><svg:desc>formule</svg:desc></draw:frame><text:span text:style-name="T8">=</text:span> 45° et<draw:frame draw:style-name="fr5" draw:name="Objet20" text:anchor-type="as-char" svg:y="-0.39cm" svg:width="0.975cm" svg:height="0.466cm" draw:z-index="28"><draw:object xlink:href="./Object 3" xlink:type="simple" xlink:show="embed" xlink:actuate="onLoad"/><draw:image xlink:href="./ObjectReplacements/Object 3" xlink:type="simple" xlink:show="embed" xlink:actuate="onLoad"/><svg:desc>formule</svg:desc></draw:frame><text:span text:style-name="T8">=</text:span> 35°.<text:line-break/><text:line-break/><text:line-break/></text:p>
        </text:list-item>
      </text:list>
      <text:list xml:id="list142011519176924" text:continue-list="list142011248370599" text:style-name="_5f_Numérotation_20_des_20_exercices_20_livrets">
        <text:list-item>
          <text:list>
            <text:list-header>
              <text:p text:style-name="P53"/>
              <text:p text:style-name="P53"><text:line-break/></text:p>
              <text:p text:style-name="P56"/>
              <text:p text:style-name="P55"/>
            </text:list-header>
          </text:list>
        </text:list-item>
      </text:list>
      <text:list xml:id="list142011615638607" text:continue-list="list142011716834733" text:style-name="liste_5f_abc">
        <text:list-item>
          <text:p text:style-name="P47">Un triangle LMN tel que :<text:line-break/>LM <text:span text:style-name="T8">=</text:span> 6 cm, LN <text:span text:style-name="T8">=</text:span> 3 cm et<draw:frame draw:style-name="fr5" draw:name="Objet35" text:anchor-type="as-char" svg:y="-0.39cm" svg:width="0.967cm" svg:height="0.452cm" draw:z-index="29"><draw:object xlink:href="./Object 4" xlink:type="simple" xlink:show="embed" xlink:actuate="onLoad"/><draw:image xlink:href="./ObjectReplacements/Object 4" xlink:type="simple" xlink:show="embed" xlink:actuate="onLoad"/><svg:desc>formule</svg:desc></draw:frame><text:span text:style-name="T8">=</text:span> 49°.</text:p>
        </text:list-item>
      </text:list>
      <text:p text:style-name="_5f_Paragraphe_20_livret_20_"><draw:g text:anchor-type="paragraph" draw:z-index="45" draw:name="Forme17" draw:style-name="gr17"><draw:rect draw:style-name="gr18" draw:text-style-name="P90" svg:width="8.873cm" svg:height="3.398cm" svg:x="0cm" svg:y="0.199cm"><text:p/></draw:rect><draw:g draw:style-name="gr8"><draw:line draw:style-name="gr188" draw:text-style-name="P112" svg:x1="2.558cm" svg:y1="3.343cm" svg:x2="4.103cm" svg:y2="0.771cm"><text:p/></draw:line><draw:line draw:style-name="gr189" draw:text-style-name="P112" svg:x1="4.105cm" svg:y1="0.771cm" svg:x2="8.467cm" svg:y2="2.3cm"><text:p/></draw:line><draw:line draw:style-name="gr190" draw:text-style-name="P112" svg:x1="8.467cm" svg:y1="2.302cm" svg:x2="2.56cm" svg:y2="3.343cm"><text:p/></draw:line></draw:g><draw:g draw:style-name="gr8"><draw:circle draw:style-name="gr191" draw:text-style-name="P112" svg:width="0.999cm" svg:height="0.999cm" draw:transform="rotate (1.03131505500345) translate (1.87325cm 3.51719444444444cm)" draw:kind="arc" draw:start-angle="-49" draw:end-angle="0"><text:p/></draw:circle></draw:g><draw:frame draw:style-name="gr192" draw:text-style-name="P110" svg:width="0.63cm" svg:height="0.414cm" svg:x="3.053cm" svg:y="2.646cm"><draw:text-box><text:p text:style-name="P76"><text:span text:style-name="T60">49°</text:span></text:p></draw:text-box></draw:frame><draw:frame draw:style-name="gr193" draw:text-style-name="P110" svg:width="0.881cm" svg:height="0.414cm" draw:transform="rotate (1.03044239037745) translate (2.71286111111111cm 2.14841666666667cm)"><draw:text-box><text:p text:style-name="P76"><text:span text:style-name="T60">3 cm</text:span></text:p></draw:text-box></draw:frame><draw:frame draw:style-name="gr194" draw:text-style-name="P110" svg:width="0.881cm" svg:height="0.414cm" draw:transform="rotate (0.174707458124632) translate (4.97240277777778cm 2.48355555555556cm)"><draw:text-box><text:p text:style-name="P76"><text:span text:style-name="T60">6 cm</text:span></text:p></draw:text-box></draw:frame><draw:frame draw:style-name="gr195" draw:text-style-name="P110" svg:width="0.198cm" svg:height="0.414cm" svg:x="2.305cm" svg:y="3.124cm"><draw:text-box><text:p text:style-name="P76"><text:span text:style-name="T60">L</text:span></text:p></draw:text-box></draw:frame><draw:frame draw:style-name="gr196" draw:text-style-name="P110" svg:width="0.267cm" svg:height="0.414cm" svg:x="3.99cm" svg:y="0.402cm"><draw:text-box><text:p text:style-name="P76"><text:span text:style-name="T60">N</text:span></text:p></draw:text-box></draw:frame><draw:frame draw:style-name="gr197" draw:text-style-name="P110" svg:width="0.309cm" svg:height="0.414cm" svg:x="8.491cm" svg:y="2.102cm"><draw:text-box><text:p text:style-name="P76"><text:span text:style-name="T60">M</text:span></text:p></draw:text-box></draw:frame><draw:frame draw:style-name="gr198" draw:text-style-name="P111" svg:width="0.322cm" svg:height="0.211cm" svg:x="0.487cm" svg:y="2.146cm"><draw:text-box><text:p text:style-name="P81"><text:span text:style-name="T51">49°</text:span></text:p></draw:text-box></draw:frame><draw:frame draw:style-name="gr149" draw:text-style-name="P111" svg:width="0.445cm" svg:height="0.211cm" draw:transform="rotate (1.03044239037745) translate (0.192263888888889cm 2.09020833333333cm)"><draw:text-box><text:p text:style-name="P81"><text:span text:style-name="T51">3 cm</text:span></text:p></draw:text-box></draw:frame><draw:frame draw:style-name="gr149" draw:text-style-name="P111" svg:width="0.445cm" svg:height="0.211cm" draw:transform="rotate (0.172787595947439) translate (1.12183333333333cm 2.30893055555556cm)"><draw:text-box><text:p text:style-name="P81"><text:span text:style-name="T51">6 cm</text:span></text:p></draw:text-box></draw:frame><draw:frame draw:style-name="gr199" draw:text-style-name="P111" svg:width="0.101cm" svg:height="0.211cm" svg:x="0.18cm" svg:y="2.469cm"><draw:text-box><text:p text:style-name="P81"><text:span text:style-name="T51">L</text:span></text:p></draw:text-box></draw:frame><draw:frame draw:style-name="gr200" draw:text-style-name="P111" svg:width="0.135cm" svg:height="0.211cm" svg:x="0.751cm" svg:y="1.333cm"><draw:text-box><text:p text:style-name="P81"><text:span text:style-name="T51">N</text:span></text:p></draw:text-box></draw:frame><draw:frame draw:style-name="gr201" draw:text-style-name="P111" svg:width="0.156cm" svg:height="0.211cm" svg:x="2.325cm" svg:y="1.972cm"><draw:text-box><text:p text:style-name="P81"><text:span text:style-name="T51">M</text:span></text:p></draw:text-box></draw:frame><draw:path draw:style-name="gr30" draw:text-style-name="P93" svg:width="0.54cm" svg:height="0.906cm" svg:x="0.254cm" svg:y="1.554cm" svg:viewBox="0 0 541 907" svg:d="M541 0c-12 38-54 49-69 84-11 28-23 60-32 90-11 36-42 64-67 91-23 25-50 52-59 87-7 33-21 64-38 93-19 30-38 58-55 90-17 31-31 59-50 88-20 30-40 61-62 89-21 26-36 60-56 88-19 27-21 64-44 89l-9 18"><text:p/></draw:path><draw:path draw:style-name="gr30" draw:text-style-name="P93" svg:width="2.053cm" svg:height="0.37cm" svg:x="0.25cm" svg:y="2.088cm" svg:viewBox="0 0 2054 371" svg:d="M0 371c29-5 60-13 91-18 29-4 61-11 91-12 31 0 63-11 95-9 31 2 64-4 94-13 28-10 59-16 90-19 32-2 64-7 94-15 31-8 63-19 95-20 33-1 63-10 91-24 28-13 58-22 88-29 29-7 59-15 91-15 32 1 65-7 97-12 29-4 62-12 94-17 29-4 62-12 91-18 30-6 64-8 95-12 32-4 64-13 97-17 29-4 61-10 90-15 30-5 61-12 91-15s62-9 91-14c28-5 60-1 88-6 29-4 59-18 88-24 29-7 65-2 93-17 29-17 59-8 87-24l30-6 2 6"><text:p/></draw:path><draw:path draw:style-name="gr30" draw:text-style-name="P93" svg:width="1.495cm" svg:height="0.528cm" svg:x="0.797cm" svg:y="1.56cm" svg:viewBox="0 0 1496 529" svg:d="M0 0c30 4 61 13 88 29 26 16 59 26 91 35 29 9 58 23 89 27 32 4 60 21 91 30 33 9 65 23 97 38 29 13 58 36 91 41 29 4 58 15 88 18 31 5 64 8 94 24 30 14 68 24 100 40 29 14 64 24 94 38 28 13 60 23 88 39 28 15 62 20 91 38 27 16 62 27 95 34 31 8 65 14 94 28 27 12 58 19 88 32 29 11 57 26 91 31l26 7"><text:p/></draw:path><draw:path draw:style-name="gr30" draw:text-style-name="P93" svg:width="0.088cm" svg:height="0.125cm" svg:x="0.341cm" svg:y="2.295cm" svg:viewBox="0 0 89 126" svg:d="M0 0c35 18 45 57 71 85l15 30 3 11"><text:p/></draw:path></draw:g><text:line-break/><text:line-break/></text:p>
      <text:p text:style-name="_5f_Paragraphe_20_livret_20_"/>
      <text:p text:style-name="_5f_Paragraphe_20_livret_20_"/>
      <text:p text:style-name="_5f_Paragraphe_20_livret_20_"><text:line-break/><text:line-break/></text:p>
      <text:list xml:id="list142011739176595" text:continue-numbering="true" text:style-name="liste_5f_abc">
        <text:list-item>
          <text:p text:style-name="P48"><draw:g text:anchor-type="paragraph" draw:z-index="46" draw:name="Forme18" draw:style-name="gr17"><draw:rect draw:style-name="gr18" draw:text-style-name="P90" svg:width="7.827cm" svg:height="4.19cm" svg:x="0.298cm" svg:y="1.288cm"><text:p/></draw:rect><draw:g draw:style-name="gr8"><draw:line draw:style-name="gr173" draw:text-style-name="P112" svg:x1="1.041cm" svg:y1="5.355cm" svg:x2="6.456cm" svg:y2="4.401cm"><text:p/></draw:line><draw:line draw:style-name="gr174" draw:text-style-name="P112" svg:x1="6.458cm" svg:y1="4.4cm" svg:x2="7.58cm" svg:y2="1.878cm"><text:p/></draw:line><draw:line draw:style-name="gr175" draw:text-style-name="P112" svg:x1="7.58cm" svg:y1="1.876cm" svg:x2="1.041cm" svg:y2="5.353cm"><text:p/></draw:line></draw:g><draw:g draw:style-name="gr8"><draw:circle draw:style-name="gr176" draw:text-style-name="P112" svg:width="1.003cm" svg:height="1.003cm" draw:transform="rotate (0.173485727648236) translate (0.463902777777778cm 4.95123611111111cm)" draw:kind="arc" draw:start-angle="0" draw:end-angle="18"><text:p/></draw:circle></draw:g><draw:g draw:style-name="gr8"><draw:circle draw:style-name="gr177" draw:text-style-name="P112" svg:width="1.003cm" svg:height="1.003cm" draw:transform="rotate (0.173485727648236) translate (5.87904166666667cm 3.99344444444444cm)" draw:kind="arc" draw:start-angle="56" draw:end-angle="180"><text:p/></draw:circle></draw:g><draw:frame draw:style-name="gr178" draw:text-style-name="P110" svg:width="0.742cm" svg:height="0.414cm" svg:x="2.237cm" svg:y="4.655cm"><draw:text-box><text:p text:style-name="P76"><text:span text:style-name="T60">18 °</text:span></text:p></draw:text-box></draw:frame><draw:frame draw:style-name="gr179" draw:text-style-name="P110" svg:width="0.966cm" svg:height="0.414cm" svg:x="5.103cm" svg:y="3.83cm"><draw:text-box><text:p text:style-name="P76"><text:span text:style-name="T60">124 °</text:span></text:p></draw:text-box></draw:frame><draw:frame draw:style-name="gr180" draw:text-style-name="P110" svg:width="1.214cm" svg:height="0.414cm" svg:x="3.501cm" svg:y="4.948cm"><draw:text-box><text:p text:style-name="P76"><text:span text:style-name="T60">5,5 cm</text:span></text:p></draw:text-box></draw:frame><draw:frame draw:style-name="gr181" draw:text-style-name="P110" svg:width="0.216cm" svg:height="0.414cm" svg:x="0.824cm" svg:y="5.077cm"><draw:text-box><text:p text:style-name="P76"><text:span text:style-name="T60">P</text:span></text:p></draw:text-box></draw:frame><draw:frame draw:style-name="gr182" draw:text-style-name="P110" svg:width="0.228cm" svg:height="0.414cm" svg:x="6.48cm" svg:y="4.345cm"><draw:text-box><text:p text:style-name="P76"><text:span text:style-name="T60">S</text:span></text:p></draw:text-box></draw:frame><draw:frame draw:style-name="gr183" draw:text-style-name="P110" svg:width="0.249cm" svg:height="0.414cm" svg:x="7.47cm" svg:y="1.486cm"><draw:text-box><text:p text:style-name="P76"><text:span text:style-name="T60">R</text:span></text:p></draw:text-box></draw:frame><draw:frame draw:style-name="gr184" draw:text-style-name="P111" svg:width="0.376cm" svg:height="0.211cm" svg:x="1.328cm" svg:y="3.126cm"><draw:text-box><text:p text:style-name="P81"><text:span text:style-name="T51">18 °</text:span></text:p></draw:text-box></draw:frame><draw:frame draw:style-name="gr185" draw:text-style-name="P111" svg:width="0.491cm" svg:height="0.211cm" svg:x="1.933cm" svg:y="2.89cm"><draw:text-box><text:p text:style-name="P81"><text:span text:style-name="T51">124 °</text:span></text:p></draw:text-box></draw:frame><draw:frame draw:style-name="gr186" draw:text-style-name="P111" svg:width="0.615cm" svg:height="0.211cm" svg:x="1.314cm" svg:y="3.362cm"><draw:text-box><text:p text:style-name="P81"><text:span text:style-name="T51">5,5 cm</text:span></text:p></draw:text-box></draw:frame><draw:frame draw:style-name="gr152" draw:text-style-name="P111" svg:width="0.11cm" svg:height="0.211cm" svg:x="0.591cm" svg:y="3.394cm"><draw:text-box><text:p text:style-name="P81"><text:span text:style-name="T51">P</text:span></text:p></draw:text-box></draw:frame><draw:frame draw:style-name="gr187" draw:text-style-name="P111" svg:width="0.119cm" svg:height="0.211cm" svg:x="2.328cm" svg:y="3.197cm"><draw:text-box><text:p text:style-name="P81"><text:span text:style-name="T51">S</text:span></text:p></draw:text-box></draw:frame><draw:frame draw:style-name="gr151" draw:text-style-name="P111" svg:width="0.128cm" svg:height="0.211cm" svg:x="2.66cm" svg:y="2.228cm"><draw:text-box><text:p text:style-name="P81"><text:span text:style-name="T51">R</text:span></text:p></draw:text-box></draw:frame><draw:path draw:style-name="gr30" draw:text-style-name="P93" svg:width="1.625cm" svg:height="0.292cm" svg:x="0.734cm" svg:y="3.182cm" svg:viewBox="0 0 1626 293" svg:d="M0 293c45-13 92-23 140-21 40 1 87-2 128-17 37-13 81-12 123-16 40-4 82-17 124-25s84-17 127-28c41-12 84-21 128-25 46-5 93-17 140-16 43 1 85-15 127-17 46-3 87-30 132-41 43-10 88-24 131-37 42-12 85-26 128-29 40-2 82-2 123-12l46-5 29-4"><text:p/></draw:path><draw:path draw:style-name="gr30" draw:text-style-name="P93" svg:width="0.332cm" svg:height="0.762cm" svg:x="2.364cm" svg:y="2.424cm" svg:viewBox="0 0 333 763" svg:d="M333 0c-7 53-53 83-77 125-23 40-33 83-38 126-5 48-27 84-46 124-20 44-52 82-69 127-16 42-27 87-46 128s-29 83-49 123l-8 10"><text:p/></draw:path><draw:path draw:style-name="gr30" draw:text-style-name="P93" svg:width="1.954cm" svg:height="1.06cm" svg:x="0.734cm" svg:y="2.413cm" svg:viewBox="0 0 1955 1061" svg:d="M0 1061c47-21 93-40 136-65 44-25 76-71 129-83 47-10 85-44 125-70 43-27 77-68 125-83 42-13 85-33 127-48 41-16 83-33 125-49 43-17 89-35 131-58 45-25 82-65 124-95 43-33 88-61 130-94 37-31 90-39 132-63 43-25 91-46 136-70s96-36 141-62c36-22 85-32 122-57 44-30 94-44 132-79s92-45 132-78l8-7"><text:p/></draw:path><draw:polyline draw:style-name="gr30" draw:text-style-name="P93" svg:width="0.032cm" svg:height="0.102cm" svg:x="1.007cm" svg:y="3.325cm" svg:viewBox="0 0 33 103" draw:points="0,0 16,42 29,83 33,103"><text:p/></draw:polyline><draw:path draw:style-name="gr30" draw:text-style-name="P93" svg:width="0.156cm" svg:height="0.119cm" svg:x="2.249cm" svg:y="3.078cm" svg:viewBox="0 0 157 120" svg:d="M157 6c-47-19-92 13-123 44l-29 42-5 28"><text:p/></draw:path></draw:g><text:span text:style-name="T23">Un triangle PRS tel que :<text:line-break/></text:span><text:span text:style-name="T23"><draw:frame draw:style-name="fr5" draw:name="Objet21" text:anchor-type="as-char" svg:y="-0.39cm" svg:width="0.783cm" svg:height="0.459cm" draw:z-index="30"><draw:object xlink:href="./Object 5" xlink:type="simple" xlink:show="embed" xlink:actuate="onLoad"/><draw:image xlink:href="./ObjectReplacements/Object 5" xlink:type="simple" xlink:show="embed" xlink:actuate="onLoad"/><svg:desc>formule</svg:desc></draw:frame></text:span><text:span text:style-name="T9">=</text:span><text:span text:style-name="T23"> 124°,</text:span><text:span text:style-name="T23"><draw:frame draw:style-name="fr5" draw:name="Objet22" text:anchor-type="as-char" svg:y="-0.39cm" svg:width="0.884cm" svg:height="0.459cm" draw:z-index="31"><draw:object xlink:href="./Object 6" xlink:type="simple" xlink:show="embed" xlink:actuate="onLoad"/><draw:image xlink:href="./ObjectReplacements/Object 6" xlink:type="simple" xlink:show="embed" xlink:actuate="onLoad"/><svg:desc>formule</svg:desc></draw:frame></text:span><text:span text:style-name="T9">=</text:span><text:span text:style-name="T23"> 18° et SP </text:span><text:span text:style-name="T9">=</text:span><text:span text:style-name="T23"> 5,5 cm.</text:span><text:span text:style-name="T27"><text:line-break/></text:span></text:p>
        </text:list-item>
      </text:list>
      <text:p text:style-name="P27"/>
      <text:p text:style-name="P27"/>
      <text:p text:style-name="P27"/>
      <text:p text:style-name="P27"/>
      <text:p text:style-name="P27"/>
      <text:p text:style-name="P26"/>
      <text:list xml:id="list142010061399170" text:continue-list="list142010030287456" text:style-name="Num_5f_Exo">
        <text:list-item>
          <text:h text:style-name="P31" text:outline-level="1"><text:span text:style-name="Bold_5f_niv1"><text:s/></text:span>Reproduis ces triangles en vraie grandeur, lorsque cela est possible. Si le triangle n'est pas constructible, explique pourquoi.</text:h>
        </text:list-item>
      </text:list>
      <text:p text:style-name="P25"><draw:g text:anchor-type="as-char" draw:z-index="26" draw:name="Forme21" draw:style-name="gr291"><draw:g draw:style-name="gr8"><draw:path draw:style-name="gr292" draw:text-style-name="P115" svg:width="2.731cm" svg:height="1.911cm" svg:x="5.771cm" svg:y="0.992cm" svg:viewBox="0 0 2732 1912" svg:d="M0 1912c21-104 127-70 191-127s130-106 202-150 154-65 205-129c55-72 130-102 196-155s132-100 204-144 126-92 203-127 136-90 203-145 134-99 203-147 132-100 205-142 130-112 202-157c67-43 140-80 203-129 69-50 134-102 203-150s127-106 203-134l69-48 40-28"><text:p/></draw:path><draw:path draw:style-name="gr292" draw:text-style-name="P115" svg:width="2.805cm" svg:height="0.507cm" svg:x="5.779cm" svg:y="2.904cm" svg:viewBox="0 0 2806 508" svg:d="M0 0c65 26 134 19 203 48 62 26 134 21 203 26s134 41 204 42 134 16 203 27 136 18 205 40 136 13 203 34 134 12 204 33 136 20 203 41 136 0 203 35c62 30 136 14 203 41s134 35 203 33c79 0 130 39 204 41 67 4 140 4 203 35l69 6 67 7 26 19"><text:p/></draw:path><draw:path draw:style-name="gr292" draw:text-style-name="P115" svg:width="0.096cm" svg:height="2.414cm" svg:x="8.497cm" svg:y="0.992cm" svg:viewBox="0 0 97 2415" svg:d="M0 0c0 67 14 138 7 203-7 72 19 130 7 204-10 67 16 136 12 203s-7 136 0 205 22 130 22 203 12 132 7 203-23 137-7 202 7 136 7 205 10 136 26 203-10 132-12 205 37 130 26 202v69l-5 67v41"><text:p/></draw:path><draw:frame draw:style-name="gr293" draw:text-style-name="P118" svg:width="0.417cm" svg:height="0.482cm" svg:x="8.393cm" svg:y="0.577cm"><draw:text-box><text:p text:style-name="P81"><text:span text:style-name="T65">G</text:span></text:p></draw:text-box></draw:frame><draw:frame draw:style-name="gr293" draw:text-style-name="P118" svg:width="0.419cm" svg:height="0.482cm" svg:x="8.55cm" svg:y="3.38cm"><draw:text-box><text:p text:style-name="P81"><text:span text:style-name="T65">H</text:span></text:p></draw:text-box></draw:frame><draw:frame draw:style-name="gr293" draw:text-style-name="P118" svg:width="0.223cm" svg:height="0.482cm" svg:x="5.551cm" svg:y="2.701cm"><draw:text-box><text:p text:style-name="P81"><text:span text:style-name="T65">I</text:span></text:p></draw:text-box></draw:frame><draw:frame draw:style-name="gr294" draw:text-style-name="P118" svg:width="1.567cm" svg:height="0.574cm" draw:transform="rotate (-0.140149938935145) translate (6.588125cm 3.09018055555556cm)"><draw:text-box><text:p text:style-name="P81"><text:span text:style-name="T65">5,5 cm</text:span></text:p></draw:text-box></draw:frame><draw:polyline draw:style-name="gr292" draw:text-style-name="P115" svg:width="0.064cm" svg:height="0.311cm" svg:x="6.085cm" svg:y="2.675cm" svg:viewBox="0 0 65 312" draw:points="0,0 51,131 65,259 65,312"><text:p/></draw:polyline><draw:frame draw:style-name="gr293" draw:text-style-name="P119" svg:width="0.756cm" svg:height="0.482cm" svg:x="6.334cm" svg:y="2.558cm"><draw:text-box><text:p text:style-name="P81"><text:span text:style-name="T66">45°</text:span></text:p></draw:text-box></draw:frame><draw:polyline draw:style-name="gr292" draw:text-style-name="P115" svg:width="0.258cm" svg:height="0.207cm" svg:x="8.327cm" svg:y="3.144cm" svg:viewBox="0 0 259 208" draw:points="259,0 129,39 26,169 0,208"><text:p/></draw:polyline><draw:frame draw:style-name="gr293" draw:text-style-name="P119" svg:width="0.757cm" svg:height="0.482cm" svg:x="7.858cm" svg:y="2.783cm"><draw:text-box><text:p text:style-name="P81"><text:span text:style-name="T66">78°</text:span></text:p></draw:text-box></draw:frame></draw:g><draw:g draw:style-name="gr8"><draw:polygon draw:style-name="gr295" draw:text-style-name="P115" svg:width="2.66cm" svg:height="2.14cm" svg:x="1.766cm" svg:y="3.876cm" svg:viewBox="0 0 2661 2141" draw:points="2661,2141 0,2000 109,0"><text:p/></draw:polygon><draw:frame draw:style-name="gr296" draw:text-style-name="P120" svg:width="0.297cm" svg:height="0.477cm" svg:x="4.479cm" svg:y="5.74cm"><draw:text-box><text:p text:style-name="P81"><text:span text:style-name="T67">N</text:span></text:p></draw:text-box></draw:frame><draw:frame draw:style-name="gr297" draw:text-style-name="P121" svg:width="0.122cm" svg:height="0.53cm" draw:transform="rotate (2.26648456663984) translate (4.429125cm 6.02176388888889cm)"><draw:text-box><text:p text:style-name="P81"><text:span text:style-name="T68"><text:s/></text:span></text:p></draw:text-box></draw:frame><draw:frame draw:style-name="gr298" draw:text-style-name="P120" svg:width="0.346cm" svg:height="0.477cm" svg:x="1.656cm" svg:y="3.353cm"><draw:text-box><text:p text:style-name="P81"><text:span text:style-name="T67">M</text:span></text:p></draw:text-box></draw:frame><draw:path draw:style-name="gr292" draw:text-style-name="P115" svg:width="0.109cm" svg:height="1.99cm" svg:x="1.759cm" svg:y="3.875cm" svg:viewBox="0 0 110 1991" svg:d="M8 1991c-28-88 26-160 12-248-13-80-21-160 9-244 29-83-11-141 24-225 24-83-8-173 1-254s8-163 26-251c16-83 15-160 8-240-6-79 4-162 9-252 6-89 8-169 13-245l-4-32"><text:p/></draw:path><draw:path draw:style-name="gr292" draw:text-style-name="P115" svg:width="2.639cm" svg:height="0.143cm" svg:x="1.78cm" svg:y="5.855cm" svg:viewBox="0 0 2640 144" svg:d="M2640 141c-97 10-155-12-243-6-89 7-156-24-231-8-74 15-173-4-252-7-78-3-181 20-260-16-79-37-163-7-243-10-81-3-169-24-255-30-86-7-159 25-230-3-89-22-172-18-250-10s-165-24-251-16-180-4-266-15l-80-13-79-7"><text:p/></draw:path><draw:path draw:style-name="gr292" draw:text-style-name="P115" svg:width="2.543cm" svg:height="2.131cm" svg:x="1.876cm" svg:y="3.882cm" svg:viewBox="0 0 2544 2132" svg:d="M0 0c57 35 96 87 147 125 50 39 107 76 155 117 48 40 80 102 145 134s116 72 155 130c39 57 118 61 156 124 39 63 104 82 146 124 41 41 119 98 155 149 36 50 131 68 170 123 38 55 96 95 147 123 52 29 104 91 153 128s108 93 149 144c40 51 121 63 182 103s77 88 131 134 101 86 156 125 107 67 144 126c38 58 100 79 148 126l45 39 54 51 6 7"><text:p/></draw:path><draw:frame draw:style-name="gr299" draw:text-style-name="P122" svg:width="0.974cm" svg:height="0.477cm" draw:transform="rotate (-0.0865683308989189) translate (2.4765cm 5.85772222222222cm)"><draw:text-box><text:p text:style-name="P81"><text:span text:style-name="T69">4 cm</text:span></text:p></draw:text-box></draw:frame><draw:frame draw:style-name="gr299" draw:text-style-name="P120" svg:width="0.974cm" svg:height="0.477cm" draw:transform="rotate (-0.559552558189382) translate (2.91923611111111cm 4.21906944444444cm)"><draw:text-box><text:p text:style-name="P81"><text:span text:style-name="T67">5 cm</text:span></text:p></draw:text-box></draw:frame><draw:frame draw:style-name="gr300" draw:text-style-name="P120" svg:width="0.32cm" svg:height="0.477cm" svg:x="1.379cm" svg:y="5.876cm"><draw:text-box><text:p text:style-name="P81"><text:span text:style-name="T67">O</text:span></text:p></draw:text-box></draw:frame><draw:frame draw:style-name="gr301" draw:text-style-name="P120" svg:width="1.347cm" svg:height="0.477cm" draw:transform="rotate (1.5707963267949) translate (1.28058333333333cm 5.44497222222222cm)"><draw:text-box><text:p text:style-name="P81"><text:span text:style-name="T67">3,5 cm</text:span></text:p></draw:text-box></draw:frame></draw:g><draw:frame draw:style-name="gr302" draw:text-style-name="P118" svg:width="0.421cm" svg:height="0.542cm" svg:x="4.415cm" svg:y="3.759cm"><draw:text-box><text:p text:style-name="P81"><text:span text:style-name="T65">E</text:span></text:p></draw:text-box></draw:frame><draw:g draw:style-name="gr8"><draw:path draw:style-name="gr292" draw:text-style-name="P115" svg:width="0.018cm" svg:height="2.195cm" svg:x="7.424cm" svg:y="4.166cm" svg:viewBox="0 0 19 2196" svg:d="M7 0c6 108 11 213 11 325-14 107-2 217-11 324s-10 217 0 325 4 217 11 322-16 216-11 327 0 224 0 337v106 109 21"><text:p/></draw:path><draw:path draw:style-name="gr292" draw:text-style-name="P115" svg:width="2.758cm" svg:height="0.063cm" svg:x="4.702cm" svg:y="4.15cm" svg:viewBox="0 0 2759 64" svg:d="M0 21c113 13 224-8 337-10s224 30 337 0 224 10 337 23 224 10 335 0c118-14 224 53 335 21s226-14 337-21 224 0 337-23 224 16 337 23l67 9"><text:p/></draw:path><draw:path draw:style-name="gr292" draw:text-style-name="P115" svg:width="2.744cm" svg:height="2.227cm" svg:x="4.693cm" svg:y="4.152cm" svg:viewBox="0 0 2745 2228" svg:d="M2745 2228c-159-23-194-184-318-263-118-78-229-162-335-252-120-96-229-198-342-297-104-93-222-171-339-254s-231-169-338-261-235-157-330-277c-86-109-224-176-339-261s-247-151-305-284l-99-79"><text:p/></draw:path><draw:path draw:style-name="gr292" draw:text-style-name="P115" svg:width="0.231cm" svg:height="0.243cm" svg:x="7.229cm" svg:y="4.152cm" svg:viewBox="0 0 232 244" svg:d="M8 0c42 65-99 328 111 217h113"><text:p/></draw:path><draw:frame draw:style-name="gr302" draw:text-style-name="P118" svg:width="0.419cm" svg:height="0.542cm" svg:x="7.569cm" svg:y="3.914cm"><draw:text-box><text:p text:style-name="P81"><text:span text:style-name="T65">F</text:span></text:p></draw:text-box></draw:frame><draw:frame draw:style-name="gr302" draw:text-style-name="P118" svg:width="1.135cm" svg:height="0.542cm" draw:transform="rotate (1.5707963267949) translate (7.540625cm 5.81186111111111cm)"><draw:text-box><text:p text:style-name="P81"><text:span text:style-name="T65">7 cm</text:span></text:p></draw:text-box></draw:frame><draw:polyline draw:style-name="gr292" draw:text-style-name="P115" svg:width="0.35cm" svg:height="0.175cm" svg:x="7.095cm" svg:y="5.934cm" svg:viewBox="0 0 351 176" draw:points="0,176 176,18 351,0 351,0"><text:p/></draw:polyline><draw:polyline draw:style-name="gr292" draw:text-style-name="P115" svg:width="0.228cm" svg:height="0.352cm" svg:x="5.101cm" svg:y="4.17cm" svg:viewBox="0 0 229 353" draw:points="229,0 194,178 18,335 0,353"><text:p/></draw:polyline><draw:frame draw:style-name="gr302" draw:text-style-name="P118" svg:width="0.805cm" svg:height="0.542cm" svg:x="5.39cm" svg:y="4.267cm"><draw:text-box><text:p text:style-name="P81"><text:span text:style-name="T65">58°</text:span></text:p></draw:text-box></draw:frame><draw:frame draw:style-name="gr302" draw:text-style-name="P118" svg:width="0.805cm" svg:height="0.542cm" svg:x="6.782cm" svg:y="5.45cm"><draw:text-box><text:p text:style-name="P81"><text:span text:style-name="T65">39°</text:span></text:p></draw:text-box></draw:frame><draw:frame draw:style-name="gr302" draw:text-style-name="P119" svg:width="0.421cm" svg:height="0.542cm" svg:x="7.419cm" svg:y="6.417cm"><draw:text-box><text:p text:style-name="P81"><text:span text:style-name="T66">D</text:span></text:p></draw:text-box></draw:frame></draw:g><draw:g draw:style-name="gr8"><draw:path draw:style-name="gr276" draw:text-style-name="P115" svg:width="2.789cm" svg:height="0.41cm" svg:x="0.399cm" svg:y="2.448cm" svg:viewBox="0 0 2790 411" svg:d="M0 411c129-60 273-44 409-79s284-27 424-53c169-32 349-13 515-53 135-34 268 2 396-53 143-60 300-50 452-80s298-59 448-79l134-14h12"><text:p/></draw:path><draw:frame draw:style-name="gr303" draw:text-style-name="P123" svg:width="0.622cm" svg:height="0.503cm" svg:x="0.346cm" svg:y="0cm"><draw:text-box><text:p/></draw:text-box></draw:frame><draw:frame draw:style-name="gr304" draw:text-style-name="P118" svg:width="0.331cm" svg:height="0.477cm" svg:x="0.139cm" svg:y="2.817cm"><draw:text-box><text:p text:style-name="P81"><text:span text:style-name="T65">B</text:span></text:p></draw:text-box></draw:frame><draw:frame draw:style-name="gr304" draw:text-style-name="P118" svg:width="0.331cm" svg:height="0.477cm" svg:x="3.209cm" svg:y="2.341cm"><draw:text-box><text:p text:style-name="P81"><text:span text:style-name="T65">C</text:span></text:p></draw:text-box></draw:frame><draw:path draw:style-name="gr276" draw:text-style-name="P115" svg:width="2.412cm" svg:height="1.904cm" svg:x="0.767cm" svg:y="0.557cm" svg:viewBox="0 0 2413 1905" svg:d="M0 0c344 95 577 381 866 566 293 189 542 436 840 618l289 257 208 258 210 206"><text:p/></draw:path><draw:path draw:style-name="gr276" draw:text-style-name="P115" svg:width="0.389cm" svg:height="2.285cm" svg:x="0.377cm" svg:y="0.564cm" svg:viewBox="0 0 390 2286" svg:d="M390 0c3 69-23 132-37 199s-46 134-57 203-33 136-37 205c-1 77-40 144-67 210s-28 144-44 218-28 149-37 223c-7 63-23 127-32 192s-23 139-30 210c-7 63-30 127-37 192s-12 132-12 199 11 127 18 193v42"><text:p/></draw:path><draw:path draw:style-name="gr276" draw:text-style-name="P115" svg:width="0.391cm" svg:height="0.278cm" svg:x="0.399cm" svg:y="2.505cm" svg:viewBox="0 0 392 279" svg:d="M0 0c199 30 310 136 310 136l82 143"><text:p/></draw:path><draw:frame draw:style-name="gr305" draw:text-style-name="P118" svg:width="0.768cm" svg:height="0.742cm" svg:x="0.496cm" svg:y="2.104cm"><draw:text-box><text:p text:style-name="P81"><text:span text:style-name="T65">80°</text:span></text:p></draw:text-box></draw:frame><draw:frame draw:style-name="gr306" draw:text-style-name="P118" svg:width="1.71cm" svg:height="0.477cm" draw:transform="rotate (0.139626340159546) translate (1.19238888888889cm 2.75327777777778cm)"><draw:text-box><text:p text:style-name="P81"><text:span text:style-name="T65">7,5 cm</text:span></text:p></draw:text-box></draw:frame><draw:frame draw:style-name="gr306" draw:text-style-name="P118" svg:width="1.712cm" svg:height="0.477cm" draw:transform="rotate (1.39661246744586) translate (0cm 1.96481944444444cm)"><draw:text-box><text:p text:style-name="P81"><text:span text:style-name="T65">6 cm</text:span></text:p></draw:text-box></draw:frame><draw:frame draw:style-name="gr305" draw:text-style-name="P118" svg:width="0.768cm" svg:height="0.742cm" svg:x="0.55cm" svg:y="0.15cm"><draw:text-box><text:p text:style-name="P81"><text:span text:style-name="T65">A</text:span></text:p></draw:text-box></draw:frame></draw:g><draw:g draw:style-name="gr8"><draw:path draw:style-name="gr292" draw:text-style-name="P115" svg:width="3.026cm" svg:height="0.049cm" svg:x="3.566cm" svg:y="0.528cm" svg:viewBox="0 0 3027 50" svg:d="M0 32c148-12 296-30 446-28s298 3 448 28 298 25 448 0 298-9 448-28 297 44 448 28 307 0 459 0h150 148 32"><text:p/></draw:path><draw:path draw:style-name="gr292" draw:text-style-name="P115" svg:width="2.243cm" svg:height="2.278cm" svg:x="4.341cm" svg:y="0.566cm" svg:viewBox="0 0 2244 2279" svg:d="M2244 0c-25 132-186 162-265 263s-164 190-254 282c-97 95-199 187-300 281-93 86-173 183-254 280s-171 194-266 282-159 194-275 272c-113 72-178 187-265 280s-153 207-289 254l-76 85"><text:p/></draw:path><draw:path draw:style-name="gr292" draw:text-style-name="P115" svg:width="0.784cm" svg:height="2.271cm" svg:x="3.557cm" svg:y="0.567cm" svg:viewBox="0 0 785 2272" svg:d="M785 2272c-25-99-78-184-81-293s-110-183-131-293c-19-102-60-194-91-293s-50-204-103-291c-54-93-67-199-111-294s-79-198-102-302-43-210-92-303l-37-95-26-97-11-11"><text:p/></draw:path><draw:frame draw:style-name="gr307" draw:text-style-name="P118" svg:width="1.641cm" svg:height="0.493cm" draw:transform="rotate (0.78470003169665) translate (5.07647222222222cm 2.21cm)"><draw:text-box><text:p text:style-name="P81"><text:span text:style-name="T65">4,5 cm</text:span></text:p></draw:text-box></draw:frame><draw:frame draw:style-name="gr307" draw:text-style-name="P118" svg:width="1.639cm" svg:height="0.493cm" draw:transform="rotate (-1.22155594347083) translate (3.77825cm 1.15519444444444cm)"><draw:text-box><text:p text:style-name="P81"><text:span text:style-name="T65">3 cm</text:span></text:p></draw:text-box></draw:frame><draw:frame draw:style-name="gr307" draw:text-style-name="P118" svg:width="1.641cm" svg:height="0.493cm" svg:x="4.246cm" svg:y="0.025cm"><draw:text-box><text:p text:style-name="P81"><text:span text:style-name="T65">9 cm</text:span></text:p></draw:text-box></draw:frame><draw:frame draw:style-name="gr307" draw:text-style-name="P118" svg:width="0.565cm" svg:height="0.493cm" svg:x="3.134cm" svg:y="0.201cm"><draw:text-box><text:p text:style-name="P81"><text:span text:style-name="T65">W</text:span></text:p></draw:text-box></draw:frame><draw:frame draw:style-name="gr307" draw:text-style-name="P124" svg:width="0.567cm" svg:height="0.493cm" svg:x="4.052cm" svg:y="2.866cm"><draw:text-box><text:p text:style-name="P81"><text:span text:style-name="T70">X</text:span></text:p></draw:text-box></draw:frame><draw:frame draw:style-name="gr307" draw:text-style-name="P118" svg:width="0.567cm" svg:height="0.493cm" svg:x="6.574cm" svg:y="0.203cm"><draw:text-box><text:p text:style-name="P81"><text:span text:style-name="T65">Y</text:span></text:p></draw:text-box></draw:frame></draw:g></draw:g></text:p>
      <text:list xml:id="list142010968407468" text:continue-list="list142011519176924" text:style-name="_5f_Numérotation_20_des_20_exercices_20_livrets">
        <text:list-item>
          <text:list>
            <text:list-header>
              <text:p text:style-name="P57"><text:span text:style-name="_5f_Correction_5f_surligné"><text:span text:style-name="T37">WXY :</text:span></text:span><text:span text:style-name="_5f_Correction_5f_surligné"><text:span text:style-name="T36"> Le plus grand côté [WY] mesure 9 cm.</text:span></text:span></text:p>
            </text:list-header>
          </text:list>
          <text:p text:style-name="P57"><text:span text:style-name="_5f_Correction_5f_surligné"><text:span text:style-name="T36">Or, WX </text:span></text:span><text:span text:style-name="_5f_Correction_5f_surligné"><text:span text:style-name="T35"></text:span></text:span><text:span text:style-name="_5f_Correction_5f_surligné"><text:span text:style-name="T36"> XY </text:span></text:span><text:span text:style-name="_5f_symboles"><text:span text:style-name="T36">=</text:span></text:span><text:span text:style-name="_5f_Correction_5f_surligné"><text:span text:style-name="T36"> 3 </text:span></text:span><text:span text:style-name="_5f_Correction_5f_surligné"><text:span text:style-name="T35"></text:span></text:span><text:span text:style-name="_5f_Correction_5f_surligné"><text:span text:style-name="T36"> 4,5 </text:span></text:span><text:span text:style-name="_5f_symboles"><text:span text:style-name="T36">=</text:span></text:span><text:span text:style-name="_5f_Correction_5f_surligné"><text:span text:style-name="T36"> 7,5 cm et 9  7,5.</text:span></text:span></text:p>
          <text:p text:style-name="P57"><text:span text:style-name="_5f_Correction_5f_surligné"><text:span text:style-name="T36">Donc WXY n'est pas constructible.</text:span></text:span></text:p>
          <text:p text:style-name="P57"><text:span text:style-name="_5f_Correction_5f_surligné"><text:span text:style-name="T30">DEF :</text:span></text:span><text:span text:style-name="_5f_Correction_5f_surligné"><text:span text:style-name="T22"> </text:span></text:span><text:span text:style-name="T21"><draw:frame draw:style-name="fr3" draw:name="Objet66" text:anchor-type="as-char" svg:width="0.898cm" svg:height="0.459cm" draw:z-index="63"><draw:object xlink:href="./Object 35" xlink:type="simple" xlink:show="embed" xlink:actuate="onLoad"/><draw:image xlink:href="./ObjectReplacements/Object 35" xlink:type="simple" xlink:show="embed" xlink:actuate="onLoad"/><svg:desc>formule</svg:desc></draw:frame></text:span><text:span text:style-name="_5f_Correction_5f_surligné"><text:span text:style-name="T36">+</text:span></text:span><text:span text:style-name="T36"><draw:frame draw:style-name="fr3" draw:name="Objet67" text:anchor-type="as-char" svg:width="0.898cm" svg:height="0.459cm" draw:z-index="73"><draw:object xlink:href="./Object 36" xlink:type="simple" xlink:show="embed" xlink:actuate="onLoad"/><draw:image xlink:href="./ObjectReplacements/Object 36" xlink:type="simple" xlink:show="embed" xlink:actuate="onLoad"/><svg:desc>formule</svg:desc></draw:frame></text:span><text:span text:style-name="_5f_Correction_5f_surligné"><text:span text:style-name="T36">+</text:span></text:span><text:span text:style-name="T36"><draw:frame draw:style-name="fr3" draw:name="Objet68" text:anchor-type="as-char" svg:width="0.898cm" svg:height="0.459cm" draw:z-index="74"><draw:object xlink:href="./Object 37" xlink:type="simple" xlink:show="embed" xlink:actuate="onLoad"/><draw:image xlink:href="./ObjectReplacements/Object 37" xlink:type="simple" xlink:show="embed" xlink:actuate="onLoad"/><svg:desc>formule</svg:desc></draw:frame></text:span><text:span text:style-name="_5f_Correction_5f_surligné"><text:span text:style-name="T36">= 90°</text:span></text:span><text:span text:style-name="_5f_Correction_5f_surligné"><text:span text:style-name="T35"></text:span></text:span><text:span text:style-name="_5f_Correction_5f_surligné"><text:span text:style-name="T36">39°</text:span></text:span><text:span text:style-name="_5f_Correction_5f_surligné"><text:span text:style-name="T35"></text:span></text:span><text:span text:style-name="_5f_Correction_5f_surligné"><text:span text:style-name="T36">58° </text:span></text:span><text:span text:style-name="_5f_symboles"><text:span text:style-name="T36">=</text:span></text:span><text:span text:style-name="_5f_Correction_5f_surligné"><text:span text:style-name="T36"> 187°.</text:span></text:span></text:p>
          <text:p text:style-name="P57"><text:span text:style-name="_5f_Correction_5f_surligné"><text:span text:style-name="T36">Or, la somme des mesures des angles d'un triangle est égale à 180° ; d</text:span></text:span><text:span text:style-name="_5f_Correction_5f_surligné"><text:span text:style-name="T25">onc DEF n'est pas constructible.</text:span></text:span></text:p>
        </text:list-item>
      </text:list>
      <text:p text:style-name="_5f_Paragraphe_20_livret_20_"/>
      <text:p text:style-name="_5f_Paragraphe_20_livret_20_"/>
      <text:p text:style-name="_5f_Paragraphe_20_livret_20_"><draw:g text:anchor-type="paragraph" draw:z-index="47" draw:name="Forme22" draw:style-name="gr17"><draw:rect draw:style-name="gr18" draw:text-style-name="P90" svg:width="8.706cm" svg:height="10.455cm" svg:x="0.015cm" svg:y="0.106cm"><text:p/></draw:rect><draw:g draw:style-name="gr8"><draw:g draw:style-name="gr8"><draw:line draw:style-name="gr153" draw:text-style-name="P105" svg:x1="0.648cm" svg:y1="10.205cm" svg:x2="0.648cm" svg:y2="4.205cm"><text:p/></draw:line><draw:line draw:style-name="gr153" draw:text-style-name="P105" svg:x1="0.648cm" svg:y1="4.205cm" svg:x2="8.034cm" svg:y2="8.903cm"><text:p/></draw:line><draw:line draw:style-name="gr153" draw:text-style-name="P105" svg:x1="8.034cm" svg:y1="8.904cm" svg:x2="0.648cm" svg:y2="10.206cm"><text:p/></draw:line></draw:g><draw:circle draw:style-name="gr154" draw:text-style-name="P105" svg:width="1.001cm" svg:height="1.001cm" draw:transform="rotate (1.5707963267949) translate (0.148166666666667cm 10.7032777777778cm)" draw:kind="arc" draw:start-angle="-80" draw:end-angle="0"><text:p/></draw:circle><draw:frame draw:name="DescriptionOOoTep" draw:style-name="gr155" draw:text-style-name="P91" svg:width="0.63cm" svg:height="0.414cm" svg:x="0.984cm" svg:y="9.222cm"><draw:text-box><text:p text:style-name="P81"><text:span text:style-name="T50">80°</text:span></text:p></draw:text-box></draw:frame><draw:frame draw:name="DescriptionOOoTep" draw:style-name="gr156" draw:text-style-name="P91" svg:width="0.881cm" svg:height="0.414cm" draw:transform="rotate (1.5707963267949) translate (-0.00352777777777778cm 7.47536111111111cm)"><draw:text-box><text:p text:style-name="P81"><text:span text:style-name="T50">6 cm</text:span></text:p></draw:text-box></draw:frame><draw:frame draw:name="DescriptionOOoTep" draw:style-name="gr157" draw:text-style-name="P91" svg:width="1.214cm" svg:height="0.414cm" draw:transform="rotate (0.175056523975031) translate (3.16441666666667cm 9.95186111111111cm)"><draw:text-box><text:p text:style-name="P81"><text:span text:style-name="T50">7,5 cm</text:span></text:p></draw:text-box></draw:frame><draw:frame draw:name="DescriptionOOoTep" draw:style-name="gr158" draw:text-style-name="P91" svg:width="0.246cm" svg:height="0.414cm" svg:x="0.312cm" svg:y="10.21cm"><draw:text-box><text:p text:style-name="P81"><text:span text:style-name="T50">B</text:span></text:p></draw:text-box></draw:frame><draw:frame draw:name="DescriptionOOoTep" draw:style-name="gr159" draw:text-style-name="P91" svg:width="0.246cm" svg:height="0.414cm" svg:x="0.356cm" svg:y="3.752cm"><draw:text-box><text:p text:style-name="P81"><text:span text:style-name="T50">A</text:span></text:p></draw:text-box></draw:frame><draw:frame draw:name="DescriptionOOoTep" draw:style-name="gr160" draw:text-style-name="P91" svg:width="0.249cm" svg:height="0.414cm" svg:x="8.202cm" svg:y="8.763cm"><draw:text-box><text:p text:style-name="P81"><text:span text:style-name="T50">C</text:span></text:p></draw:text-box></draw:frame></draw:g><draw:g draw:style-name="gr8"><draw:g draw:style-name="gr8"><draw:line draw:style-name="gr153" draw:text-style-name="P105" svg:x1="2.747cm" svg:y1="4.907cm" svg:x2="8.227cm" svg:y2="5.372cm"><text:p/></draw:line><draw:line draw:style-name="gr153" draw:text-style-name="P105" svg:x1="8.227cm" svg:y1="5.37cm" svg:x2="7.65cm" svg:y2="0.769cm"><text:p/></draw:line><draw:line draw:style-name="gr153" draw:text-style-name="P105" svg:x1="7.65cm" svg:y1="0.769cm" svg:x2="2.747cm" svg:y2="4.905cm"><text:p/></draw:line></draw:g><draw:circle draw:style-name="gr154" draw:text-style-name="P105" svg:width="0.999cm" svg:height="0.999cm" draw:transform="skewX (0.00174532925199434) rotate (-0.0848230016469247) translate (2.29305555555556cm 4.36738888888889cm)" draw:kind="arc" draw:start-angle="0" draw:end-angle="45"><text:p/></draw:circle><draw:circle draw:style-name="gr154" draw:text-style-name="P105" svg:width="1.001cm" svg:height="1.001cm" draw:transform="rotate (-0.0848230016469247) translate (7.76640277777778cm 4.82952777777778cm)" draw:kind="arc" draw:start-angle="102" draw:end-angle="180"><text:p/></draw:circle><draw:frame draw:name="DescriptionOOoTep" draw:style-name="gr161" draw:text-style-name="P91" svg:width="0.742cm" svg:height="0.414cm" svg:x="3.55cm" svg:y="4.498cm"><draw:text-box><text:p text:style-name="P81"><text:span text:style-name="T50">45 °</text:span></text:p></draw:text-box></draw:frame><draw:frame draw:name="DescriptionOOoTep" draw:style-name="gr162" draw:text-style-name="P91" svg:width="0.742cm" svg:height="0.414cm" svg:x="6.898cm" svg:y="4.555cm"><draw:text-box><text:p text:style-name="P81"><text:span text:style-name="T50">78 °</text:span></text:p></draw:text-box></draw:frame><draw:frame draw:name="DescriptionOOoTep" draw:style-name="gr163" draw:text-style-name="P91" svg:width="1.214cm" svg:height="0.414cm" svg:x="5.669cm" svg:y="5.366cm"><draw:text-box><text:p text:style-name="P81"><text:span text:style-name="T50">5,5 cm</text:span></text:p></draw:text-box></draw:frame><draw:frame draw:name="DescriptionOOoTep" draw:style-name="gr164" draw:text-style-name="P91" svg:width="0.11cm" svg:height="0.414cm" svg:x="2.407cm" svg:y="4.8cm"><draw:text-box><text:p text:style-name="P81"><text:span text:style-name="T50">I</text:span></text:p></draw:text-box></draw:frame><draw:frame draw:name="DescriptionOOoTep" draw:style-name="gr165" draw:text-style-name="P91" svg:width="0.271cm" svg:height="0.414cm" svg:x="8.32cm" svg:y="5.355cm"><draw:text-box><text:p text:style-name="P81"><text:span text:style-name="T50">H</text:span></text:p></draw:text-box></draw:frame><draw:frame draw:name="DescriptionOOoTep" draw:style-name="gr166" draw:text-style-name="P91" svg:width="0.279cm" svg:height="0.414cm" svg:x="7.644cm" svg:y="0.295cm"><draw:text-box><text:p text:style-name="P81"><text:span text:style-name="T50">G</text:span></text:p></draw:text-box></draw:frame></draw:g><draw:g draw:style-name="gr8"><draw:g draw:style-name="gr8"><draw:line draw:style-name="gr153" draw:text-style-name="P105" svg:x1="2.332cm" svg:y1="3.698cm" svg:x2="0.822cm" svg:y2="0.541cm"><text:p/></draw:line><draw:line draw:style-name="gr153" draw:text-style-name="P105" svg:x1="0.822cm" svg:y1="0.541cm" svg:x2="5.716cm" svg:y2="1.566cm"><text:p/></draw:line><draw:line draw:style-name="gr153" draw:text-style-name="P105" svg:x1="5.721cm" svg:y1="1.568cm" svg:x2="2.337cm" svg:y2="3.701cm"><text:p/></draw:line></draw:g><draw:frame draw:name="DescriptionOOoTep" draw:style-name="gr167" draw:text-style-name="P91" svg:width="1.214cm" svg:height="0.414cm" draw:transform="rotate (2.01620435190385) translate (1.35113888888889cm 2.90865277777778cm)"><draw:text-box><text:p text:style-name="P81"><text:span text:style-name="T50">3,5 cm</text:span></text:p></draw:text-box></draw:frame><draw:frame draw:name="DescriptionOOoTep" draw:style-name="gr168" draw:text-style-name="P91" svg:width="0.881cm" svg:height="0.414cm" draw:transform="rotate (-0.207170582211727) translate (2.83986111111111cm 0.373944444444444cm)"><draw:text-box><text:p text:style-name="P81"><text:span text:style-name="T50">5 cm</text:span></text:p></draw:text-box></draw:frame><draw:frame draw:name="DescriptionOOoTep" draw:style-name="gr169" draw:text-style-name="P91" svg:width="0.881cm" svg:height="0.414cm" draw:transform="rotate (0.394793476801117) translate (3.58598611111111cm 3.00919444444444cm)"><draw:text-box><text:p text:style-name="P81"><text:span text:style-name="T50">4 cm</text:span></text:p></draw:text-box></draw:frame><draw:frame draw:name="DescriptionOOoTep" draw:style-name="gr170" draw:text-style-name="P91" svg:width="0.283cm" svg:height="0.414cm" svg:x="2.097cm" svg:y="3.773cm"><draw:text-box><text:p text:style-name="P81"><text:span text:style-name="T50">O</text:span></text:p></draw:text-box></draw:frame><draw:frame draw:name="DescriptionOOoTep" draw:style-name="gr171" draw:text-style-name="P91" svg:width="0.309cm" svg:height="0.414cm" svg:x="0.419cm" svg:y="0.17cm"><draw:text-box><text:p text:style-name="P81"><text:span text:style-name="T50">M</text:span></text:p></draw:text-box></draw:frame><draw:frame draw:name="DescriptionOOoTep" draw:style-name="gr172" draw:text-style-name="P91" svg:width="0.267cm" svg:height="0.414cm" svg:x="5.884cm" svg:y="1.32cm"><draw:text-box><text:p text:style-name="P81"><text:span text:style-name="T50">N</text:span></text:p></draw:text-box></draw:frame></draw:g></draw:g></text:p>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list xml:id="list142011430722404" text:continue-list="list142010061399170" text:style-name="Num_5f_Exo">
        <text:list-item>
          <text:h text:style-name="P31" text:outline-level="1"><text:s/>Pour chaque cas, trace une figure à main levée codée du triangle en indiquant les mesures d'angles et les longueurs des côtés connues.</text:h>
        </text:list-item>
      </text:list>
      <text:list xml:id="list142011426974623" text:continue-list="list142011739176595" text:style-name="liste_5f_abc">
        <text:list-item text:start-value="1">
          <text:p text:style-name="P40"><text:span text:style-name="T6">AGP isocèle en A : </text:span><text:span text:style-name="T7">AG </text:span><text:span text:style-name="T13">=</text:span><text:span text:style-name="T6"> 8 cm et </text:span><text:span text:style-name="T5">GP </text:span><text:span text:style-name="T11">=</text:span><text:span text:style-name="T4"> 6 cm.</text:span></text:p>
        </text:list-item>
        <text:list-item>
          <text:p text:style-name="P41"><text:span text:style-name="T6">BHQ rectangle en B : </text:span><text:span text:style-name="T7">BQ </text:span><text:span text:style-name="T14">=</text:span><text:span text:style-name="T6"> 3 cm et </text:span><text:span text:style-name="T5">BH </text:span><text:span text:style-name="T12">=</text:span><text:span text:style-name="T4"> 7 cm.</text:span></text:p>
        </text:list-item>
        <text:list-item>
          <text:p text:style-name="P42"><text:span text:style-name="T4">CKR équilatéral : </text:span><text:span text:style-name="T5">CK </text:span><text:span text:style-name="T12">=</text:span><text:span text:style-name="T4"> 7 cm.</text:span></text:p>
        </text:list-item>
      </text:list>
      <table:table table:name="Tableau12" table:style-name="Tableau12">
        <table:table-column table:style-name="Tableau12.A" table:number-columns-repeated="2"/>
        <table:table-column table:style-name="Tableau12.C"/>
        <table:table-header-rows>
          <table:table-row table:style-name="Tableau12.1">
            <table:table-cell table:style-name="Tableau12.A1" office:value-type="string">
              <text:list xml:id="list142010912980015" text:continue-list="list142011426974623" text:style-name="liste_5f_abc">
                <text:list-item text:start-value="1">
                  <text:p text:style-name="P43"><draw:g text:anchor-type="paragraph" draw:z-index="48" draw:name="Forme23" draw:style-name="gr17"><draw:rect draw:style-name="gr107" draw:text-style-name="P94" svg:width="2.648cm" svg:height="2.278cm" svg:x="0.053cm" svg:y="0.423cm"><text:p/></draw:rect><draw:frame draw:name="DescriptionOOoTep" draw:style-name="gr149" draw:text-style-name="P111" svg:width="0.445cm" svg:height="0.211cm" draw:transform="rotate (1.34285632648444) translate (0.597958333333333cm 1.71802777777778cm)"><draw:text-box><text:p text:style-name="P81"><text:span text:style-name="T51">8 cm</text:span></text:p></draw:text-box></draw:frame><draw:frame draw:name="DescriptionOOoTep" draw:style-name="gr149" draw:text-style-name="P111" svg:width="0.445cm" svg:height="0.211cm" svg:x="1.289cm" svg:y="2.496cm"><draw:text-box><text:p text:style-name="P81"><text:span text:style-name="T51">6 cm</text:span></text:p></draw:text-box></draw:frame><draw:frame draw:name="DescriptionOOoTep" draw:style-name="gr150" draw:text-style-name="P111" svg:width="0.144cm" svg:height="0.211cm" svg:x="0.469cm" svg:y="2.49cm"><draw:text-box><text:p text:style-name="P81"><text:span text:style-name="T51">G</text:span></text:p></draw:text-box></draw:frame><draw:frame draw:name="DescriptionOOoTep" draw:style-name="gr151" draw:text-style-name="P111" svg:width="0.128cm" svg:height="0.211cm" svg:x="1.106cm" svg:y="0.462cm"><draw:text-box><text:p text:style-name="P81"><text:span text:style-name="T51">A</text:span></text:p></draw:text-box></draw:frame><draw:frame draw:name="DescriptionOOoTep" draw:style-name="gr152" draw:text-style-name="P111" svg:width="0.11cm" svg:height="0.211cm" svg:x="2.235cm" svg:y="2.312cm"><draw:text-box><text:p text:style-name="P81"><text:span text:style-name="T51">P</text:span></text:p></draw:text-box></draw:frame><draw:path draw:style-name="gr30" draw:text-style-name="P93" svg:width="0.439cm" svg:height="1.871cm" svg:x="0.726cm" svg:y="0.679cm" svg:viewBox="0 0 440 1872" svg:d="M440 0c-30 35-31 83-36 127-5 41-14 82-21 124-6 41-18 83-24 128-8 43-47 79-58 123-11 42-29 84-41 127-11 40-12 82-21 124-8 42-25 85-39 127-17 46-11 27-14 79-3 43 1 102-12 144-12 43-33 127-42 172-7 45-22 64-28 112-6 42-28 162-37 204-10 42-25 85-25 129 0 41-44 32-41 73l-1 42 5 37"><text:p/></draw:path><draw:path draw:style-name="gr30" draw:text-style-name="P93" svg:width="1.427cm" svg:height="0.224cm" svg:x="0.727cm" svg:y="2.323cm" svg:viewBox="0 0 1428 225" svg:d="M0 225c45-2 91-22 137-20 46 1 85-15 132-15 43-2 88-5 134-5 42 0 81-14 125-12 43 3 84-28 130-25 45 3 88-14 132-25 46-12 93-7 136-25 41-18 77-49 127-49 41 0 82-19 124-25 41-6 84-9 127-12l46-4h41l37-8"><text:p/></draw:path><draw:path draw:style-name="gr30" draw:text-style-name="P93" svg:width="0.987cm" svg:height="1.642cm" svg:x="1.163cm" svg:y="0.681cm" svg:viewBox="0 0 988 1643" svg:d="M0 0c35 33 44 83 70 124 24 38 44 79 58 123 13 44 60 8 74 54 13 45 43 114 65 156 26 48 82 115 120 156 35 39 69 136 99 177 30 43 49 86 82 128 31 38 7 65 37 107 30 41 63 85 99 123 35 37 22 9 37 58 11 39 15 147 74 190 48 32 82 82 111 135l21 45 33 42 8 25"><text:p/></draw:path><draw:polyline draw:style-name="gr30" draw:text-style-name="P93" svg:width="0.072cm" svg:height="0.11cm" svg:x="1.594cm" svg:y="1.373cm" svg:viewBox="0 0 73 111" draw:points="0,111 21,71 62,34 73,0"><text:p/></draw:polyline><draw:polyline draw:style-name="gr30" draw:text-style-name="P93" svg:width="0.074cm" svg:height="0.109cm" svg:x="1.631cm" svg:y="1.413cm" svg:viewBox="0 0 75 110" draw:points="0,110 21,70 62,33 75,0"><text:p/></draw:polyline><draw:polyline draw:style-name="gr30" draw:text-style-name="P93" svg:width="0.122cm" svg:height="0.051cm" svg:x="0.862cm" svg:y="1.65cm" svg:viewBox="0 0 123 52" draw:points="0,0 44,12 88,46 123,52"><text:p/></draw:polyline><draw:polyline draw:style-name="gr30" draw:text-style-name="P93" svg:width="0.122cm" svg:height="0.05cm" svg:x="0.832cm" svg:y="1.694cm" svg:viewBox="0 0 123 51" draw:points="0,0 44,13 88,46 123,51"><text:p/></draw:polyline></draw:g><draw:g text:anchor-type="paragraph" draw:z-index="49" draw:name="Forme24" draw:style-name="gr17"><draw:rect draw:style-name="gr107" draw:text-style-name="P94" svg:width="2.648cm" svg:height="2.278cm" svg:x="3.085cm" svg:y="0.471cm"><text:p/></draw:rect><draw:frame draw:name="DescriptionOOoTep" draw:style-name="gr144" draw:text-style-name="P97" svg:width="0.445cm" svg:height="0.211cm" draw:transform="rotate (0.426907535037813) translate (3.96345833333333cm 1.11477777777778cm)"><draw:text-box><text:p text:style-name="P96"><text:span text:style-name="T51">7 cm</text:span></text:p></draw:text-box></draw:frame><draw:frame draw:name="DescriptionOOoTep" draw:style-name="gr145" draw:text-style-name="P97" svg:width="0.445cm" svg:height="0.211cm" draw:transform="rotate (-1.14388879175708) translate (3.37608333333333cm 2.00730555555556cm)"><draw:text-box><text:p text:style-name="P96"><text:span text:style-name="T51">3 cm</text:span></text:p></draw:text-box></draw:frame><draw:frame draw:name="DescriptionOOoTep" draw:style-name="gr146" draw:text-style-name="P97" svg:width="0.128cm" svg:height="0.211cm" svg:x="3.187cm" svg:y="1.441cm"><draw:text-box><text:p text:style-name="P96"><text:span text:style-name="T51">B</text:span></text:p></draw:text-box></draw:frame><draw:frame draw:name="DescriptionOOoTep" draw:style-name="gr147" draw:text-style-name="P97" svg:width="0.14cm" svg:height="0.211cm" svg:x="5.537cm" svg:y="0.547cm"><draw:text-box><text:p text:style-name="P96"><text:span text:style-name="T51">H</text:span></text:p></draw:text-box></draw:frame><draw:frame draw:name="DescriptionOOoTep" draw:style-name="gr148" draw:text-style-name="P97" svg:width="0.144cm" svg:height="0.211cm" svg:x="3.831cm" svg:y="2.54cm"><draw:text-box><text:p text:style-name="P96"><text:span text:style-name="T51">Q</text:span></text:p></draw:text-box></draw:frame><draw:path draw:style-name="gr30" draw:text-style-name="P93" svg:width="2.151cm" svg:height="0.979cm" svg:x="3.286cm" svg:y="0.714cm" svg:viewBox="0 0 2152 980" svg:d="M0 980c38-24 81-42 123-54 43-13 89-25 128-49 40-23 83-44 124-67 36-19 86-7 123-28 44-25 91-43 129-74 37-33 86-46 131-62 43-15 83-47 128-61 44-13 94-24 135-51 44-26 72-76 123-93 41-14 85-27 128-38 46-11 81-44 128-53 44-9 85-32 127-49 43-17 83-44 123-70 38-24 90-26 128-50 40-25 80-59 128-70 50-11 90-43 128-74l40-12 42-8 36-17"><text:p/></draw:path><draw:path draw:style-name="gr30" draw:text-style-name="P93" svg:width="0.437cm" svg:height="0.938cm" svg:x="3.286cm" svg:y="1.693cm" svg:viewBox="0 0 438 939" svg:d="M0 0c14 43 27 87 62 125 29 32 37 80 53 122 17 42 36 85 50 128 13 41 33 82 50 123 17 47 49 91 82 128 32 35 47 82 57 127 11 43 33 83 50 124l24 41 10 21"><text:p/></draw:path><draw:path draw:style-name="gr30" draw:text-style-name="P93" svg:width="1.711cm" svg:height="1.908cm" svg:x="3.718cm" svg:y="0.714cm" svg:viewBox="0 0 1712 1909" svg:d="M0 1909c46-103 193-63 232-163 36-90 94-158 146-237 55-83 137-149 194-232 54-81 117-158 169-238 58-89 156-140 216-223 57-80 132-144 201-215 70-72 146-139 215-208 70-69 123-156 185-232l70-77 77-61 7-23"><text:p/></draw:path><draw:path draw:style-name="gr30" draw:text-style-name="P93" svg:width="0.176cm" svg:height="0.068cm" svg:x="3.369cm" svg:y="1.763cm" svg:viewBox="0 0 177 69" svg:d="M0 69c39-21 84-24 123-45l41-16 13-8"><text:p/></draw:path><draw:path draw:style-name="gr30" draw:text-style-name="P93" svg:width="0.06cm" svg:height="0.147cm" svg:x="3.485cm" svg:y="1.626cm" svg:viewBox="0 0 61 148" svg:d="M61 148c-19-41-32-84-50-125l-11-23"><text:p/></draw:path></draw:g><draw:g text:anchor-type="paragraph" draw:z-index="50" draw:name="Forme25" draw:style-name="gr17"><draw:rect draw:style-name="gr107" draw:text-style-name="P94" svg:width="2.648cm" svg:height="2.278cm" svg:x="6.098cm" svg:y="0.443cm"><text:p/></draw:rect><draw:frame draw:name="DescriptionOOoTep" draw:style-name="gr140" draw:text-style-name="P97" svg:width="0.445cm" svg:height="0.211cm" svg:x="7.331cm" svg:y="2.464cm"><draw:text-box><text:p text:style-name="P96"><text:span text:style-name="T51">7 cm</text:span></text:p></draw:text-box></draw:frame><draw:frame draw:name="DescriptionOOoTep" draw:style-name="gr141" draw:text-style-name="P97" svg:width="0.128cm" svg:height="0.211cm" svg:x="6.281cm" svg:y="2.484cm"><draw:text-box><text:p text:style-name="P96"><text:span text:style-name="T51">C</text:span></text:p></draw:text-box></draw:frame><draw:frame draw:name="DescriptionOOoTep" draw:style-name="gr142" draw:text-style-name="P97" svg:width="0.128cm" svg:height="0.211cm" svg:x="7.088cm" svg:y="0.45cm"><draw:text-box><text:p text:style-name="P96"><text:span text:style-name="T51">R</text:span></text:p></draw:text-box></draw:frame><draw:frame draw:name="DescriptionOOoTep" draw:style-name="gr143" draw:text-style-name="P97" svg:width="0.122cm" svg:height="0.211cm" svg:x="8.527cm" svg:y="2.177cm"><draw:text-box><text:p text:style-name="P96"><text:span text:style-name="T51">K</text:span></text:p></draw:text-box></draw:frame><draw:path draw:style-name="gr30" draw:text-style-name="P93" svg:width="0.726cm" svg:height="1.885cm" svg:x="6.472cm" svg:y="0.663cm" svg:viewBox="0 0 727 1886" svg:d="M727 0c1 67-70 96-67 166 2 61-41 112-66 167-25 54-57 106-67 166-10 57-43 110-61 166-18 58-46 111-73 167-25 55-46 111-55 172-8 59-30 119-62 172-30 51-53 109-70 167-18 55-37 113-61 166-26 52-51 103-56 166-3 59-43 113-73 166l-16 45"><text:p/></draw:path><draw:path draw:style-name="gr30" draw:text-style-name="P93" svg:width="1.985cm" svg:height="0.326cm" svg:x="6.472cm" svg:y="2.22cm" svg:viewBox="0 0 1986 327" svg:d="M0 327c56-20 114-21 172-35 54-13 111-14 166-27 58-14 119-15 178-28 55-12 114-12 172-16 57-5 115-16 172-28 61-12 122-24 183-50 51-21 109-21 166-22 58 0 115 0 172-6 57-5 116-17 172-32 55-16 111-29 172-35 59-6 118-4 172-32l56-16 33 5"><text:p/></draw:path><draw:path draw:style-name="gr30" draw:text-style-name="P93" svg:width="1.253cm" svg:height="1.558cm" svg:x="7.204cm" svg:y="0.663cm" svg:viewBox="0 0 1254 1559" svg:d="M0 0c53 42 113 86 139 155 22 58 46 115 89 167 47 58 115 84 155 150 34 58 73 113 117 167 43 53 92 107 133 165 37 54 70 119 137 144 68 27 90 107 139 157 48 48 74 112 123 165 44 48 64 118 110 166l39 56 56 44 17 23"><text:p/></draw:path><draw:path draw:style-name="gr30" draw:text-style-name="P93" svg:width="0.171cm" svg:height="0.099cm" svg:x="6.761cm" svg:y="1.494cm" svg:viewBox="0 0 172 100" svg:d="M0 0c67-2 117 51 165 89l7 11"><text:p/></draw:path><draw:path draw:style-name="gr30" draw:text-style-name="P93" svg:width="0.171cm" svg:height="0.098cm" svg:x="6.733cm" svg:y="1.538cm" svg:viewBox="0 0 172 99" svg:d="M0 0c67-3 117 51 165 88l7 11"><text:p/></draw:path><draw:polyline draw:style-name="gr30" draw:text-style-name="P93" svg:width="0.066cm" svg:height="0.149cm" svg:x="7.742cm" svg:y="1.304cm" svg:viewBox="0 0 67 150" draw:points="67,0 0,150 0,150"><text:p/></draw:polyline><draw:polyline draw:style-name="gr30" draw:text-style-name="P93" svg:width="0.066cm" svg:height="0.149cm" svg:x="7.781cm" svg:y="1.337cm" svg:viewBox="0 0 67 150" draw:points="67,0 0,150 0,150"><text:p/></draw:polyline><draw:polyline draw:style-name="gr30" draw:text-style-name="P93" svg:width="0.099cm" svg:height="0.115cm" svg:x="7.306cm" svg:y="2.353cm" svg:viewBox="0 0 100 116" draw:points="0,0 39,55 93,105 100,116"><text:p/></draw:polyline><draw:polyline draw:style-name="gr30" draw:text-style-name="P93" svg:width="0.099cm" svg:height="0.115cm" svg:x="7.369cm" svg:y="2.331cm" svg:viewBox="0 0 100 116" draw:points="0,0 39,54 94,104 100,116"><text:p/></draw:polyline></draw:g></text:p>
                </text:list-item>
              </text:list>
            </table:table-cell>
            <table:table-cell table:style-name="Tableau12.A1" office:value-type="string">
              <text:list xml:id="list142010721680720" text:continue-numbering="true" text:style-name="liste_5f_abc">
                <text:list-item>
                  <text:p text:style-name="P44"/>
                </text:list-item>
              </text:list>
            </table:table-cell>
            <table:table-cell table:style-name="Tableau12.C1" office:value-type="string">
              <text:list xml:id="list142010360047389" text:continue-numbering="true" text:style-name="liste_5f_abc">
                <text:list-item>
                  <text:p text:style-name="P43"/>
                </text:list-item>
              </text:list>
            </table:table-cell>
          </table:table-row>
        </table:table-header-rows>
      </table:table>
      <text:list xml:id="list142010278736100" text:continue-numbering="true" text:style-name="liste_5f_abc">
        <text:list-item>
          <text:p text:style-name="P48"><text:span text:style-name="T4">DLS isocèle en S : </text:span><text:span text:style-name="T7">DL </text:span><text:span text:style-name="T14">=</text:span><text:span text:style-name="T6"> 11 cm et</text:span><text:span text:style-name="T5"><draw:frame draw:style-name="fr5" draw:name="Objet45" text:anchor-type="as-char" svg:y="-0.39cm" svg:width="0.893cm" svg:height="0.466cm" draw:z-index="43"><draw:object xlink:href="./Object 12" xlink:type="simple" xlink:show="embed" xlink:actuate="onLoad"/><draw:image xlink:href="./ObjectReplacements/Object 12" xlink:type="simple" xlink:show="embed" xlink:actuate="onLoad"/><svg:desc>formule</svg:desc></draw:frame></text:span><text:span text:style-name="T12">=</text:span><text:span text:style-name="T4"> 35°.</text:span></text:p>
        </text:list-item>
        <text:list-item>
          <text:p text:style-name="P58"><text:span text:style-name="T23">EMT rectangle en M :</text:span><text:span text:style-name="T26"><draw:frame draw:style-name="fr5" draw:name="Objet46" text:anchor-type="as-char" svg:y="-0.39cm" svg:width="0.944cm" svg:height="0.459cm" draw:z-index="44"><draw:object xlink:href="./Object 13" xlink:type="simple" xlink:show="embed" xlink:actuate="onLoad"/><draw:image xlink:href="./ObjectReplacements/Object 13" xlink:type="simple" xlink:show="embed" xlink:actuate="onLoad"/><svg:desc>formule</svg:desc></draw:frame></text:span><text:span text:style-name="T15">=</text:span> 55° et <text:span text:style-name="T24">ME </text:span><text:span text:style-name="T10">=</text:span><text:span text:style-name="T23"> 7 cm.</text:span></text:p>
        </text:list-item>
        <text:list-item>
          <text:p text:style-name="P59"><text:span text:style-name="T23">FUN isocèle rectangle en F : </text:span><text:span text:style-name="T24">FU </text:span><text:span text:style-name="T10">=</text:span><text:span text:style-name="T23"> 4 cm.</text:span></text:p>
        </text:list-item>
      </text:list>
      <table:table table:name="Tableau7" table:style-name="Tableau7">
        <table:table-column table:style-name="Tableau7.A" table:number-columns-repeated="2"/>
        <table:table-column table:style-name="Tableau7.C"/>
        <table:table-header-rows>
          <table:table-row table:style-name="Tableau7.1">
            <table:table-cell table:style-name="Tableau7.A1" office:value-type="string">
              <text:list xml:id="list142010661897134" text:continue-list="list142010278736100" text:style-name="liste_5f_abc">
                <text:list-item>
                  <text:list>
                    <text:list-item text:start-value="4">
                      <text:p text:style-name="P43"><draw:g text:anchor-type="paragraph" draw:z-index="51" draw:name="Forme27" draw:style-name="gr17"><draw:rect draw:style-name="gr107" draw:text-style-name="P94" svg:width="2.648cm" svg:height="2.278cm" svg:x="2.962cm" svg:y="0.425cm"><text:p/></draw:rect><draw:frame draw:name="DescriptionOOoTep" draw:style-name="gr134" draw:text-style-name="P97" svg:width="0.376cm" svg:height="0.211cm" svg:x="4.821cm" svg:y="1.658cm"><draw:text-box><text:p text:style-name="P96"><text:span text:style-name="T51">90 °</text:span></text:p></draw:text-box></draw:frame><draw:frame draw:name="DescriptionOOoTep" draw:style-name="gr135" draw:text-style-name="P97" svg:width="0.376cm" svg:height="0.211cm" svg:x="4.721cm" svg:y="0.847cm"><draw:text-box><text:p text:style-name="P96"><text:span text:style-name="T51">55 °</text:span></text:p></draw:text-box></draw:frame><draw:frame draw:name="DescriptionOOoTep" draw:style-name="gr136" draw:text-style-name="P97" svg:width="0.445cm" svg:height="0.211cm" draw:transform="rotate (-1.22295220687243) translate (5.39220833333333cm 0.957791666666667cm)"><draw:text-box><text:p text:style-name="P96"><text:span text:style-name="T51">7 cm</text:span></text:p></draw:text-box></draw:frame><draw:frame draw:name="DescriptionOOoTep" draw:style-name="gr137" draw:text-style-name="P97" svg:width="0.156cm" svg:height="0.211cm" svg:x="5.416cm" svg:y="1.905cm"><draw:text-box><text:p text:style-name="P96"><text:span text:style-name="T51">M</text:span></text:p></draw:text-box></draw:frame><draw:frame draw:name="DescriptionOOoTep" draw:style-name="gr138" draw:text-style-name="P97" svg:width="0.119cm" svg:height="0.211cm" svg:x="5.043cm" svg:y="0.446cm"><draw:text-box><text:p text:style-name="P96"><text:span text:style-name="T51">E</text:span></text:p></draw:text-box></draw:frame><draw:frame draw:name="DescriptionOOoTep" draw:style-name="gr139" draw:text-style-name="P97" svg:width="0.114cm" svg:height="0.211cm" svg:x="3.024cm" svg:y="2.39cm"><draw:text-box><text:p text:style-name="P96"><text:span text:style-name="T51">T</text:span></text:p></draw:text-box></draw:frame><draw:path draw:style-name="gr30" draw:text-style-name="P93" svg:width="2.217cm" svg:height="0.66cm" svg:x="3.228cm" svg:y="1.86cm" svg:viewBox="0 0 2218 661" svg:d="M0 661c40-24 86-35 130-50 42-14 86-5 130-17 40-11 94-2 130-29 47-36 92-20 138-51 39-25 89-31 135-46 45-15 88-42 134-53 44-12 88-27 134-39 44-11 87-12 130-25 44-11 92-22 138-25 51-4 97-26 144-46 41-18 83-39 126-59 43-21 86-42 134-55 45-14 88-31 133-47 41-13 86-11 126-28 44-19 94-4 139-30 39-24 90-20 134-38l46-21 37-2"><text:p/></draw:path><draw:path draw:style-name="gr30" draw:text-style-name="P93" svg:width="1.744cm" svg:height="1.904cm" svg:x="3.228cm" svg:y="0.604cm" svg:viewBox="0 0 1745 1905" svg:d="M0 1905c19-48 53-88 97-114 48-29 79-82 121-117s69-83 105-122c37-41 77-82 109-126 33-46 63-96 109-129 44-31 86-69 122-110 36-40 62-95 113-121 52-26 73-82 113-122 39-40 73-84 105-130 31-47 70-88 117-117s88-72 118-118c31-48 61-98 105-134 43-35 87-71 117-117 29-45 73-80 101-125 32-51 94-61 131-106l15-43 30-42 17-12"><text:p/></draw:path><draw:path draw:style-name="gr30" draw:text-style-name="P93" svg:width="0.478cm" svg:height="1.257cm" svg:x="4.968cm" svg:y="0.601cm" svg:viewBox="0 0 479 1258" svg:d="M0 0c23 40 55 80 56 129 1 47 25 91 50 131 25 39 62 79 63 129-1 44 9 89 25 130 17 44 41 85 56 131 12 44 45 81 48 130 5 43 19 88 35 129 17 43 38 86 54 131 15 45 36 90 59 133l21 42 12 43"><text:p/></draw:path><draw:path draw:style-name="gr30" draw:text-style-name="P93" svg:width="0.141cm" svg:height="0.058cm" svg:x="5.237cm" svg:y="1.716cm" svg:viewBox="0 0 142 59" svg:d="M142 0c-39 31-87 47-134 59h-8"><text:p/></draw:path><draw:polyline draw:style-name="gr30" draw:text-style-name="P93" svg:width="0.035cm" svg:height="0.12cm" svg:x="5.237cm" svg:y="1.775cm" svg:viewBox="0 0 36 121" draw:points="0,0 17,42 33,84 36,121"><text:p/></draw:polyline><draw:path draw:style-name="gr30" draw:text-style-name="P93" svg:width="0.179cm" svg:height="0.058cm" svg:x="4.849cm" svg:y="0.747cm" svg:viewBox="0 0 180 59" svg:d="M0 0c23 49 79 57 127 59l41-8 12-1"><text:p/></draw:path></draw:g><draw:g text:anchor-type="paragraph" draw:z-index="75" draw:style-name="gr1"><draw:rect draw:style-name="gr343" draw:text-style-name="P69" svg:width="2.648cm" svg:height="2.278cm" svg:x="0.067cm" svg:y="0.476cm"><text:p/></draw:rect><draw:frame draw:name="DescriptionOOoTep 6" draw:style-name="gr344" draw:text-style-name="P71" svg:width="0.563cm" svg:height="0.269cm" draw:transform="rotate (0.132121424375971) translate (1.21531944444444cm 1.75759722222222cm)"><draw:text-box><text:p text:style-name="P70"><text:span text:style-name="T39">11 cm</text:span></text:p></draw:text-box></draw:frame><draw:frame draw:name="DescriptionOOoTep 7" draw:style-name="gr345" draw:text-style-name="P71" svg:width="0.398cm" svg:height="0.211cm" svg:x="0.665cm" svg:y="1.617cm"><draw:text-box><text:p text:style-name="P70"><text:span text:style-name="T39">35°</text:span></text:p></draw:text-box></draw:frame><draw:frame draw:name="DescriptionOOoTep 8" draw:style-name="gr346" draw:text-style-name="P71" svg:width="0.274cm" svg:height="0.274cm" svg:x="0.266cm" svg:y="1.857cm"><draw:text-box><text:p text:style-name="P70"><text:span text:style-name="T39">D</text:span></text:p></draw:text-box></draw:frame><draw:frame draw:name="DescriptionOOoTep 9" draw:style-name="gr347" draw:text-style-name="P71" svg:width="0.115cm" svg:height="0.211cm" svg:x="2.538cm" svg:y="1.478cm"><draw:text-box><text:p text:style-name="P70"><text:span text:style-name="T39">L</text:span></text:p></draw:text-box></draw:frame><draw:frame draw:name="DescriptionOOoTep 10" draw:style-name="gr348" draw:text-style-name="P71" svg:width="0.119cm" svg:height="0.211cm" svg:x="1.201cm" svg:y="0.765cm"><draw:text-box><text:p text:style-name="P70"><text:span text:style-name="T39">S</text:span></text:p></draw:text-box></draw:frame><draw:g draw:style-name="gr8"><draw:path draw:style-name="gr349" draw:text-style-name="P72" svg:width="0.945cm" svg:height="0.97cm" svg:x="0.342cm" svg:y="0.945cm" svg:viewBox="0 0 946 971" svg:d="M946 0c-64 18-66 43-77 66-11 21-30 42-45 64-13 21-39 43-52 67-17 22-101 40-125 63-23 22-62 44-88 66-23 21-26 43-45 64-17 22-54 45-84 66-36 24-23 14-30 41-6 23 2 53-26 75-26 22-71 66-90 89-15 23-47 33-60 58-13 22-61 84-80 106-21 22-54 44-54 67 0 21-94 16-88 38l-2 21 11 20"><text:p/></draw:path><draw:path draw:style-name="gr350" draw:text-style-name="P72" svg:width="2.173cm" svg:height="0.417cm" svg:x="0.342cm" svg:y="1.497cm" svg:viewBox="0 0 2174 418" svg:d="M0 418c69-4 139-41 209-37 70 1 129-28 201-28 65-4 133-9 203-9 64 0 124-26 191-23 65 6 128-52 198-46 68 5 134-26 201-47 70-22 141-13 207-46 62-33 117-91 193-91 62 0 125-35 189-46 62-12 128-17 193-23l70-7h63l56-15"><text:p/></draw:path><draw:path draw:style-name="gr351" draw:text-style-name="P72" svg:width="1.226cm" svg:height="0.552cm" svg:x="1.289cm" svg:y="0.945cm" svg:viewBox="0 0 1227 553" svg:d="M0 0c43 11 55 28 87 42 30 13 55 26 72 41 16 15 75 3 92 18 16 15 53 39 81 53 32 16 102 38 149 52 43 13 85 46 123 60 37 14 61 29 102 43 38 13 8 22 46 36 37 14 78 29 123 41 43 13 27 3 46 20 13 13 18 49 91 64 60 11 102 27 138 45l26 15 41 14 10 9"><text:p/></draw:path></draw:g><draw:polyline draw:style-name="gr352" draw:text-style-name="P72" svg:width="0.064cm" svg:height="0.098cm" svg:x="1.734cm" svg:y="1.092cm" svg:viewBox="0 0 65 99" draw:points="0,99 19,64 55,30 65,0"><text:p/></draw:polyline><draw:polyline draw:style-name="gr353" draw:text-style-name="P72" svg:width="0.066cm" svg:height="0.097cm" svg:x="1.767cm" svg:y="1.128cm" svg:viewBox="0 0 67 98" draw:points="0,98 19,63 55,30 67,0"><text:p/></draw:polyline><draw:polyline draw:style-name="gr354" draw:text-style-name="P72" svg:width="0.109cm" svg:height="0.046cm" svg:x="0.856cm" svg:y="1.257cm" svg:viewBox="0 0 110 47" draw:points="0,0 39,11 79,41 110,47"><text:p/></draw:polyline><draw:polyline draw:style-name="gr355" draw:text-style-name="P72" svg:width="0.109cm" svg:height="0.045cm" svg:x="0.829cm" svg:y="1.297cm" svg:viewBox="0 0 110 46" draw:points="0,0 39,12 79,41 110,46"><text:p/></draw:polyline><draw:path draw:style-name="gr356" draw:text-style-name="P73" svg:width="0.151cm" svg:height="0.086cm" draw:transform="skewX (0.011693705988362) rotate (-0.558679893563385) translate (0.530638841560006cm 1.71636391452419cm)" svg:viewBox="0 0 152 87" svg:d="M0 1c37-5 80 10 101 44l37 16 14 26"><text:p/></draw:path></draw:g></text:p>
                    </text:list-item>
                  </text:list>
                </text:list-item>
              </text:list>
            </table:table-cell>
            <table:table-cell table:style-name="Tableau7.A1" office:value-type="string">
              <text:list xml:id="list142010232278227" text:continue-numbering="true" text:style-name="liste_5f_abc">
                <text:list-item>
                  <text:list>
                    <text:list-item>
                      <text:p text:style-name="P44"/>
                    </text:list-item>
                  </text:list>
                </text:list-item>
              </text:list>
            </table:table-cell>
            <table:table-cell table:style-name="Tableau7.C1" office:value-type="string">
              <text:list xml:id="list142011891575706" text:continue-numbering="true" text:style-name="liste_5f_abc">
                <text:list-item>
                  <text:list>
                    <text:list-item>
                      <text:p text:style-name="P43"><draw:g text:anchor-type="paragraph" draw:z-index="52" draw:name="Forme28" draw:style-name="gr17"><draw:rect draw:style-name="gr107" draw:text-style-name="P94" svg:width="2.648cm" svg:height="2.278cm" svg:x="0.002cm" svg:y="0.407cm"><text:p/></draw:rect><draw:frame draw:name="DescriptionOOoTep" draw:style-name="gr130" draw:text-style-name="P97" svg:width="0.445cm" svg:height="0.211cm" draw:transform="rotate (0.172787595947439) translate (1.35113888888889cm 2.45886111111111cm)"><draw:text-box><text:p text:style-name="P96"><text:span text:style-name="T51">4 cm</text:span></text:p></draw:text-box></draw:frame><draw:frame draw:name="DescriptionOOoTep" draw:style-name="gr131" draw:text-style-name="P97" svg:width="0.107cm" svg:height="0.211cm" svg:x="0.33cm" svg:y="2.458cm"><draw:text-box><text:p text:style-name="P96"><text:span text:style-name="T51">F</text:span></text:p></draw:text-box></draw:frame><draw:frame draw:name="DescriptionOOoTep" draw:style-name="gr132" draw:text-style-name="P97" svg:width="0.135cm" svg:height="0.211cm" svg:x="0.058cm" svg:y="0.432cm"><draw:text-box><text:p text:style-name="P96"><text:span text:style-name="T51">N</text:span></text:p></draw:text-box></draw:frame><draw:frame draw:name="DescriptionOOoTep" draw:style-name="gr133" draw:text-style-name="P97" svg:width="0.135cm" svg:height="0.211cm" svg:x="2.484cm" svg:y="2.099cm"><draw:text-box><text:p text:style-name="P96"><text:span text:style-name="T51">U</text:span></text:p></draw:text-box></draw:frame><draw:path draw:style-name="gr30" draw:text-style-name="P93" svg:width="0.345cm" svg:height="1.937cm" svg:x="0.171cm" svg:y="0.642cm" svg:viewBox="0 0 346 1938" svg:d="M0 0c29 48 29 106 47 159s20 114 26 171c6 56 21 112 26 169 3 54 8 108 19 161 13 55 27 113 26 171 0 58 53 108 47 164-6 70 23 104 21 166-2 52 23 105 30 159 8 55 21 109 21 166 0 55 22 108 27 164 5 55 20 110 31 165l15 56 5 53 5 14"><text:p/></draw:path><draw:path draw:style-name="gr30" draw:text-style-name="P93" svg:width="1.944cm" svg:height="0.355cm" svg:x="0.516cm" svg:y="2.226cm" svg:viewBox="0 0 1945 356" svg:d="M0 356c53-23 110-6 165-20 57-16 96-58 160-63 57-2 115-8 170-26 55-16 114-13 171-25 64-14 130-24 196-31 52-5 107-2 160-6 66-5 126-29 196-25 59 4 110-41 165-62 53-20 114-22 170-35 54-15 113-22 170-32 58-10 120-23 181-26l41-5"><text:p/></draw:path><draw:path draw:style-name="gr30" draw:text-style-name="P93" svg:width="2.285cm" svg:height="1.583cm" svg:x="0.178cm" svg:y="0.641cm" svg:viewBox="0 0 2286 1584" svg:d="M0 0c51 36 92 85 160 108 64 22 107 86 165 124 54 36 101 88 165 110 61 19 125 48 175 92 53 45 117 81 170 128 50 46 110 74 166 114 55 40 110 81 170 118 58 36 101 94 160 130 54 31 112 51 164 87 56 38 108 69 161 109 56 42 116 82 165 133 45 49 114 70 165 114 55 49 114 44 160 93l61 37 47 57 32 30"><text:p/></draw:path><draw:path draw:style-name="gr30" draw:text-style-name="P93" svg:width="0.211cm" svg:height="0.082cm" svg:x="0.248cm" svg:y="1.524cm" svg:viewBox="0 0 212 83" svg:d="M0 83c69 7 101-71 170-67l42-16"><text:p/></draw:path><draw:path draw:style-name="gr30" draw:text-style-name="P93" svg:width="0.211cm" svg:height="0.083cm" svg:x="0.264cm" svg:y="1.581cm" svg:viewBox="0 0 212 84" svg:d="M0 84c69 6 101-72 170-68l42-16"><text:p/></draw:path><draw:polyline draw:style-name="gr30" draw:text-style-name="P93" svg:width="0.014cm" svg:height="0.149cm" svg:x="1.311cm" svg:y="2.375cm" svg:viewBox="0 0 15 150" draw:points="15,0 15,52 5,108 0,150"><text:p/></draw:polyline><draw:polyline draw:style-name="gr30" draw:text-style-name="P93" svg:width="0.014cm" svg:height="0.149cm" svg:x="1.359cm" svg:y="2.353cm" svg:viewBox="0 0 15 150" draw:points="15,0 15,52 5,108 0,150"><text:p/></draw:polyline><draw:polyline draw:style-name="gr30" draw:text-style-name="P93" svg:width="0.143cm" svg:height="0.026cm" svg:x="0.492cm" svg:y="2.413cm" svg:viewBox="0 0 144 27" draw:points="0,27 56,22 108,11 144,0"><text:p/></draw:polyline><draw:polyline draw:style-name="gr30" draw:text-style-name="P93" svg:width="0.026cm" svg:height="0.137cm" svg:x="0.635cm" svg:y="2.42cm" svg:viewBox="0 0 27 138" draw:points="0,0 21,56 27,108 26,138"><text:p/></draw:polyline></draw:g></text:p>
                    </text:list-item>
                  </text:list>
                </text:list-item>
              </text:list>
            </table:table-cell>
          </table:table-row>
        </table:table-header-rows>
      </table:table>
      <text:list xml:id="list142010019055446" text:continue-list="list142011430722404" text:style-name="Num_5f_Exo">
        <text:list-item>
          <text:h text:style-name="P32" text:outline-level="1"><text:s/>Trace chacun de ces triangles à partir de la figure à main levée proposée.</text:h>
        </text:list-item>
      </text:list>
      <table:table table:name="Tableau14" table:style-name="Tableau14">
        <table:table-column table:style-name="Tableau14.A"/>
        <table:table-row table:style-name="Tableau14.1">
          <table:table-cell table:style-name="Tableau14.A1" office:value-type="string">
            <text:list xml:id="list142010463746909" text:continue-list="list142011891575706" text:style-name="liste_5f_abc">
              <text:list-item>
                <text:list>
                  <text:list-item text:start-value="1">
                    <text:p text:style-name="P36"><draw:g text:anchor-type="paragraph" draw:z-index="53" draw:name="Forme29" draw:style-name="gr17"><draw:rect draw:style-name="gr107" draw:text-style-name="P94" svg:width="5.862cm" svg:height="4.195cm" svg:x="3.048cm" svg:y="0.09cm"><text:p/></draw:rect><draw:g draw:style-name="gr8"><draw:line draw:style-name="gr120" draw:text-style-name="P109" svg:x1="3.724cm" svg:y1="0.438cm" svg:x2="8.722cm" svg:y2="0.596cm"><text:p/></draw:line><draw:line draw:style-name="gr121" draw:text-style-name="P109" svg:x1="8.723cm" svg:y1="0.596cm" svg:x2="3.609cm" svg:y2="4.136cm"><text:p/></draw:line><draw:line draw:style-name="gr122" draw:text-style-name="P109" svg:x1="3.609cm" svg:y1="4.136cm" svg:x2="3.726cm" svg:y2="0.438cm"><text:p/></draw:line></draw:g><draw:g draw:style-name="gr8"><draw:line draw:style-name="gr123" draw:text-style-name="P109" svg:x1="3.924cm" svg:y1="0.446cm" svg:x2="3.918cm" svg:y2="0.646cm"><text:p/></draw:line><draw:line draw:style-name="gr124" draw:text-style-name="P109" svg:x1="3.717cm" svg:y1="0.64cm" svg:x2="3.917cm" svg:y2="0.646cm"><text:p/></draw:line></draw:g><draw:frame draw:name="DescriptionOOoTep" draw:style-name="gr125" draw:text-style-name="P110" svg:width="0.876cm" svg:height="0.414cm" draw:transform="rotate (-0.0338593874886899) translate (5.762625cm 0.146402777777778cm)"><draw:text-box><text:p text:style-name="P76"><text:span text:style-name="T59">5 cm</text:span></text:p></draw:text-box></draw:frame><draw:frame draw:name="DescriptionOOoTep" draw:style-name="gr126" draw:text-style-name="P110" svg:width="1.211cm" svg:height="0.414cm" draw:transform="rotate (1.5390313344086) translate (3.18558333333333cm 2.83104166666667cm)"><draw:text-box><text:p text:style-name="P76"><text:span text:style-name="T59">3,7 cm</text:span></text:p></draw:text-box></draw:frame><draw:frame draw:name="DescriptionOOoTep" draw:style-name="gr127" draw:text-style-name="P95" svg:width="0.309cm" svg:height="0.414cm" svg:x="8.565cm" svg:y="0.771cm"><draw:text-box><text:p text:style-name="P81"><text:span text:style-name="T50">M</text:span></text:p></draw:text-box></draw:frame><draw:frame draw:name="DescriptionOOoTep" draw:style-name="gr128" draw:text-style-name="P95" svg:width="0.219cm" svg:height="0.414cm" svg:x="3.265cm" svg:y="3.819cm"><draw:text-box><text:p text:style-name="P81"><text:span text:style-name="T50">T</text:span></text:p></draw:text-box></draw:frame><draw:frame draw:name="DescriptionOOoTep" draw:style-name="gr129" draw:text-style-name="P95" svg:width="0.207cm" svg:height="0.414cm" svg:x="3.357cm" svg:y="0.187cm"><draw:text-box><text:p text:style-name="P81"><text:span text:style-name="T50">F</text:span></text:p></draw:text-box></draw:frame></draw:g></text:p>
                  </text:list-item>
                </text:list>
              </text:list-item>
            </text:list>
            <text:list xml:id="list142010241466830" text:continue-list="list142010968407468" text:style-name="_5f_Numérotation_20_des_20_exercices_20_livrets">
              <text:list-item>
                <text:list>
                  <text:list-header>
                    <text:p text:style-name="P38"><draw:g text:anchor-type="as-char" draw:z-index="32" draw:name="Forme30" draw:style-name="gr59"><draw:frame draw:style-name="gr284" draw:text-style-name="P117" svg:width="0.11cm" svg:height="0.505cm" svg:x="0.572cm" svg:y="0.593cm"><draw:text-box><text:p text:style-name="P81"><text:span text:style-name="T64"><text:s/></text:span></text:p></draw:text-box></draw:frame><draw:frame draw:style-name="gr274" draw:text-style-name="P98" svg:width="0.115cm" svg:height="0.415cm" svg:x="1.005cm" svg:y="0.741cm"><draw:text-box><text:p text:style-name="P81"><text:span text:style-name="T52"><text:s/></text:span></text:p></draw:text-box></draw:frame><draw:polygon draw:style-name="gr272" draw:text-style-name="P115" svg:width="1.93cm" svg:height="2.49cm" svg:x="0.259cm" svg:y="0.36cm" svg:viewBox="0 0 1931 2491" draw:points="439,2491 0,0 1931,2228"><text:p/></draw:polygon><draw:frame draw:style-name="gr285" draw:text-style-name="P98" svg:width="0.207cm" svg:height="0.415cm" svg:x="0.386cm" svg:y="2.759cm"><draw:text-box><text:p text:style-name="P81"><text:span text:style-name="T52">F</text:span></text:p></draw:text-box></draw:frame><draw:frame draw:style-name="gr286" draw:text-style-name="P98" svg:width="0.115cm" svg:height="0.415cm" svg:x="0.771cm" svg:y="2.773cm"><draw:text-box><text:p text:style-name="P81"><text:span text:style-name="T52"><text:s/></text:span></text:p></draw:text-box></draw:frame><draw:frame draw:style-name="gr287" draw:text-style-name="P98" svg:width="0.309cm" svg:height="0.415cm" svg:x="0.099cm" svg:y="0cm"><draw:text-box><text:p text:style-name="P81"><text:span text:style-name="T52">M</text:span></text:p></draw:text-box></draw:frame><draw:frame draw:style-name="gr288" draw:text-style-name="P98" svg:width="0.219cm" svg:height="0.415cm" svg:x="2.265cm" svg:y="2.281cm"><draw:text-box><text:p text:style-name="P81"><text:span text:style-name="T52">T</text:span></text:p></draw:text-box></draw:frame><draw:path draw:style-name="gr276" draw:text-style-name="P115" svg:width="1.488cm" svg:height="0.272cm" svg:x="0.704cm" svg:y="2.581cm" svg:viewBox="0 0 1489 273" svg:d="M0 273c48 2 97-7 145-14s97-31 146-35 97-14 145-23 97-2 148-44c39-30 104 12 152-7s97-16 146-27 86-35 141-33 101-4 146-18 96-8 143-23 103-14 147-40l30-9"><text:p/></draw:path><draw:path draw:style-name="gr276" draw:text-style-name="P115" svg:width="0.445cm" svg:height="2.486cm" svg:x="0.258cm" svg:y="0.369cm" svg:viewBox="0 0 446 2487" svg:d="M446 2487c0-49 4-100-14-145-23-45-39-95-53-142s0-99-16-149c-14-45-30-93-33-144s0-94-4-141-30-99-33-150-18-96-20-141-10-99-19-145-21-102-42-148-23-97-30-148 3-101-18-145c-25-48-18-97-32-146s-14-101-17-150-22-97-29-147-8-104-24-153-20-99-23-148-25-96-32-145h-7"><text:p/></draw:path><draw:path draw:style-name="gr276" draw:text-style-name="P115" svg:width="1.927cm" svg:height="2.227cm" svg:x="0.265cm" svg:y="0.36cm" svg:viewBox="0 0 1928 2228" svg:d="M0 0c42 44 65 108 118 145s65 91 120 134c46 35 64 97 95 146 34 57 90 97 134 143s103 71 124 131 86 79 130 123 76 92 113 139 73 106 129 140 71 93 115 137 86 92 114 148 60 110 117 134c51 22 93 66 109 120 20 59 72 99 115 143s95 85 134 138 90 102 137 148 82 94 115 145l9 14"><text:p/></draw:path><draw:line draw:style-name="gr277" draw:text-style-name="P86" svg:x1="0.669cm" svg:y1="2.658cm" svg:x2="0.865cm" svg:y2="2.616cm"><text:p/></draw:line><draw:line draw:style-name="gr277" draw:text-style-name="P86" svg:x1="0.861cm" svg:y1="2.616cm" svg:x2="0.914cm" svg:y2="2.822cm"><text:p/></draw:line><draw:frame draw:style-name="gr289" draw:text-style-name="P98" svg:width="1.211cm" svg:height="0.415cm" draw:transform="rotate (0.174183859349034) translate (0.931333333333333cm 2.79615277777778cm)"><draw:text-box><text:p text:style-name="P81"><text:span text:style-name="T52">3,7 cm</text:span></text:p></draw:text-box></draw:frame><draw:frame draw:style-name="gr290" draw:text-style-name="P98" svg:width="0.895cm" svg:height="0.415cm" draw:transform="rotate (1.74532925199433) translate (0.155222222222222cm 2.25640277777778cm)"><draw:text-box><text:p text:style-name="P81"><text:span text:style-name="T52">5 cm</text:span></text:p></draw:text-box></draw:frame></draw:g></text:p>
                  </text:list-header>
                </text:list>
              </text:list-item>
            </text:list>
          </table:table-cell>
        </table:table-row>
        <table:table-row table:style-name="Tableau14.1">
          <table:table-cell table:style-name="Tableau14.A1" office:value-type="string">
            <text:list xml:id="list142010981544705" text:continue-list="list142010463746909" text:style-name="liste_5f_abc">
              <text:list-item>
                <text:list>
                  <text:list-item>
                    <text:p text:style-name="P36"/>
                  </text:list-item>
                </text:list>
              </text:list-item>
            </text:list>
            <text:list xml:id="list142010503838094" text:continue-list="list142010241466830" text:style-name="_5f_Numérotation_20_des_20_exercices_20_livrets">
              <text:list-item>
                <text:list>
                  <text:list-header>
                    <text:p text:style-name="P39"><draw:g text:anchor-type="paragraph" draw:z-index="54" draw:name="Forme31" draw:style-name="gr17"><draw:rect draw:style-name="gr107" draw:text-style-name="P94" svg:width="5.862cm" svg:height="2.805cm" svg:x="3.029cm" svg:y="0.212cm"><text:p/></draw:rect><draw:g draw:style-name="gr8"><draw:line draw:style-name="gr108" draw:text-style-name="P109" svg:x1="3.53cm" svg:y1="2.558cm" svg:x2="8.454cm" svg:y2="1.69cm"><text:p/></draw:line><draw:line draw:style-name="gr109" draw:text-style-name="P109" svg:x1="8.458cm" svg:y1="1.69cm" svg:x2="5.775cm" svg:y2="0.869cm"><text:p/></draw:line><draw:line draw:style-name="gr110" draw:text-style-name="P109" svg:x1="5.771cm" svg:y1="0.869cm" svg:x2="3.53cm" svg:y2="2.558cm"><text:p/></draw:line></draw:g><draw:g draw:style-name="gr8"><draw:ellipse draw:style-name="gr111" draw:text-style-name="P109" svg:width="1.003cm" svg:height="1.004cm" draw:transform="rotate (0.173485727648236) translate (2.95627777777778cm 2.15370833333333cm)" draw:kind="arc" draw:start-angle="0" draw:end-angle="27"><text:p/></draw:ellipse><draw:line draw:style-name="gr112" draw:text-style-name="P109" svg:x1="3.9cm" svg:y1="2.399cm" svg:x2="4.038cm" svg:y2="2.339cm"><text:p/></draw:line></draw:g><draw:g draw:style-name="gr8"><draw:ellipse draw:style-name="gr113" draw:text-style-name="P109" svg:width="1.004cm" svg:height="1.003cm" draw:transform="rotate (0.175056523975031) translate (7.87929166666667cm 1.28763888888889cm)" draw:kind="arc" draw:start-angle="153" draw:end-angle="180"><text:p/></draw:ellipse><draw:line draw:style-name="gr114" draw:text-style-name="P109" svg:x1="8.055cm" svg:y1="1.667cm" svg:x2="7.905cm" svg:y2="1.658cm"><text:p/></draw:line></draw:g><draw:frame draw:name="DescriptionOOoTep" draw:style-name="gr115" draw:text-style-name="P110" svg:width="0.742cm" svg:height="0.414cm" svg:x="7.07cm" svg:y="1.478cm"><draw:text-box><text:p text:style-name="P76"><text:span text:style-name="T59">27 °</text:span></text:p></draw:text-box></draw:frame><draw:frame draw:name="DescriptionOOoTep" draw:style-name="gr116" draw:text-style-name="P110" svg:width="0.881cm" svg:height="0.414cm" svg:x="5.874cm" svg:y="2.189cm"><draw:text-box><text:p text:style-name="P76"><text:span text:style-name="T59">5 cm</text:span></text:p></draw:text-box></draw:frame><draw:frame draw:name="DescriptionOOoTep" draw:style-name="gr117" draw:text-style-name="P110" svg:width="0.249cm" svg:height="0.414cm" svg:x="3.124cm" svg:y="2.452cm"><draw:text-box><text:p text:style-name="P76"><text:span text:style-name="T59">R</text:span></text:p></draw:text-box></draw:frame><draw:frame draw:name="DescriptionOOoTep" draw:style-name="gr118" draw:text-style-name="P110" svg:width="0.216cm" svg:height="0.414cm" svg:x="8.645cm" svg:y="1.484cm"><draw:text-box><text:p text:style-name="P76"><text:span text:style-name="T59">P</text:span></text:p></draw:text-box></draw:frame><draw:frame draw:name="DescriptionOOoTep" draw:style-name="gr119" draw:text-style-name="P110" svg:width="0.228cm" svg:height="0.414cm" svg:x="5.606cm" svg:y="0.369cm"><draw:text-box><text:p text:style-name="P76"><text:span text:style-name="T59">E</text:span></text:p></draw:text-box></draw:frame></draw:g><draw:g text:anchor-type="as-char" draw:z-index="33" draw:name="Forme32" draw:style-name="gr59"><draw:polygon draw:style-name="gr272" draw:text-style-name="P115" svg:width="1.877cm" svg:height="2.239cm" svg:x="0.257cm" svg:y="0.242cm" svg:viewBox="0 0 1878 2240" draw:points="0,0 1878,2240 1505,644"><text:p/></draw:polygon><draw:path draw:style-name="gr277" draw:text-style-name="P86" svg:width="0.152cm" svg:height="0.247cm" svg:x="0.69cm" svg:y="0.496cm" svg:viewBox="0 0 153 248" svg:d="M0 248c97-44 140-134 153-248"><text:p/></draw:path><draw:path draw:style-name="gr277" draw:text-style-name="P86" svg:width="0.36cm" svg:height="0.108cm" svg:x="1.602cm" svg:y="1.766cm" svg:viewBox="0 0 361 109" svg:d="M361 0c-136 4-258 48-361 109"><text:p/></draw:path><draw:frame draw:style-name="gr279" draw:text-style-name="P116" svg:width="0.309cm" svg:height="0.507cm" svg:x="2.143cm" svg:y="2.485cm"><draw:text-box><text:p text:style-name="P81"><text:span text:style-name="T63">R</text:span></text:p></draw:text-box></draw:frame><draw:frame draw:style-name="gr280" draw:text-style-name="P116" svg:width="0.276cm" svg:height="0.507cm" svg:x="1.863cm" svg:y="0.577cm"><draw:text-box><text:p text:style-name="P81"><text:span text:style-name="T63">E</text:span></text:p></draw:text-box></draw:frame><draw:path draw:style-name="gr276" draw:text-style-name="P115" svg:width="1.49cm" svg:height="0.644cm" svg:x="0.268cm" svg:y="0.249cm" svg:viewBox="0 0 1491 645" svg:d="M0 1c108-13 126 73 239 93 80 10 140 78 226 100 87 21 135 69 233 93 76 21 142 86 225 119s146 65 218 93c73 29 163 43 233 92l71 30 46 24"><text:p/></draw:path><draw:path draw:style-name="gr276" draw:text-style-name="P115" svg:width="0.362cm" svg:height="1.587cm" svg:x="1.765cm" svg:y="0.9cm" svg:viewBox="0 0 363 1588" svg:d="M0 0c-7 99 91 172 74 272-14 106 52 180 71 283 13 93 86 181 58 283s28 190 70 277c43 86 14 191 72 272l4 102 14 99"><text:p/></draw:path><draw:path draw:style-name="gr276" draw:text-style-name="P115" svg:width="1.852cm" svg:height="2.23cm" svg:x="0.272cm" svg:y="0.249cm" svg:viewBox="0 0 1853 2231" svg:d="M0 0c52 59 106 112 156 180 51 67 115 101 166 178 50 76 88 134 149 192s104 120 149 181c44 60 72 155 137 200 65 46 111 123 165 177 54 55 110 127 154 197 44 69 104 110 145 181 40 70 106 123 146 202 42 65 115 112 155 180 39 68 107 112 154 175 48 64 103 121 170 170l7 18"><text:p/></draw:path><draw:line draw:style-name="gr277" draw:text-style-name="P86" svg:x1="0.723cm" svg:y1="0.596cm" svg:x2="0.862cm" svg:y2="0.684cm"><text:p/></draw:line><draw:line draw:style-name="gr277" draw:text-style-name="P86" svg:x1="1.75cm" svg:y1="1.729cm" svg:x2="1.803cm" svg:y2="1.87cm"><text:p/></draw:line><draw:frame draw:style-name="gr281" draw:text-style-name="P116" svg:width="0.854cm" svg:height="0.507cm" draw:transform="rotate (-0.699178898348929) translate (1.12888888888889cm 0.593652777777778cm)"><draw:text-box><text:p text:style-name="P81"><text:span text:style-name="T63">27°</text:span></text:p></draw:text-box></draw:frame><draw:frame draw:style-name="gr282" draw:text-style-name="P116" svg:width="1.431cm" svg:height="0.512cm" draw:transform="rotate (-0.783652834145454) translate (0.797277777777778cm 1.034625cm)"><draw:text-box><text:p text:style-name="P81"><text:span text:style-name="T63">5 cm</text:span></text:p></draw:text-box></draw:frame><draw:frame draw:style-name="gr283" draw:text-style-name="P116" svg:width="0.398cm" svg:height="0.507cm" svg:x="0cm" svg:y="0cm"><draw:text-box><text:p text:style-name="P81"><text:span text:style-name="T63">P</text:span></text:p></draw:text-box></draw:frame></draw:g></text:p>
                  </text:list-header>
                </text:list>
              </text:list-item>
            </text:list>
          </table:table-cell>
        </table:table-row>
        <table:table-row table:style-name="Tableau14.1">
          <table:table-cell office:value-type="string">
            <text:list xml:id="list142010805778762" text:continue-list="list142010981544705" text:style-name="liste_5f_abc">
              <text:list-item>
                <text:list>
                  <text:list-item>
                    <text:p text:style-name="P37"><draw:g text:anchor-type="paragraph" draw:z-index="55" draw:style-name="gr17"><draw:rect draw:style-name="gr357" draw:text-style-name="P69" svg:width="5.862cm" svg:height="3.805cm" svg:x="3.039cm" svg:y="0.055cm"><text:p/></draw:rect><draw:g draw:style-name="gr8"><draw:line draw:style-name="gr358" draw:text-style-name="P106" svg:x1="4.737cm" svg:y1="3.295cm" svg:x2="4.181cm" svg:y2="0.268cm"><text:p/></draw:line><draw:line draw:style-name="gr359" draw:text-style-name="P106" svg:x1="4.181cm" svg:y1="0.268cm" svg:x2="7.888cm" svg:y2="2.761cm"><text:p/></draw:line><draw:line draw:style-name="gr360" draw:text-style-name="P106" svg:x1="7.886cm" svg:y1="2.762cm" svg:x2="4.735cm" svg:y2="3.296cm"><text:p/></draw:line></draw:g><draw:g draw:style-name="gr8"><draw:line draw:style-name="gr361" draw:text-style-name="P106" svg:x1="4.701cm" svg:y1="3.105cm" svg:x2="4.898cm" svg:y2="3.071cm"><text:p/></draw:line><draw:line draw:style-name="gr362" draw:text-style-name="P106" svg:x1="4.934cm" svg:y1="3.26cm" svg:x2="4.899cm" svg:y2="3.071cm"><text:p/></draw:line></draw:g><draw:frame draw:name="DescriptionOOoTep 5" draw:style-name="gr363" draw:text-style-name="P108" svg:width="1.23cm" svg:height="0.414cm" draw:transform="rotate (0.165806278939461) translate (5.82788888888889cm 3.160125cm)"><draw:text-box><text:p text:style-name="P107"><text:span text:style-name="T58">3,2 cm</text:span></text:p></draw:text-box></draw:frame><draw:frame draw:name="DescriptionOOoTep 6" draw:style-name="gr364" draw:text-style-name="P108" svg:width="0.257cm" svg:height="0.414cm" svg:x="7.951cm" svg:y="2.678cm"><draw:text-box><text:p text:style-name="P107"><text:span text:style-name="T58">C</text:span></text:p></draw:text-box></draw:frame><draw:frame draw:name="DescriptionOOoTep 7" draw:style-name="gr365" draw:text-style-name="P108" svg:width="0.257cm" svg:height="0.414cm" svg:x="3.857cm" svg:y="0.106cm"><draw:text-box><text:p text:style-name="P107"><text:span text:style-name="T58">X</text:span></text:p></draw:text-box></draw:frame><draw:frame draw:name="DescriptionOOoTep 8" draw:style-name="gr366" draw:text-style-name="P108" svg:width="0.278cm" svg:height="0.414cm" svg:x="4.547cm" svg:y="3.288cm"><draw:text-box><text:p text:style-name="P107"><text:span text:style-name="T58">N</text:span></text:p></draw:text-box></draw:frame><draw:line draw:style-name="gr367" draw:text-style-name="P74" svg:x1="4.338cm" svg:y1="1.778cm" svg:x2="4.51cm" svg:y2="1.601cm"><text:p/></draw:line><draw:line draw:style-name="gr368" draw:text-style-name="P74" svg:x1="4.338cm" svg:y1="1.876cm" svg:x2="4.51cm" svg:y2="1.699cm"><text:p/></draw:line><draw:line draw:style-name="gr369" draw:text-style-name="P74" svg:x1="6.232cm" svg:y1="3.097cm" svg:x2="6.232cm" svg:y2="2.855cm"><text:p/></draw:line><draw:line draw:style-name="gr370" draw:text-style-name="P74" svg:x1="6.299cm" svg:y1="3.163cm" svg:x2="6.299cm" svg:y2="2.921cm"><text:p/></draw:line></draw:g></text:p>
                  </text:list-item>
                </text:list>
              </text:list-item>
            </text:list>
            <text:list xml:id="list142011433896006" text:continue-list="list142010503838094" text:style-name="_5f_Numérotation_20_des_20_exercices_20_livrets">
              <text:list-item>
                <text:list>
                  <text:list-header>
                    <text:p text:style-name="P38"><draw:g text:anchor-type="as-char" draw:z-index="34" draw:name="Forme34" draw:style-name="gr59"><draw:polygon draw:style-name="gr272" draw:text-style-name="P115" svg:width="2.162cm" svg:height="1.841cm" svg:x="0.141cm" svg:y="0.366cm" svg:viewBox="0 0 2163 1842" draw:points="325,1842 0,0 2163,1517"><text:p/></draw:polygon><draw:frame draw:style-name="gr273" draw:text-style-name="P98" svg:width="0.267cm" svg:height="0.415cm" svg:x="0.295cm" svg:y="2.198cm"><draw:text-box><text:p text:style-name="P81"><text:span text:style-name="T52">N</text:span></text:p></draw:text-box></draw:frame><draw:frame draw:style-name="gr274" draw:text-style-name="P98" svg:width="0.115cm" svg:height="0.415cm" svg:x="0.485cm" svg:y="2.221cm"><draw:text-box><text:p text:style-name="P81"><text:span text:style-name="T52"><text:s/></text:span></text:p></draw:text-box></draw:frame><draw:frame draw:style-name="gr273" draw:text-style-name="P98" svg:width="0.267cm" svg:height="0.415cm" svg:x="0cm" svg:y="0cm"><draw:text-box><text:p text:style-name="P81"><text:span text:style-name="T52">X</text:span></text:p></draw:text-box></draw:frame><draw:frame draw:style-name="gr275" draw:text-style-name="P98" svg:width="0.249cm" svg:height="0.415cm" svg:x="2.198cm" svg:y="1.473cm"><draw:text-box><text:p text:style-name="P81"><text:span text:style-name="T52">C</text:span></text:p></draw:text-box></draw:frame><draw:path draw:style-name="gr276" draw:text-style-name="P115" svg:width="0.325cm" svg:height="1.828cm" svg:x="0.146cm" svg:y="0.376cm" svg:viewBox="0 0 326 1829" svg:d="M0 0c16 56 18 116 18 176 0 66 60 108 53 177-6 58 17 118 30 178s28 115 30 175 7 121 17 183 32 116 53 176c18 55 21 119 18 177-6 69 37 113 53 176s31 122 28 184 33 113 25 174v53"><text:p/></draw:path><draw:path draw:style-name="gr276" draw:text-style-name="P115" svg:width="1.835cm" svg:height="0.326cm" svg:x="0.471cm" svg:y="1.886cm" svg:viewBox="0 0 1836 327" svg:d="M0 323c62 16 116-28 176-28 66 0 124-39 187-37s119-30 184-30 114-46 183-39c58 5 122-2 182-11s120-44 183-37c69 9 106-63 177-58 60 2 120-25 181-25s119-3 177-17c63-16 120-20 176-41h30"><text:p/></draw:path><draw:path draw:style-name="gr276" draw:text-style-name="P115" svg:width="2.156cm" svg:height="1.518cm" svg:x="0.146cm" svg:y="0.368cm" svg:viewBox="0 0 2157 1519" svg:d="M0 0c49 49 125 58 176 106 59 55 113 113 177 162 56 41 130 58 178 109 48 62 111 94 180 138 63 39 132 58 176 111 51 58 129 55 177 113 53 62 127 101 183 159 49 53 120 44 176 100 50 50 113 80 177 119s120 67 174 116 96 130 177 145 95 107 176 111l30 30"><text:p/></draw:path><draw:line draw:style-name="gr277" draw:text-style-name="P86" svg:x1="0.446cm" svg:y1="1.941cm" svg:x2="0.712cm" svg:y2="1.893cm"><text:p/></draw:line><draw:line draw:style-name="gr277" draw:text-style-name="P86" svg:x1="0.706cm" svg:y1="1.893cm" svg:x2="0.748cm" svg:y2="2.159cm"><text:p/></draw:line><draw:frame draw:style-name="gr278" draw:text-style-name="P98" svg:width="1.211cm" svg:height="0.415cm" draw:transform="rotate (0.174009326423835) translate (1.031875cm 2.23945833333333cm)"><draw:text-box><text:p text:style-name="P81"><text:span text:style-name="T52">3,2 cm</text:span></text:p></draw:text-box></draw:frame><draw:line draw:style-name="gr277" draw:text-style-name="P86" svg:x1="1.395cm" svg:y1="2.162cm" svg:x2="1.245cm" svg:y2="1.95cm"><text:p/></draw:line><draw:line draw:style-name="gr277" draw:text-style-name="P86" svg:x1="1.508cm" svg:y1="2.142cm" svg:x2="1.358cm" svg:y2="1.93cm"><text:p/></draw:line><draw:line draw:style-name="gr277" draw:text-style-name="P86" svg:x1="0.43cm" svg:y1="1.271cm" svg:x2="0.247cm" svg:y2="1.454cm"><text:p/></draw:line><draw:line draw:style-name="gr277" draw:text-style-name="P86" svg:x1="0.395cm" svg:y1="1.161cm" svg:x2="0.212cm" svg:y2="1.343cm"><text:p/></draw:line></draw:g></text:p>
                  </text:list-header>
                </text:list>
              </text:list-item>
            </text:list>
          </table:table-cell>
        </table:table-row>
      </table:table>
      <text:list xml:id="list142011181298908" text:continue-list="list142010019055446" text:style-name="Num_5f_Exo">
        <text:list-item>
          <text:h text:style-name="Exo_5f_Num" text:outline-level="1"><text:s/>Pour chaque triangle, trace d'abord une figure à main levée puis en vraie grandeur.</text:h>
        </text:list-item>
      </text:list>
      <text:list xml:id="list142010590734812" text:continue-list="list142010805778762" text:style-name="liste_5f_abc">
        <text:list-item text:start-value="1">
          <text:p text:style-name="P46">Un triangle GTY isocèle en T tel que GT <text:span text:style-name="T8">=</text:span> 3,5 cm.</text:p>
        </text:list-item>
      </text:list>
      <text:p text:style-name="_5f_Paragraphe_20_livret_20_"><draw:g text:anchor-type="as-char" draw:z-index="56" draw:name="Forme35" draw:style-name="gr59"><draw:rect draw:style-name="gr60" draw:text-style-name="P94" svg:width="8.984cm" svg:height="3.086cm" svg:x="0cm" svg:y="0.018cm"><text:p/></draw:rect><draw:frame draw:style-name="gr84" draw:text-style-name="P100" svg:width="0.114cm" svg:height="0.211cm" svg:x="1.02cm" svg:y="0.178cm"><draw:text-box><text:p text:style-name="P96"><text:span text:style-name="T53">T</text:span></text:p></draw:text-box></draw:frame><draw:frame draw:style-name="gr85" draw:text-style-name="P100" svg:width="0.114cm" svg:height="0.211cm" svg:x="1.97cm" svg:y="2.616cm"><draw:text-box><text:p text:style-name="P96"><text:span text:style-name="T53">Y</text:span></text:p></draw:text-box></draw:frame><draw:frame draw:style-name="gr86" draw:text-style-name="P100" svg:width="0.144cm" svg:height="0.211cm" svg:x="0.48cm" svg:y="2.727cm"><draw:text-box><text:p text:style-name="P96"><text:span text:style-name="T53">G</text:span></text:p></draw:text-box></draw:frame><draw:path draw:style-name="gr74" draw:text-style-name="P102" svg:width="0.812cm" svg:height="2.238cm" svg:x="1.099cm" svg:y="0.437cm" svg:viewBox="0 0 813 2239" svg:d="M0 0c40 66 50 127 79 206 30 79 41 138 62 210 21 71 52 119 66 188 15 69 33 148 63 205s67 135 88 212 47 132 74 206c28 74 59 142 84 215 24 73 56 137 76 210 19 73 64 120 91 201 21 50 35 126 44 194l28 56 28 82 30 54"><text:p/></draw:path><draw:path draw:style-name="gr74" draw:text-style-name="P102" svg:width="1.234cm" svg:height="0.112cm" svg:x="0.679cm" svg:y="2.663cm" svg:viewBox="0 0 1235 113" svg:d="M1235 1c-69-6-110 20-167 14-70-2-128 28-184 23-57-5-124-32-187-2-62 29-133 8-201 14-69 6-125 7-187 29-65 29-110 4-172 13l-50 11-80 10h-7"><text:p/></draw:path><draw:path draw:style-name="gr74" draw:text-style-name="P102" svg:width="0.401cm" svg:height="2.339cm" svg:x="0.7cm" svg:y="0.43cm" svg:viewBox="0 0 402 2340" svg:d="M402 0c0 62-23 119-24 178s-25 101-51 158c-26 58 6 117-9 163-16 47-22 100-42 164 0 62-6 110-30 156-9 68-22 125-27 199-15 48-31 106-30 155s18 135-1 175c-21 56-34 112-39 183-10 54-30 108-48 158-19 51-43 119-30 171 3 58 7 110-15 160-21 51-44 108-56 156l9 63-2 53 1 48"><text:p/></draw:path><draw:frame draw:style-name="gr87" draw:text-style-name="P91" svg:width="1.214cm" svg:height="0.414cm" draw:transform="rotate (0.774751654960283) translate (3.98815277777778cm 1.82086111111111cm)"><draw:text-box><text:p text:style-name="P81"><text:span text:style-name="T50">3,5 cm</text:span></text:p></draw:text-box></draw:frame><draw:line draw:style-name="gr80" draw:text-style-name="P99" svg:x1="3.504cm" svg:y1="2.88cm" svg:x2="8.658cm" svg:y2="2.88cm"><text:p/></draw:line><draw:line draw:style-name="gr80" draw:text-style-name="P99" svg:x1="3.504cm" svg:y1="2.739cm" svg:x2="3.504cm" svg:y2="3.055cm"><text:p/></draw:line><draw:line draw:style-name="gr80" draw:text-style-name="P99" svg:x1="8.658cm" svg:y1="2.739cm" svg:x2="8.658cm" svg:y2="3.053cm"><text:p/></draw:line><draw:frame draw:style-name="gr88" draw:text-style-name="P91" svg:width="0.279cm" svg:height="0.475cm" svg:x="3.069cm" svg:y="2.819cm"><draw:text-box><text:p text:style-name="P81"><text:span text:style-name="T56">G</text:span></text:p></draw:text-box></draw:frame><draw:frame draw:style-name="gr89" draw:text-style-name="P91" svg:width="0.219cm" svg:height="0.475cm" svg:x="8.737cm" svg:y="2.812cm"><draw:text-box><text:p text:style-name="P81"><text:span text:style-name="T56">Y</text:span></text:p></draw:text-box></draw:frame><draw:line draw:style-name="gr90" draw:text-style-name="P105" svg:x1="3.508cm" svg:y1="2.886cm" svg:x2="6.087cm" svg:y2="0.52cm"><text:p/></draw:line><draw:line draw:style-name="gr56" draw:text-style-name="P90" svg:x1="6.078cm" svg:y1="0.52cm" svg:x2="8.657cm" svg:y2="2.886cm"><text:p/></draw:line><draw:frame draw:style-name="gr91" draw:text-style-name="P91" svg:width="0.219cm" svg:height="0.475cm" svg:x="5.969cm" svg:y="0cm"><draw:text-box><text:p text:style-name="P81"><text:span text:style-name="T56">T</text:span></text:p></draw:text-box></draw:frame><draw:path draw:style-name="gr30" draw:text-style-name="P93" svg:width="0.172cm" svg:height="0.066cm" svg:x="0.814cm" svg:y="1.568cm" svg:viewBox="0 0 173 67" svg:d="M0 0c53 20 113 22 162 56l11 11"><text:p/></draw:path><draw:path draw:style-name="gr30" draw:text-style-name="P93" svg:width="0.172cm" svg:height="0.065cm" svg:x="0.815cm" svg:y="1.647cm" svg:viewBox="0 0 173 66" svg:d="M0 0c53 20 113 23 162 56l11 10"><text:p/></draw:path><draw:path draw:style-name="gr30" draw:text-style-name="P93" svg:width="0.147cm" svg:height="0.115cm" svg:x="1.443cm" svg:y="1.476cm" svg:viewBox="0 0 148 116" svg:d="M0 116c27-65 96-80 148-116"><text:p/></draw:path><draw:path draw:style-name="gr30" draw:text-style-name="P93" svg:width="0.146cm" svg:height="0.115cm" svg:x="1.444cm" svg:y="1.55cm" svg:viewBox="0 0 147 116" svg:d="M0 116c28-64 96-80 147-116"><text:p/></draw:path><draw:line draw:style-name="gr56" draw:text-style-name="P90" svg:x1="4.723cm" svg:y1="1.617cm" svg:x2="4.904cm" svg:y2="1.778cm"><text:p/></draw:line><draw:line draw:style-name="gr56" draw:text-style-name="P90" svg:x1="4.684cm" svg:y1="1.686cm" svg:x2="4.865cm" svg:y2="1.847cm"><text:p/></draw:line><draw:line draw:style-name="gr56" draw:text-style-name="P90" svg:x1="7.271cm" svg:y1="1.791cm" svg:x2="7.432cm" svg:y2="1.61cm"><text:p/></draw:line><draw:line draw:style-name="gr56" draw:text-style-name="P90" svg:x1="7.342cm" svg:y1="1.828cm" svg:x2="7.503cm" svg:y2="1.647cm"><text:p/></draw:line><draw:frame draw:style-name="gr92" draw:text-style-name="P97" svg:width="0.615cm" svg:height="0.211cm" draw:transform="rotate (1.28456232946783) translate (0.493888888888889cm 1.71402777777778cm)"><draw:text-box><text:p text:style-name="P96"><text:span text:style-name="T51">3,5 cm</text:span></text:p></draw:text-box></draw:frame></draw:g></text:p>
      <text:list xml:id="list142010688592944" text:continue-numbering="true" text:style-name="liste_5f_abc">
        <text:list-item>
          <text:p text:style-name="P46"><text:span text:style-name="T38">Un triangle ERT rectangle en E tel que </text:span><text:span text:style-name="T38"><draw:frame draw:style-name="fr5" draw:name="Objet47" text:anchor-type="as-char" svg:y="-0.39cm" svg:width="0.783cm" svg:height="0.455cm" draw:z-index="72"><draw:object xlink:href="./Object 14" xlink:type="simple" xlink:show="embed" xlink:actuate="onLoad"/><draw:image xlink:href="./ObjectReplacements/Object 14" xlink:type="simple" xlink:show="embed" xlink:actuate="onLoad"/><svg:desc>formule</svg:desc></draw:frame></text:span><text:span text:style-name="T16">=</text:span><text:span text:style-name="T38"> 33°.</text:span></text:p>
        </text:list-item>
      </text:list>
      <text:p text:style-name="_5f_Paragraphe_20_livret_20_"><draw:g text:anchor-type="as-char" draw:z-index="57" draw:name="Forme36" draw:style-name="gr59"><draw:rect draw:style-name="gr60" draw:text-style-name="P94" svg:width="8.984cm" svg:height="3.499cm" svg:x="0cm" svg:y="0cm"><text:p/></draw:rect><draw:g draw:style-name="gr8"><draw:frame draw:style-name="gr69" draw:text-style-name="P98" svg:width="0.703cm" svg:height="0.989cm" draw:transform="rotate (-2.98014969778032) translate (2.67934722222222cm 2.37265277777778cm)"><draw:text-box><text:p text:style-name="P81"><text:span text:style-name="T52"><text:s/></text:span></text:p></draw:text-box></draw:frame><draw:path draw:style-name="gr70" draw:text-style-name="P99" svg:width="0.132cm" svg:height="0.332cm" svg:x="0.834cm" svg:y="0.846cm" svg:viewBox="0 0 133 333" svg:d="M0 333c89-90 131-202 133-333"><text:p/></draw:path><draw:frame draw:style-name="gr71" draw:text-style-name="P100" svg:width="0.114cm" svg:height="0.211cm" svg:x="0.344cm" svg:y="0.591cm"><draw:text-box><text:p text:style-name="P96"><text:span text:style-name="T53">T</text:span></text:p></draw:text-box></draw:frame><draw:frame draw:style-name="gr72" draw:text-style-name="P100" svg:width="0.128cm" svg:height="0.211cm" svg:x="2.245cm" svg:y="2.357cm"><draw:text-box><text:p text:style-name="P96"><text:span text:style-name="T53">R</text:span></text:p></draw:text-box></draw:frame><draw:frame draw:style-name="gr73" draw:text-style-name="P101" svg:width="0.643cm" svg:height="0.881cm" draw:transform="rotate (-2.97875343437872) translate (2.33538888888889cm 2.42027777777778cm)"><draw:text-box><text:p text:style-name="P81"><text:span text:style-name="T54"><text:s/></text:span></text:p></draw:text-box></draw:frame><draw:path draw:style-name="gr74" draw:text-style-name="P102" svg:width="0.036cm" svg:height="1.458cm" svg:x="2.188cm" svg:y="0.87cm" svg:viewBox="0 0 37 1459" svg:d="M25 0c7 33 0 70 9 110 10 40-13 84-13 125s3 75 1 118-5 78-2 116-8 76-12 115c-4 38 3 73 15 116 12 42-24 77-18 120 8 31 12 72 5 115-6 43 10 79 1 111-8 46 23 77-3 117-26 39 21 72 4 116-3 34 2 66 1 107l-4 43-6 30"><text:p/></draw:path><draw:path draw:style-name="gr74" draw:text-style-name="P102" svg:width="1.745cm" svg:height="0.03cm" svg:x="0.464cm" svg:y="0.85cm" svg:viewBox="0 0 1746 31" svg:d="M1746 21c-43-5-73 7-115 5s-80-16-115 2c-43 12-71-16-117-2-40 0-71-4-115-2-37 2-69 4-114 2-45-1-82-12-112-5-29 7-78-7-125-8-46 0-64-7-104-5-40 3-74 16-111 10-61-15-85-20-130-13-38 1-87 0-114 7-27 6-77-2-125 6-47 8-82-3-109-4-26 0-80-10-113-6-33 3-74 7-125 4l-2-12"><text:p/></draw:path><draw:path draw:style-name="gr74" draw:text-style-name="P102" svg:width="1.707cm" svg:height="1.467cm" svg:x="0.486cm" svg:y="0.863cm" svg:viewBox="0 0 1708 1468" svg:d="M0 0c20 37 53 62 91 98 38 35 77 55 111 92 35 37 75 57 111 96s86 56 130 91c43 36 58 69 105 102 47 34 77 56 112 83 35 28 73 69 110 104 37 34 72 72 104 94s81 65 111 105c40 22 87 59 128 88s82 66 107 102 60 69 97 97c37 27 73 59 118 92 45 32 91 60 123 94s86 54 112 87l35 37 3 6"><text:p/></draw:path><draw:frame draw:style-name="gr75" draw:text-style-name="P100" svg:width="0.119cm" svg:height="0.211cm" svg:x="2.281cm" svg:y="0.667cm"><draw:text-box><text:p text:style-name="P96"><text:span text:style-name="T53">E</text:span></text:p></draw:text-box></draw:frame><draw:line draw:style-name="gr70" draw:text-style-name="P99" svg:x1="2.205cm" svg:y1="1.065cm" svg:x2="2.018cm" svg:y2="1.061cm"><text:p/></draw:line><draw:line draw:style-name="gr70" draw:text-style-name="P99" svg:x1="2.027cm" svg:y1="0.87cm" svg:x2="2.025cm" svg:y2="1.059cm"><text:p/></draw:line><draw:frame draw:style-name="gr76" draw:text-style-name="P100" svg:width="0.322cm" svg:height="0.211cm" svg:x="1.012cm" svg:y="1.004cm"><draw:text-box><text:p text:style-name="P96"><text:span text:style-name="T53">33°</text:span></text:p></draw:text-box></draw:frame></draw:g><draw:g draw:style-name="gr8"><draw:g draw:style-name="gr8"><draw:line draw:style-name="gr77" draw:text-style-name="P103" svg:x1="8.898cm" svg:y1="3.145cm" svg:x2="4.707cm" svg:y2="0.422cm"><text:p/></draw:line><draw:line draw:style-name="gr77" draw:text-style-name="P103" svg:x1="4.705cm" svg:y1="0.418cm" svg:x2="8.573cm" svg:y2="0.42cm"><text:p/></draw:line></draw:g><draw:g draw:style-name="gr8"><draw:circle draw:style-name="gr78" draw:text-style-name="P103" svg:width="1.001cm" svg:height="1.001cm" draw:transform="rotate (-0.576831317784127) translate (4.55965277777778cm -0.268888888888889cm)" draw:kind="arc" draw:start-angle="0" draw:end-angle="33"><text:p/></draw:circle></draw:g><draw:frame draw:style-name="gr79" draw:text-style-name="P91" svg:width="0.74cm" svg:height="0.414cm" svg:x="5.225cm" svg:y="0.473cm"><draw:text-box><text:p text:style-name="P81"><text:span text:style-name="T55"><text:s/></text:span><text:span text:style-name="T55">33°</text:span></text:p></draw:text-box></draw:frame><draw:g draw:style-name="gr8"><draw:line draw:style-name="gr80" draw:text-style-name="P99" svg:x1="4.714cm" svg:y1="0.425cm" svg:x2="8.602cm" svg:y2="0.425cm"><text:p/></draw:line><draw:line draw:style-name="gr80" draw:text-style-name="P99" svg:x1="4.714cm" svg:y1="0.282cm" svg:x2="4.714cm" svg:y2="0.598cm"><text:p/></draw:line><draw:line draw:style-name="gr80" draw:text-style-name="P99" svg:x1="8.602cm" svg:y1="0.284cm" svg:x2="8.602cm" svg:y2="0.598cm"><text:p/></draw:line></draw:g><draw:frame draw:style-name="gr81" draw:text-style-name="P91" svg:width="0.219cm" svg:height="0.475cm" svg:x="4.35cm" svg:y="0.362cm"><draw:text-box><text:p text:style-name="P81"><text:span text:style-name="T56">T</text:span></text:p></draw:text-box></draw:frame><draw:frame draw:style-name="gr82" draw:text-style-name="P91" svg:width="0.228cm" svg:height="0.475cm" svg:x="8.721cm" svg:y="0.325cm"><draw:text-box><text:p text:style-name="P81"><text:span text:style-name="T56">E</text:span></text:p></draw:text-box></draw:frame><draw:line draw:style-name="gr56" draw:text-style-name="P90" svg:x1="8.599cm" svg:y1="0.419cm" svg:x2="8.599cm" svg:y2="3.328cm"><text:p/></draw:line><draw:frame draw:style-name="gr83" draw:text-style-name="P104" svg:width="0.288cm" svg:height="0.414cm" svg:x="8.239cm" svg:y="2.962cm"><draw:text-box><text:p text:style-name="P81"><text:span text:style-name="T57">R</text:span></text:p></draw:text-box></draw:frame><draw:rect draw:style-name="gr30" draw:text-style-name="P93" svg:width="0.2cm" svg:height="0.2cm" svg:x="8.401cm" svg:y="0.423cm"><text:p/></draw:rect></draw:g></draw:g></text:p>
      <text:list xml:id="list142011020501767" text:continue-numbering="true" text:style-name="liste_5f_abc">
        <text:list-item>
          <text:p text:style-name="P47">Un triangle CKF équilatéral de côté 3,4 cm.</text:p>
        </text:list-item>
      </text:list>
      <text:p text:style-name="P24"><draw:g text:anchor-type="as-char" draw:z-index="58" draw:name="Forme37" draw:style-name="gr59"><draw:rect draw:style-name="gr60" draw:text-style-name="P94" svg:width="8.984cm" svg:height="3.929cm" svg:x="0cm" svg:y="0cm"><text:p/></draw:rect><draw:line draw:style-name="gr56" draw:text-style-name="P90" svg:x1="4.942cm" svg:y1="3.385cm" svg:x2="8.342cm" svg:y2="3.385cm"><text:p/></draw:line><draw:line draw:style-name="gr56" draw:text-style-name="P90" svg:x1="4.939cm" svg:y1="3.389cm" svg:x2="6.639cm" svg:y2="0.445cm"><text:p/></draw:line><draw:line draw:style-name="gr56" draw:text-style-name="P90" svg:x1="6.648cm" svg:y1="0.436cm" svg:x2="8.348cm" svg:y2="3.38cm"><text:p/></draw:line><draw:frame draw:style-name="gr61" draw:text-style-name="P95" svg:width="0.249cm" svg:height="0.414cm" svg:x="4.563cm" svg:y="3.362cm"><draw:text-box><text:p text:style-name="P81"><text:span text:style-name="T50">C</text:span></text:p></draw:text-box></draw:frame><draw:frame draw:style-name="gr62" draw:text-style-name="P95" svg:width="0.237cm" svg:height="0.414cm" svg:x="8.43cm" svg:y="3.394cm"><draw:text-box><text:p text:style-name="P81"><text:span text:style-name="T50">K</text:span></text:p></draw:text-box></draw:frame><draw:frame draw:style-name="gr63" draw:text-style-name="P95" svg:width="0.207cm" svg:height="0.414cm" svg:x="6.555cm" svg:y="0.041cm"><draw:text-box><text:p text:style-name="P81"><text:span text:style-name="T50">F</text:span></text:p></draw:text-box></draw:frame><draw:line draw:style-name="gr56" draw:text-style-name="P90" svg:x1="6.556cm" svg:y1="3.324cm" svg:x2="6.724cm" svg:y2="3.492cm"><text:p/></draw:line><draw:line draw:style-name="gr56" draw:text-style-name="P90" svg:x1="6.588cm" svg:y1="3.29cm" svg:x2="6.756cm" svg:y2="3.458cm"><text:p/></draw:line><draw:line draw:style-name="gr56" draw:text-style-name="P90" svg:x1="5.633cm" svg:y1="1.953cm" svg:x2="5.801cm" svg:y2="2.121cm"><text:p/></draw:line><draw:line draw:style-name="gr56" draw:text-style-name="P90" svg:x1="5.667cm" svg:y1="1.923cm" svg:x2="5.835cm" svg:y2="2.091cm"><text:p/></draw:line><draw:line draw:style-name="gr56" draw:text-style-name="P90" svg:x1="7.65cm" svg:y1="1.916cm" svg:x2="7.482cm" svg:y2="2.084cm"><text:p/></draw:line><draw:line draw:style-name="gr56" draw:text-style-name="P90" svg:x1="7.681cm" svg:y1="1.949cm" svg:x2="7.513cm" svg:y2="2.117cm"><text:p/></draw:line><draw:path draw:style-name="gr30" draw:text-style-name="P93" svg:width="2.508cm" svg:height="0.041cm" svg:x="0.678cm" svg:y="2.989cm" svg:viewBox="0 0 2509 42" svg:d="M0 23c59-21 123-7 184-11 57-5 113 5 171 5 61 0 121 28 184 24 58-5 118 0 177 0 58-1 116-3 172-6 57-3 114-4 172-6 61-2 122 1 183-5 60-7 121-6 183-6 60-1 123 4 184-1 58-4 118-3 177-6 61-2 122 5 183 12 56 7 115 11 172 7 58-4 114-26 172-30 61-2 121 8 183 12l12 5"><text:p/></draw:path><draw:path draw:style-name="gr30" draw:text-style-name="P93" svg:width="1.265cm" svg:height="2.152cm" svg:x="0.678cm" svg:y="0.853cm" svg:viewBox="0 0 1266 2153" svg:d="M0 2153c29-71 108-99 133-172 19-62 53-120 91-172 37-50 72-110 86-171 15-65 53-119 68-184 14-65 103-96 122-160 16-61 117-181 159-229 54-60-6-86 52-142 50-50 88-111 120-173 37-70 53-191 114-234 59-41 187-275 218-326 37-62 7-125 63-173l40-17"><text:p/></draw:path><draw:path draw:style-name="gr30" draw:text-style-name="P93" svg:width="1.249cm" svg:height="2.151cm" svg:x="1.937cm" svg:y="0.848cm" svg:viewBox="0 0 1250 2152" svg:d="M0 0c9 66 57 120 98 172 42 53 88 107 114 172 23 58 49 115 86 171 39 59 90 108 120 172 26 55 43 116 69 172 28 62 83 111 115 172 28 55 36 116 80 172 40 53 71 112 104 172 30 58 88 106 109 171 22 71 62 117 103 172 40 56 50 120 90 172 43 55 49 132 110 177l34 58 18 27"><text:p/></draw:path><draw:path draw:style-name="gr30" draw:text-style-name="P93" svg:width="0.143cm" svg:height="0.165cm" svg:x="1.204cm" svg:y="1.896cm" svg:viewBox="0 0 144 166" svg:d="M0 0c46 53 68 129 138 160l6 6"><text:p/></draw:path><draw:path draw:style-name="gr30" draw:text-style-name="P93" svg:width="0.142cm" svg:height="0.166cm" svg:x="1.246cm" svg:y="1.849cm" svg:viewBox="0 0 143 167" svg:d="M0 0c45 53 69 129 138 160l5 7"><text:p/></draw:path><draw:path draw:style-name="gr30" draw:text-style-name="P93" svg:width="0.142cm" svg:height="0.165cm" svg:x="1.75cm" svg:y="2.946cm" svg:viewBox="0 0 143 166" svg:d="M0 0c46 53 68 130 138 160l5 6"><text:p/></draw:path><draw:path draw:style-name="gr30" draw:text-style-name="P93" svg:width="0.142cm" svg:height="0.166cm" svg:x="1.791cm" svg:y="2.905cm" svg:viewBox="0 0 143 167" svg:d="M0 0c45 53 67 130 138 160l5 7"><text:p/></draw:path><draw:path draw:style-name="gr30" draw:text-style-name="P93" svg:width="0.145cm" svg:height="0.162cm" svg:x="2.5cm" svg:y="1.863cm" svg:viewBox="0 0 146 163" svg:d="M146 0c-46 53-119 84-140 158l-6 5"><text:p/></draw:path><draw:path draw:style-name="gr30" draw:text-style-name="P93" svg:width="0.145cm" svg:height="0.162cm" svg:x="2.551cm" svg:y="1.901cm" svg:viewBox="0 0 146 163" svg:d="M146 0c-46 52-119 84-140 158l-6 5"><text:p/></draw:path><draw:frame draw:style-name="gr64" draw:text-style-name="P97" svg:width="0.128cm" svg:height="0.211cm" svg:x="0.459cm" svg:y="3.034cm"><draw:text-box><text:p text:style-name="P96"><text:span text:style-name="T51">C</text:span></text:p></draw:text-box></draw:frame><draw:frame draw:style-name="gr65" draw:text-style-name="P97" svg:width="0.122cm" svg:height="0.211cm" svg:x="3.272cm" svg:y="2.988cm"><draw:text-box><text:p text:style-name="P96"><text:span text:style-name="T51">K</text:span></text:p></draw:text-box></draw:frame><draw:frame draw:style-name="gr66" draw:text-style-name="P97" svg:width="0.107cm" svg:height="0.211cm" svg:x="1.905cm" svg:y="0.589cm"><draw:text-box><text:p text:style-name="P96"><text:span text:style-name="T51">F</text:span></text:p></draw:text-box></draw:frame><draw:frame draw:style-name="gr67" draw:text-style-name="P97" svg:width="0.615cm" svg:height="0.211cm" svg:x="1.566cm" svg:y="3.136cm"><draw:text-box><text:p text:style-name="P96"><text:span text:style-name="T51">3,4 cm</text:span></text:p></draw:text-box></draw:frame><draw:frame draw:style-name="gr68" draw:text-style-name="P91" svg:width="1.214cm" svg:height="0.414cm" svg:x="6.089cm" svg:y="3.395cm"><draw:text-box><text:p text:style-name="P81"><text:span text:style-name="T50">3,4 cm</text:span></text:p></draw:text-box></draw:frame></draw:g></text:p>
      <text:list xml:id="list142010585288272" text:continue-list="list142011181298908" text:style-name="Num_5f_Exo">
        <text:list-item>
          <text:h text:style-name="P32" text:outline-level="1"><text:span text:style-name="Bold_5f_niv1"><text:s/></text:span><text:span text:style-name="T29">Construis un triangle équilatéral ABC de côté 4 cm.</text:span></text:h>
        </text:list-item>
      </text:list>
      <text:p text:style-name="_5f_Paragraphe_20_livret_20_"/>
      <text:p text:style-name="Standard"><draw:g text:anchor-type="as-char" svg:y="-2.907cm" draw:z-index="59" draw:name="Forme40" draw:style-name="gr50"><draw:rect draw:style-name="gr18" draw:text-style-name="P90" svg:width="8.991cm" svg:height="5.001cm" svg:x="0cm" svg:y="0cm"><text:p/></draw:rect><draw:frame draw:name="DescriptionOOoTep" draw:style-name="gr51" draw:text-style-name="P91" svg:width="0.246cm" svg:height="0.414cm" svg:x="4.653cm" svg:y="0.083cm"><draw:text-box><text:p text:style-name="P81"><text:span text:style-name="T49">A</text:span></text:p></draw:text-box></draw:frame><draw:frame draw:name="DescriptionOOoTep" draw:style-name="gr52" draw:text-style-name="P91" svg:width="0.246cm" svg:height="0.414cm" svg:x="4.583cm" svg:y="4.496cm"><draw:text-box><text:p text:style-name="P81"><text:span text:style-name="T49">B</text:span></text:p></draw:text-box></draw:frame><draw:frame draw:name="DescriptionOOoTep" draw:style-name="gr53" draw:text-style-name="P91" svg:width="0.249cm" svg:height="0.414cm" svg:x="0.896cm" svg:y="2.258cm"><draw:text-box><text:p text:style-name="P81"><text:span text:style-name="T49">C</text:span></text:p></draw:text-box></draw:frame><draw:polygon draw:style-name="gr54" draw:text-style-name="P92" svg:width="3.498cm" svg:height="3.999cm" svg:x="1.3cm" svg:y="0.521cm" svg:viewBox="0 0 3499 4000" draw:points="3499,0 3428,4000 0,1940"><text:p/></draw:polygon><draw:frame draw:name="DescriptionOOoTep" draw:style-name="gr55" draw:text-style-name="P91" svg:width="0.276cm" svg:height="0.414cm" svg:x="6.983cm" svg:y="2.339cm"><draw:text-box><text:p text:style-name="P81"><text:span text:style-name="T49">D</text:span></text:p></draw:text-box></draw:frame><draw:polygon draw:style-name="gr54" draw:text-style-name="P92" svg:width="5.463cm" svg:height="3.999cm" svg:x="1.3cm" svg:y="0.521cm" svg:viewBox="0 0 5464 4000" draw:points="3498,0 0,1939 3429,4000 5464,2036"><text:p/></draw:polygon><draw:line draw:style-name="gr56" draw:text-style-name="P90" svg:x1="2.72cm" svg:y1="1.505cm" svg:x2="2.905cm" svg:y2="1.748cm"><text:p/></draw:line><draw:line draw:style-name="gr56" draw:text-style-name="P90" svg:x1="2.813cm" svg:y1="1.496cm" svg:x2="2.998cm" svg:y2="1.739cm"><text:p/></draw:line><draw:line draw:style-name="gr56" draw:text-style-name="P90" svg:x1="4.628cm" svg:y1="2.311cm" svg:x2="4.813cm" svg:y2="2.554cm"><text:p/></draw:line><draw:line draw:style-name="gr56" draw:text-style-name="P90" svg:x1="4.718cm" svg:y1="2.303cm" svg:x2="4.903cm" svg:y2="2.546cm"><text:p/></draw:line><draw:line draw:style-name="gr56" draw:text-style-name="P90" svg:x1="3.015cm" svg:y1="3.267cm" svg:x2="2.799cm" svg:y2="3.483cm"><text:p/></draw:line><draw:line draw:style-name="gr56" draw:text-style-name="P90" svg:x1="3.036cm" svg:y1="3.357cm" svg:x2="2.82cm" svg:y2="3.573cm"><text:p/></draw:line><draw:frame draw:name="DescriptionOOoTep" draw:style-name="gr57" draw:text-style-name="P91" svg:width="0.881cm" svg:height="0.414cm" draw:transform="rotate (-0.534419816960664) translate (2.45004166666667cm 3.31975cm)"><draw:text-box><text:p text:style-name="P81"><text:span text:style-name="T49">4 cm</text:span></text:p></draw:text-box></draw:frame><draw:circle draw:style-name="gr56" draw:text-style-name="P90" svg:width="1.003cm" svg:height="1.003cm" svg:x="4.297cm" svg:y="0.027cm" draw:kind="arc" draw:start-angle="208" draw:end-angle="312.73"><text:p/></draw:circle><draw:frame draw:name="DescriptionOOoTep" draw:style-name="gr58" draw:text-style-name="P91" svg:width="0.854cm" svg:height="0.414cm" svg:x="4.327cm" svg:y="1.092cm"><draw:text-box><text:p text:style-name="P81"><text:span text:style-name="T49">105°</text:span></text:p></draw:text-box></draw:frame><draw:ellipse draw:style-name="gr30" draw:text-style-name="P93" svg:width="0.197cm" svg:height="0.195cm" svg:x="5.657cm" svg:y="1.399cm"><text:p/></draw:ellipse><draw:ellipse draw:style-name="gr30" draw:text-style-name="P93" svg:width="0.195cm" svg:height="0.197cm" svg:x="5.659cm" svg:y="3.399cm"><text:p/></draw:ellipse></draw:g></text:p>
      <text:list xml:id="list142011999377410" text:continue-list="list142011020501767" text:style-name="liste_5f_abc">
        <text:list-item text:start-value="1">
          <text:p text:style-name="P46">Complète la figure en construisant le triangle ABD isocèle en D tel que<draw:frame draw:style-name="fr5" draw:name="Objet59" text:anchor-type="as-char" svg:y="-0.39cm" svg:width="0.96cm" svg:height="0.459cm" draw:z-index="36"><draw:object xlink:href="./Object 24" xlink:type="simple" xlink:show="embed" xlink:actuate="onLoad"/><draw:image xlink:href="./ObjectReplacements/Object 24" xlink:type="simple" xlink:show="embed" xlink:actuate="onLoad"/><svg:desc>formule</svg:desc></draw:frame><text:span text:style-name="T8">=</text:span> 105°.</text:p>
        </text:list-item>
        <text:list-item>
          <text:p text:style-name="P49">Quelles sont les mesures des angles du triangle ABD ? Justifie. Que dire alors du triangle ABD ?</text:p>
        </text:list-item>
      </text:list>
      <text:list xml:id="list142011860637443" text:continue-list="list142011433896006" text:style-name="_5f_Numérotation_20_des_20_exercices_20_livrets">
        <text:list-item>
          <text:list>
            <text:list-header>
              <text:p text:style-name="P62"><text:span text:style-name="T20"><draw:frame draw:style-name="fr4" draw:name="Objet69" text:anchor-type="as-char" svg:y="-0.39cm" svg:width="0.956cm" svg:height="0.459cm" draw:z-index="64"><draw:object xlink:href="./Object 38" xlink:type="simple" xlink:show="embed" xlink:actuate="onLoad"/><draw:image xlink:href="./ObjectReplacements/Object 38" xlink:type="simple" xlink:show="embed" xlink:actuate="onLoad"/><svg:desc>formule</svg:desc></draw:frame></text:span><text:span text:style-name="_5f_symboles"><text:span text:style-name="T32">=</text:span></text:span><text:span text:style-name="T31"><draw:frame draw:style-name="fr4" draw:name="Objet70" text:anchor-type="as-char" svg:y="-0.39cm" svg:width="0.96cm" svg:height="0.459cm" draw:z-index="65"><draw:object xlink:href="./Object 39" xlink:type="simple" xlink:show="embed" xlink:actuate="onLoad"/><draw:image xlink:href="./ObjectReplacements/Object 39" xlink:type="simple" xlink:show="embed" xlink:actuate="onLoad"/><svg:desc>formule</svg:desc></draw:frame></text:span><text:span text:style-name="_5f_Correction_5f_surligné"><text:span text:style-name="T33">–</text:span></text:span><text:span text:style-name="T31"><draw:frame draw:style-name="fr4" draw:name="Objet71" text:anchor-type="as-char" svg:y="-0.39cm" svg:width="0.93cm" svg:height="0.462cm" draw:z-index="66"><draw:object xlink:href="./Object 40" xlink:type="simple" xlink:show="embed" xlink:actuate="onLoad"/><draw:image xlink:href="./ObjectReplacements/Object 40" xlink:type="simple" xlink:show="embed" xlink:actuate="onLoad"/><svg:desc>formule</svg:desc></draw:frame></text:span><text:span text:style-name="_5f_symboles"><text:span text:style-name="T32">=</text:span></text:span><text:span text:style-name="_5f_Correction_5f_surligné"><text:span text:style-name="T31"> 105° </text:span></text:span><text:span text:style-name="_5f_Correction_5f_surligné"><text:span text:style-name="T33">–</text:span></text:span><text:span text:style-name="_5f_Correction_5f_surligné"><text:span text:style-name="T31"> 60° </text:span></text:span><text:span text:style-name="_5f_symboles"><text:span text:style-name="T32">=</text:span></text:span><text:span text:style-name="_5f_Correction_5f_surligné"><text:span text:style-name="T31"> 45°.</text:span></text:span></text:p>
            </text:list-header>
          </text:list>
          <text:p text:style-name="P62"><text:span text:style-name="_5f_Correction_5f_surligné"><text:span text:style-name="T31">BAD est isocèle en D donc </text:span></text:span><text:span text:style-name="T31"><draw:frame draw:style-name="fr4" draw:name="Objet72" text:anchor-type="as-char" svg:y="-0.39cm" svg:width="0.972cm" svg:height="0.459cm" draw:z-index="67"><draw:object xlink:href="./Object 41" xlink:type="simple" xlink:show="embed" xlink:actuate="onLoad"/><draw:image xlink:href="./ObjectReplacements/Object 41" xlink:type="simple" xlink:show="embed" xlink:actuate="onLoad"/><svg:desc>formule</svg:desc></draw:frame></text:span><text:span text:style-name="_5f_symboles"><text:span text:style-name="T32">=</text:span></text:span><text:span text:style-name="T31"><draw:frame draw:style-name="fr4" draw:name="Objet73" text:anchor-type="as-char" svg:y="-0.39cm" svg:width="0.956cm" svg:height="0.459cm" draw:z-index="68"><draw:object xlink:href="./Object 42" xlink:type="simple" xlink:show="embed" xlink:actuate="onLoad"/><draw:image xlink:href="./ObjectReplacements/Object 42" xlink:type="simple" xlink:show="embed" xlink:actuate="onLoad"/><svg:desc>formule</svg:desc></draw:frame></text:span><text:span text:style-name="_5f_symboles"><text:span text:style-name="T32">=</text:span></text:span><text:span text:style-name="_5f_Correction_5f_surligné"><text:span text:style-name="T31"> 45°.</text:span></text:span></text:p>
          <text:p text:style-name="P62"><text:span text:style-name="T31"><draw:frame draw:style-name="fr4" draw:name="Objet74" text:anchor-type="as-char" svg:y="-0.39cm" svg:width="0.972cm" svg:height="0.459cm" draw:z-index="69"><draw:object xlink:href="./Object 43" xlink:type="simple" xlink:show="embed" xlink:actuate="onLoad"/><draw:image xlink:href="./ObjectReplacements/Object 43" xlink:type="simple" xlink:show="embed" xlink:actuate="onLoad"/><svg:desc>formule</svg:desc></draw:frame></text:span><text:span text:style-name="_5f_symboles"><text:span text:style-name="T32">=</text:span></text:span><text:span text:style-name="_5f_Correction_5f_surligné"><text:span text:style-name="T31"> 180° </text:span></text:span><text:span text:style-name="_5f_Correction_5f_surligné"><text:span text:style-name="T33">–</text:span></text:span><text:span text:style-name="_5f_Correction_5f_surligné"><text:span text:style-name="T31"> 45° </text:span></text:span><text:span text:style-name="_5f_Correction_5f_surligné"><text:span text:style-name="T33">–</text:span></text:span><text:span text:style-name="_5f_Correction_5f_surligné"><text:span text:style-name="T31"> 45° </text:span></text:span><text:span text:style-name="_5f_symboles"><text:span text:style-name="T32">=</text:span></text:span><text:span text:style-name="_5f_Correction_5f_surligné"><text:span text:style-name="T31"> 90°.</text:span></text:span></text:p>
          <text:list text:continue-numbering="true">
            <text:list-header>
              <text:p text:style-name="P62"><text:span text:style-name="_5f_Correction_5f_surligné"><text:span text:style-name="T31">ABD est un triangle rectangle isocèle en D.</text:span></text:span></text:p>
            </text:list-header>
          </text:list>
        </text:list-item>
      </text:list>
      <text:list xml:id="list142011712054782" text:continue-list="list142010585288272" text:style-name="Num_5f_Exo">
        <text:list-item>
          <text:h text:style-name="Exo_5f_Num" text:outline-level="1"><text:soft-page-break/><text:span text:style-name="Bold_5f_niv1"><text:s/>Programme et construction</text:span></text:h>
        </text:list-item>
      </text:list>
      <text:list xml:id="list142011552802669" text:continue-list="list142011999377410" text:style-name="liste_5f_abc">
        <text:list-item text:start-value="1">
          <text:p text:style-name="P49"><text:span text:style-name="T28">É</text:span>cris un programme de construction pour réaliser cette figure.</text:p>
        </text:list-item>
      </text:list>
      <text:list xml:id="list142010390163434" text:continue-list="list142011860637443" text:style-name="_5f_Numérotation_20_des_20_exercices_20_livrets">
        <text:list-header>
          <text:p text:style-name="P34"><text:span text:style-name="corps"><text:span text:style-name="T19"><draw:g text:anchor-type="as-char" svg:y="0cm" draw:z-index="60" draw:name="Forme41" draw:style-name="gr43"><draw:line draw:style-name="gr44" draw:text-style-name="P86" svg:x1="2.872cm" svg:y1="2.623cm" svg:x2="2.932cm" svg:y2="2.595cm"><text:p/></draw:line><draw:line draw:style-name="gr44" draw:text-style-name="P86" svg:x1="2.9cm" svg:y1="2.611cm" svg:x2="0.445cm" svg:y2="3.694cm"><text:p/></draw:line><draw:frame draw:style-name="gr45" draw:text-style-name="P87" svg:width="1.008cm" svg:height="0.477cm" draw:transform="rotate (0.434761516671788) translate (1.19415277777778cm 3.40430555555556cm)"><draw:text-box><text:p text:style-name="P81"><text:span text:style-name="T46">4 cm</text:span></text:p></draw:text-box></draw:frame><draw:line draw:style-name="gr44" draw:text-style-name="P86" svg:x1="0.505cm" svg:y1="0.564cm" svg:x2="0.445cm" svg:y2="3.693cm"><text:p/></draw:line><draw:frame draw:style-name="gr45" draw:text-style-name="P87" svg:width="1.008cm" svg:height="0.477cm" draw:transform="rotate (1.5690509975429) translate (0cm 2.67052777777778cm)"><draw:text-box><text:p text:style-name="P81"><text:span text:style-name="T46">5 cm</text:span></text:p></draw:text-box></draw:frame><draw:line draw:style-name="gr44" draw:text-style-name="P86" svg:x1="0.504cm" svg:y1="0.564cm" svg:x2="2.899cm" svg:y2="2.61cm"><text:p/></draw:line><draw:polyline draw:style-name="gr44" draw:text-style-name="P86" svg:width="0.371cm" svg:height="0.2cm" svg:x="2.704cm" svg:y="2.24cm" svg:viewBox="0 0 372 201" draw:points="0,201 164,0 372,175"><text:p/></draw:polyline><draw:polyline draw:style-name="gr44" draw:text-style-name="P86" svg:width="4.113cm" svg:height="2.051cm" svg:x="0.502cm" svg:y="0.561cm" svg:viewBox="0 0 4114 2052" draw:points="2393,2052 4114,42 0,0"><text:p/></draw:polyline><draw:line draw:style-name="gr44" draw:text-style-name="P86" svg:x1="2.872cm" svg:y1="2.623cm" svg:x2="2.932cm" svg:y2="2.595cm"><text:p/></draw:line><draw:line draw:style-name="gr44" draw:text-style-name="P86" svg:x1="4.616cm" svg:y1="0.6cm" svg:x2="5.54cm" svg:y2="2.639cm"><text:p/></draw:line><draw:frame draw:style-name="gr45" draw:text-style-name="P87" svg:width="1.008cm" svg:height="0.477cm" draw:transform="rotate (-1.13376588209552) translate (5.25286111111111cm 0.892527777777778cm)"><draw:text-box><text:p text:style-name="P81"><text:span text:style-name="T46">3 cm</text:span></text:p></draw:text-box></draw:frame><draw:line draw:style-name="gr44" draw:text-style-name="P86" svg:x1="2.9cm" svg:y1="2.611cm" svg:x2="5.541cm" svg:y2="2.639cm"><text:p/></draw:line><draw:line draw:style-name="gr44" draw:text-style-name="P86" svg:x1="2.872cm" svg:y1="2.623cm" svg:x2="2.932cm" svg:y2="2.595cm"><text:p/></draw:line><draw:line draw:style-name="gr44" draw:text-style-name="P86" svg:x1="2.872cm" svg:y1="2.623cm" svg:x2="2.932cm" svg:y2="2.595cm"><text:p/></draw:line><draw:polyline draw:style-name="gr44" draw:text-style-name="P86" svg:width="2.633cm" svg:height="2.294cm" svg:x="2.909cm" svg:y="2.612cm" svg:viewBox="0 0 2634 2295" draw:points="0,0 1281,2295 2634,30"><text:p/></draw:polyline><draw:polyline draw:style-name="gr44" draw:text-style-name="P86" svg:width="0.101cm" svg:height="0.259cm" svg:x="0.82cm" svg:y="0.573cm" svg:viewBox="0 0 102 260" draw:points="0,260 6,245 18,224 28,217 32,205 48,178 60,161 63,146 64,126 74,110 81,91 81,76 84,61 87,34 91,10 102,0"><text:p/></draw:polyline><draw:frame draw:style-name="gr46" draw:text-style-name="P87" svg:width="0.828cm" svg:height="0.477cm" svg:x="1.108cm" svg:y="0.603cm"><draw:text-box><text:p text:style-name="P81"><text:span text:style-name="T46">40°</text:span></text:p></draw:text-box></draw:frame><draw:frame draw:style-name="gr47" draw:text-style-name="P87" svg:width="0.782cm" svg:height="0.477cm" svg:x="0.683cm" svg:y="2.842cm"><draw:text-box><text:p text:style-name="P81"><text:span text:style-name="T46">65°</text:span></text:p></draw:text-box></draw:frame><draw:frame draw:style-name="gr48" draw:text-style-name="P88" svg:width="0.451cm" svg:height="0.477cm" svg:x="0.191cm" svg:y="3.662cm"><draw:text-box><text:p text:style-name="P81"><text:span text:style-name="T47">N</text:span></text:p></draw:text-box></draw:frame><draw:frame draw:style-name="gr48" draw:text-style-name="P88" svg:width="0.451cm" svg:height="0.477cm" svg:x="0.219cm" svg:y="0.161cm"><draw:text-box><text:p text:style-name="P81"><text:span text:style-name="T47">O</text:span></text:p></draw:text-box></draw:frame><draw:frame draw:style-name="gr48" draw:text-style-name="P88" svg:width="0.451cm" svg:height="0.477cm" svg:x="4.424cm" svg:y="0cm"><draw:text-box><text:p text:style-name="P81"><text:span text:style-name="T47">P</text:span></text:p></draw:text-box></draw:frame><draw:frame draw:style-name="gr48" draw:text-style-name="P88" svg:width="0.451cm" svg:height="0.477cm" svg:x="5.69cm" svg:y="2.637cm"><draw:text-box><text:p text:style-name="P81"><text:span text:style-name="T47">Q</text:span></text:p></draw:text-box></draw:frame><draw:frame draw:style-name="gr49" draw:text-style-name="P89" svg:width="0.276cm" svg:height="0.477cm" svg:x="4.136cm" svg:y="4.971cm"><draw:text-box><text:p text:style-name="P81"><text:span text:style-name="T48">R</text:span></text:p></draw:text-box></draw:frame><draw:line draw:style-name="gr44" draw:text-style-name="P86" svg:x1="4.32cm" svg:y1="2.512cm" svg:x2="4.299cm" svg:y2="2.782cm"><text:p/></draw:line><draw:line draw:style-name="gr44" draw:text-style-name="P86" svg:x1="4.731cm" svg:y1="3.687cm" svg:x2="5.008cm" svg:y2="3.879cm"><text:p/></draw:line><draw:line draw:style-name="gr44" draw:text-style-name="P86" svg:x1="3.618cm" svg:y1="1.572cm" svg:x2="3.874cm" svg:y2="1.74cm"><text:p/></draw:line><draw:line draw:style-name="gr44" draw:text-style-name="P86" svg:x1="3.674cm" svg:y1="3.701cm" svg:x2="3.431cm" svg:y2="3.851cm"><text:p/></draw:line><draw:polyline draw:style-name="gr44" draw:text-style-name="P86" svg:width="0.287cm" svg:height="0.203cm" svg:x="0.457cm" svg:y="3.345cm" svg:viewBox="0 0 288 204" draw:points="288,204 284,189 278,172 274,156 263,136 258,128 229,121 232,107 222,89 205,76 194,63 172,59 152,53 147,42 131,32 115,28 102,20 81,18 66,13 40,6 30,5 16,0 0,3"><text:p/></draw:polyline><draw:frame draw:style-name="gr48" draw:text-style-name="P88" svg:width="0.451cm" svg:height="0.477cm" svg:x="2.577cm" svg:y="2.925cm"><draw:text-box><text:p text:style-name="P81"><text:span text:style-name="T47">M</text:span></text:p></draw:text-box></draw:frame></draw:g></text:span></text:span></text:p>
          <text:p text:style-name="P60"><text:span text:style-name="_5f_Correction_5f_surligné"><text:span text:style-name="T34">- Trace un triangle MNO tel que NM </text:span></text:span><text:span text:style-name="_5f_symboles"><text:span text:style-name="T34">=</text:span></text:span><text:span text:style-name="_5f_Correction_5f_surligné"><text:span text:style-name="T34"> 4 cm, <text:s/>NO </text:span></text:span><text:span text:style-name="_5f_symboles"><text:span text:style-name="T34">=</text:span></text:span><text:span text:style-name="_5f_Correction_5f_surligné"><text:span text:style-name="T34"> 5cm <text:s/>et </text:span></text:span><text:span text:style-name="T34"><draw:frame draw:style-name="fr3" draw:name="Objet75" text:anchor-type="as-char" svg:width="1.05cm" svg:height="0.462cm" draw:z-index="70"><draw:object xlink:href="./Object 44" xlink:type="simple" xlink:show="embed" xlink:actuate="onLoad"/><draw:image xlink:href="./ObjectReplacements/Object 44" xlink:type="simple" xlink:show="embed" xlink:actuate="onLoad"/><svg:desc>formule</svg:desc></draw:frame></text:span><text:span text:style-name="_5f_symboles"><text:span text:style-name="T34">=</text:span></text:span><text:span text:style-name="_5f_Correction_5f_surligné"><text:span text:style-name="T34"> 65°.</text:span></text:span></text:p>
          <text:p text:style-name="P60"><text:span text:style-name="_5f_Correction_5f_surligné"><text:span text:style-name="T34">- Trace un triangle MOP rectangle en M tel que <text:s/></text:span></text:span><text:span text:style-name="T34"><draw:frame draw:style-name="fr3" draw:name="Objet76" text:anchor-type="as-char" svg:width="0.995cm" svg:height="0.462cm" draw:z-index="71"><draw:object xlink:href="./Object 45" xlink:type="simple" xlink:show="embed" xlink:actuate="onLoad"/><draw:image xlink:href="./ObjectReplacements/Object 45" xlink:type="simple" xlink:show="embed" xlink:actuate="onLoad"/><svg:desc>formule</svg:desc></draw:frame></text:span><text:span text:style-name="_5f_symboles"><text:span text:style-name="T34">=</text:span></text:span><text:span text:style-name="_5f_Correction_5f_surligné"><text:span text:style-name="T34"> 40°. P et N ne sont pas du même côté de [MO].</text:span></text:span></text:p>
          <text:p text:style-name="P60"><text:span text:style-name="_5f_Correction_5f_surligné"><text:span text:style-name="T34">- Trace un triangle PMQ isocèle en M tel que QP </text:span></text:span><text:span text:style-name="_5f_symboles"><text:span text:style-name="T34">=</text:span></text:span><text:span text:style-name="_5f_Correction_5f_surligné"><text:span text:style-name="T34"> 3 cm. Q et O ne sont pas du même côté de [MP].</text:span></text:span></text:p>
          <text:p text:style-name="P60"><text:span text:style-name="_5f_Correction_5f_surligné"><text:span text:style-name="T34">- Trace un triangle équilatéral MQR. R et P ne sont- <text:s/>pas du même côté de [MQ].</text:span></text:span></text:p>
        </text:list-header>
      </text:list>
      <text:list xml:id="list142010530515531" text:continue-list="list142011552802669" text:style-name="liste_5f_abc">
        <text:list-item>
          <text:p text:style-name="P61"><text:span text:style-name="corps"><text:span text:style-name="T18">Reproduis cette figure, en vraie grandeur.</text:span></text:span></text:p>
          <text:p text:style-name="P61"><text:span text:style-name="corps"><text:span text:style-name="T18"/></text:span></text:p>
        </text:list-item>
      </text:list>
      <text:list xml:id="list142011409634774" text:continue-list="list142010390163434" text:style-name="_5f_Numérotation_20_des_20_exercices_20_livrets">
        <text:list-item>
          <text:list>
            <text:list-header>
              <text:p text:style-name="P35"><draw:g text:anchor-type="paragraph" draw:z-index="61" draw:name="Forme42" draw:style-name="gr17"><draw:frame draw:style-name="gr33" draw:text-style-name="P82" svg:width="2.082cm" svg:height="1.01cm" draw:transform="rotate (0.435110582522186) translate (1.90852777777778cm 5.12056944444444cm)"><draw:text-box><text:p text:style-name="P81"><text:span text:style-name="T43">4 cm</text:span></text:p></draw:text-box></draw:frame><draw:line draw:style-name="gr34" draw:text-style-name="P83" svg:x1="0.722cm" svg:y1="0.769cm" svg:x2="0.712cm" svg:y2="5.769cm"><text:p/></draw:line><draw:frame draw:style-name="gr35" draw:text-style-name="P82" svg:width="2.084cm" svg:height="1.008cm" draw:transform="rotate (1.5690509975429) translate (0.00176388888888889cm 3.76413888888889cm)"><draw:text-box><text:p text:style-name="P81"><text:span text:style-name="T43">5 cm</text:span></text:p></draw:text-box></draw:frame><draw:line draw:style-name="gr34" draw:text-style-name="P83" svg:x1="0.746cm" svg:y1="0.762cm" svg:x2="4.312cm" svg:y2="4.068cm"><text:p/></draw:line><draw:polyline draw:style-name="gr34" draw:text-style-name="P83" svg:width="0.6cm" svg:height="0.324cm" svg:x="4.011cm" svg:y="3.466cm" svg:viewBox="0 0 601 325" draw:points="0,325 265,0 601,283"><text:p/></draw:polyline><draw:polyline draw:style-name="gr34" draw:text-style-name="P83" svg:width="0.164cm" svg:height="0.419cm" svg:x="1.212cm" svg:y="0.769cm" svg:viewBox="0 0 165 420" draw:points="0,420 10,396 29,362 45,351 52,331 77,288 97,260 102,236 103,204 119,178 131,147 131,123 136,99 140,55 147,16 165,0"><text:p/></draw:polyline><draw:frame draw:style-name="gr36" draw:text-style-name="P82" svg:width="1.726cm" svg:height="1.01cm" svg:x="1.261cm" svg:y="0.876cm"><draw:text-box><text:p text:style-name="P81"><text:span text:style-name="T43">40°</text:span></text:p></draw:text-box></draw:frame><draw:frame draw:style-name="gr37" draw:text-style-name="P82" svg:width="1.726cm" svg:height="0.911cm" svg:x="0.713cm" svg:y="4.66cm"><draw:text-box><text:p text:style-name="P81"><text:span text:style-name="T43">65°</text:span></text:p></draw:text-box></draw:frame><draw:frame draw:style-name="gr38" draw:text-style-name="P84" svg:width="1.235cm" svg:height="1.071cm" svg:x="0.302cm" svg:y="5.755cm"><draw:text-box><text:p text:style-name="P81"><text:span text:style-name="T44">N</text:span></text:p></draw:text-box></draw:frame><draw:frame draw:style-name="gr39" draw:text-style-name="P84" svg:width="1.255cm" svg:height="1.071cm" svg:x="0.013cm" svg:y="0.199cm"><draw:text-box><text:p text:style-name="P81"><text:span text:style-name="T44">O</text:span></text:p></draw:text-box></draw:frame><draw:frame draw:style-name="gr40" draw:text-style-name="P84" svg:width="1.154cm" svg:height="1.071cm" svg:x="6.936cm" svg:y="0.642cm"><draw:text-box><text:p text:style-name="P81"><text:span text:style-name="T44">P</text:span></text:p></draw:text-box></draw:frame><draw:frame draw:style-name="gr39" draw:text-style-name="P84" svg:width="1.255cm" svg:height="1.071cm" svg:x="8.359cm" svg:y="3.692cm"><draw:text-box><text:p text:style-name="P81"><text:span text:style-name="T44">Q</text:span></text:p></draw:text-box></draw:frame><draw:frame draw:style-name="gr41" draw:text-style-name="P85" svg:width="1.25cm" svg:height="1.138cm" svg:x="5.886cm" svg:y="7.609cm"><draw:text-box><text:p text:style-name="P81"><text:span text:style-name="T45">R</text:span></text:p></draw:text-box></draw:frame><draw:line draw:style-name="gr34" draw:text-style-name="P83" svg:x1="3.418cm" svg:y1="10.921cm" svg:x2="3.384cm" svg:y2="11.357cm"><text:p/></draw:line><draw:line draw:style-name="gr34" draw:text-style-name="P83" svg:x1="7.073cm" svg:y1="5.618cm" svg:x2="7.52cm" svg:y2="5.928cm"><text:p/></draw:line><draw:line draw:style-name="gr34" draw:text-style-name="P83" svg:x1="5.524cm" svg:y1="2.556cm" svg:x2="5.937cm" svg:y2="2.827cm"><text:p/></draw:line><draw:line draw:style-name="gr34" draw:text-style-name="P83" svg:x1="5.317cm" svg:y1="5.507cm" svg:x2="4.925cm" svg:y2="5.749cm"><text:p/></draw:line><draw:polyline draw:style-name="gr34" draw:text-style-name="P83" svg:width="0.464cm" svg:height="0.329cm" svg:x="0.723cm" svg:y="5.177cm" svg:viewBox="0 0 465 330" draw:points="465,330 458,305 449,278 442,252 425,220 417,207 370,196 375,173 358,144 331,123 313,102 278,95 245,86 237,68 211,52 186,45 165,32 131,29 107,21 65,10 48,8 26,0 0,5"><text:p/></draw:polyline><draw:frame draw:style-name="gr42" draw:text-style-name="P84" svg:width="1.304cm" svg:height="1.071cm" svg:x="3.786cm" svg:y="4.185cm"><draw:text-box><text:p text:style-name="P81"><text:span text:style-name="T44">M</text:span></text:p></draw:text-box></draw:frame><draw:line draw:style-name="gr34" draw:text-style-name="P83" svg:x1="4.341cm" svg:y1="4.069cm" svg:x2="0.712cm" svg:y2="5.75cm"><text:p/></draw:line><draw:line draw:style-name="gr34" draw:text-style-name="P83" svg:x1="4.312cm" svg:y1="4.069cm" svg:x2="7.112cm" svg:y2="1.169cm"><text:p/></draw:line><draw:line draw:style-name="gr34" draw:text-style-name="P83" svg:x1="0.724cm" svg:y1="0.753cm" svg:x2="7.112cm" svg:y2="1.169cm"><text:p/></draw:line><draw:line draw:style-name="gr34" draw:text-style-name="P83" svg:x1="4.312cm" svg:y1="4.069cm" svg:x2="8.301cm" svg:y2="3.957cm"><text:p/></draw:line><draw:line draw:style-name="gr34" draw:text-style-name="P83" svg:x1="7.112cm" svg:y1="1.169cm" svg:x2="8.311cm" svg:y2="3.942cm"><text:p/></draw:line><draw:line draw:style-name="gr34" draw:text-style-name="P83" svg:x1="4.312cm" svg:y1="4.069cm" svg:x2="6.266cm" svg:y2="7.621cm"><text:p/></draw:line><draw:line draw:style-name="gr34" draw:text-style-name="P83" svg:x1="8.324cm" svg:y1="3.953cm" svg:x2="6.27cm" svg:y2="7.598cm"><text:p/></draw:line><draw:frame draw:style-name="gr35" draw:text-style-name="P82" svg:width="2.084cm" svg:height="1.008cm" draw:transform="rotate (-1.11578899079998) translate (7.93044444444444cm 1.62983333333333cm)"><draw:text-box><text:p text:style-name="P81"><text:span text:style-name="T43">3 cm</text:span></text:p></draw:text-box></draw:frame><draw:line draw:style-name="gr34" draw:text-style-name="P83" svg:x1="6.229cm" svg:y1="3.846cm" svg:x2="6.155cm" svg:y2="4.383cm"><text:p/></draw:line></draw:g><text:span text:style-name="corps"><text:span text:style-name="T17"/></text:span></text:p>
            </text:list-header>
          </text:list>
          <text:h text:style-name="P67" text:outline-level="1"/>
          <text:p text:style-name="P33"/>
          <text:h text:style-name="P67" text:outline-level="1"/>
          <text:h text:style-name="P67" text:outline-level="1"/>
          <text:h text:style-name="P67" text:outline-level="1"/>
          <text:h text:style-name="P67" text:outline-level="1"/>
          <text:h text:style-name="P67" text:outline-level="1"/>
          <text:h text:style-name="P68" text:outline-level="1"/>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5"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entury Schoolbook" svg:font-family="'Century Schoolbook'"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pitch="variable"/>
    <style:font-face style:name="Lucida Sans Unicode1" svg:font-family="'Lucida Sans Unicode'" style:font-family-generic="system" style:font-pitch="variable"/>
    <style:font-face style:name="Lucida Sans1" svg:font-family="'Lucida Sans'" style:font-family-generic="roman" style:font-pitch="variable"/>
    <style:font-face style:name="Lucida Sans2" svg:font-family="'Lucida Sans'" style:font-family-generic="swiss" style:font-pitch="variable"/>
    <style:font-face style:name="Lucida Sans3" svg:font-family="'Lucida 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pitch="variable" style:font-charset="x-symbol"/>
    <style:font-face style:name="OpenSymbol1" svg:font-family="OpenSymbol" style:font-adornments="Oblique" style:font-pitch="variable" style:font-charset="x-symbol"/>
    <style:font-face style:name="SimSun" svg:font-family="SimSun" style:font-pitch="variable"/>
    <style:font-face style:name="SimSun1" svg:font-family="SimSun" style:font-family-generic="roman" style:font-pitch="variable"/>
    <style:font-face style:name="SimSun2" svg:font-family="SimSun" style:font-family-generic="swiss" style:font-pitch="variable"/>
    <style:font-face style:name="SimSun3"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Italique" style:font-family-generic="roman" style:font-pitch="variable"/>
  </office:font-face-decls>
  <office:styles>
    <draw:fill-image draw:name="Bitmape_20_2" draw:display-name="Bitmape 2" xlink:href="Pictures/1000000000000462000000587CE155E8D689C890.png" xlink:type="simple" xlink:show="embed" xlink:actuate="onLoad"/>
    <draw:marker draw:name="Dimension_20_Lines" draw:display-name="Dimension Lines" svg:viewBox="0 0 836 110" svg:d="M0 0h278 278 280v36 36 38h-278-278-280v-36-36z"/>
    <draw:stroke-dash draw:name="Dashed_20__28_var_29__20_5672" draw:display-name="Dashed (var) 5672" draw:style="rect" draw:dots1="1" draw:dots1-length="0.011cm" draw:dots2="1" draw:dots2-length="0.011cm" draw:distance="0.011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918" draw:display-name="Dashed (var) 5918" draw:style="rect" draw:dots1="1" draw:dots1-length="0.006cm" draw:dots2="1" draw:dots2-length="0.006cm" draw:distance="0.006cm"/>
    <draw:stroke-dash draw:name="Dashed_20__28_var_29__20_5919" draw:display-name="Dashed (var) 5919" draw:style="rect" draw:dots1="1" draw:dots1-length="0.006cm" draw:dots2="1" draw:dots2-length="0.006cm" draw:distance="0.006cm"/>
    <draw:stroke-dash draw:name="Dashed_20__28_var_29__20_5920" draw:display-name="Dashed (var) 5920" draw:style="rect" draw:dots1="1" draw:dots1-length="0.006cm" draw:dots2="1" draw:dots2-length="0.006cm" draw:distance="0.006cm"/>
    <draw:stroke-dash draw:name="Dashed_20__28_var_29__20_5921" draw:display-name="Dashed (var) 5921" draw:style="rect" draw:dots1="1" draw:dots1-length="0.006cm" draw:dots2="1" draw:dots2-length="0.006cm" draw:distance="0.006cm"/>
    <draw:stroke-dash draw:name="Dashed_20__28_var_29__20_5922" draw:display-name="Dashed (var) 5922" draw:style="rect" draw:dots1="1" draw:dots1-length="0.006cm" draw:dots2="1" draw:dots2-length="0.006cm" draw:distance="0.006cm"/>
    <draw:stroke-dash draw:name="Dashed_20__28_var_29__20_5923" draw:display-name="Dashed (var) 5923" draw:style="rect" draw:dots1="1" draw:dots1-length="0.006cm" draw:dots2="1" draw:dots2-length="0.006cm" draw:distance="0.006cm"/>
    <draw:stroke-dash draw:name="Dashed_20__28_var_29__20_5924" draw:display-name="Dashed (var) 5924" draw:style="rect" draw:dots1="1" draw:dots1-length="0.006cm" draw:dots2="1" draw:dots2-length="0.006cm" draw:distance="0.006cm"/>
    <draw:stroke-dash draw:name="Dashed_20__28_var_29__20_5925" draw:display-name="Dashed (var) 5925" draw:style="rect" draw:dots1="1" draw:dots1-length="0.006cm" draw:dots2="1" draw:dots2-length="0.006cm" draw:distance="0.006cm"/>
    <draw:stroke-dash draw:name="Dashed_20__28_var_29__20_5926" draw:display-name="Dashed (var) 5926"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6" draw:display-name="Dashed (var) 5956" draw:style="rect" draw:dots1="1" draw:dots1-length="0.011cm" draw:dots2="1" draw:dots2-length="0.011cm" draw:distance="0.011cm"/>
    <draw:stroke-dash draw:name="Dashed_20__28_var_29__20_5958" draw:display-name="Dashed (var) 5958" draw:style="rect" draw:dots1="1" draw:dots1-length="0.011cm" draw:dots2="1" draw:dots2-length="0.011cm" draw:distance="0.011cm"/>
    <draw:stroke-dash draw:name="Dashed_20__28_var_29__20_5959" draw:display-name="Dashed (var) 5959" draw:style="rect" draw:dots1="1" draw:dots1-length="0.011cm" draw:dots2="1" draw:dots2-length="0.011cm" draw:distance="0.011cm"/>
    <draw:stroke-dash draw:name="Dashed_20__28_var_29__20_5960" draw:display-name="Dashed (var) 5960" draw:style="rect" draw:dots1="1" draw:dots1-length="0.011cm" draw:dots2="1" draw:dots2-length="0.011cm" draw:distance="0.011cm"/>
    <draw:stroke-dash draw:name="Dashed_20__28_var_29__20_5961" draw:display-name="Dashed (var) 5961" draw:style="rect" draw:dots1="1" draw:dots1-length="0.011cm" draw:dots2="1" draw:dots2-length="0.011cm" draw:distance="0.011cm"/>
    <draw:stroke-dash draw:name="Dashed_20__28_var_29__20_5962" draw:display-name="Dashed (var) 5962" draw:style="rect" draw:dots1="1" draw:dots1-length="0.011cm" draw:dots2="1" draw:dots2-length="0.011cm" draw:distance="0.011cm"/>
    <draw:stroke-dash draw:name="Dashed_20__28_var_29__20_5963" draw:display-name="Dashed (var) 5963" draw:style="rect" draw:dots1="1" draw:dots1-length="0.011cm" draw:dots2="1" draw:dots2-length="0.011cm" draw:distance="0.011cm"/>
    <draw:stroke-dash draw:name="Dashed_20__28_var_29__20_5964" draw:display-name="Dashed (var) 5964" draw:style="rect" draw:dots1="1" draw:dots1-length="0.011cm" draw:dots2="1" draw:dots2-length="0.011cm" draw:distance="0.011cm"/>
    <draw:stroke-dash draw:name="Dashed_20__28_var_29__20_5965" draw:display-name="Dashed (var) 5965" draw:style="rect" draw:dots1="1" draw:dots1-length="0.011cm" draw:dots2="1" draw:dots2-length="0.011cm" draw:distance="0.011cm"/>
    <draw:stroke-dash draw:name="Dashed_20__28_var_29__20_5966" draw:display-name="Dashed (var) 5966" draw:style="rect" draw:dots1="1" draw:dots1-length="0.011cm" draw:dots2="1" draw:dots2-length="0.011cm" draw:distance="0.011cm"/>
    <draw:stroke-dash draw:name="Dashed_20__28_var_29__20_5967" draw:display-name="Dashed (var) 5967" draw:style="rect" draw:dots1="1" draw:dots1-length="0.011cm" draw:dots2="1" draw:dots2-length="0.011cm" draw:distance="0.011cm"/>
    <draw:stroke-dash draw:name="Dashed_20__28_var_29__20_5968" draw:display-name="Dashed (var) 5968" draw:style="rect" draw:dots1="1" draw:dots1-length="0.011cm" draw:dots2="1" draw:dots2-length="0.011cm" draw:distance="0.011cm"/>
    <draw:stroke-dash draw:name="Dashed_20__28_var_29__20_5969" draw:display-name="Dashed (var) 5969" draw:style="rect" draw:dots1="1" draw:dots1-length="0.011cm" draw:dots2="1" draw:dots2-length="0.011cm" draw:distance="0.011cm"/>
    <draw:stroke-dash draw:name="Dashed_20__28_var_29__20_5970" draw:display-name="Dashed (var) 5970" draw:style="rect" draw:dots1="1" draw:dots1-length="0.011cm" draw:dots2="1" draw:dots2-length="0.011cm" draw:distance="0.011cm"/>
    <draw:stroke-dash draw:name="Dashed_20__28_var_29__20_5971" draw:display-name="Dashed (var) 5971" draw:style="rect" draw:dots1="1" draw:dots1-length="0.011cm" draw:dots2="1" draw:dots2-length="0.011cm" draw:distance="0.011cm"/>
    <draw:stroke-dash draw:name="Dashed_20__28_var_29__20_5972" draw:display-name="Dashed (var) 5972" draw:style="rect" draw:dots1="1" draw:dots1-length="0.011cm" draw:dots2="1" draw:dots2-length="0.011cm" draw:distance="0.011cm"/>
    <draw:stroke-dash draw:name="Dashed_20__28_var_29__20_5973" draw:display-name="Dashed (var) 5973" draw:style="rect" draw:dots1="1" draw:dots1-length="0.011cm" draw:dots2="1" draw:dots2-length="0.011cm" draw:distance="0.011cm"/>
    <draw:stroke-dash draw:name="Dashed_20__28_var_29__20_6022" draw:display-name="Dashed (var) 6022" draw:style="rect" draw:dots1="1" draw:dots1-length="0.011cm" draw:dots2="1" draw:dots2-length="0.011cm" draw:distance="0.011cm"/>
    <draw:stroke-dash draw:name="Dashed_20__28_var_29__20_6023" draw:display-name="Dashed (var) 6023" draw:style="rect" draw:dots1="1" draw:dots1-length="0.011cm" draw:dots2="1" draw:dots2-length="0.011cm" draw:distance="0.011cm"/>
    <draw:stroke-dash draw:name="Dashed_20__28_var_29__20_6024" draw:display-name="Dashed (var) 6024" draw:style="rect" draw:dots1="1" draw:dots1-length="0.011cm" draw:dots2="1" draw:dots2-length="0.011cm" draw:distance="0.011cm"/>
    <draw:stroke-dash draw:name="Dashed_20__28_var_29__20_6025" draw:display-name="Dashed (var) 6025" draw:style="rect" draw:dots1="1" draw:dots1-length="0.011cm" draw:dots2="1" draw:dots2-length="0.011cm" draw:distance="0.011cm"/>
    <draw:stroke-dash draw:name="Dashed_20__28_var_29__20_6026" draw:display-name="Dashed (var) 6026" draw:style="rect" draw:dots1="1" draw:dots1-length="0.011cm" draw:dots2="1" draw:dots2-length="0.011cm" draw:distance="0.011cm"/>
    <draw:stroke-dash draw:name="Dashed_20__28_var_29__20_6027" draw:display-name="Dashed (var) 6027" draw:style="rect" draw:dots1="1" draw:dots1-length="0.011cm" draw:dots2="1" draw:dots2-length="0.011cm" draw:distance="0.011cm"/>
    <draw:stroke-dash draw:name="Dashed_20__28_var_29__20_7281" draw:display-name="Dashed (var) 7281" draw:style="rect" draw:dots1="1" draw:dots1-length="0.011cm" draw:dots2="1" draw:dots2-length="0.011cm" draw:distance="0.011cm"/>
    <draw:stroke-dash draw:name="Dashed_20__28_var_29__20_7282" draw:display-name="Dashed (var) 7282" draw:style="rect" draw:dots1="1" draw:dots1-length="0.011cm" draw:dots2="1" draw:dots2-length="0.011cm" draw:distance="0.011cm"/>
    <draw:stroke-dash draw:name="Dashed_20__28_var_29__20_7283" draw:display-name="Dashed (var) 7283" draw:style="rect" draw:dots1="1" draw:dots1-length="0.011cm" draw:dots2="1" draw:dots2-length="0.011cm" draw:distance="0.011cm"/>
    <draw:stroke-dash draw:name="Dashed_20__28_var_29__20_7284" draw:display-name="Dashed (var) 7284" draw:style="rect" draw:dots1="1" draw:dots1-length="0.011cm" draw:dots2="1" draw:dots2-length="0.011cm" draw:distance="0.011cm"/>
    <draw:stroke-dash draw:name="Dashed_20__28_var_29__20_7285" draw:display-name="Dashed (var) 7285" draw:style="rect" draw:dots1="1" draw:dots1-length="0.011cm" draw:dots2="1" draw:dots2-length="0.011cm" draw:distance="0.011cm"/>
    <draw:stroke-dash draw:name="Dashed_20__28_var_29__20_7286" draw:display-name="Dashed (var) 7286" draw:style="rect" draw:dots1="1" draw:dots1-length="0.011cm" draw:dots2="1" draw:dots2-length="0.011cm" draw:distance="0.011cm"/>
    <draw:stroke-dash draw:name="Dashed_20__28_var_29__20_7287" draw:display-name="Dashed (var) 7287" draw:style="rect" draw:dots1="1" draw:dots1-length="0.011cm" draw:dots2="1" draw:dots2-length="0.011cm" draw:distance="0.011cm"/>
    <draw:stroke-dash draw:name="Dashed_20__28_var_29__20_7288" draw:display-name="Dashed (var) 7288" draw:style="rect" draw:dots1="1" draw:dots1-length="0.011cm" draw:dots2="1" draw:dots2-length="0.011cm" draw:distance="0.011cm"/>
    <draw:stroke-dash draw:name="Dashed_20__28_var_29__20_7289" draw:display-name="Dashed (var) 7289" draw:style="rect" draw:dots1="1" draw:dots1-length="0.011cm" draw:dots2="1" draw:dots2-length="0.011cm" draw:distance="0.011cm"/>
    <draw:stroke-dash draw:name="Dashed_20__28_var_29__20_7290" draw:display-name="Dashed (var) 7290" draw:style="rect" draw:dots1="1" draw:dots1-length="0.011cm" draw:dots2="1" draw:dots2-length="0.011cm" draw:distance="0.011cm"/>
    <draw:stroke-dash draw:name="Dashed_20__28_var_29__20_7291" draw:display-name="Dashed (var) 7291" draw:style="rect" draw:dots1="1" draw:dots1-length="0.011cm" draw:dots2="1" draw:dots2-length="0.011cm" draw:distance="0.011cm"/>
    <draw:stroke-dash draw:name="Dashed_20__28_var_29__20_7292" draw:display-name="Dashed (var) 7292" draw:style="rect" draw:dots1="1" draw:dots1-length="0.011cm" draw:dots2="1" draw:dots2-length="0.011cm" draw:distance="0.011cm"/>
    <draw:stroke-dash draw:name="Dashed_20__28_var_29__20_7293" draw:display-name="Dashed (var) 7293" draw:style="rect" draw:dots1="1" draw:dots1-length="0.011cm" draw:dots2="1" draw:dots2-length="0.011cm" draw:distance="0.011cm"/>
    <draw:stroke-dash draw:name="Dashed_20__28_var_29__20_7294" draw:display-name="Dashed (var) 7294" draw:style="rect" draw:dots1="1" draw:dots1-length="0.011cm" draw:dots2="1" draw:dots2-length="0.011cm" draw:distance="0.011cm"/>
    <draw:stroke-dash draw:name="Dashed_20__28_var_29__20_7295" draw:display-name="Dashed (var) 7295" draw:style="rect" draw:dots1="1" draw:dots1-length="0.011cm" draw:dots2="1" draw:dots2-length="0.011cm" draw:distance="0.011cm"/>
    <draw:stroke-dash draw:name="Dashed_20__28_var_29__20_7296" draw:display-name="Dashed (var) 7296" draw:style="rect" draw:dots1="1" draw:dots1-length="0.011cm" draw:dots2="1" draw:dots2-length="0.011cm" draw:distance="0.011cm"/>
    <draw:stroke-dash draw:name="Dashed_20__28_var_29__20_7297" draw:display-name="Dashed (var) 7297" draw:style="rect" draw:dots1="1" draw:dots1-length="0.011cm" draw:dots2="1" draw:dots2-length="0.011cm" draw:distance="0.011cm"/>
    <draw:stroke-dash draw:name="Dashed_20__28_var_29__20_7298" draw:display-name="Dashed (var) 7298" draw:style="rect" draw:dots1="1" draw:dots1-length="0.011cm" draw:dots2="1" draw:dots2-length="0.011cm" draw:distance="0.011cm"/>
    <draw:stroke-dash draw:name="Dashed_20__28_var_29__20_7299" draw:display-name="Dashed (var) 7299" draw:style="rect" draw:dots1="1" draw:dots1-length="0.011cm" draw:dots2="1" draw:dots2-length="0.011cm" draw:distance="0.011cm"/>
    <draw:stroke-dash draw:name="Dashed_20__28_var_29__20_7300" draw:display-name="Dashed (var) 7300" draw:style="rect" draw:dots1="1" draw:dots1-length="0.011cm" draw:dots2="1" draw:dots2-length="0.011cm" draw:distance="0.011cm"/>
    <draw:stroke-dash draw:name="Dashed_20__28_var_29__20_7301" draw:display-name="Dashed (var) 7301" draw:style="rect" draw:dots1="1" draw:dots1-length="0.011cm" draw:dots2="1" draw:dots2-length="0.011cm" draw:distance="0.011cm"/>
    <draw:stroke-dash draw:name="Dashed_20__28_var_29__20_7302" draw:display-name="Dashed (var) 7302" draw:style="rect" draw:dots1="1" draw:dots1-length="0.011cm" draw:dots2="1" draw:dots2-length="0.011cm" draw:distance="0.011cm"/>
    <draw:stroke-dash draw:name="Dashed_20__28_var_29__20_7303" draw:display-name="Dashed (var) 7303" draw:style="rect" draw:dots1="1" draw:dots1-length="0.011cm" draw:dots2="1" draw:dots2-length="0.011cm" draw:distance="0.011cm"/>
    <draw:stroke-dash draw:name="Dashed_20__28_var_29__20_7304" draw:display-name="Dashed (var) 7304" draw:style="rect" draw:dots1="1" draw:dots1-length="0.011cm" draw:dots2="1" draw:dots2-length="0.011cm" draw:distance="0.011cm"/>
    <draw:stroke-dash draw:name="Dashed_20__28_var_29__20_7305" draw:display-name="Dashed (var) 7305" draw:style="rect" draw:dots1="1" draw:dots1-length="0.011cm" draw:dots2="1" draw:dots2-length="0.011cm" draw:distance="0.011cm"/>
    <draw:stroke-dash draw:name="Dashed_20__28_var_29__20_7306" draw:display-name="Dashed (var) 7306" draw:style="rect" draw:dots1="1" draw:dots1-length="0.011cm" draw:dots2="1" draw:dots2-length="0.011cm" draw:distance="0.011cm"/>
    <draw:stroke-dash draw:name="Dashed_20__28_var_29__20_7307" draw:display-name="Dashed (var) 7307" draw:style="rect" draw:dots1="1" draw:dots1-length="0.011cm" draw:dots2="1" draw:dots2-length="0.011cm" draw:distance="0.011cm"/>
    <draw:stroke-dash draw:name="Dashed_20__28_var_29__20_7308" draw:display-name="Dashed (var) 7308" draw:style="rect" draw:dots1="1" draw:dots1-length="0.011cm" draw:dots2="1" draw:dots2-length="0.011cm" draw:distance="0.011cm"/>
    <draw:stroke-dash draw:name="Dashed_20__28_var_29__20_7309" draw:display-name="Dashed (var) 7309" draw:style="rect" draw:dots1="1" draw:dots1-length="0.011cm" draw:dots2="1" draw:dots2-length="0.011cm" draw:distance="0.011cm"/>
    <draw:stroke-dash draw:name="Dashed_20__28_var_29__20_7310" draw:display-name="Dashed (var) 7310" draw:style="rect" draw:dots1="1" draw:dots1-length="0.011cm" draw:dots2="1" draw:dots2-length="0.011cm" draw:distance="0.011cm"/>
    <draw:stroke-dash draw:name="Dashed_20__28_var_29__20_7311" draw:display-name="Dashed (var) 7311" draw:style="rect" draw:dots1="1" draw:dots1-length="0.011cm" draw:dots2="1" draw:dots2-length="0.011cm" draw:distance="0.011cm"/>
    <draw:stroke-dash draw:name="Dashed_20__28_var_29__20_7312" draw:display-name="Dashed (var) 7312" draw:style="rect" draw:dots1="1" draw:dots1-length="0.011cm" draw:dots2="1" draw:dots2-length="0.011cm" draw:distance="0.011cm"/>
    <draw:stroke-dash draw:name="Dashed_20__28_var_29__20_7313" draw:display-name="Dashed (var) 7313" draw:style="rect" draw:dots1="1" draw:dots1-length="0.011cm" draw:dots2="1" draw:dots2-length="0.011cm" draw:distance="0.011cm"/>
    <draw:stroke-dash draw:name="Dashed_20__28_var_29__20_7314" draw:display-name="Dashed (var) 7314" draw:style="rect" draw:dots1="1" draw:dots1-length="0.011cm" draw:dots2="1" draw:dots2-length="0.011cm" draw:distance="0.01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18" draw:display-name="Dashed (var) 7318" draw:style="rect" draw:dots1="1" draw:dots1-length="0.011cm" draw:dots2="1" draw:dots2-length="0.011cm" draw:distance="0.011cm"/>
    <draw:stroke-dash draw:name="Dashed_20__28_var_29__20_7319" draw:display-name="Dashed (var) 7319" draw:style="rect" draw:dots1="1" draw:dots1-length="0.011cm" draw:dots2="1" draw:dots2-length="0.011cm" draw:distance="0.011cm"/>
    <draw:stroke-dash draw:name="Dashed_20__28_var_29__20_7320" draw:display-name="Dashed (var) 7320"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draw:stroke-dash draw:name="Dashed_20__28_var_29__20_7322" draw:display-name="Dashed (var) 7322" draw:style="rect" draw:dots1="1" draw:dots1-length="0.011cm" draw:dots2="1" draw:dots2-length="0.011cm" draw:distance="0.011cm"/>
    <draw:stroke-dash draw:name="Dashed_20__28_var_29__20_7323" draw:display-name="Dashed (var) 7323" draw:style="rect" draw:dots1="1" draw:dots1-length="0.011cm" draw:dots2="1" draw:dots2-length="0.011cm" draw:distance="0.011cm"/>
    <draw:stroke-dash draw:name="Dashed_20__28_var_29__20_7324" draw:display-name="Dashed (var) 7324" draw:style="rect" draw:dots1="1" draw:dots1-length="0.011cm" draw:dots2="1" draw:dots2-length="0.011cm" draw:distance="0.011cm"/>
    <draw:stroke-dash draw:name="Dashed_20__28_var_29__20_7325" draw:display-name="Dashed (var) 7325" draw:style="rect" draw:dots1="1" draw:dots1-length="0.011cm" draw:dots2="1" draw:dots2-length="0.011cm" draw:distance="0.011cm"/>
    <draw:stroke-dash draw:name="Dashed_20__28_var_29__20_7326" draw:display-name="Dashed (var) 7326" draw:style="rect" draw:dots1="1" draw:dots1-length="0.011cm" draw:dots2="1" draw:dots2-length="0.011cm" draw:distance="0.011cm"/>
    <draw:stroke-dash draw:name="Dashed_20__28_var_29__20_7327" draw:display-name="Dashed (var) 7327" draw:style="rect" draw:dots1="1" draw:dots1-length="0.011cm" draw:dots2="1" draw:dots2-length="0.011cm" draw:distance="0.011cm"/>
    <draw:stroke-dash draw:name="Dashed_20__28_var_29__20_7328" draw:display-name="Dashed (var) 7328" draw:style="rect" draw:dots1="1" draw:dots1-length="0.011cm" draw:dots2="1" draw:dots2-length="0.011cm" draw:distance="0.011cm"/>
    <draw:stroke-dash draw:name="Dashed_20__28_var_29__20_7329" draw:display-name="Dashed (var) 7329" draw:style="rect" draw:dots1="1" draw:dots1-length="0.011cm" draw:dots2="1" draw:dots2-length="0.011cm" draw:distance="0.011cm"/>
    <draw:stroke-dash draw:name="Dashed_20__28_var_29__20_7330" draw:display-name="Dashed (var) 7330" draw:style="rect" draw:dots1="1" draw:dots1-length="0.011cm" draw:dots2="1" draw:dots2-length="0.011cm" draw:distance="0.011cm"/>
    <draw:stroke-dash draw:name="Dashed_20__28_var_29__20_7331" draw:display-name="Dashed (var) 7331" draw:style="rect" draw:dots1="1" draw:dots1-length="0.011cm" draw:dots2="1" draw:dots2-length="0.011cm" draw:distance="0.011cm"/>
    <draw:stroke-dash draw:name="Dashed_20__28_var_29__20_7332" draw:display-name="Dashed (var) 7332" draw:style="rect" draw:dots1="1" draw:dots1-length="0.011cm" draw:dots2="1" draw:dots2-length="0.011cm" draw:distance="0.011cm"/>
    <draw:stroke-dash draw:name="Dashed_20__28_var_29__20_7333" draw:display-name="Dashed (var) 7333" draw:style="rect" draw:dots1="1" draw:dots1-length="0.011cm" draw:dots2="1" draw:dots2-length="0.011cm" draw:distance="0.011cm"/>
    <draw:stroke-dash draw:name="Dashed_20__28_var_29__20_7334" draw:display-name="Dashed (var) 7334" draw:style="rect" draw:dots1="1" draw:dots1-length="0.011cm" draw:dots2="1" draw:dots2-length="0.011cm" draw:distance="0.011cm"/>
    <draw:stroke-dash draw:name="Dashed_20__28_var_29__20_7338" draw:display-name="Dashed (var) 7338" draw:style="rect" draw:dots1="1" draw:dots1-length="0.006cm" draw:dots2="1" draw:dots2-length="0.006cm" draw:distance="0.006cm"/>
    <draw:stroke-dash draw:name="Dashed_20__28_var_29__20_7339" draw:display-name="Dashed (var) 7339" draw:style="rect" draw:dots1="1" draw:dots1-length="0.006cm" draw:dots2="1" draw:dots2-length="0.006cm" draw:distance="0.006cm"/>
    <draw:stroke-dash draw:name="Dashed_20__28_var_29__20_7340" draw:display-name="Dashed (var) 7340" draw:style="rect" draw:dots1="1" draw:dots1-length="0.006cm" draw:dots2="1" draw:dots2-length="0.006cm" draw:distance="0.006cm"/>
    <draw:stroke-dash draw:name="Dashed_20__28_var_29__20_7341" draw:display-name="Dashed (var) 7341" draw:style="rect" draw:dots1="1" draw:dots1-length="0.006cm" draw:dots2="1" draw:dots2-length="0.006cm" draw:distance="0.006cm"/>
    <draw:stroke-dash draw:name="Dashed_20__28_var_29__20_7342" draw:display-name="Dashed (var) 7342" draw:style="rect" draw:dots1="1" draw:dots1-length="0.006cm" draw:dots2="1" draw:dots2-length="0.006cm" draw:distance="0.006cm"/>
    <draw:stroke-dash draw:name="Dashed_20__28_var_29__20_7343" draw:display-name="Dashed (var) 7343" draw:style="rect" draw:dots1="1" draw:dots1-length="0.011cm" draw:dots2="1" draw:dots2-length="0.011cm" draw:distance="0.011cm"/>
    <draw:stroke-dash draw:name="Dashed_20__28_var_29__20_7344" draw:display-name="Dashed (var) 7344" draw:style="rect" draw:dots1="1" draw:dots1-length="0.011cm" draw:dots2="1" draw:dots2-length="0.011cm" draw:distance="0.011cm"/>
    <draw:stroke-dash draw:name="Dashed_20__28_var_29__20_7345" draw:display-name="Dashed (var) 7345" draw:style="rect" draw:dots1="1" draw:dots1-length="0.011cm" draw:dots2="1" draw:dots2-length="0.011cm" draw:distance="0.011cm"/>
    <draw:stroke-dash draw:name="Dashed_20__28_var_29__20_7346" draw:display-name="Dashed (var) 7346" draw:style="rect" draw:dots1="1" draw:dots1-length="0.011cm" draw:dots2="1" draw:dots2-length="0.011cm" draw:distance="0.011cm"/>
    <draw:stroke-dash draw:name="Dashed_20__28_var_29__20_7347" draw:display-name="Dashed (var) 7347" draw:style="rect" draw:dots1="1" draw:dots1-length="0.011cm" draw:dots2="1" draw:dots2-length="0.011cm" draw:distance="0.011cm"/>
    <draw:stroke-dash draw:name="Dashed_20__28_var_29__20_7348" draw:display-name="Dashed (var) 7348" draw:style="rect" draw:dots1="1" draw:dots1-length="0.011cm" draw:dots2="1" draw:dots2-length="0.011cm" draw:distance="0.011cm"/>
    <draw:stroke-dash draw:name="Dashed_20__28_var_29__20_7349" draw:display-name="Dashed (var) 7349" draw:style="rect" draw:dots1="1" draw:dots1-length="0.011cm" draw:dots2="1" draw:dots2-length="0.011cm" draw:distance="0.011cm"/>
    <draw:stroke-dash draw:name="Dashed_20__28_var_29__20_7350" draw:display-name="Dashed (var) 7350" draw:style="rect" draw:dots1="1" draw:dots1-length="0.011cm" draw:dots2="1" draw:dots2-length="0.011cm" draw:distance="0.011cm"/>
    <draw:stroke-dash draw:name="Dashed_20__28_var_29__20_7351" draw:display-name="Dashed (var) 7351" draw:style="rect" draw:dots1="1" draw:dots1-length="0.011cm" draw:dots2="1" draw:dots2-length="0.011cm" draw:distance="0.011cm"/>
    <draw:stroke-dash draw:name="Dashed_20__28_var_29__20_7352" draw:display-name="Dashed (var) 7352" draw:style="rect" draw:dots1="1" draw:dots1-length="0.011cm" draw:dots2="1" draw:dots2-length="0.011cm" draw:distance="0.011cm"/>
    <draw:stroke-dash draw:name="Dashed_20__28_var_29__20_7353" draw:display-name="Dashed (var) 7353" draw:style="rect" draw:dots1="1" draw:dots1-length="0.011cm" draw:dots2="1" draw:dots2-length="0.011cm" draw:distance="0.011cm"/>
    <draw:stroke-dash draw:name="Dashed_20__28_var_29__20_7354" draw:display-name="Dashed (var) 7354" draw:style="rect" draw:dots1="1" draw:dots1-length="0.011cm" draw:dots2="1" draw:dots2-length="0.011cm" draw:distance="0.011cm"/>
    <draw:stroke-dash draw:name="Dashed_20__28_var_29__20_7355" draw:display-name="Dashed (var) 7355" draw:style="rect" draw:dots1="1" draw:dots1-length="0.011cm" draw:dots2="1" draw:dots2-length="0.011cm" draw:distance="0.011cm"/>
    <draw:stroke-dash draw:name="Dashed_20__28_var_29__20_7356" draw:display-name="Dashed (var) 7356" draw:style="rect" draw:dots1="1" draw:dots1-length="0.011cm" draw:dots2="1" draw:dots2-length="0.011cm" draw:distance="0.011cm"/>
    <draw:stroke-dash draw:name="Dashed_20__28_var_29__20_7357" draw:display-name="Dashed (var) 7357" draw:style="rect" draw:dots1="1" draw:dots1-length="0.011cm" draw:dots2="1" draw:dots2-length="0.011cm" draw:distance="0.011cm"/>
    <draw:stroke-dash draw:name="Dashed_20__28_var_29__20_7358" draw:display-name="Dashed (var) 7358" draw:style="rect" draw:dots1="1" draw:dots1-length="0.011cm" draw:dots2="1" draw:dots2-length="0.011cm" draw:distance="0.011cm"/>
    <draw:stroke-dash draw:name="Dashed_20__28_var_29__20_7359" draw:display-name="Dashed (var) 7359" draw:style="rect" draw:dots1="1" draw:dots1-length="0.011cm" draw:dots2="1" draw:dots2-length="0.011cm" draw:distance="0.011cm"/>
    <draw:stroke-dash draw:name="Dashed_20__28_var_29__20_7360" draw:display-name="Dashed (var) 7360" draw:style="rect" draw:dots1="1" draw:dots1-length="0.011cm" draw:dots2="1" draw:dots2-length="0.011cm" draw:distance="0.011cm"/>
    <draw:stroke-dash draw:name="Dashed_20__28_var_29__20_7361" draw:display-name="Dashed (var) 7361" draw:style="rect" draw:dots1="1" draw:dots1-length="0.011cm" draw:dots2="1" draw:dots2-length="0.011cm" draw:distance="0.011cm"/>
    <draw:stroke-dash draw:name="Dashed_20__28_var_29__20_7362" draw:display-name="Dashed (var) 7362" draw:style="rect" draw:dots1="1" draw:dots1-length="0.011cm" draw:dots2="1" draw:dots2-length="0.011cm" draw:distance="0.011cm"/>
    <draw:stroke-dash draw:name="Dashed_20__28_var_29__20_7363" draw:display-name="Dashed (var) 7363" draw:style="rect" draw:dots1="1" draw:dots1-length="0.011cm" draw:dots2="1" draw:dots2-length="0.011cm" draw:distance="0.011cm"/>
    <draw:stroke-dash draw:name="Dashed_20__28_var_29__20_7364" draw:display-name="Dashed (var) 7364" draw:style="rect" draw:dots1="1" draw:dots1-length="0.011cm" draw:dots2="1" draw:dots2-length="0.011cm" draw:distance="0.011cm"/>
    <draw:stroke-dash draw:name="Dashed_20__28_var_29__20_7365" draw:display-name="Dashed (var) 7365" draw:style="rect" draw:dots1="1" draw:dots1-length="0.011cm" draw:dots2="1" draw:dots2-length="0.011cm" draw:distance="0.011cm"/>
    <draw:stroke-dash draw:name="Dashed_20__28_var_29__20_7366" draw:display-name="Dashed (var) 7366" draw:style="rect" draw:dots1="1" draw:dots1-length="0.011cm" draw:dots2="1" draw:dots2-length="0.011cm" draw:distance="0.011cm"/>
    <draw:stroke-dash draw:name="Dashed_20__28_var_29__20_7367" draw:display-name="Dashed (var) 7367" draw:style="rect" draw:dots1="1" draw:dots1-length="0.011cm" draw:dots2="1" draw:dots2-length="0.011cm" draw:distance="0.011cm"/>
    <draw:stroke-dash draw:name="Dashed_20__28_var_29__20_7368" draw:display-name="Dashed (var) 7368" draw:style="rect" draw:dots1="1" draw:dots1-length="0.011cm" draw:dots2="1" draw:dots2-length="0.011cm" draw:distance="0.011cm"/>
    <draw:stroke-dash draw:name="Dashed_20__28_var_29__20_7369" draw:display-name="Dashed (var) 7369" draw:style="rect" draw:dots1="1" draw:dots1-length="0.011cm" draw:dots2="1" draw:dots2-length="0.011cm" draw:distance="0.011cm"/>
    <draw:stroke-dash draw:name="Dashed_20__28_var_29__20_7370" draw:display-name="Dashed (var) 7370" draw:style="rect" draw:dots1="1" draw:dots1-length="0.011cm" draw:dots2="1" draw:dots2-length="0.011cm" draw:distance="0.011cm"/>
    <draw:stroke-dash draw:name="Dashed_20__28_var_29__20_7371" draw:display-name="Dashed (var) 7371" draw:style="rect" draw:dots1="1" draw:dots1-length="0.011cm" draw:dots2="1" draw:dots2-length="0.011cm" draw:distance="0.011cm"/>
    <draw:stroke-dash draw:name="Dashed_20__28_var_29__20_7372" draw:display-name="Dashed (var) 7372" draw:style="rect" draw:dots1="1" draw:dots1-length="0.011cm" draw:dots2="1" draw:dots2-length="0.011cm" draw:distance="0.011cm"/>
    <draw:stroke-dash draw:name="Dashed_20__28_var_29__20_7373" draw:display-name="Dashed (var) 7373" draw:style="rect" draw:dots1="1" draw:dots1-length="0.011cm" draw:dots2="1" draw:dots2-length="0.011cm" draw:distance="0.011cm"/>
    <draw:stroke-dash draw:name="Dashed_20__28_var_29__20_7374" draw:display-name="Dashed (var) 7374" draw:style="rect" draw:dots1="1" draw:dots1-length="0.011cm" draw:dots2="1" draw:dots2-length="0.011cm" draw:distance="0.011cm"/>
    <draw:stroke-dash draw:name="Dashed_20__28_var_29__20_7391" draw:display-name="Dashed (var) 7391" draw:style="rect" draw:dots1="1" draw:dots1-length="0.011cm" draw:dots2="1" draw:dots2-length="0.011cm" draw:distance="0.011cm"/>
    <draw:stroke-dash draw:name="Dashed_20__28_var_29__20_7392" draw:display-name="Dashed (var) 7392" draw:style="rect" draw:dots1="1" draw:dots1-length="0.011cm" draw:dots2="1" draw:dots2-length="0.011cm" draw:distance="0.011cm"/>
    <draw:stroke-dash draw:name="Dashed_20__28_var_29__20_7393" draw:display-name="Dashed (var) 7393" draw:style="rect" draw:dots1="1" draw:dots1-length="0.011cm" draw:dots2="1" draw:dots2-length="0.011cm" draw:distance="0.011cm"/>
    <draw:stroke-dash draw:name="Dashed_20__28_var_29__20_7394" draw:display-name="Dashed (var) 7394" draw:style="rect" draw:dots1="1" draw:dots1-length="0.011cm" draw:dots2="1" draw:dots2-length="0.011cm" draw:distance="0.011cm"/>
    <draw:stroke-dash draw:name="Dashed_20__28_var_29__20_7395" draw:display-name="Dashed (var) 7395" draw:style="rect" draw:dots1="1" draw:dots1-length="0.011cm" draw:dots2="1" draw:dots2-length="0.011cm" draw:distance="0.011cm"/>
    <draw:stroke-dash draw:name="Dashed_20__28_var_29__20_7396" draw:display-name="Dashed (var) 7396" draw:style="rect" draw:dots1="1" draw:dots1-length="0.011cm" draw:dots2="1" draw:dots2-length="0.011cm" draw:distance="0.011cm"/>
    <draw:stroke-dash draw:name="Dashed_20__28_var_29__20_7397" draw:display-name="Dashed (var) 7397" draw:style="rect" draw:dots1="1" draw:dots1-length="0.011cm" draw:dots2="1" draw:dots2-length="0.011cm" draw:distance="0.011cm"/>
    <draw:stroke-dash draw:name="Dashed_20__28_var_29__20_7398" draw:display-name="Dashed (var) 7398" draw:style="rect" draw:dots1="1" draw:dots1-length="0.011cm" draw:dots2="1" draw:dots2-length="0.011cm" draw:distance="0.011cm"/>
    <draw:stroke-dash draw:name="Dashed_20__28_var_29__20_7399" draw:display-name="Dashed (var) 7399" draw:style="rect" draw:dots1="1" draw:dots1-length="0.011cm" draw:dots2="1" draw:dots2-length="0.011cm" draw:distance="0.011cm"/>
    <draw:stroke-dash draw:name="Dashed_20__28_var_29__20_7400" draw:display-name="Dashed (var) 7400" draw:style="rect" draw:dots1="1" draw:dots1-length="0.011cm" draw:dots2="1" draw:dots2-length="0.011cm" draw:distance="0.011cm"/>
    <draw:stroke-dash draw:name="Dashed_20__28_var_29__20_7401" draw:display-name="Dashed (var) 7401" draw:style="rect" draw:dots1="1" draw:dots1-length="0.011cm" draw:dots2="1" draw:dots2-length="0.011cm" draw:distance="0.011cm"/>
    <draw:stroke-dash draw:name="Dashed_20__28_var_29__20_7402" draw:display-name="Dashed (var) 7402" draw:style="rect" draw:dots1="1" draw:dots1-length="0.011cm" draw:dots2="1" draw:dots2-length="0.011cm" draw:distance="0.011cm"/>
    <draw:stroke-dash draw:name="Dashed_20__28_var_29__20_7403" draw:display-name="Dashed (var) 7403" draw:style="rect" draw:dots1="1" draw:dots1-length="0.011cm" draw:dots2="1" draw:dots2-length="0.011cm" draw:distance="0.011cm"/>
    <draw:stroke-dash draw:name="Dashed_20__28_var_29__20_7404" draw:display-name="Dashed (var) 7404" draw:style="rect" draw:dots1="1" draw:dots1-length="0.011cm" draw:dots2="1" draw:dots2-length="0.011cm" draw:distance="0.011cm"/>
    <draw:stroke-dash draw:name="Dashed_20__28_var_29__20_7405" draw:display-name="Dashed (var) 7405" draw:style="rect" draw:dots1="1" draw:dots1-length="0.011cm" draw:dots2="1" draw:dots2-length="0.011cm" draw:distance="0.011cm"/>
    <draw:stroke-dash draw:name="Dashed_20__28_var_29__20_7406" draw:display-name="Dashed (var) 7406" draw:style="rect" draw:dots1="1" draw:dots1-length="0.011cm" draw:dots2="1" draw:dots2-length="0.011cm" draw:distance="0.011cm"/>
    <draw:stroke-dash draw:name="Dashed_20__28_var_29__20_7407" draw:display-name="Dashed (var) 7407" draw:style="rect" draw:dots1="1" draw:dots1-length="0.011cm" draw:dots2="1" draw:dots2-length="0.011cm" draw:distance="0.011cm"/>
    <draw:stroke-dash draw:name="Dashed_20__28_var_29__20_7408" draw:display-name="Dashed (var) 7408" draw:style="rect" draw:dots1="1" draw:dots1-length="0.011cm" draw:dots2="1" draw:dots2-length="0.011cm" draw:distance="0.011cm"/>
    <draw:stroke-dash draw:name="Dashed_20__28_var_29__20_7409" draw:display-name="Dashed (var) 7409" draw:style="rect" draw:dots1="1" draw:dots1-length="0.011cm" draw:dots2="1" draw:dots2-length="0.011cm" draw:distance="0.011cm"/>
    <draw:stroke-dash draw:name="Dashed_20__28_var_29__20_7410" draw:display-name="Dashed (var) 7410" draw:style="rect" draw:dots1="1" draw:dots1-length="0.011cm" draw:dots2="1" draw:dots2-length="0.011cm" draw:distance="0.011cm"/>
    <draw:stroke-dash draw:name="Dashed_20__28_var_29__20_7411" draw:display-name="Dashed (var) 7411" draw:style="rect" draw:dots1="1" draw:dots1-length="0.011cm" draw:dots2="1" draw:dots2-length="0.011cm" draw:distance="0.011cm"/>
    <draw:stroke-dash draw:name="Dashed_20__28_var_29__20_7412" draw:display-name="Dashed (var) 7412" draw:style="rect" draw:dots1="1" draw:dots1-length="0.011cm" draw:dots2="1" draw:dots2-length="0.011cm" draw:distance="0.011cm"/>
    <draw:stroke-dash draw:name="Dashed_20__28_var_29__20_7413" draw:display-name="Dashed (var) 7413" draw:style="rect" draw:dots1="1" draw:dots1-length="0.011cm" draw:dots2="1" draw:dots2-length="0.011cm" draw:distance="0.011cm"/>
    <draw:stroke-dash draw:name="Dashed_20__28_var_29__20_7414" draw:display-name="Dashed (var) 7414" draw:style="rect" draw:dots1="1" draw:dots1-length="0.011cm" draw:dots2="1" draw:dots2-length="0.011cm" draw:distance="0.011cm"/>
    <draw:stroke-dash draw:name="Dashed_20__28_var_29__20_7415" draw:display-name="Dashed (var) 7415" draw:style="rect" draw:dots1="1" draw:dots1-length="0.011cm" draw:dots2="1" draw:dots2-length="0.011cm" draw:distance="0.011cm"/>
    <draw:stroke-dash draw:name="Dashed_20__28_var_29__20_7416" draw:display-name="Dashed (var) 7416" draw:style="rect" draw:dots1="1" draw:dots1-length="0.011cm" draw:dots2="1" draw:dots2-length="0.011cm" draw:distance="0.011cm"/>
    <draw:stroke-dash draw:name="Dashed_20__28_var_29__20_7417" draw:display-name="Dashed (var) 7417" draw:style="rect" draw:dots1="1" draw:dots1-length="0.011cm" draw:dots2="1" draw:dots2-length="0.011cm" draw:distance="0.011cm"/>
    <draw:stroke-dash draw:name="Dashed_20__28_var_29__20_7418" draw:display-name="Dashed (var) 7418" draw:style="rect" draw:dots1="1" draw:dots1-length="0.011cm" draw:dots2="1" draw:dots2-length="0.011cm" draw:distance="0.011cm"/>
    <draw:stroke-dash draw:name="Dashed_20__28_var_29__20_7419" draw:display-name="Dashed (var) 7419" draw:style="rect" draw:dots1="1" draw:dots1-length="0.011cm" draw:dots2="1" draw:dots2-length="0.011cm" draw:distance="0.011cm"/>
    <draw:stroke-dash draw:name="Dashed_20__28_var_29__20_7420" draw:display-name="Dashed (var) 7420" draw:style="rect" draw:dots1="1" draw:dots1-length="0.011cm" draw:dots2="1" draw:dots2-length="0.011cm" draw:distance="0.011cm"/>
    <draw:stroke-dash draw:name="Dashed_20__28_var_29__20_7421" draw:display-name="Dashed (var) 7421" draw:style="rect" draw:dots1="1" draw:dots1-length="0.011cm" draw:dots2="1" draw:dots2-length="0.011cm" draw:distance="0.011cm"/>
    <draw:stroke-dash draw:name="Dashed_20__28_var_29__20_7422" draw:display-name="Dashed (var) 7422" draw:style="rect" draw:dots1="1" draw:dots1-length="0.011cm" draw:dots2="1" draw:dots2-length="0.011cm" draw:distance="0.011cm"/>
    <draw:stroke-dash draw:name="Dashed_20__28_var_29__20_7423" draw:display-name="Dashed (var) 7423" draw:style="rect" draw:dots1="1" draw:dots1-length="0.011cm" draw:dots2="1" draw:dots2-length="0.011cm" draw:distance="0.011cm"/>
    <draw:stroke-dash draw:name="Dashed_20__28_var_29__20_7424" draw:display-name="Dashed (var) 7424" draw:style="rect" draw:dots1="1" draw:dots1-length="0.011cm" draw:dots2="1" draw:dots2-length="0.011cm" draw:distance="0.011cm"/>
    <draw:stroke-dash draw:name="Dashed_20__28_var_29__20_7425" draw:display-name="Dashed (var) 7425" draw:style="rect" draw:dots1="1" draw:dots1-length="0.011cm" draw:dots2="1" draw:dots2-length="0.011cm" draw:distance="0.011cm"/>
    <draw:stroke-dash draw:name="Dashed_20__28_var_29__20_7426" draw:display-name="Dashed (var) 7426" draw:style="rect" draw:dots1="1" draw:dots1-length="0.011cm" draw:dots2="1" draw:dots2-length="0.011cm" draw:distance="0.011cm"/>
    <draw:stroke-dash draw:name="Dashed_20__28_var_29__20_7427" draw:display-name="Dashed (var) 7427" draw:style="rect" draw:dots1="1" draw:dots1-length="0.011cm" draw:dots2="1" draw:dots2-length="0.011cm" draw:distance="0.011cm"/>
    <draw:stroke-dash draw:name="Dashed_20__28_var_29__20_7428" draw:display-name="Dashed (var) 7428" draw:style="rect" draw:dots1="1" draw:dots1-length="0.011cm" draw:dots2="1" draw:dots2-length="0.011cm" draw:distance="0.011cm"/>
    <draw:stroke-dash draw:name="Dashed_20__28_var_29__20_7429" draw:display-name="Dashed (var) 7429" draw:style="rect" draw:dots1="1" draw:dots1-length="0.011cm" draw:dots2="1" draw:dots2-length="0.011cm" draw:distance="0.011cm"/>
    <draw:stroke-dash draw:name="Dashed_20__28_var_29__20_7430" draw:display-name="Dashed (var) 7430" draw:style="rect" draw:dots1="1" draw:dots1-length="0.006cm" draw:dots2="1" draw:dots2-length="0.006cm" draw:distance="0.006cm"/>
    <draw:stroke-dash draw:name="Dashed_20__28_var_29__20_7431" draw:display-name="Dashed (var) 7431" draw:style="rect" draw:dots1="1" draw:dots1-length="0.006cm" draw:dots2="1" draw:dots2-length="0.006cm" draw:distance="0.006cm"/>
    <draw:stroke-dash draw:name="Dashed_20__28_var_29__20_7432" draw:display-name="Dashed (var) 7432" draw:style="rect" draw:dots1="1" draw:dots1-length="0.006cm" draw:dots2="1" draw:dots2-length="0.006cm" draw:distance="0.006cm"/>
    <draw:stroke-dash draw:name="Dashed_20__28_var_29__20_7433" draw:display-name="Dashed (var) 7433" draw:style="rect" draw:dots1="1" draw:dots1-length="0.006cm" draw:dots2="1" draw:dots2-length="0.006cm" draw:distance="0.006cm"/>
    <draw:stroke-dash draw:name="Dashed_20__28_var_29__20_7434" draw:display-name="Dashed (var) 7434" draw:style="rect" draw:dots1="1" draw:dots1-length="0.006cm" draw:dots2="1" draw:dots2-length="0.006cm" draw:distance="0.006cm"/>
    <draw:stroke-dash draw:name="Dashed_20__28_var_29__20_7435" draw:display-name="Dashed (var) 7435" draw:style="rect" draw:dots1="1" draw:dots1-length="0.006cm" draw:dots2="1" draw:dots2-length="0.006cm" draw:distance="0.006cm"/>
    <draw:stroke-dash draw:name="Dashed_20__28_var_29__20_7436" draw:display-name="Dashed (var) 7436" draw:style="rect" draw:dots1="1" draw:dots1-length="0.006cm" draw:dots2="1" draw:dots2-length="0.006cm" draw:distance="0.006cm"/>
    <draw:stroke-dash draw:name="Dashed_20__28_var_29__20_7437" draw:display-name="Dashed (var) 7437" draw:style="rect" draw:dots1="1" draw:dots1-length="0.006cm" draw:dots2="1" draw:dots2-length="0.006cm" draw:distance="0.006cm"/>
    <draw:stroke-dash draw:name="Dashed_20__28_var_29__20_7438" draw:display-name="Dashed (var) 7438" draw:style="rect" draw:dots1="1" draw:dots1-length="0.006cm" draw:dots2="1" draw:dots2-length="0.006cm" draw:distance="0.006cm"/>
    <draw:stroke-dash draw:name="Dashed_20__28_var_29__20_7439" draw:display-name="Dashed (var) 7439" draw:style="rect" draw:dots1="1" draw:dots1-length="0.006cm" draw:dots2="1" draw:dots2-length="0.006cm" draw:distance="0.006cm"/>
    <draw:stroke-dash draw:name="Dashed_20__28_var_29__20_7440" draw:display-name="Dashed (var) 7440" draw:style="rect" draw:dots1="1" draw:dots1-length="0.006cm" draw:dots2="1" draw:dots2-length="0.006cm" draw:distance="0.006cm"/>
    <draw:stroke-dash draw:name="Dashed_20__28_var_29__20_7441" draw:display-name="Dashed (var) 7441" draw:style="rect" draw:dots1="1" draw:dots1-length="0.006cm" draw:dots2="1" draw:dots2-length="0.006cm" draw:distance="0.006cm"/>
    <draw:stroke-dash draw:name="Dashed_20__28_var_29__20_7442" draw:display-name="Dashed (var) 7442" draw:style="rect" draw:dots1="1" draw:dots1-length="0.011cm" draw:dots2="1" draw:dots2-length="0.011cm" draw:distance="0.011cm"/>
    <draw:stroke-dash draw:name="Dashed_20__28_var_29__20_7443" draw:display-name="Dashed (var) 7443"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fr" fo:country="FR" style:letter-kerning="true" style:font-name-asian="SimSun3" style:font-size-asian="12pt" style:language-asian="zh" style:country-asian="CN" style:font-name-complex="Lucida Sans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2pt" fo:language="fr" fo:country="FR" style:letter-kerning="true" style:font-name-asian="SimSun3" style:font-size-asian="12pt" style:language-asian="zh" style:country-asian="CN" style:font-name-complex="Lucida Sans3"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5"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5"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4"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5"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1"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729fcf"/>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1ca2b8" loext:opacity="100%" style:font-name="Bitstream Vera Sans1"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5"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1"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1"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1"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5"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rame_20_contents">
      <style:paragraph-properties fo:text-align="center" style:justify-single-word="false"/>
      <style:text-properties fo:color="#ffffff" loext:opacity="100%" style:font-name="Bitstream Vera Sans3" fo:font-family="'Bitstream Vera Sans'" style:font-style-name="Gras" style:font-family-generic="swiss" style:font-pitch="variable" fo:font-size="9pt" fo:font-weight="bold" style:font-size-asian="9pt" style:font-weight-asian="bold" style:font-size-complex="9pt" style:font-weight-complex="normal"/>
    </style:style>
    <style:style style:name="Exo_5f_T1" style:display-name="Exo_T1" style:family="paragraph" style:parent-style-name="Standard" style:master-page-name="">
      <loext:graphic-properties draw:fill="none" draw:fill-color="#729fcf"/>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3"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3" fo:font-family="'Bitstream Vera Sans'" style:font-style-name="Gras" style:font-family-generic="swiss" style:font-pitch="variable" fo:font-size="9pt" fo:font-style="italic"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Legende" style:family="paragraph" style:parent-style-name="_5f_Paragraphe_20_livret_20_réponse_20_élève" style:master-page-name="">
      <style:paragraph-properties fo:line-height="100%" fo:text-align="center" style:justify-single-word="false" style:page-number="auto">
        <style:tab-stops/>
      </style:paragraph-properties>
      <style:text-properties fo:font-size="8pt" fo:font-style="italic"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5"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 fo:font-family="'Bitstream Vera Sans'" style:font-family-generic="roman" style:font-pitch="variable" fo:font-size="10pt" fo:font-style="normal" fo:font-weight="normal" style:font-size-asian="10pt" style:font-style-asian="normal" style:font-weight-asian="normal"/>
    </style:style>
    <style:style style:name="_5f_Exercice" style:display-name="_Exercice" style:family="paragraph" style:next-style-name="Text_20_body" style:master-page-name="">
      <style:paragraph-properties fo:margin-top="0.199cm" fo:margin-bottom="0.199cm" style:contextual-spacing="false" fo:text-align="justify" style:justify-single-word="false" style:page-number="auto"/>
      <style:text-properties style:font-name="Bitstream Vera Sans5" fo:font-family="'Bitstream Vera Sans'" style:font-style-name="Roman" style:font-family-generic="swiss" style:font-pitch="variable" fo:font-size="11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3"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3" fo:font-family="'Times New Roman'" style:font-style-name="Italique" style:font-family-generic="roman" style:font-pitch="variable" fo:font-style="italic" fo:background-color="transparent"/>
    </style:style>
    <style:style style:name="corps" style:family="text">
      <style:text-properties style:font-name="Bitstream Vera Sans5"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4"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1" fo:font-family="OpenSymbol" style:font-style-name="Oblique" style:font-pitch="variable" style:font-charset="x-symbol" fo:font-size="10pt" fo:font-style="normal" style:font-name-asian="OpenSymbol1" style:font-family-asian="OpenSymbol" style:font-style-name-asian="Oblique" style:font-pitch-asian="variable" style:font-charset-asian="x-symbol" style:font-name-complex="OpenSymbol1"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1"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Consigne" style:family="text">
      <style:text-properties style:use-window-font-color="true" loext:opacity="0%" style:font-name="Bitstream Vera Sans4" fo:font-family="'Bitstream Vera Sans'" style:font-style-name="Oblique" style:font-family-generic="swiss" style:font-pitch="variable" fo:font-size="11pt" fo:font-style="italic" style:text-underline-style="none"/>
    </style:style>
    <style:style style:name="_5f_variables" style:display-name="_variables" style:family="text">
      <style:text-properties fo:color="#000000" loext:opacity="100%" style:font-name="Times New Roman1" fo:font-family="'Times New Roman'" style:font-family-generic="roman" style:font-pitch="variable" fo:font-size="11pt" fo:font-style="italic" fo:font-weight="normal" style:font-size-asian="11pt" style:font-style-asian="italic" style:font-size-complex="11pt" style:font-style-complex="italic"/>
    </style:style>
    <style:style style:name="_5f_Niveau_5f_orange" style:display-name="_Niveau_orange" style:family="text">
      <style:text-properties fo:color="#000000" loext:opacity="100%" style:font-name="Bitstream Vera Sans"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3"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nsigne" style:display-name="_Consigne" style:family="text">
      <style:text-properties style:use-window-font-color="true" loext:opacity="0%" style:font-name="Bitstream Vera Sans4" fo:font-family="'Bitstream Vera Sans'" style:font-style-name="Oblique" style:font-family-generic="swiss" style:font-pitch="variable" fo:font-size="11pt" fo:font-style="italic" style:text-underline-style="none"/>
    </style:style>
    <style:style style:name="_5f_Niveau_5f_jaune" style:display-name="_Niveau_jaune" style:family="text">
      <style:text-properties fo:color="#000000" loext:opacity="100%" style:font-name="Bitstream Vera Sans" fo:font-family="'Bitstream Vera Sans'" style:font-family-generic="roman" style:font-pitch="variable" fo:font-size="10pt" style:text-underline-style="none" fo:font-weight="bold" fo:background-color="#ffff00" style:font-size-asian="10pt" style:font-weight-asian="bold"/>
    </style:style>
    <style:style style:name="_5f_correction" style:display-name="_correction" style:family="text">
      <style:text-properties style:font-name="Bitstream Vera Sans" fo:font-family="'Bitstream Vera Sans'" style:font-family-generic="roman" style:font-pitch="variable" fo:font-size="9pt" fo:font-weight="bold" style:font-size-asian="9pt" style:font-weight-asian="bold"/>
    </style:style>
    <style:style style:name="_5f_Titre_20_d_27_exercice" style:display-name="_Titre d'exercice" style:family="text">
      <style:text-properties fo:color="#52cc00" loext:opacity="100%" style:font-name="Bitstream Vera Sans4"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5"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5"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Symbole" style:display-name="_Symbole" style:family="text" style:parent-style-name="_5f_BVS">
      <style:text-properties fo:color="#000000" loext:opacity="100%" style:font-name="OpenSymbol" fo:font-family="OpenSymbol" style:font-pitch="variable" style:font-charset="x-symbol" fo:font-size="10pt" fo:font-style="normal" fo:background-color="transparent" style:font-name-asian="OpenSymbol" style:font-family-asian="OpenSymbol" style:font-pitch-asian="variable" style:font-charset-asian="x-symbol" style:font-size-asian="12pt" style:font-style-asian="italic" style:font-name-complex="OpenSymbol"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4"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4" fo:font-family="'Bitstream Vera Sans'" style:font-style-name="Oblique" style:font-family-generic="swiss" style:font-pitch="variable" fo:font-size="10pt" fo:font-style="normal" fo:font-weight="bold" fo:background-color="#e8c32a" style:font-size-asian="10.5pt"/>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Bold" style:family="text">
      <style:text-properties style:font-name="Bitstream Vera Sans5" fo:font-family="'Bitstream Vera Sans'" style:font-style-name="Roman" style:font-family-generic="swiss" style:font-pitch="variable" fo:font-size="10pt" fo:font-weight="bold" style:font-size-asian="10.5pt" style:font-weight-asian="bold" style:font-weight-complex="normal"/>
    </style:style>
    <style:style style:name="_2d_Numéros_20_de_20_s_27_entraîner_20_et_20_approfondir" style:display-name="-Numéros de s'entraîner et approfondir" style:family="text">
      <style:text-properties fo:color="#ffffff" loext:opacity="100%" style:font-name="Bitstream Vera Sans1"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Puce_5f_enonce1" style:display-name="Puce_enonce1" style:family="text">
      <style:text-properties fo:color="#e8c32a" loext:opacity="100%" style:font-name="Bitstream Vera Sans5" fo:font-family="'Bitstream Vera Sans'" style:font-style-name="Roman" style:font-family-generic="swiss" style:font-pitch="variable" fo:font-size="12pt" fo:font-style="normal" fo:font-weight="normal" fo:background-color="transparent" style:font-size-asian="10.5pt"/>
    </style:style>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once_5f_Niv2" style:display-name="Enonce_Niv2" style:family="text" style:parent-style-name="Enonce_5f_Niv1">
      <style:text-properties fo:color="#ffffff" loext:opacity="100%" style:font-name="Bitstream Vera Sans3" fo:font-family="'Bitstream Vera Sans'" style:font-style-name="Gras" style:font-family-generic="swiss" style:font-pitch="variable" fo:font-size="10pt" fo:font-weight="bold" fo:background-color="#d3802b" style:font-size-asian="10.5pt"/>
    </style:style>
    <style:style style:name="Enonce_5f_Niv3" style:display-name="Enonce_Niv3" style:family="text" style:parent-style-name="Enonce_5f_Niv2">
      <style:text-properties fo:color="#ffffff" loext:opacity="100%" style:font-name="Bitstream Vera Sans3" fo:font-family="'Bitstream Vera Sans'" style:font-style-name="Gras" style:font-family-generic="swiss" style:font-pitch="variable" fo:font-size="10pt" fo:font-weight="bold" fo:background-color="#c74028" style:font-size-asian="10.5pt"/>
    </style:style>
    <style:style style:name="Bold_5f_niv1" style:display-name="Bold_niv1" style:family="text">
      <style:text-properties fo:color="#e8c32a" loext:opacity="100%" style:font-name="Bitstream Vera Sans5" fo:font-family="'Bitstream Vera Sans'" style:font-style-name="Roman" style:font-family-generic="swiss" style:font-pitch="variable" fo:font-size="10pt" fo:font-weight="bold" style:font-size-asian="10.5pt"/>
    </style:style>
    <style:style style:name="_2d_Numéros_20_de_20_s_27_entraîner_20_et_20_approfondir_20_-_20_niv_20_1" style:display-name="-Numéros de s'entraîner et approfondir - niv 1" style:family="text">
      <style:text-properties fo:color="#000000" loext:opacity="100%" style:font-name="Bitstream Vera Sans5" fo:font-family="'Bitstream Vera Sans'" style:font-style-name="Roman" style:font-family-generic="swiss" style:font-pitch="variable" fo:font-size="10pt" fo:font-style="normal" fo:text-shadow="none" fo:font-weight="bold" fo:background-color="#ffff8b"/>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style:style>
    <style:style style:name="_2d_Numéros_20_de_20_s_27_entraîner" style:display-name="-Numéros de s'entraîner" style:family="text">
      <style:text-properties fo:color="#ffffff" loext:opacity="100%" style:font-name="Bitstream Vera Sans5"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Bold_5f_niv2" style:display-name="Bold_niv2" style:family="text">
      <style:text-properties fo:color="#d3802b" loext:opacity="100%" style:font-name="Bitstream Vera Sans5" fo:font-family="'Bitstream Vera Sans'" style:font-style-name="Roman" style:font-family-generic="swiss" style:font-pitch="variable" fo:font-size="10pt" fo:font-weight="bold" style:font-size-asian="10.5pt" style:font-weight-asian="bold" style:font-weight-complex="normal"/>
    </style:style>
    <style:style style:name="Bold_5f_niv3" style:display-name="Bold_niv3" style:family="text" style:parent-style-name="Bold_5f_niv2">
      <style:text-properties fo:color="#c74028" loext:opacity="100%" style:font-name="Bitstream Vera Sans5" fo:font-family="'Bitstream Vera Sans'" style:font-style-name="Roman" style:font-family-generic="swiss" style:font-pitch="variable" fo:font-size="10pt" fo:font-weight="bold" fo:background-color="transparent" style:font-size-asian="10.5pt" style:font-weight-asian="bold" style:font-weight-complex="normal"/>
    </style:style>
    <style:style style:name="niv1" style:family="text">
      <style:text-properties fo:color="#ffffff" loext:opacity="100%" style:font-name="Bitstream Vera Sans5" fo:font-family="'Bitstream Vera Sans'" style:font-style-name="Roman" style:font-family-generic="swiss" style:font-pitch="variable" fo:font-size="8pt" style:text-underline-style="none" fo:font-weight="bold" fo:background-color="#ffc924" style:font-size-asian="10.5pt"/>
    </style:style>
    <style:style style:name="_5f_Numéros_20_second_20_de_20_méthode" style:display-name="_Numéros second de méthode" style:family="text">
      <style:text-properties fo:color="#ffffff" loext:opacity="100%" style:font-name="Bitstream Vera Sans"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loext:opacity="100%" style:font-name="Bitstream Vera Sans"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loext:opacity="100%" style:font-name="Bitstream Vera Sans"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loext:opacity="100%" style:font-name="Bitstream Vera Sans"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 fo:font-family="'Bitstream Vera Sans'" style:font-family-generic="roman" style:font-pitch="variable" fo:font-size="9pt" fo:font-weight="bold" style:font-size-asian="9pt" style:font-weight-asian="bold"/>
    </style:style>
    <style:style style:name="_5f_symboles" style:display-name="_symboles" style:family="text">
      <style:text-properties fo:color="#000000" loext:opacity="100%" style:font-name="OpenSymbol1" fo:font-family="OpenSymbol" style:font-style-name="Oblique" style:font-pitch="variable" style:font-charset="x-symbol" fo:font-size="10pt" fo:font-style="normal" fo:background-color="#ffff00" style:font-name-asian="OpenSymbol1" style:font-family-asian="OpenSymbol" style:font-style-name-asian="Oblique" style:font-pitch-asian="variable" style:font-charset-asian="x-symbol" style:font-name-complex="OpenSymbol1" style:font-family-complex="OpenSymbol" style:font-style-name-complex="Oblique" style:font-pitch-complex="variable" style:font-charset-complex="x-symbol"/>
    </style:style>
    <style:style style:name="_5f_Correction_20_surligné" style:display-name="_Correction surligné" style:family="text">
      <style:text-properties fo:color="#000000" loext:opacity="100%" style:font-name="Bitstream Vera Sans4" fo:font-family="'Bitstream Vera Sans'" style:font-style-name="Oblique" style:font-family-generic="swiss" style:font-pitch="variable" fo:font-size="10pt" fo:font-style="normal" fo:background-color="#ffff00" style:font-name-asian="Bitstream Vera Sans4" style:font-family-asian="'Bitstream Vera Sans'" style:font-style-name-asian="Oblique" style:font-family-generic-asian="swiss" style:font-pitch-asian="variable" style:font-name-complex="Bitstream Vera Sans4" style:font-family-complex="'Bitstream Vera Sans'" style:font-style-name-complex="Oblique" style:font-family-generic-complex="swiss" style:font-pitch-complex="variable"/>
    </style:style>
    <style:style style:name="Zeichenforma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_5f_formule_20_corrigee" style:display-name="_formule corrigee" style:family="graphic" style:parent-style-name="Formula">
      <style:graphic-properties svg:width="0.961cm" svg:height="0.455cm" text:anchor-type="as-char" svg:x="0cm" svg:y="-0.379cm" fo:margin-left="0cm" fo:margin-right="0cm" style:vertical-pos="from-top" style:horizontal-pos="from-left" style:horizontal-rel="paragraph-content" fo:background-color="#ffff00" style:background-transparency="0%" draw:fill="solid" draw:fill-color="#ffff00" draw:opacity="100%">
        <style:columns fo:column-count="1" fo:column-gap="0cm"/>
      </style:graphic-properties>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fo:font-family="StarSymbol"/>
      </text:list-level-style-bullet>
      <text:list-level-style-bullet text:level="5" text:style-name="Numbering_20_Symbols" loext:num-list-format="%5%" text:bullet-char="•">
        <style:list-level-properties text:space-before="2cm" text:min-label-width="0.395cm"/>
        <style:text-properties fo:font-family="StarSymbol"/>
      </text:list-level-style-bullet>
      <text:list-level-style-bullet text:level="6" text:style-name="Numbering_20_Symbols" loext:num-list-format="%6%" text:bullet-char="•">
        <style:list-level-properties text:space-before="2.395cm" text:min-label-width="0.395cm"/>
        <style:text-properties fo:font-family="StarSymbol"/>
      </text:list-level-style-bullet>
      <text:list-level-style-bullet text:level="7" text:style-name="Numbering_20_Symbols" loext:num-list-format="%7%" text:bullet-char="•">
        <style:list-level-properties text:space-before="2.791cm" text:min-label-width="0.395cm"/>
        <style:text-properties fo:font-family="StarSymbol"/>
      </text:list-level-style-bullet>
      <text:list-level-style-bullet text:level="8" text:style-name="Numbering_20_Symbols" loext:num-list-format="%8%" text:bullet-char="•">
        <style:list-level-properties text:space-before="3.186cm" text:min-label-width="0.395cm"/>
        <style:text-properties fo:font-family="StarSymbol"/>
      </text:list-level-style-bullet>
      <text:list-level-style-bullet text:level="9" text:style-name="Numbering_20_Symbols" loext:num-list-format="%9%" text:bullet-char="•">
        <style:list-level-properties text:space-before="3.581cm" text:min-label-width="0.395cm"/>
        <style:text-properties fo:font-family="StarSymbol"/>
      </text:list-level-style-bullet>
      <text:list-level-style-bullet text:level="10" text:style-name="Numbering_20_Symbols" loext:num-list-format="%10%"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loext:num-list-format=" %1% " style:num-prefix=" " style:num-suffix=" " style:num-format="1">
        <style:list-level-properties text:min-label-distance="0.25cm" fo:text-align="center"/>
      </text:list-level-style-number>
      <text:list-level-style-number text:level="2" text:style-name="_5f_Numéros_20_second_20_exercice_20_livret" loext:num-list-format="%2%." style:num-suffix="." style:num-format="a">
        <style:list-level-properties text:min-label-distance="0.15cm" fo:text-align="end"/>
      </text:list-level-style-number>
      <text:list-level-style-bullet text:level="3" text:style-name="corps" loext:num-list-format=" %3%" style:num-prefix=" " text:bullet-char="•">
        <style:list-level-properties text:min-label-width="0.3cm"/>
        <style:text-properties style:font-name="StarSymbol"/>
      </text:list-level-style-bullet>
      <text:list-level-style-bullet text:level="4" text:style-name="_5f_Numéros_20_exercices_20_livret" loext:num-list-format=" %4%" style:num-prefix=" " text:bullet-char="•">
        <style:list-level-properties text:space-before="1.501cm" text:min-label-width="0.499cm"/>
        <style:text-properties style:font-name="StarSymbol"/>
      </text:list-level-style-bullet>
      <text:list-level-style-bullet text:level="5" text:style-name="_5f_Numéros_20_exercices_20_livret" loext:num-list-format=" %5%" style:num-prefix=" " text:bullet-char="•">
        <style:list-level-properties text:space-before="2cm" text:min-label-width="0.499cm"/>
        <style:text-properties style:font-name="StarSymbol"/>
      </text:list-level-style-bullet>
      <text:list-level-style-bullet text:level="6" text:style-name="_5f_Numéros_20_exercices_20_livret" loext:num-list-format=" %6%" style:num-prefix=" " text:bullet-char="•">
        <style:list-level-properties text:space-before="2.501cm" text:min-label-width="0.499cm"/>
        <style:text-properties style:font-name="StarSymbol"/>
      </text:list-level-style-bullet>
      <text:list-level-style-bullet text:level="7" text:style-name="_5f_Numéros_20_exercices_20_livret" loext:num-list-format=" %7%" style:num-prefix=" " text:bullet-char="•">
        <style:list-level-properties text:space-before="3.001cm" text:min-label-width="0.499cm"/>
        <style:text-properties style:font-name="StarSymbol"/>
      </text:list-level-style-bullet>
      <text:list-level-style-bullet text:level="8" text:style-name="_5f_Numéros_20_exercices_20_livret" loext:num-list-format=" %8%" style:num-prefix=" " text:bullet-char="•">
        <style:list-level-properties text:space-before="3.502cm" text:min-label-width="0.499cm"/>
        <style:text-properties style:font-name="StarSymbol"/>
      </text:list-level-style-bullet>
      <text:list-level-style-bullet text:level="9" text:style-name="_5f_Numéros_20_exercices_20_livret" loext:num-list-format=" %9%" style:num-prefix=" " text:bullet-char="•">
        <style:list-level-properties text:space-before="4.001cm" text:min-label-width="0.499cm"/>
        <style:text-properties style:font-name="StarSymbol"/>
      </text:list-level-style-bullet>
      <text:list-level-style-bullet text:level="10" text:style-name="_5f_Numéros_20_exercices_20_livret" loext:num-list-format=" %10%"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loext:num-list-format=" %1% " style:num-prefix=" " style:num-suffix=" " style:num-format="1">
        <style:list-level-properties text:min-label-distance="0.25cm"/>
      </text:list-level-style-number>
      <text:list-level-style-number text:level="2" text:style-name="Zeichenformat" loext:num-list-format="%2%." style:num-suffix="." style:num-format="a">
        <style:list-level-properties text:min-label-distance="0.15cm"/>
      </text:list-level-style-number>
      <text:list-level-style-number text:level="3" text:style-name="Zeichenformat" loext:num-list-format="%3%." style:num-suffix="." style:num-format="a">
        <style:list-level-properties text:space-before="1cm" text:min-label-distance="0.199cm"/>
      </text:list-level-style-number>
      <text:list-level-style-number text:level="4" text:style-name="Zeichenformat" loext:num-list-format="%4%." style:num-suffix="." style:num-format="a">
        <style:list-level-properties text:space-before="1.501cm" text:min-label-distance="0.199cm"/>
      </text:list-level-style-number>
      <text:list-level-style-number text:level="5" text:style-name="Zeichenformat" loext:num-list-format="%5%." style:num-suffix="." style:num-format="a">
        <style:list-level-properties text:space-before="2cm" text:min-label-distance="0.199cm"/>
      </text:list-level-style-number>
      <text:list-level-style-number text:level="6" text:style-name="Zeichenformat" loext:num-list-format="%6%." style:num-suffix="." style:num-format="a">
        <style:list-level-properties text:space-before="2.501cm" text:min-label-distance="0.199cm"/>
      </text:list-level-style-number>
      <text:list-level-style-number text:level="7" text:style-name="Zeichenformat" loext:num-list-format="%7%." style:num-suffix="." style:num-format="a">
        <style:list-level-properties text:space-before="3cm" text:min-label-distance="0.199cm"/>
      </text:list-level-style-number>
      <text:list-level-style-number text:level="8" text:style-name="Zeichenformat" loext:num-list-format="%8%." style:num-suffix="." style:num-format="a">
        <style:list-level-properties text:space-before="3.501cm" text:min-label-distance="0.199cm"/>
      </text:list-level-style-number>
      <text:list-level-style-number text:level="9" text:style-name="Zeichenformat" loext:num-list-format="%9%." style:num-suffix="." style:num-format="a">
        <style:list-level-properties text:space-before="4.001cm" text:min-label-distance="0.199cm"/>
      </text:list-level-style-number>
      <text:list-level-style-number text:level="10" text:style-name="Zeichenformat" loext:num-list-format="%10%." style:num-suffix="." style:num-format="a">
        <style:list-level-properties text:space-before="4.501cm" text:min-label-distance="0.199cm"/>
      </text:list-level-style-number>
    </text:list-style>
    <text:list-style style:name="liste_5f_abc" style:display-name="liste_abc">
      <text:list-level-style-number text:level="1" text:style-name="Bold_5f_niv1" loext:num-list-format="%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loext:num-list-format="%2%."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1"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loext:num-list-format=" %1% " style:num-prefix=" " style:num-suffix=" " style:num-format="1">
        <style:list-level-properties text:space-before="0.002cm" text:min-label-distance="0.15cm" fo:text-align="center"/>
      </text:list-level-style-number>
      <text:list-level-style-number text:level="2" text:style-name="Zeichenformat"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loext:num-list-format="%1%" style:num-format="1">
        <style:list-level-properties text:list-level-position-and-space-mode="label-alignment">
          <style:list-level-label-alignment text:label-followed-by="nothing"/>
        </style:list-level-properties>
      </text:list-level-style-number>
      <text:list-level-style-number text:level="2" text:style-name="Enonce_5f_Niv2" loext:num-list-format="%2%" style:num-format="1">
        <style:list-level-properties text:list-level-position-and-space-mode="label-alignment">
          <style:list-level-label-alignment text:label-followed-by="nothing"/>
        </style:list-level-properties>
      </text:list-level-style-number>
      <text:list-level-style-number text:level="3" text:style-name="Enonce_5f_Niv3" loext:num-list-format="%3%" style:num-format="1">
        <style:list-level-properties text:list-level-position-and-space-mode="label-alignment">
          <style:list-level-label-alignment text:label-followed-by="nothing"/>
        </style:list-level-properties>
      </text:list-level-style-number>
      <text:list-level-style-number text:level="4" text:style-name="Enonce_5f_Niv1" loext:num-list-format="%4%" style:num-format="1">
        <style:list-level-properties text:list-level-position-and-space-mode="label-alignment">
          <style:list-level-label-alignment text:label-followed-by="nothing"/>
        </style:list-level-properties>
      </text:list-level-style-number>
      <text:list-level-style-number text:level="5" text:style-name="Enonce_5f_Niv1" loext:num-list-format="%5%" style:num-format="1">
        <style:list-level-properties text:list-level-position-and-space-mode="label-alignment">
          <style:list-level-label-alignment text:label-followed-by="nothing"/>
        </style:list-level-properties>
      </text:list-level-style-number>
      <text:list-level-style-number text:level="6" text:style-name="Enonce_5f_Niv1" loext:num-list-format="%6%" style:num-format="1">
        <style:list-level-properties text:list-level-position-and-space-mode="label-alignment">
          <style:list-level-label-alignment text:label-followed-by="nothing"/>
        </style:list-level-properties>
      </text:list-level-style-number>
      <text:list-level-style-number text:level="7" text:style-name="Enonce_5f_Niv1" loext:num-list-format="%7%" style:num-format="1">
        <style:list-level-properties text:list-level-position-and-space-mode="label-alignment">
          <style:list-level-label-alignment text:label-followed-by="nothing"/>
        </style:list-level-properties>
      </text:list-level-style-number>
      <text:list-level-style-number text:level="8" text:style-name="Enonce_5f_Niv1" loext:num-list-format="%8%" style:num-format="1">
        <style:list-level-properties text:list-level-position-and-space-mode="label-alignment">
          <style:list-level-label-alignment text:label-followed-by="nothing"/>
        </style:list-level-properties>
      </text:list-level-style-number>
      <text:list-level-style-number text:level="9" text:style-name="Enonce_5f_Niv1" loext:num-list-format="%9%" style:num-format="1">
        <style:list-level-properties text:list-level-position-and-space-mode="label-alignment">
          <style:list-level-label-alignment text:label-followed-by="nothing"/>
        </style:list-level-properties>
      </text:list-level-style-number>
      <text:list-level-style-number text:level="10" text:style-name="Enonce_5f_Niv1" loext:num-list-format="%10%" style:num-format="1">
        <style:list-level-properties text:list-level-position-and-space-mode="label-alignment">
          <style:list-level-label-alignment text:label-followed-by="nothing"/>
        </style:list-level-properties>
      </text:list-level-style-number>
    </text:list-style>
    <text:list-style style:name="Enonce1">
      <text:list-level-style-bullet text:level="1" text:style-name="Puce_5f_enonce1"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loext:num-list-format=" %1% " style:num-prefix=" " style:num-suffix=" " style:num-format="1">
        <style:list-level-properties text:min-label-distance="0.25cm" fo:text-align="center"/>
      </text:list-level-style-number>
      <text:list-level-style-number text:level="2" text:style-name="_2d__20_Numeros_20_de_20_s_27_entrainer_20_et_20_approfondir_20_-_20_niv_20_2" loext:num-list-format=" %2% " style:num-prefix=" " style:num-suffix=" " style:num-format="1">
        <style:list-level-properties text:min-label-distance="0.25cm" fo:text-align="center"/>
      </text:list-level-style-number>
      <text:list-level-style-number text:level="3" text:style-name="_2d__20_Numeros_20_de_20_s_27_entrainer_20_et_20_approfondir_20_-_20_niv_20_3"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9"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11"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6" style:family="paragraph" style:parent-style-name="Header">
      <style:text-properties fo:font-size="14pt" style:font-size-asian="14pt" style:font-size-complex="14pt"/>
    </style:style>
    <style:style style:name="MP17" style:family="paragraph" style:parent-style-name="Header">
      <style:paragraph-properties fo:text-align="end" style:justify-single-word="false"/>
      <style:text-properties fo:font-size="12pt" style:font-size-asian="12pt" style:font-size-complex="12pt"/>
    </style:style>
    <style:style style:name="MP18" style:family="paragraph" style:parent-style-name="Standard">
      <style:text-properties fo:font-size="2pt" style:font-size-asian="2pt" style:font-size-complex="2pt"/>
    </style:style>
    <style:style style:name="MP19" style:family="paragraph" style:parent-style-name="Header">
      <style:text-properties fo:font-size="3pt" style:font-size-asian="4pt" style:font-size-complex="4pt"/>
    </style:style>
    <style:style style:name="MP20"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MP21"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MP22"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Standard">
      <style:text-properties fo:font-size="6pt" style:font-size-asian="6pt" style:font-size-complex="6pt"/>
    </style:style>
    <style:style style:name="MP24"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5"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6" style:family="paragraph" style:parent-style-name="_5f_En-tête">
      <style:text-properties fo:font-size="16pt" fo:letter-spacing="-0.007cm" style:font-size-asian="16pt" style:font-size-complex="16pt"/>
    </style:style>
    <style:style style:name="MP27" style:family="paragraph">
      <loext:graphic-properties draw:fill="solid" draw:fill-color="#1ca2b8"/>
    </style:style>
    <style:style style:name="MP28" style:family="paragraph">
      <style:paragraph-properties fo:text-align="center"/>
    </style:style>
    <style:style style:name="MP29"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MP30" style:family="paragraph" style:parent-style-name="Folio">
      <style:paragraph-properties fo:text-align="center" style:justify-single-word="false"/>
      <style:text-properties fo:font-size="8pt" style:font-size-asian="8pt" style:font-size-complex="8pt"/>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color="#ffffff" loext:opacity="100%" style:font-name="Bitstream Vera Sans1" fo:font-size="16pt" fo:font-weight="bold" style:font-size-asian="16pt" style:font-weight-asian="bold" style:font-size-complex="16pt" style:font-weight-complex="bol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ffffff" fo:padding="0cm" fo:border="none" style:shadow="none" draw:shadow-opacity="100%"/>
    </style:style>
    <style:style style:name="Mgr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100%" style:style="solid"/>
        </style:columns>
        <style:footnote-sep style:width="0.018cm" style:distance-before-sep="0.101cm" style:distance-after-sep="0.101cm" style:line-style="solid"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100%" style:style="solid"/>
        </style:columns>
        <style:footnote-sep style:width="0.018cm" style:distance-before-sep="0.101cm" style:distance-after-sep="0.101cm" style:line-style="solid"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1.999cm" fo:page-height="30.7cm" style:num-format="1" style:print-orientation="portrait" fo:margin-top="1.199cm" fo:margin-bottom="1.101cm" fo:margin-left="1.7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4"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1.6cm" fo:margin-left="0cm" fo:margin-right="0cm" fo:margin-bottom="0.101cm" style:shadow="none" style:dynamic-spacing="true" draw:fill="bitmap" draw:fill-image-name="Bitmape_20_2" style:repeat="stretch" draw:fill-image-ref-point="top-left">
          <style:background-image xlink:href="Pictures/1000000000000462000000587CE155E8D689C890.png" xlink:type="simple" xlink:actuate="onLoad" style:repeat="stretch"/>
        </style:header-footer-properties>
      </style:header-style>
      <style:footer-style/>
    </style:page-layout>
    <style:page-layout style:name="Mpm16">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8"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21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HTML" style:page-layout-name="Mpm3" draw:style-name="Mdp1"/>
    <style:master-page style:name="_5f_Fiche_20_éditeur_20_paire_20__28_G_29_" style:display-name="_Fiche éditeur paire (G)" style:page-layout-name="Mpm4" draw:style-name="Mdp1"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draw:style-name="Mdp1"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draw:style-name="Mdp1"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draw:style-name="Mdp1"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1_20_paire_20__28_G_29_" style:display-name="_Fiche éditeur série 1 paire (G)" style:page-layout-name="Mpm8" draw:style-name="Mdp1"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2_20_impaire_20__28_D_29_" style:display-name="_Fiche éditeur série 2 impaire (D)" style:page-layout-name="Mpm9" draw:style-name="Mdp1" style:next-style-name="_5f_Fiche_20_éditeur_20_série_20_2_20_paire_20__28_G_29_">
      <style:header>
        <text:p text:style-name="MP3"><text:span text:style-name="MT1">Série 2 :</text:span> <text:span text:style-name="MT1">???</text:span></text:p>
      </style:header>
      <style:footer>
        <text:p text:style-name="MP6">Chapitre ? : ...</text:p>
      </style:footer>
      <style:footer-left>
        <text:p text:style-name="MP7">Série 2 :<text:tab/> <text:s text:c="87"/>Chapitre G? : ...</text:p>
      </style:footer-left>
    </style:master-page>
    <style:master-page style:name="_5f_Fiche_20_éditeur_20_série_20_2_20_paire_20__28_G_29_" style:display-name="_Fiche éditeur série 2 paire (G)" style:page-layout-name="Mpm10" draw:style-name="Mdp1" style:next-style-name="_5f_Fiche_20_éditeur_20_série_20_2_20_impaire_20__28_D_29_">
      <style:header>
        <text:p text:style-name="MP8">Série 2: Multiplier deux nombres relatifs</text:p>
      </style:header>
      <style:footer>
        <text:h text:style-name="MP9" text:outline-level="1">Chapitre A2: Nombres relatifs</text:h>
      </style:footer>
    </style:master-page>
    <style:master-page style:name="_5f_Fiche_20_éditeur_20_série_20_4_20_impaire_20__28_D_29_" style:display-name="_Fiche éditeur série 4 impaire (D)" style:page-layout-name="Mpm11" draw:style-name="Mdp1" style:next-style-name="_5f_Fiche_20_éditeur_20_série_20_4_20_paire_20__28_G_29_">
      <style:header>
        <text:p text:style-name="MP10">Série 4 : ???</text:p>
      </style:header>
      <style:footer>
        <text:p text:style-name="MP11">Chapitre ? : ...</text:p>
      </style:footer>
      <style:footer-left>
        <text:p text:style-name="MP12"/>
      </style:footer-left>
    </style:master-page>
    <style:master-page style:name="_5f_Fiche_20_éditeur_20_série_20_4_20_paire_20__28_G_29_" style:display-name="_Fiche éditeur série 4 paire (G)" style:page-layout-name="Mpm10" draw:style-name="Mdp1" style:next-style-name="_5f_Fiche_20_éditeur_20_série_20_4_20_impaire_20__28_D_29_">
      <style:header>
        <text:p text:style-name="MP10">Série 4 : ???</text:p>
      </style:header>
      <style:footer>
        <text:p text:style-name="MP13">Chapitre ? : ...</text:p>
      </style:footer>
    </style:master-page>
    <style:master-page style:name="_5f_Fiche_20_éditeur_20_série_20_5_20_paire_20__28_D_29_" style:display-name="_Fiche éditeur série 5 paire (D)" style:page-layout-name="Mpm12" draw:style-name="Mdp1" style:next-style-name="_5f_Fiche_20_éditeur_20_série_20_1_20_paire_20__28_G_29_">
      <style:header>
        <text:p text:style-name="Header">Série 5 : Déterminer une fonction linéaire ou affine par le calcul</text:p>
      </style:header>
      <style:footer>
        <text:p text:style-name="MP14">Chapitre G2 : Triangles</text:p>
      </style:footer>
      <style:footer-left>
        <text:p text:style-name="MP15">Fonctions linéaires et affines : Chapitre D2</text:p>
      </style:footer-left>
    </style:master-page>
    <style:master-page style:name="_5f_Fiche_20_éditeur_20_série_20_3_20_paire_20__28_G_29_" style:display-name="_Fiche éditeur série 3 paire (G)" style:page-layout-name="Mpm10" draw:style-name="Mdp1" style:next-style-name="_5f_Fiche_20_éditeur_20_série_20_3_20_impaire_20__28_D_29_">
      <style:header>
        <text:p text:style-name="MP10">Série 3 : ???</text:p>
      </style:header>
      <style:footer>
        <text:p text:style-name="MP13">Chapitre ? : ...</text:p>
      </style:footer>
    </style:master-page>
    <style:master-page style:name="_5f_Fiche_20_éditeur_20_série_20_3_20_impaire_20__28_D_29_" style:display-name="_Fiche éditeur série 3 impaire (D)" style:page-layout-name="Mpm9" draw:style-name="Mdp1" style:next-style-name="_5f_Fiche_20_éditeur_20_série_20_3_20_paire_20__28_G_29_">
      <style:header>
        <text:p text:style-name="MP3"><text:span text:style-name="MT1">Série 3 :</text:span> <text:span text:style-name="MT1">???</text:span></text:p>
      </style:header>
      <style:footer>
        <text:p text:style-name="MP6">Chapitre ? : ...</text:p>
      </style:footer>
      <style:footer-left>
        <text:p text:style-name="MP12"/>
      </style:footer-left>
    </style:master-page>
    <style:master-page style:name="_5f_Fiche_20_du_20_livret_20_pair" style:display-name="_Fiche du livret pair" style:page-layout-name="Mpm13" draw:style-name="Mdp1">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16">N4 : Fractions</text:p>
              </table:table-cell>
              <table:table-cell table:style-name="Tableau18.A1" office:value-type="string">
                <text:p text:style-name="MP16"/>
              </table:table-cell>
            </table:table-row>
          </table:table-header-rows>
          <table:table-row table:style-name="Tableau18.1">
            <table:covered-table-cell table:style-name="Tableau18.A1"/>
            <table:table-cell table:style-name="Tableau18.A1" office:value-type="string">
              <text:p text:style-name="MP17">Série 1 : Fractions et parts</text:p>
            </table:table-cell>
            <table:table-cell table:style-name="Tableau18.A1" office:value-type="string">
              <text:p text:style-name="MP17"/>
            </table:table-cell>
          </table:table-row>
        </table:table>
        <text:p text:style-name="MP18"/>
      </style:header>
    </style:master-page>
    <style:master-page style:name="_5f_Fiche_20_éditeur_20_série_20_1_20_impaire_20__28_D_29_" style:display-name="_Fiche éditeur série 1 impaire (D)" style:page-layout-name="Mpm14" draw:style-name="Mdp1" style:next-style-name="_5f_Fiche_20_éditeur_20_série_20_1_20_paire_20__28_G_29_">
      <style:header>
        <text:p text:style-name="MP3"><text:span text:style-name="MT1">Série 1 :</text:span> <text:span text:style-name="MT1">???</text:span></text:p>
      </style:header>
      <style:footer>
        <text:p text:style-name="MP6">Chapitre ? : ...</text:p>
      </style:footer>
      <style:footer-left>
        <text:p text:style-name="MP7">Série 1 :<text:tab/><text:tab/> <text:s text:c="43"/>Chapitre G? : ...</text:p>
      </style:footer-left>
    </style:master-page>
    <style:master-page style:name="_5f_Fiche_20_format_20_Site" style:display-name="_Fiche format Site" style:page-layout-name="Mpm15" draw:style-name="Mdp1">
      <style:header>
        <text:p text:style-name="MP19"/>
        <text:p text:style-name="MP20"><text:span text:style-name="MT2">Chapitre N3 :</text:span> <text:span text:style-name="MT3">Nombres fractions</text:span></text:p>
        <text:p text:style-name="MP21">Série 2 : Fractions et partage <text:s text:c="75"/></text:p>
      </style:header>
    </style:master-page>
    <style:master-page style:name="_5f_Fiche_20_éditeur_20_synthèse_20_impaire_20__28_D_29_" style:display-name="_Fiche éditeur synthèse impaire (D)" style:page-layout-name="Mpm11" draw:style-name="Mdp1" style:next-style-name="_5f_Fiche_20_éditeur_20_synthèse_20_paire_20__28_G_29_">
      <style:header>
        <text:p text:style-name="MP10">Synthèse</text:p>
      </style:header>
      <style:footer>
        <text:p text:style-name="MP6">Chapitre ? : ...</text:p>
      </style:footer>
      <style:footer-left>
        <text:p text:style-name="MP22"/>
      </style:footer-left>
    </style:master-page>
    <style:master-page style:name="_5f_Fiche_20_éditeur_20_synthèse_20_paire_20__28_G_29_" style:display-name="_Fiche éditeur synthèse paire (G)" style:page-layout-name="Mpm10" draw:style-name="Mdp1" style:next-style-name="_5f_Fiche_20_éditeur_20_synthèse_20_impaire_20__28_D_29_">
      <style:header>
        <text:p text:style-name="MP10">Synthèse</text:p>
      </style:header>
      <style:footer>
        <text:p text:style-name="MP4">Chapitre ? : ...</text:p>
      </style:footer>
    </style:master-page>
    <style:master-page style:name="_5f_Fiche_20_du_20_livret_20_Génération_20_5" style:display-name="_Fiche du livret Génération 5" style:page-layout-name="Mpm16" draw:style-name="Mdp1">
      <style:header>
        <text:p text:style-name="MP23"><text:tab/><text:tab/><text:tab/><text:tab/><text:tab/><text:tab/></text:p>
        <text:p text:style-name="MP23"/>
      </style:header>
      <style:footer>
        <text:p text:style-name="MP24">Chapitre G? :<text:tab/><text:tab/> <text:s text:c="93"/>Série ? :</text:p>
      </style:footer>
      <style:footer-left>
        <text:p text:style-name="MP25">Série ? :<text:tab/><text:tab/> <text:s text:c="92"/>Chapitre G? :</text:p>
      </style:footer-left>
    </style:master-page>
    <style:master-page style:name="Right_20_Page" style:display-name="Right Page" style:page-layout-name="Mpm17" draw:style-name="Mdp1"/>
    <style:master-page style:name="Left_20_Page" style:display-name="Left Page" style:page-layout-name="Mpm18" draw:style-name="Mdp1" style:next-style-name="Right_20_Page"/>
    <style:master-page style:name="First_20_Page" style:display-name="First Page" style:page-layout-name="Mpm19" draw:style-name="Mdp1" style:next-style-name="Standard"/>
    <style:master-page style:name="Envelope" style:page-layout-name="Mpm20" draw:style-name="Mdp1"/>
    <style:master-page style:name="Index" style:page-layout-name="Mpm19" draw:style-name="Mdp1"/>
    <style:master-page style:name="Footnote" style:page-layout-name="Mpm2" draw:style-name="Mdp1"/>
    <style:master-page style:name="Landscape" style:page-layout-name="Mpm21" draw:style-name="Mdp1"/>
    <style:master-page style:name="_5f_Fiche_20_éditeur_20_série_20_2_20_une_20_colonne_20_impaire_20__28_G_29_" style:display-name="_Fiche éditeur série 2 une colonne impaire (G)" style:page-layout-name="Mpm22" draw:style-name="Mdp1">
      <style:header>
        <text:p text:style-name="MP26"><draw:path text:anchor-type="paragraph" draw:z-index="17" draw:name="Forme1" draw:style-name="Mgr1" draw:text-style-name="MP27" svg:width="4.329cm" svg:height="2.24cm" svg:x="-1.499cm" svg:y="-1cm" svg:viewBox="0 0 4330 2241" svg:d="M0 2241l3984-288c209-15 363-168 345-342l-170-1611h-4159z"><text:p/></draw:path><draw:frame text:anchor-type="paragraph" draw:z-index="21" draw:name="Forme2" draw:style-name="Mgr2" draw:text-style-name="MP29" svg:width="2.703cm" svg:height="0.715cm" draw:transform="rotate (0.0872664625997165) translate (-0.172861111111111cm 0.218722222222222cm)"><draw:text-box><text:p text:style-name="MP28"><text:span text:style-name="MT4">Série 3</text:span></text:p></draw:text-box></draw:frame><draw:line text:anchor-type="paragraph" draw:z-index="25" draw:name="Forme3" draw:style-name="Mgr3" draw:text-style-name="MP28" svg:x1="10.947cm" svg:y1="0.36cm" svg:x2="20.498cm" svg:y2="0.36cm"><text:p/></draw:line>Construire des triangles</text:p>
      </style:header>
      <style:footer>
        <text:p text:style-name="Footer"><draw:frame draw:style-name="Mfr1" draw:name="Cadre1" text:anchor-type="paragraph" svg:y="-0.06cm" draw:z-index="9"><draw:text-box fo:min-height="0.499cm" fo:min-width="3cm"><draw:frame draw:style-name="Mfr2" draw:name="Cadre2" text:anchor-type="frame" svg:x="0.45cm" svg:y="0.079cm" svg:width="0.817cm" draw:z-index="13"><draw:text-box fo:min-height="0.355cm"><text:p text:style-name="MP30"><text:page-number text:select-page="current">102</text:page-number></text:p></draw:text-box></draw:frame><text:p text:style-name="Footer">Angles et triangles • D1</text:p></draw:text-box></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2.3$Windows_X86_64 LibreOffice_project/382eef1f22670f7f4118c8c2dd222ec7ad009daf</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2-12-16T14:20:08.870000000</dc:date>
    <meta:printed-by>Katia Hache</meta:printed-by>
    <meta:print-date>2008-12-06T20:07:18</meta:print-date>
    <meta:editing-cycles>103</meta:editing-cycles>
    <meta:editing-duration>P1DT7H28M33S</meta:editing-duration>
    <meta:document-statistic meta:table-count="5" meta:image-count="0" meta:object-count="21" meta:page-count="6" meta:paragraph-count="117" meta:word-count="733" meta:character-count="3697" meta:non-whitespace-character-count="264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over math:accent="true">
      <math:mi>THU</math:mi>
      <math:mo math:stretchy="false">ˆ</math:mo>
    </math:mover>
    <math:annotation math:encoding="StarMath 5.0">widehat THU</math:annotation>
  </math:semantics>
</math:math>
</file>

<file path=Object 12/content.xml><?xml version="1.0" encoding="utf-8"?>
<!DOCTYPE math  PUBLIC '-//OpenOffice.org//DTD Modified W3C MathML 1.01//EN'  'math.dtd'>
<math:math xmlns:math="http://www.w3.org/1998/Math/MathML">
  <math:semantics>
    <math:mover math:accent="true">
      <math:mi>LDS</math:mi>
      <math:mo math:stretchy="false"></math:mo>
    </math:mover>
    <math:annotation math:encoding="StarMath 5.0"> widehat  LDS</math:annotation>
  </math:semantics>
</math:math>
</file>

<file path=Object 13/content.xml><?xml version="1.0" encoding="utf-8"?>
<!DOCTYPE math  PUBLIC '-//OpenOffice.org//DTD Modified W3C MathML 1.01//EN'  'math.dtd'>
<math:math xmlns:math="http://www.w3.org/1998/Math/MathML">
  <math:semantics>
    <math:mover math:accent="true">
      <math:mi>MET</math:mi>
      <math:mo math:stretchy="false">ˆ</math:mo>
    </math:mover>
    <math:annotation math:encoding="StarMath 5.0"> widehat  MET</math:annotation>
  </math:semantics>
</math:math>
</file>

<file path=Object 14/content.xml><?xml version="1.0" encoding="utf-8"?>
<!DOCTYPE math  PUBLIC '-//OpenOffice.org//DTD Modified W3C MathML 1.01//EN'  'math.dtd'>
<math:math xmlns:math="http://www.w3.org/1998/Math/MathML">
  <math:semantics>
    <math:mover math:accent="true">
      <math:mi>ETR</math:mi>
      <math:mo math:stretchy="false">ˆ</math:mo>
    </math:mover>
    <math:annotation math:encoding="StarMath 5.0">widehat ETR</math:annotation>
  </math:semantics>
</math:math>
</file>

<file path=Object 2/content.xml><?xml version="1.0" encoding="utf-8"?>
<!DOCTYPE math  PUBLIC '-//OpenOffice.org//DTD Modified W3C MathML 1.01//EN'  'math.dtd'>
<math:math xmlns:math="http://www.w3.org/1998/Math/MathML">
  <math:semantics>
    <math:mover math:accent="true">
      <math:mi>GKO</math:mi>
      <math:mo math:stretchy="false"></math:mo>
    </math:mover>
    <math:annotation math:encoding="StarMath 5.0">widehat GKO</math:annotation>
  </math:semantics>
</math:math>
</file>

<file path=Object 24/content.xml><?xml version="1.0" encoding="utf-8"?>
<!DOCTYPE math  PUBLIC '-//OpenOffice.org//DTD Modified W3C MathML 1.01//EN'  'math.dtd'>
<math:math xmlns:math="http://www.w3.org/1998/Math/MathML">
  <math:semantics>
    <math:mover math:accent="true">
      <math:mi>CAD</math:mi>
      <math:mo math:stretchy="false">ˆ</math:mo>
    </math:mover>
    <math:annotation math:encoding="StarMath 5.0">widehat CAD</math:annotation>
  </math:semantics>
</math:math>
</file>

<file path=Object 3/content.xml><?xml version="1.0" encoding="utf-8"?>
<!DOCTYPE math  PUBLIC '-//OpenOffice.org//DTD Modified W3C MathML 1.01//EN'  'math.dtd'>
<math:math xmlns:math="http://www.w3.org/1998/Math/MathML">
  <math:semantics>
    <math:mover math:accent="true">
      <math:mi>KGO</math:mi>
      <math:mo math:stretchy="false"></math:mo>
    </math:mover>
    <math:annotation math:encoding="StarMath 5.0">widehat KGO</math:annotation>
  </math:semantics>
</math:math>
</file>

<file path=Object 35/content.xml><?xml version="1.0" encoding="utf-8"?>
<math xmlns="http://www.w3.org/1998/Math/MathML">
  <semantics>
    <mstyle mathvariant="normal">
      <mrow>
        <mover accent="true">
          <mi>EFD</mi>
          <mo stretchy="false">ˆ</mo>
        </mover>
      </mrow>
    </mstyle>
    <annotation encoding="StarMath 5.0">Nitalic widehat {EFD}</annotation>
  </semantics>
</math>
</file>

<file path=Object 36/content.xml><?xml version="1.0" encoding="utf-8"?>
<math xmlns="http://www.w3.org/1998/Math/MathML">
  <semantics>
    <mstyle mathvariant="normal">
      <mrow>
        <mover accent="true">
          <mi>FDE</mi>
          <mo stretchy="false">ˆ</mo>
        </mover>
      </mrow>
    </mstyle>
    <annotation encoding="StarMath 5.0">Nitalic widehat {FDE}</annotation>
  </semantics>
</math>
</file>

<file path=Object 37/content.xml><?xml version="1.0" encoding="utf-8"?>
<math xmlns="http://www.w3.org/1998/Math/MathML">
  <semantics>
    <mstyle mathvariant="normal">
      <mrow>
        <mover accent="true">
          <mi>FED</mi>
          <mo stretchy="false">ˆ</mo>
        </mover>
      </mrow>
    </mstyle>
    <annotation encoding="StarMath 5.0">Nitalic widehat {FED}</annotation>
  </semantics>
</math>
</file>

<file path=Object 38/content.xml><?xml version="1.0" encoding="utf-8"?>
<math xmlns="http://www.w3.org/1998/Math/MathML">
  <semantics>
    <mover accent="true">
      <mi>BAD</mi>
      <mo stretchy="false">ˆ</mo>
    </mover>
    <annotation encoding="StarMath 5.0">widehat BAD</annotation>
  </semantics>
</math>
</file>

<file path=Object 39/content.xml><?xml version="1.0" encoding="utf-8"?>
<!DOCTYPE math  PUBLIC '-//OpenOffice.org//DTD Modified W3C MathML 1.01//EN'  'math.dtd'>
<math:math xmlns:math="http://www.w3.org/1998/Math/MathML">
  <math:semantics>
    <math:mover math:accent="true">
      <math:mi>CAD</math:mi>
      <math:mo math:stretchy="false">ˆ</math:mo>
    </math:mover>
    <math:annotation math:encoding="StarMath 5.0">widehat CAD</math:annotation>
  </math:semantics>
</math:math>
</file>

<file path=Object 4/content.xml><?xml version="1.0" encoding="utf-8"?>
<!DOCTYPE math  PUBLIC '-//OpenOffice.org//DTD Modified W3C MathML 1.01//EN'  'math.dtd'>
<math:math xmlns:math="http://www.w3.org/1998/Math/MathML">
  <math:semantics>
    <math:mover math:accent="true">
      <math:mi>NLM</math:mi>
      <math:mo math:stretchy="false">ˆ</math:mo>
    </math:mover>
    <math:annotation math:encoding="StarMath 5.0">widehat NLM</math:annotation>
  </math:semantics>
</math:math>
</file>

<file path=Object 40/content.xml><?xml version="1.0" encoding="utf-8"?>
<math xmlns="http://www.w3.org/1998/Math/MathML">
  <semantics>
    <mover accent="true">
      <mi>CAB</mi>
      <mo stretchy="false">ˆ</mo>
    </mover>
    <annotation encoding="StarMath 5.0">widehat CAB</annotation>
  </semantics>
</math>
</file>

<file path=Object 41/content.xml><?xml version="1.0" encoding="utf-8"?>
<math xmlns="http://www.w3.org/1998/Math/MathML">
  <semantics>
    <mover accent="true">
      <mi>ABD</mi>
      <mo stretchy="false">ˆ</mo>
    </mover>
    <annotation encoding="StarMath 5.0">widehat ABD</annotation>
  </semantics>
</math>
</file>

<file path=Object 42/content.xml><?xml version="1.0" encoding="utf-8"?>
<math xmlns="http://www.w3.org/1998/Math/MathML">
  <semantics>
    <mover accent="true">
      <mi>BAD</mi>
      <mo stretchy="false">ˆ</mo>
    </mover>
    <annotation encoding="StarMath 5.0">widehat BAD</annotation>
  </semantics>
</math>
</file>

<file path=Object 43/content.xml><?xml version="1.0" encoding="utf-8"?>
<math xmlns="http://www.w3.org/1998/Math/MathML">
  <semantics>
    <mover accent="true">
      <mi>ADB</mi>
      <mo stretchy="false">ˆ</mo>
    </mover>
    <annotation encoding="StarMath 5.0">widehat ADB</annotation>
  </semantics>
</math>
</file>

<file path=Object 44/content.xml><?xml version="1.0" encoding="utf-8"?>
<math xmlns="http://www.w3.org/1998/Math/MathML">
  <semantics>
    <mstyle mathvariant="normal">
      <mrow>
        <mover accent="true">
          <mi>MNO</mi>
          <mo stretchy="false">ˆ</mo>
        </mover>
      </mrow>
    </mstyle>
    <annotation encoding="StarMath 5.0">nitalic widehat MNO</annotation>
  </semantics>
</math>
</file>

<file path=Object 45/content.xml><?xml version="1.0" encoding="utf-8"?>
<math xmlns="http://www.w3.org/1998/Math/MathML">
  <semantics>
    <mstyle mathvariant="normal">
      <mrow>
        <mover accent="true">
          <mi>MOP</mi>
          <mo stretchy="false">ˆ</mo>
        </mover>
      </mrow>
    </mstyle>
    <annotation encoding="StarMath 5.0">nitalic widehat MOP</annotation>
  </semantics>
</math>
</file>

<file path=Object 5/content.xml><?xml version="1.0" encoding="utf-8"?>
<!DOCTYPE math  PUBLIC '-//OpenOffice.org//DTD Modified W3C MathML 1.01//EN'  'math.dtd'>
<math:math xmlns:math="http://www.w3.org/1998/Math/MathML">
  <math:semantics>
    <math:mover math:accent="true">
      <math:mi>PSR</math:mi>
      <math:mo math:stretchy="false">ˆ</math:mo>
    </math:mover>
    <math:annotation math:encoding="StarMath 5.0">widehat PSR</math:annotation>
  </math:semantics>
</math:math>
</file>

<file path=Object 6/content.xml><?xml version="1.0" encoding="utf-8"?>
<!DOCTYPE math  PUBLIC '-//OpenOffice.org//DTD Modified W3C MathML 1.01//EN'  'math.dtd'>
<math:math xmlns:math="http://www.w3.org/1998/Math/MathML">
  <math:semantics>
    <math:mover math:accent="true">
      <math:mi>SPR</math:mi>
      <math:mo math:stretchy="false">ˆ</math:mo>
    </math:mover>
    <math:annotation math:encoding="StarMath 5.0">widehat SPR</math:annotation>
  </math:semantics>
</math:math>
</file>